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rackets (4)" table:style-name="ta1">
        <table:shapes>
          <draw:frame draw:z-index="0" draw:style-name="gr1" draw:text-style-name="P1" svg:width="161.6mm" svg:height="90.82mm" svg:x="383.2mm" svg:y="17.26mm">
            <draw:object draw:notify-on-update-of-ranges="'Brackets (4)'.G2:'Brackets (4)'.G61 'Brackets (4)'.H1:'Brackets (4)'.H1 'Brackets (4)'.H2:'Brackets (4)'.H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.22mm" svg:height="90.05mm" svg:x="382.09mm" svg:y="115.28mm">
            <draw:object draw:notify-on-update-of-ranges="'Brackets (4)'.G1:'Brackets (4)'.G1 'Brackets (4)'.G2:'Brackets (4)'.G61 'Brackets (4)'.O1:'Brackets (4)'.O1 'Brackets (4)'.O2:'Brackets (4)'.O61 'Brackets (4)'.I1:'Brackets (4)'.I1 'Brackets (4)'.I2:'Brackets (4)'.I6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2" table:default-cell-style-name="ce1"/>
        <table:table-column table:style-name="co2" table:default-cell-style-name="ce2"/>
        <table:table-column table:style-name="co2" table:number-columns-repeated="4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Tax Brackets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string" calcext:value-type="string">
            <text:p>Tax Base</text:p>
          </table:table-cell>
          <table:table-cell table:style-name="Default" office:value-type="string" calcext:value-type="string">
            <text:p>Avg Rate</text:p>
          </table:table-cell>
          <table:table-cell table:style-name="Default" office:value-type="string" calcext:value-type="string">
            <text:p>Tax Total</text:p>
          </table:table-cell>
          <table:table-cell table:style-name="ce1" table:formula="of:=[.C2]" office:value-type="percentage" office:value="0" calcext:value-type="percentage">
            <text:p>0,00%</text:p>
          </table:table-cell>
          <table:table-cell table:style-name="ce1" table:formula="of:=[.D2]" office:value-type="percentage" office:value="0.3" calcext:value-type="percentage">
            <text:p>30,00%</text:p>
          </table:table-cell>
          <table:table-cell table:style-name="ce1" table:formula="of:=[.E2]" office:value-type="percentage" office:value="0.6" calcext:value-type="percentage">
            <text:p>60,00%</text:p>
          </table:table-cell>
          <table:table-cell table:style-name="ce1" table:formula="of:=[.F2]" office:value-type="percentage" office:value="0.95" calcext:value-type="percentage">
            <text:p>95,00%</text:p>
          </table:table-cell>
          <table:table-cell table:style-name="Default" office:value-type="string" calcext:value-type="string">
            <text:p>Avg Rate</text:p>
          </table:table-cell>
          <table:table-cell office:value-type="string" calcext:value-type="string">
            <text:p>Net Income</text:p>
          </table:table-cell>
        </table:table-row>
        <table:table-row table:style-name="ro1">
          <table:table-cell office:value-type="string" calcext:value-type="string">
            <text:p>Tax Rates</text:p>
          </table:table-cell>
          <table:table-cell/>
          <table:table-cell table:style-name="ce1" table:formula="of:=0" office:value-type="percentage" office:value="0" calcext:value-type="percentage">
            <text:p>0,00%</text:p>
          </table:table-cell>
          <table:table-cell table:style-name="ce1" table:formula="of:=0.3" office:value-type="percentage" office:value="0.3" calcext:value-type="percentage">
            <text:p>30,00%</text:p>
          </table:table-cell>
          <table:table-cell table:style-name="ce1" table:formula="of:=0.6" office:value-type="percentage" office:value="0.6" calcext:value-type="percentage">
            <text:p>60,00%</text:p>
          </table:table-cell>
          <table:table-cell table:style-name="ce1" office:value-type="percentage" office:value="0.95" calcext:value-type="percentage">
            <text:p>95,00%</text:p>
          </table:table-cell>
          <table:table-cell office:value-type="float" office:value="2000" calcext:value-type="float">
            <text:p>2000</text:p>
          </table:table-cell>
          <table:table-cell table:formula="of:=[.I2]/[.G2]" office:value-type="percentage" office:value="0" calcext:value-type="percentage">
            <text:p>0,00%</text:p>
          </table:table-cell>
          <table:table-cell table:formula="of:=SUM([.J2:.M2])" office:value-type="float" office:value="0" calcext:value-type="float">
            <text:p>0</text:p>
          </table:table-cell>
          <table:table-cell table:formula="of:=IF([.$G2]&lt;[.B$1];0;IF([.$G2]&lt;[.C$1];([.$G2]-[.B$1])*[.C$2];[.C$3]))" office:value-type="float" office:value="0" calcext:value-type="float">
            <text:p>0</text:p>
          </table:table-cell>
          <table:table-cell table:formula="of:=IF([.$G2]&lt;[.C$1];0;IF([.$G2]&lt;[.D$1];([.$G2]-[.C$1])*[.D$2];[.D$3]))" office:value-type="float" office:value="0" calcext:value-type="float">
            <text:p>0</text:p>
          </table:table-cell>
          <table:table-cell table:formula="of:=IF([.$G2]&lt;[.D$1];0;IF([.$G2]&lt;[.E$1];([.$G2]-[.D$1])*[.E$2];[.E$3]))" office:value-type="float" office:value="0" calcext:value-type="float">
            <text:p>0</text:p>
          </table:table-cell>
          <table:table-cell table:formula="of:=IF([.$G2]&lt;[.E$1];0;([.$G2]-[.E$1])*[.F$2])" office:value-type="float" office:value="0" calcext:value-type="float">
            <text:p>0</text:p>
          </table:table-cell>
          <table:table-cell table:formula="of:=[.I2]/[.G2]" office:value-type="percentage" office:value="0" calcext:value-type="percentage">
            <text:p>0,00%</text:p>
          </table:table-cell>
          <table:table-cell table:formula="of:=[.G2]-[.I2]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Tax/Bracket</text:p>
          </table:table-cell>
          <table:table-cell/>
          <table:table-cell table:formula="of:=([.C1]-[.B1])*[.C2]" office:value-type="float" office:value="0" calcext:value-type="float">
            <text:p>0</text:p>
          </table:table-cell>
          <table:table-cell table:formula="of:=([.D1]-[.C1])*[.D2]" office:value-type="float" office:value="6000" calcext:value-type="float">
            <text:p>6000</text:p>
          </table:table-cell>
          <table:table-cell table:formula="of:=([.E1]-[.D1])*[.E2]" office:value-type="float" office:value="30000" calcext:value-type="float">
            <text:p>30000</text:p>
          </table:table-cell>
          <table:table-cell/>
          <table:table-cell office:value-type="float" office:value="4000" calcext:value-type="float">
            <text:p>4000</text:p>
          </table:table-cell>
          <table:table-cell table:formula="of:=[.I3]/[.G3]" office:value-type="percentage" office:value="0" calcext:value-type="percentage">
            <text:p>0,00%</text:p>
          </table:table-cell>
          <table:table-cell table:formula="of:=SUM([.J3:.M3])" office:value-type="float" office:value="0" calcext:value-type="float">
            <text:p>0</text:p>
          </table:table-cell>
          <table:table-cell table:formula="of:=IF([.$G3]&lt;[.B$1];0;IF([.$G3]&lt;[.C$1];([.$G3]-[.B$1])*[.C$2];[.C$3]))" office:value-type="float" office:value="0" calcext:value-type="float">
            <text:p>0</text:p>
          </table:table-cell>
          <table:table-cell table:formula="of:=IF([.$G3]&lt;[.C$1];0;IF([.$G3]&lt;[.D$1];([.$G3]-[.C$1])*[.D$2];[.D$3]))" office:value-type="float" office:value="0" calcext:value-type="float">
            <text:p>0</text:p>
          </table:table-cell>
          <table:table-cell table:formula="of:=IF([.$G3]&lt;[.D$1];0;IF([.$G3]&lt;[.E$1];([.$G3]-[.D$1])*[.E$2];[.E$3]))" office:value-type="float" office:value="0" calcext:value-type="float">
            <text:p>0</text:p>
          </table:table-cell>
          <table:table-cell table:formula="of:=IF([.$G3]&lt;[.E$1];0;([.$G3]-[.E$1])*[.F$2])" office:value-type="float" office:value="0" calcext:value-type="float">
            <text:p>0</text:p>
          </table:table-cell>
          <table:table-cell table:formula="of:=[.I3]/[.G3]" office:value-type="percentage" office:value="0" calcext:value-type="percentage">
            <text:p>0,00%</text:p>
          </table:table-cell>
          <table:table-cell table:formula="of:=[.G3]-[.I3]"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Acc. Tax/Bracket</text:p>
          </table:table-cell>
          <table:table-cell table:number-columns-repeated="5"/>
          <table:table-cell office:value-type="float" office:value="6000" calcext:value-type="float">
            <text:p>6000</text:p>
          </table:table-cell>
          <table:table-cell table:formula="of:=[.I4]/[.G4]" office:value-type="percentage" office:value="0" calcext:value-type="percentage">
            <text:p>0,00%</text:p>
          </table:table-cell>
          <table:table-cell table:formula="of:=SUM([.J4:.M4])" office:value-type="float" office:value="0" calcext:value-type="float">
            <text:p>0</text:p>
          </table:table-cell>
          <table:table-cell table:formula="of:=IF([.$G4]&lt;[.B$1];0;IF([.$G4]&lt;[.C$1];([.$G4]-[.B$1])*[.C$2];[.C$3]))" office:value-type="float" office:value="0" calcext:value-type="float">
            <text:p>0</text:p>
          </table:table-cell>
          <table:table-cell table:formula="of:=IF([.$G4]&lt;[.C$1];0;IF([.$G4]&lt;[.D$1];([.$G4]-[.C$1])*[.D$2];[.D$3]))" office:value-type="float" office:value="0" calcext:value-type="float">
            <text:p>0</text:p>
          </table:table-cell>
          <table:table-cell table:formula="of:=IF([.$G4]&lt;[.D$1];0;IF([.$G4]&lt;[.E$1];([.$G4]-[.D$1])*[.E$2];[.E$3]))" office:value-type="float" office:value="0" calcext:value-type="float">
            <text:p>0</text:p>
          </table:table-cell>
          <table:table-cell table:formula="of:=IF([.$G4]&lt;[.E$1];0;([.$G4]-[.E$1])*[.F$2])" office:value-type="float" office:value="0" calcext:value-type="float">
            <text:p>0</text:p>
          </table:table-cell>
          <table:table-cell table:formula="of:=[.I4]/[.G4]" office:value-type="percentage" office:value="0" calcext:value-type="percentage">
            <text:p>0,00%</text:p>
          </table:table-cell>
          <table:table-cell table:formula="of:=[.G4]-[.I4]" office:value-type="float" office:value="6000" calcext:value-type="float">
            <text:p>6000</text:p>
          </table:table-cell>
        </table:table-row>
        <table:table-row table:style-name="ro1">
          <table:table-cell table:number-columns-repeated="6"/>
          <table:table-cell office:value-type="float" office:value="8000" calcext:value-type="float">
            <text:p>8000</text:p>
          </table:table-cell>
          <table:table-cell table:formula="of:=[.I5]/[.G5]" office:value-type="percentage" office:value="0" calcext:value-type="percentage">
            <text:p>0,00%</text:p>
          </table:table-cell>
          <table:table-cell table:formula="of:=SUM([.J5:.M5])" office:value-type="float" office:value="0" calcext:value-type="float">
            <text:p>0</text:p>
          </table:table-cell>
          <table:table-cell table:formula="of:=IF([.$G5]&lt;[.B$1];0;IF([.$G5]&lt;[.C$1];([.$G5]-[.B$1])*[.C$2];[.C$3]))" office:value-type="float" office:value="0" calcext:value-type="float">
            <text:p>0</text:p>
          </table:table-cell>
          <table:table-cell table:formula="of:=IF([.$G5]&lt;[.C$1];0;IF([.$G5]&lt;[.D$1];([.$G5]-[.C$1])*[.D$2];[.D$3]))" office:value-type="float" office:value="0" calcext:value-type="float">
            <text:p>0</text:p>
          </table:table-cell>
          <table:table-cell table:formula="of:=IF([.$G5]&lt;[.D$1];0;IF([.$G5]&lt;[.E$1];([.$G5]-[.D$1])*[.E$2];[.E$3]))" office:value-type="float" office:value="0" calcext:value-type="float">
            <text:p>0</text:p>
          </table:table-cell>
          <table:table-cell table:formula="of:=IF([.$G5]&lt;[.E$1];0;([.$G5]-[.E$1])*[.F$2])" office:value-type="float" office:value="0" calcext:value-type="float">
            <text:p>0</text:p>
          </table:table-cell>
          <table:table-cell table:formula="of:=[.I5]/[.G5]" office:value-type="percentage" office:value="0" calcext:value-type="percentage">
            <text:p>0,00%</text:p>
          </table:table-cell>
          <table:table-cell table:formula="of:=[.G5]-[.I5]" office:value-type="float" office:value="8000" calcext:value-type="float">
            <text:p>8000</text:p>
          </table:table-cell>
        </table:table-row>
        <table:table-row table:style-name="ro1">
          <table:table-cell table:number-columns-repeated="6"/>
          <table:table-cell office:value-type="float" office:value="10000" calcext:value-type="float">
            <text:p>10000</text:p>
          </table:table-cell>
          <table:table-cell table:formula="of:=[.I6]/[.G6]" office:value-type="percentage" office:value="0" calcext:value-type="percentage">
            <text:p>0,00%</text:p>
          </table:table-cell>
          <table:table-cell table:formula="of:=SUM([.J6:.M6])" office:value-type="float" office:value="0" calcext:value-type="float">
            <text:p>0</text:p>
          </table:table-cell>
          <table:table-cell table:formula="of:=IF([.$G6]&lt;[.B$1];0;IF([.$G6]&lt;[.C$1];([.$G6]-[.B$1])*[.C$2];[.C$3]))" office:value-type="float" office:value="0" calcext:value-type="float">
            <text:p>0</text:p>
          </table:table-cell>
          <table:table-cell table:formula="of:=IF([.$G6]&lt;[.C$1];0;IF([.$G6]&lt;[.D$1];([.$G6]-[.C$1])*[.D$2];[.D$3]))" office:value-type="float" office:value="0" calcext:value-type="float">
            <text:p>0</text:p>
          </table:table-cell>
          <table:table-cell table:formula="of:=IF([.$G6]&lt;[.D$1];0;IF([.$G6]&lt;[.E$1];([.$G6]-[.D$1])*[.E$2];[.E$3]))" office:value-type="float" office:value="0" calcext:value-type="float">
            <text:p>0</text:p>
          </table:table-cell>
          <table:table-cell table:formula="of:=IF([.$G6]&lt;[.E$1];0;([.$G6]-[.E$1])*[.F$2])" office:value-type="float" office:value="0" calcext:value-type="float">
            <text:p>0</text:p>
          </table:table-cell>
          <table:table-cell table:formula="of:=[.I6]/[.G6]" office:value-type="percentage" office:value="0" calcext:value-type="percentage">
            <text:p>0,00%</text:p>
          </table:table-cell>
          <table:table-cell table:formula="of:=[.G6]-[.I6]" office:value-type="float" office:value="10000" calcext:value-type="float">
            <text:p>10000</text:p>
          </table:table-cell>
        </table:table-row>
        <table:table-row table:style-name="ro1">
          <table:table-cell table:number-columns-repeated="6"/>
          <table:table-cell office:value-type="float" office:value="12000" calcext:value-type="float">
            <text:p>12000</text:p>
          </table:table-cell>
          <table:table-cell table:formula="of:=[.I7]/[.G7]" office:value-type="percentage" office:value="0" calcext:value-type="percentage">
            <text:p>0,00%</text:p>
          </table:table-cell>
          <table:table-cell table:formula="of:=SUM([.J7:.M7])" office:value-type="float" office:value="0" calcext:value-type="float">
            <text:p>0</text:p>
          </table:table-cell>
          <table:table-cell table:formula="of:=IF([.$G7]&lt;[.B$1];0;IF([.$G7]&lt;[.C$1];([.$G7]-[.B$1])*[.C$2];[.C$3]))" office:value-type="float" office:value="0" calcext:value-type="float">
            <text:p>0</text:p>
          </table:table-cell>
          <table:table-cell table:formula="of:=IF([.$G7]&lt;[.C$1];0;IF([.$G7]&lt;[.D$1];([.$G7]-[.C$1])*[.D$2];[.D$3]))" office:value-type="float" office:value="0" calcext:value-type="float">
            <text:p>0</text:p>
          </table:table-cell>
          <table:table-cell table:formula="of:=IF([.$G7]&lt;[.D$1];0;IF([.$G7]&lt;[.E$1];([.$G7]-[.D$1])*[.E$2];[.E$3]))" office:value-type="float" office:value="0" calcext:value-type="float">
            <text:p>0</text:p>
          </table:table-cell>
          <table:table-cell table:formula="of:=IF([.$G7]&lt;[.E$1];0;([.$G7]-[.E$1])*[.F$2])" office:value-type="float" office:value="0" calcext:value-type="float">
            <text:p>0</text:p>
          </table:table-cell>
          <table:table-cell table:formula="of:=[.I7]/[.G7]" office:value-type="percentage" office:value="0" calcext:value-type="percentage">
            <text:p>0,00%</text:p>
          </table:table-cell>
          <table:table-cell table:formula="of:=[.G7]-[.I7]" office:value-type="float" office:value="12000" calcext:value-type="float">
            <text:p>12000</text:p>
          </table:table-cell>
        </table:table-row>
        <table:table-row table:style-name="ro1">
          <table:table-cell table:number-columns-repeated="6"/>
          <table:table-cell office:value-type="float" office:value="14000" calcext:value-type="float">
            <text:p>14000</text:p>
          </table:table-cell>
          <table:table-cell table:formula="of:=[.I8]/[.G8]" office:value-type="percentage" office:value="0" calcext:value-type="percentage">
            <text:p>0,00%</text:p>
          </table:table-cell>
          <table:table-cell table:formula="of:=SUM([.J8:.M8])" office:value-type="float" office:value="0" calcext:value-type="float">
            <text:p>0</text:p>
          </table:table-cell>
          <table:table-cell table:formula="of:=IF([.$G8]&lt;[.B$1];0;IF([.$G8]&lt;[.C$1];([.$G8]-[.B$1])*[.C$2];[.C$3]))" office:value-type="float" office:value="0" calcext:value-type="float">
            <text:p>0</text:p>
          </table:table-cell>
          <table:table-cell table:formula="of:=IF([.$G8]&lt;[.C$1];0;IF([.$G8]&lt;[.D$1];([.$G8]-[.C$1])*[.D$2];[.D$3]))" office:value-type="float" office:value="0" calcext:value-type="float">
            <text:p>0</text:p>
          </table:table-cell>
          <table:table-cell table:formula="of:=IF([.$G8]&lt;[.D$1];0;IF([.$G8]&lt;[.E$1];([.$G8]-[.D$1])*[.E$2];[.E$3]))" office:value-type="float" office:value="0" calcext:value-type="float">
            <text:p>0</text:p>
          </table:table-cell>
          <table:table-cell table:formula="of:=IF([.$G8]&lt;[.E$1];0;([.$G8]-[.E$1])*[.F$2])" office:value-type="float" office:value="0" calcext:value-type="float">
            <text:p>0</text:p>
          </table:table-cell>
          <table:table-cell table:formula="of:=[.I8]/[.G8]" office:value-type="percentage" office:value="0" calcext:value-type="percentage">
            <text:p>0,00%</text:p>
          </table:table-cell>
          <table:table-cell table:formula="of:=[.G8]-[.I8]" office:value-type="float" office:value="14000" calcext:value-type="float">
            <text:p>14000</text:p>
          </table:table-cell>
        </table:table-row>
        <table:table-row table:style-name="ro1">
          <table:table-cell table:number-columns-repeated="6"/>
          <table:table-cell office:value-type="float" office:value="16000" calcext:value-type="float">
            <text:p>16000</text:p>
          </table:table-cell>
          <table:table-cell table:formula="of:=[.I9]/[.G9]" office:value-type="percentage" office:value="0" calcext:value-type="percentage">
            <text:p>0,00%</text:p>
          </table:table-cell>
          <table:table-cell table:formula="of:=SUM([.J9:.M9])" office:value-type="float" office:value="0" calcext:value-type="float">
            <text:p>0</text:p>
          </table:table-cell>
          <table:table-cell table:formula="of:=IF([.$G9]&lt;[.B$1];0;IF([.$G9]&lt;[.C$1];([.$G9]-[.B$1])*[.C$2];[.C$3]))" office:value-type="float" office:value="0" calcext:value-type="float">
            <text:p>0</text:p>
          </table:table-cell>
          <table:table-cell table:formula="of:=IF([.$G9]&lt;[.C$1];0;IF([.$G9]&lt;[.D$1];([.$G9]-[.C$1])*[.D$2];[.D$3]))" office:value-type="float" office:value="0" calcext:value-type="float">
            <text:p>0</text:p>
          </table:table-cell>
          <table:table-cell table:formula="of:=IF([.$G9]&lt;[.D$1];0;IF([.$G9]&lt;[.E$1];([.$G9]-[.D$1])*[.E$2];[.E$3]))" office:value-type="float" office:value="0" calcext:value-type="float">
            <text:p>0</text:p>
          </table:table-cell>
          <table:table-cell table:formula="of:=IF([.$G9]&lt;[.E$1];0;([.$G9]-[.E$1])*[.F$2])" office:value-type="float" office:value="0" calcext:value-type="float">
            <text:p>0</text:p>
          </table:table-cell>
          <table:table-cell table:formula="of:=[.I9]/[.G9]" office:value-type="percentage" office:value="0" calcext:value-type="percentage">
            <text:p>0,00%</text:p>
          </table:table-cell>
          <table:table-cell table:formula="of:=[.G9]-[.I9]" office:value-type="float" office:value="16000" calcext:value-type="float">
            <text:p>16000</text:p>
          </table:table-cell>
        </table:table-row>
        <table:table-row table:style-name="ro1">
          <table:table-cell table:number-columns-repeated="6"/>
          <table:table-cell office:value-type="float" office:value="18000" calcext:value-type="float">
            <text:p>18000</text:p>
          </table:table-cell>
          <table:table-cell table:formula="of:=[.I10]/[.G10]" office:value-type="percentage" office:value="0" calcext:value-type="percentage">
            <text:p>0,00%</text:p>
          </table:table-cell>
          <table:table-cell table:formula="of:=SUM([.J10:.M10])" office:value-type="float" office:value="0" calcext:value-type="float">
            <text:p>0</text:p>
          </table:table-cell>
          <table:table-cell table:formula="of:=IF([.$G10]&lt;[.B$1];0;IF([.$G10]&lt;[.C$1];([.$G10]-[.B$1])*[.C$2];[.C$3]))" office:value-type="float" office:value="0" calcext:value-type="float">
            <text:p>0</text:p>
          </table:table-cell>
          <table:table-cell table:formula="of:=IF([.$G10]&lt;[.C$1];0;IF([.$G10]&lt;[.D$1];([.$G10]-[.C$1])*[.D$2];[.D$3]))" office:value-type="float" office:value="0" calcext:value-type="float">
            <text:p>0</text:p>
          </table:table-cell>
          <table:table-cell table:formula="of:=IF([.$G10]&lt;[.D$1];0;IF([.$G10]&lt;[.E$1];([.$G10]-[.D$1])*[.E$2];[.E$3]))" office:value-type="float" office:value="0" calcext:value-type="float">
            <text:p>0</text:p>
          </table:table-cell>
          <table:table-cell table:formula="of:=IF([.$G10]&lt;[.E$1];0;([.$G10]-[.E$1])*[.F$2])" office:value-type="float" office:value="0" calcext:value-type="float">
            <text:p>0</text:p>
          </table:table-cell>
          <table:table-cell table:formula="of:=[.I10]/[.G10]" office:value-type="percentage" office:value="0" calcext:value-type="percentage">
            <text:p>0,00%</text:p>
          </table:table-cell>
          <table:table-cell table:formula="of:=[.G10]-[.I10]" office:value-type="float" office:value="18000" calcext:value-type="float">
            <text:p>18000</text:p>
          </table:table-cell>
        </table:table-row>
        <table:table-row table:style-name="ro1">
          <table:table-cell table:number-columns-repeated="6"/>
          <table:table-cell office:value-type="float" office:value="20000" calcext:value-type="float">
            <text:p>20000</text:p>
          </table:table-cell>
          <table:table-cell table:formula="of:=[.I11]/[.G11]" office:value-type="percentage" office:value="0" calcext:value-type="percentage">
            <text:p>0,00%</text:p>
          </table:table-cell>
          <table:table-cell table:formula="of:=SUM([.J11:.M11])" office:value-type="float" office:value="0" calcext:value-type="float">
            <text:p>0</text:p>
          </table:table-cell>
          <table:table-cell table:formula="of:=IF([.$G11]&lt;[.B$1];0;IF([.$G11]&lt;[.C$1];([.$G11]-[.B$1])*[.C$2];[.C$3]))" office:value-type="float" office:value="0" calcext:value-type="float">
            <text:p>0</text:p>
          </table:table-cell>
          <table:table-cell table:formula="of:=IF([.$G11]&lt;[.C$1];0;IF([.$G11]&lt;[.D$1];([.$G11]-[.C$1])*[.D$2];[.D$3]))" office:value-type="float" office:value="0" calcext:value-type="float">
            <text:p>0</text:p>
          </table:table-cell>
          <table:table-cell table:formula="of:=IF([.$G11]&lt;[.D$1];0;IF([.$G11]&lt;[.E$1];([.$G11]-[.D$1])*[.E$2];[.E$3]))" office:value-type="float" office:value="0" calcext:value-type="float">
            <text:p>0</text:p>
          </table:table-cell>
          <table:table-cell table:formula="of:=IF([.$G11]&lt;[.E$1];0;([.$G11]-[.E$1])*[.F$2])" office:value-type="float" office:value="0" calcext:value-type="float">
            <text:p>0</text:p>
          </table:table-cell>
          <table:table-cell table:formula="of:=[.I11]/[.G11]" office:value-type="percentage" office:value="0" calcext:value-type="percentage">
            <text:p>0,00%</text:p>
          </table:table-cell>
          <table:table-cell table:formula="of:=[.G11]-[.I11]" office:value-type="float" office:value="20000" calcext:value-type="float">
            <text:p>20000</text:p>
          </table:table-cell>
        </table:table-row>
        <table:table-row table:style-name="ro1">
          <table:table-cell table:number-columns-repeated="6"/>
          <table:table-cell office:value-type="float" office:value="22000" calcext:value-type="float">
            <text:p>22000</text:p>
          </table:table-cell>
          <table:table-cell table:formula="of:=[.I12]/[.G12]" office:value-type="percentage" office:value="0" calcext:value-type="percentage">
            <text:p>0,00%</text:p>
          </table:table-cell>
          <table:table-cell table:formula="of:=SUM([.J12:.M12])" office:value-type="float" office:value="0" calcext:value-type="float">
            <text:p>0</text:p>
          </table:table-cell>
          <table:table-cell table:formula="of:=IF([.$G12]&lt;[.B$1];0;IF([.$G12]&lt;[.C$1];([.$G12]-[.B$1])*[.C$2];[.C$3]))" office:value-type="float" office:value="0" calcext:value-type="float">
            <text:p>0</text:p>
          </table:table-cell>
          <table:table-cell table:formula="of:=IF([.$G12]&lt;[.C$1];0;IF([.$G12]&lt;[.D$1];([.$G12]-[.C$1])*[.D$2];[.D$3]))" office:value-type="float" office:value="0" calcext:value-type="float">
            <text:p>0</text:p>
          </table:table-cell>
          <table:table-cell table:formula="of:=IF([.$G12]&lt;[.D$1];0;IF([.$G12]&lt;[.E$1];([.$G12]-[.D$1])*[.E$2];[.E$3]))" office:value-type="float" office:value="0" calcext:value-type="float">
            <text:p>0</text:p>
          </table:table-cell>
          <table:table-cell table:formula="of:=IF([.$G12]&lt;[.E$1];0;([.$G12]-[.E$1])*[.F$2])" office:value-type="float" office:value="0" calcext:value-type="float">
            <text:p>0</text:p>
          </table:table-cell>
          <table:table-cell table:formula="of:=[.I12]/[.G12]" office:value-type="percentage" office:value="0" calcext:value-type="percentage">
            <text:p>0,00%</text:p>
          </table:table-cell>
          <table:table-cell table:formula="of:=[.G12]-[.I12]" office:value-type="float" office:value="22000" calcext:value-type="float">
            <text:p>22000</text:p>
          </table:table-cell>
        </table:table-row>
        <table:table-row table:style-name="ro1">
          <table:table-cell table:number-columns-repeated="6"/>
          <table:table-cell office:value-type="float" office:value="24000" calcext:value-type="float">
            <text:p>24000</text:p>
          </table:table-cell>
          <table:table-cell table:formula="of:=[.I13]/[.G13]" office:value-type="percentage" office:value="0" calcext:value-type="percentage">
            <text:p>0,00%</text:p>
          </table:table-cell>
          <table:table-cell table:formula="of:=SUM([.J13:.M13])" office:value-type="float" office:value="0" calcext:value-type="float">
            <text:p>0</text:p>
          </table:table-cell>
          <table:table-cell table:formula="of:=IF([.$G13]&lt;[.B$1];0;IF([.$G13]&lt;[.C$1];([.$G13]-[.B$1])*[.C$2];[.C$3]))" office:value-type="float" office:value="0" calcext:value-type="float">
            <text:p>0</text:p>
          </table:table-cell>
          <table:table-cell table:formula="of:=IF([.$G13]&lt;[.C$1];0;IF([.$G13]&lt;[.D$1];([.$G13]-[.C$1])*[.D$2];[.D$3]))" office:value-type="float" office:value="0" calcext:value-type="float">
            <text:p>0</text:p>
          </table:table-cell>
          <table:table-cell table:formula="of:=IF([.$G13]&lt;[.D$1];0;IF([.$G13]&lt;[.E$1];([.$G13]-[.D$1])*[.E$2];[.E$3]))" office:value-type="float" office:value="0" calcext:value-type="float">
            <text:p>0</text:p>
          </table:table-cell>
          <table:table-cell table:formula="of:=IF([.$G13]&lt;[.E$1];0;([.$G13]-[.E$1])*[.F$2])" office:value-type="float" office:value="0" calcext:value-type="float">
            <text:p>0</text:p>
          </table:table-cell>
          <table:table-cell table:formula="of:=[.I13]/[.G13]" office:value-type="percentage" office:value="0" calcext:value-type="percentage">
            <text:p>0,00%</text:p>
          </table:table-cell>
          <table:table-cell table:formula="of:=[.G13]-[.I13]" office:value-type="float" office:value="24000" calcext:value-type="float">
            <text:p>24000</text:p>
          </table:table-cell>
        </table:table-row>
        <table:table-row table:style-name="ro1">
          <table:table-cell table:number-columns-repeated="6"/>
          <table:table-cell office:value-type="float" office:value="26000" calcext:value-type="float">
            <text:p>26000</text:p>
          </table:table-cell>
          <table:table-cell table:formula="of:=[.I14]/[.G14]" office:value-type="percentage" office:value="0" calcext:value-type="percentage">
            <text:p>0,00%</text:p>
          </table:table-cell>
          <table:table-cell table:formula="of:=SUM([.J14:.M14])" office:value-type="float" office:value="0" calcext:value-type="float">
            <text:p>0</text:p>
          </table:table-cell>
          <table:table-cell table:formula="of:=IF([.$G14]&lt;[.B$1];0;IF([.$G14]&lt;[.C$1];([.$G14]-[.B$1])*[.C$2];[.C$3]))" office:value-type="float" office:value="0" calcext:value-type="float">
            <text:p>0</text:p>
          </table:table-cell>
          <table:table-cell table:formula="of:=IF([.$G14]&lt;[.C$1];0;IF([.$G14]&lt;[.D$1];([.$G14]-[.C$1])*[.D$2];[.D$3]))" office:value-type="float" office:value="0" calcext:value-type="float">
            <text:p>0</text:p>
          </table:table-cell>
          <table:table-cell table:formula="of:=IF([.$G14]&lt;[.D$1];0;IF([.$G14]&lt;[.E$1];([.$G14]-[.D$1])*[.E$2];[.E$3]))" office:value-type="float" office:value="0" calcext:value-type="float">
            <text:p>0</text:p>
          </table:table-cell>
          <table:table-cell table:formula="of:=IF([.$G14]&lt;[.E$1];0;([.$G14]-[.E$1])*[.F$2])" office:value-type="float" office:value="0" calcext:value-type="float">
            <text:p>0</text:p>
          </table:table-cell>
          <table:table-cell table:formula="of:=[.I14]/[.G14]" office:value-type="percentage" office:value="0" calcext:value-type="percentage">
            <text:p>0,00%</text:p>
          </table:table-cell>
          <table:table-cell table:formula="of:=[.G14]-[.I14]" office:value-type="float" office:value="26000" calcext:value-type="float">
            <text:p>26000</text:p>
          </table:table-cell>
        </table:table-row>
        <table:table-row table:style-name="ro1">
          <table:table-cell table:number-columns-repeated="6"/>
          <table:table-cell office:value-type="float" office:value="28000" calcext:value-type="float">
            <text:p>28000</text:p>
          </table:table-cell>
          <table:table-cell table:formula="of:=[.I15]/[.G15]" office:value-type="percentage" office:value="0" calcext:value-type="percentage">
            <text:p>0,00%</text:p>
          </table:table-cell>
          <table:table-cell table:formula="of:=SUM([.J15:.M15])" office:value-type="float" office:value="0" calcext:value-type="float">
            <text:p>0</text:p>
          </table:table-cell>
          <table:table-cell table:formula="of:=IF([.$G15]&lt;[.B$1];0;IF([.$G15]&lt;[.C$1];([.$G15]-[.B$1])*[.C$2];[.C$3]))" office:value-type="float" office:value="0" calcext:value-type="float">
            <text:p>0</text:p>
          </table:table-cell>
          <table:table-cell table:formula="of:=IF([.$G15]&lt;[.C$1];0;IF([.$G15]&lt;[.D$1];([.$G15]-[.C$1])*[.D$2];[.D$3]))" office:value-type="float" office:value="0" calcext:value-type="float">
            <text:p>0</text:p>
          </table:table-cell>
          <table:table-cell table:formula="of:=IF([.$G15]&lt;[.D$1];0;IF([.$G15]&lt;[.E$1];([.$G15]-[.D$1])*[.E$2];[.E$3]))" office:value-type="float" office:value="0" calcext:value-type="float">
            <text:p>0</text:p>
          </table:table-cell>
          <table:table-cell table:formula="of:=IF([.$G15]&lt;[.E$1];0;([.$G15]-[.E$1])*[.F$2])" office:value-type="float" office:value="0" calcext:value-type="float">
            <text:p>0</text:p>
          </table:table-cell>
          <table:table-cell table:formula="of:=[.I15]/[.G15]" office:value-type="percentage" office:value="0" calcext:value-type="percentage">
            <text:p>0,00%</text:p>
          </table:table-cell>
          <table:table-cell table:formula="of:=[.G15]-[.I15]" office:value-type="float" office:value="28000" calcext:value-type="float">
            <text:p>28000</text:p>
          </table:table-cell>
        </table:table-row>
        <table:table-row table:style-name="ro1">
          <table:table-cell table:number-columns-repeated="6"/>
          <table:table-cell office:value-type="float" office:value="30000" calcext:value-type="float">
            <text:p>30000</text:p>
          </table:table-cell>
          <table:table-cell table:formula="of:=[.I16]/[.G16]" office:value-type="percentage" office:value="0" calcext:value-type="percentage">
            <text:p>0,00%</text:p>
          </table:table-cell>
          <table:table-cell table:formula="of:=SUM([.J16:.M16])" office:value-type="float" office:value="0" calcext:value-type="float">
            <text:p>0</text:p>
          </table:table-cell>
          <table:table-cell table:formula="of:=IF([.$G16]&lt;[.B$1];0;IF([.$G16]&lt;[.C$1];([.$G16]-[.B$1])*[.C$2];[.C$3]))" office:value-type="float" office:value="0" calcext:value-type="float">
            <text:p>0</text:p>
          </table:table-cell>
          <table:table-cell table:formula="of:=IF([.$G16]&lt;[.C$1];0;IF([.$G16]&lt;[.D$1];([.$G16]-[.C$1])*[.D$2];[.D$3]))" office:value-type="float" office:value="0" calcext:value-type="float">
            <text:p>0</text:p>
          </table:table-cell>
          <table:table-cell table:formula="of:=IF([.$G16]&lt;[.D$1];0;IF([.$G16]&lt;[.E$1];([.$G16]-[.D$1])*[.E$2];[.E$3]))" office:value-type="float" office:value="0" calcext:value-type="float">
            <text:p>0</text:p>
          </table:table-cell>
          <table:table-cell table:formula="of:=IF([.$G16]&lt;[.E$1];0;([.$G16]-[.E$1])*[.F$2])" office:value-type="float" office:value="0" calcext:value-type="float">
            <text:p>0</text:p>
          </table:table-cell>
          <table:table-cell table:formula="of:=[.I16]/[.G16]" office:value-type="percentage" office:value="0" calcext:value-type="percentage">
            <text:p>0,00%</text:p>
          </table:table-cell>
          <table:table-cell table:formula="of:=[.G16]-[.I16]" office:value-type="float" office:value="30000" calcext:value-type="float">
            <text:p>30000</text:p>
          </table:table-cell>
        </table:table-row>
        <table:table-row table:style-name="ro1">
          <table:table-cell table:number-columns-repeated="6"/>
          <table:table-cell office:value-type="float" office:value="32000" calcext:value-type="float">
            <text:p>32000</text:p>
          </table:table-cell>
          <table:table-cell table:formula="of:=[.I17]/[.G17]" office:value-type="percentage" office:value="0.01875" calcext:value-type="percentage">
            <text:p>1,88%</text:p>
          </table:table-cell>
          <table:table-cell table:formula="of:=SUM([.J17:.M17])" office:value-type="float" office:value="600" calcext:value-type="float">
            <text:p>600</text:p>
          </table:table-cell>
          <table:table-cell table:formula="of:=IF([.$G17]&lt;[.B$1];0;IF([.$G17]&lt;[.C$1];([.$G17]-[.B$1])*[.C$2];[.C$3]))" office:value-type="float" office:value="0" calcext:value-type="float">
            <text:p>0</text:p>
          </table:table-cell>
          <table:table-cell table:formula="of:=IF([.$G17]&lt;[.C$1];0;IF([.$G17]&lt;[.D$1];([.$G17]-[.C$1])*[.D$2];[.D$3]))" office:value-type="float" office:value="600" calcext:value-type="float">
            <text:p>600</text:p>
          </table:table-cell>
          <table:table-cell table:formula="of:=IF([.$G17]&lt;[.D$1];0;IF([.$G17]&lt;[.E$1];([.$G17]-[.D$1])*[.E$2];[.E$3]))" office:value-type="float" office:value="0" calcext:value-type="float">
            <text:p>0</text:p>
          </table:table-cell>
          <table:table-cell table:formula="of:=IF([.$G17]&lt;[.E$1];0;([.$G17]-[.E$1])*[.F$2])" office:value-type="float" office:value="0" calcext:value-type="float">
            <text:p>0</text:p>
          </table:table-cell>
          <table:table-cell table:formula="of:=[.I17]/[.G17]" office:value-type="percentage" office:value="0.01875" calcext:value-type="percentage">
            <text:p>1,88%</text:p>
          </table:table-cell>
          <table:table-cell table:formula="of:=[.G17]-[.I17]" office:value-type="float" office:value="31400" calcext:value-type="float">
            <text:p>31400</text:p>
          </table:table-cell>
        </table:table-row>
        <table:table-row table:style-name="ro1">
          <table:table-cell table:number-columns-repeated="6"/>
          <table:table-cell office:value-type="float" office:value="34000" calcext:value-type="float">
            <text:p>34000</text:p>
          </table:table-cell>
          <table:table-cell table:formula="of:=[.I18]/[.G18]" office:value-type="percentage" office:value="0.0352941176470588" calcext:value-type="percentage">
            <text:p>3,53%</text:p>
          </table:table-cell>
          <table:table-cell table:formula="of:=SUM([.J18:.M18])" office:value-type="float" office:value="1200" calcext:value-type="float">
            <text:p>1200</text:p>
          </table:table-cell>
          <table:table-cell table:formula="of:=IF([.$G18]&lt;[.B$1];0;IF([.$G18]&lt;[.C$1];([.$G18]-[.B$1])*[.C$2];[.C$3]))" office:value-type="float" office:value="0" calcext:value-type="float">
            <text:p>0</text:p>
          </table:table-cell>
          <table:table-cell table:formula="of:=IF([.$G18]&lt;[.C$1];0;IF([.$G18]&lt;[.D$1];([.$G18]-[.C$1])*[.D$2];[.D$3]))" office:value-type="float" office:value="1200" calcext:value-type="float">
            <text:p>1200</text:p>
          </table:table-cell>
          <table:table-cell table:formula="of:=IF([.$G18]&lt;[.D$1];0;IF([.$G18]&lt;[.E$1];([.$G18]-[.D$1])*[.E$2];[.E$3]))" office:value-type="float" office:value="0" calcext:value-type="float">
            <text:p>0</text:p>
          </table:table-cell>
          <table:table-cell table:formula="of:=IF([.$G18]&lt;[.E$1];0;([.$G18]-[.E$1])*[.F$2])" office:value-type="float" office:value="0" calcext:value-type="float">
            <text:p>0</text:p>
          </table:table-cell>
          <table:table-cell table:formula="of:=[.I18]/[.G18]" office:value-type="percentage" office:value="0.0352941176470588" calcext:value-type="percentage">
            <text:p>3,53%</text:p>
          </table:table-cell>
          <table:table-cell table:formula="of:=[.G18]-[.I18]" office:value-type="float" office:value="32800" calcext:value-type="float">
            <text:p>32800</text:p>
          </table:table-cell>
        </table:table-row>
        <table:table-row table:style-name="ro1">
          <table:table-cell table:number-columns-repeated="6"/>
          <table:table-cell office:value-type="float" office:value="36000" calcext:value-type="float">
            <text:p>36000</text:p>
          </table:table-cell>
          <table:table-cell table:formula="of:=[.I19]/[.G19]" office:value-type="percentage" office:value="0.05" calcext:value-type="percentage">
            <text:p>5,00%</text:p>
          </table:table-cell>
          <table:table-cell table:formula="of:=SUM([.J19:.M19])" office:value-type="float" office:value="1800" calcext:value-type="float">
            <text:p>1800</text:p>
          </table:table-cell>
          <table:table-cell table:formula="of:=IF([.$G19]&lt;[.B$1];0;IF([.$G19]&lt;[.C$1];([.$G19]-[.B$1])*[.C$2];[.C$3]))" office:value-type="float" office:value="0" calcext:value-type="float">
            <text:p>0</text:p>
          </table:table-cell>
          <table:table-cell table:formula="of:=IF([.$G19]&lt;[.C$1];0;IF([.$G19]&lt;[.D$1];([.$G19]-[.C$1])*[.D$2];[.D$3]))" office:value-type="float" office:value="1800" calcext:value-type="float">
            <text:p>1800</text:p>
          </table:table-cell>
          <table:table-cell table:formula="of:=IF([.$G19]&lt;[.D$1];0;IF([.$G19]&lt;[.E$1];([.$G19]-[.D$1])*[.E$2];[.E$3]))" office:value-type="float" office:value="0" calcext:value-type="float">
            <text:p>0</text:p>
          </table:table-cell>
          <table:table-cell table:formula="of:=IF([.$G19]&lt;[.E$1];0;([.$G19]-[.E$1])*[.F$2])" office:value-type="float" office:value="0" calcext:value-type="float">
            <text:p>0</text:p>
          </table:table-cell>
          <table:table-cell table:formula="of:=[.I19]/[.G19]" office:value-type="percentage" office:value="0.05" calcext:value-type="percentage">
            <text:p>5,00%</text:p>
          </table:table-cell>
          <table:table-cell table:formula="of:=[.G19]-[.I19]" office:value-type="float" office:value="34200" calcext:value-type="float">
            <text:p>34200</text:p>
          </table:table-cell>
        </table:table-row>
        <table:table-row table:style-name="ro1">
          <table:table-cell table:number-columns-repeated="6"/>
          <table:table-cell office:value-type="float" office:value="38000" calcext:value-type="float">
            <text:p>38000</text:p>
          </table:table-cell>
          <table:table-cell table:formula="of:=[.I20]/[.G20]" office:value-type="percentage" office:value="0.0631578947368421" calcext:value-type="percentage">
            <text:p>6,32%</text:p>
          </table:table-cell>
          <table:table-cell table:formula="of:=SUM([.J20:.M20])" office:value-type="float" office:value="2400" calcext:value-type="float">
            <text:p>2400</text:p>
          </table:table-cell>
          <table:table-cell table:formula="of:=IF([.$G20]&lt;[.B$1];0;IF([.$G20]&lt;[.C$1];([.$G20]-[.B$1])*[.C$2];[.C$3]))" office:value-type="float" office:value="0" calcext:value-type="float">
            <text:p>0</text:p>
          </table:table-cell>
          <table:table-cell table:formula="of:=IF([.$G20]&lt;[.C$1];0;IF([.$G20]&lt;[.D$1];([.$G20]-[.C$1])*[.D$2];[.D$3]))" office:value-type="float" office:value="2400" calcext:value-type="float">
            <text:p>2400</text:p>
          </table:table-cell>
          <table:table-cell table:formula="of:=IF([.$G20]&lt;[.D$1];0;IF([.$G20]&lt;[.E$1];([.$G20]-[.D$1])*[.E$2];[.E$3]))" office:value-type="float" office:value="0" calcext:value-type="float">
            <text:p>0</text:p>
          </table:table-cell>
          <table:table-cell table:formula="of:=IF([.$G20]&lt;[.E$1];0;([.$G20]-[.E$1])*[.F$2])" office:value-type="float" office:value="0" calcext:value-type="float">
            <text:p>0</text:p>
          </table:table-cell>
          <table:table-cell table:formula="of:=[.I20]/[.G20]" office:value-type="percentage" office:value="0.0631578947368421" calcext:value-type="percentage">
            <text:p>6,32%</text:p>
          </table:table-cell>
          <table:table-cell table:formula="of:=[.G20]-[.I20]" office:value-type="float" office:value="35600" calcext:value-type="float">
            <text:p>35600</text:p>
          </table:table-cell>
        </table:table-row>
        <table:table-row table:style-name="ro1">
          <table:table-cell table:number-columns-repeated="6"/>
          <table:table-cell office:value-type="float" office:value="40000" calcext:value-type="float">
            <text:p>40000</text:p>
          </table:table-cell>
          <table:table-cell table:formula="of:=[.I21]/[.G21]" office:value-type="percentage" office:value="0.075" calcext:value-type="percentage">
            <text:p>7,50%</text:p>
          </table:table-cell>
          <table:table-cell table:formula="of:=SUM([.J21:.M21])" office:value-type="float" office:value="3000" calcext:value-type="float">
            <text:p>3000</text:p>
          </table:table-cell>
          <table:table-cell table:formula="of:=IF([.$G21]&lt;[.B$1];0;IF([.$G21]&lt;[.C$1];([.$G21]-[.B$1])*[.C$2];[.C$3]))" office:value-type="float" office:value="0" calcext:value-type="float">
            <text:p>0</text:p>
          </table:table-cell>
          <table:table-cell table:formula="of:=IF([.$G21]&lt;[.C$1];0;IF([.$G21]&lt;[.D$1];([.$G21]-[.C$1])*[.D$2];[.D$3]))" office:value-type="float" office:value="3000" calcext:value-type="float">
            <text:p>3000</text:p>
          </table:table-cell>
          <table:table-cell table:formula="of:=IF([.$G21]&lt;[.D$1];0;IF([.$G21]&lt;[.E$1];([.$G21]-[.D$1])*[.E$2];[.E$3]))" office:value-type="float" office:value="0" calcext:value-type="float">
            <text:p>0</text:p>
          </table:table-cell>
          <table:table-cell table:formula="of:=IF([.$G21]&lt;[.E$1];0;([.$G21]-[.E$1])*[.F$2])" office:value-type="float" office:value="0" calcext:value-type="float">
            <text:p>0</text:p>
          </table:table-cell>
          <table:table-cell table:formula="of:=[.I21]/[.G21]" office:value-type="percentage" office:value="0.075" calcext:value-type="percentage">
            <text:p>7,50%</text:p>
          </table:table-cell>
          <table:table-cell table:formula="of:=[.G21]-[.I21]" office:value-type="float" office:value="37000" calcext:value-type="float">
            <text:p>37000</text:p>
          </table:table-cell>
        </table:table-row>
        <table:table-row table:style-name="ro1">
          <table:table-cell table:number-columns-repeated="6"/>
          <table:table-cell office:value-type="float" office:value="42000" calcext:value-type="float">
            <text:p>42000</text:p>
          </table:table-cell>
          <table:table-cell table:formula="of:=[.I22]/[.G22]" office:value-type="percentage" office:value="0.0857142857142857" calcext:value-type="percentage">
            <text:p>8,57%</text:p>
          </table:table-cell>
          <table:table-cell table:formula="of:=SUM([.J22:.M22])" office:value-type="float" office:value="3600" calcext:value-type="float">
            <text:p>3600</text:p>
          </table:table-cell>
          <table:table-cell table:formula="of:=IF([.$G22]&lt;[.B$1];0;IF([.$G22]&lt;[.C$1];([.$G22]-[.B$1])*[.C$2];[.C$3]))" office:value-type="float" office:value="0" calcext:value-type="float">
            <text:p>0</text:p>
          </table:table-cell>
          <table:table-cell table:formula="of:=IF([.$G22]&lt;[.C$1];0;IF([.$G22]&lt;[.D$1];([.$G22]-[.C$1])*[.D$2];[.D$3]))" office:value-type="float" office:value="3600" calcext:value-type="float">
            <text:p>3600</text:p>
          </table:table-cell>
          <table:table-cell table:formula="of:=IF([.$G22]&lt;[.D$1];0;IF([.$G22]&lt;[.E$1];([.$G22]-[.D$1])*[.E$2];[.E$3]))" office:value-type="float" office:value="0" calcext:value-type="float">
            <text:p>0</text:p>
          </table:table-cell>
          <table:table-cell table:formula="of:=IF([.$G22]&lt;[.E$1];0;([.$G22]-[.E$1])*[.F$2])" office:value-type="float" office:value="0" calcext:value-type="float">
            <text:p>0</text:p>
          </table:table-cell>
          <table:table-cell table:formula="of:=[.I22]/[.G22]" office:value-type="percentage" office:value="0.0857142857142857" calcext:value-type="percentage">
            <text:p>8,57%</text:p>
          </table:table-cell>
          <table:table-cell table:formula="of:=[.G22]-[.I22]" office:value-type="float" office:value="38400" calcext:value-type="float">
            <text:p>38400</text:p>
          </table:table-cell>
        </table:table-row>
        <table:table-row table:style-name="ro1">
          <table:table-cell table:number-columns-repeated="6"/>
          <table:table-cell office:value-type="float" office:value="44000" calcext:value-type="float">
            <text:p>44000</text:p>
          </table:table-cell>
          <table:table-cell table:formula="of:=[.I23]/[.G23]" office:value-type="percentage" office:value="0.0954545454545455" calcext:value-type="percentage">
            <text:p>9,55%</text:p>
          </table:table-cell>
          <table:table-cell table:formula="of:=SUM([.J23:.M23])" office:value-type="float" office:value="4200" calcext:value-type="float">
            <text:p>4200</text:p>
          </table:table-cell>
          <table:table-cell table:formula="of:=IF([.$G23]&lt;[.B$1];0;IF([.$G23]&lt;[.C$1];([.$G23]-[.B$1])*[.C$2];[.C$3]))" office:value-type="float" office:value="0" calcext:value-type="float">
            <text:p>0</text:p>
          </table:table-cell>
          <table:table-cell table:formula="of:=IF([.$G23]&lt;[.C$1];0;IF([.$G23]&lt;[.D$1];([.$G23]-[.C$1])*[.D$2];[.D$3]))" office:value-type="float" office:value="4200" calcext:value-type="float">
            <text:p>4200</text:p>
          </table:table-cell>
          <table:table-cell table:formula="of:=IF([.$G23]&lt;[.D$1];0;IF([.$G23]&lt;[.E$1];([.$G23]-[.D$1])*[.E$2];[.E$3]))" office:value-type="float" office:value="0" calcext:value-type="float">
            <text:p>0</text:p>
          </table:table-cell>
          <table:table-cell table:formula="of:=IF([.$G23]&lt;[.E$1];0;([.$G23]-[.E$1])*[.F$2])" office:value-type="float" office:value="0" calcext:value-type="float">
            <text:p>0</text:p>
          </table:table-cell>
          <table:table-cell table:formula="of:=[.I23]/[.G23]" office:value-type="percentage" office:value="0.0954545454545455" calcext:value-type="percentage">
            <text:p>9,55%</text:p>
          </table:table-cell>
          <table:table-cell table:formula="of:=[.G23]-[.I23]" office:value-type="float" office:value="39800" calcext:value-type="float">
            <text:p>39800</text:p>
          </table:table-cell>
        </table:table-row>
        <table:table-row table:style-name="ro1">
          <table:table-cell table:number-columns-repeated="6"/>
          <table:table-cell office:value-type="float" office:value="46000" calcext:value-type="float">
            <text:p>46000</text:p>
          </table:table-cell>
          <table:table-cell table:formula="of:=[.I24]/[.G24]" office:value-type="percentage" office:value="0.104347826086957" calcext:value-type="percentage">
            <text:p>10,43%</text:p>
          </table:table-cell>
          <table:table-cell table:formula="of:=SUM([.J24:.M24])" office:value-type="float" office:value="4800" calcext:value-type="float">
            <text:p>4800</text:p>
          </table:table-cell>
          <table:table-cell table:formula="of:=IF([.$G24]&lt;[.B$1];0;IF([.$G24]&lt;[.C$1];([.$G24]-[.B$1])*[.C$2];[.C$3]))" office:value-type="float" office:value="0" calcext:value-type="float">
            <text:p>0</text:p>
          </table:table-cell>
          <table:table-cell table:formula="of:=IF([.$G24]&lt;[.C$1];0;IF([.$G24]&lt;[.D$1];([.$G24]-[.C$1])*[.D$2];[.D$3]))" office:value-type="float" office:value="4800" calcext:value-type="float">
            <text:p>4800</text:p>
          </table:table-cell>
          <table:table-cell table:formula="of:=IF([.$G24]&lt;[.D$1];0;IF([.$G24]&lt;[.E$1];([.$G24]-[.D$1])*[.E$2];[.E$3]))" office:value-type="float" office:value="0" calcext:value-type="float">
            <text:p>0</text:p>
          </table:table-cell>
          <table:table-cell table:formula="of:=IF([.$G24]&lt;[.E$1];0;([.$G24]-[.E$1])*[.F$2])" office:value-type="float" office:value="0" calcext:value-type="float">
            <text:p>0</text:p>
          </table:table-cell>
          <table:table-cell table:formula="of:=[.I24]/[.G24]" office:value-type="percentage" office:value="0.104347826086957" calcext:value-type="percentage">
            <text:p>10,43%</text:p>
          </table:table-cell>
          <table:table-cell table:formula="of:=[.G24]-[.I24]" office:value-type="float" office:value="41200" calcext:value-type="float">
            <text:p>41200</text:p>
          </table:table-cell>
        </table:table-row>
        <table:table-row table:style-name="ro1">
          <table:table-cell table:number-columns-repeated="6"/>
          <table:table-cell office:value-type="float" office:value="48000" calcext:value-type="float">
            <text:p>48000</text:p>
          </table:table-cell>
          <table:table-cell table:formula="of:=[.I25]/[.G25]" office:value-type="percentage" office:value="0.1125" calcext:value-type="percentage">
            <text:p>11,25%</text:p>
          </table:table-cell>
          <table:table-cell table:formula="of:=SUM([.J25:.M25])" office:value-type="float" office:value="5400" calcext:value-type="float">
            <text:p>5400</text:p>
          </table:table-cell>
          <table:table-cell table:formula="of:=IF([.$G25]&lt;[.B$1];0;IF([.$G25]&lt;[.C$1];([.$G25]-[.B$1])*[.C$2];[.C$3]))" office:value-type="float" office:value="0" calcext:value-type="float">
            <text:p>0</text:p>
          </table:table-cell>
          <table:table-cell table:formula="of:=IF([.$G25]&lt;[.C$1];0;IF([.$G25]&lt;[.D$1];([.$G25]-[.C$1])*[.D$2];[.D$3]))" office:value-type="float" office:value="5400" calcext:value-type="float">
            <text:p>5400</text:p>
          </table:table-cell>
          <table:table-cell table:formula="of:=IF([.$G25]&lt;[.D$1];0;IF([.$G25]&lt;[.E$1];([.$G25]-[.D$1])*[.E$2];[.E$3]))" office:value-type="float" office:value="0" calcext:value-type="float">
            <text:p>0</text:p>
          </table:table-cell>
          <table:table-cell table:formula="of:=IF([.$G25]&lt;[.E$1];0;([.$G25]-[.E$1])*[.F$2])" office:value-type="float" office:value="0" calcext:value-type="float">
            <text:p>0</text:p>
          </table:table-cell>
          <table:table-cell table:formula="of:=[.I25]/[.G25]" office:value-type="percentage" office:value="0.1125" calcext:value-type="percentage">
            <text:p>11,25%</text:p>
          </table:table-cell>
          <table:table-cell table:formula="of:=[.G25]-[.I25]" office:value-type="float" office:value="42600" calcext:value-type="float">
            <text:p>42600</text:p>
          </table:table-cell>
        </table:table-row>
        <table:table-row table:style-name="ro1">
          <table:table-cell table:number-columns-repeated="6"/>
          <table:table-cell office:value-type="float" office:value="50000" calcext:value-type="float">
            <text:p>50000</text:p>
          </table:table-cell>
          <table:table-cell table:formula="of:=[.I26]/[.G26]" office:value-type="percentage" office:value="0.12" calcext:value-type="percentage">
            <text:p>12,00%</text:p>
          </table:table-cell>
          <table:table-cell table:formula="of:=SUM([.J26:.M26])" office:value-type="float" office:value="6000" calcext:value-type="float">
            <text:p>6000</text:p>
          </table:table-cell>
          <table:table-cell table:formula="of:=IF([.$G26]&lt;[.B$1];0;IF([.$G26]&lt;[.C$1];([.$G26]-[.B$1])*[.C$2];[.C$3]))" office:value-type="float" office:value="0" calcext:value-type="float">
            <text:p>0</text:p>
          </table:table-cell>
          <table:table-cell table:formula="of:=IF([.$G26]&lt;[.C$1];0;IF([.$G26]&lt;[.D$1];([.$G26]-[.C$1])*[.D$2];[.D$3]))" office:value-type="float" office:value="6000" calcext:value-type="float">
            <text:p>6000</text:p>
          </table:table-cell>
          <table:table-cell table:formula="of:=IF([.$G26]&lt;[.D$1];0;IF([.$G26]&lt;[.E$1];([.$G26]-[.D$1])*[.E$2];[.E$3]))" office:value-type="float" office:value="0" calcext:value-type="float">
            <text:p>0</text:p>
          </table:table-cell>
          <table:table-cell table:formula="of:=IF([.$G26]&lt;[.E$1];0;([.$G26]-[.E$1])*[.F$2])" office:value-type="float" office:value="0" calcext:value-type="float">
            <text:p>0</text:p>
          </table:table-cell>
          <table:table-cell table:formula="of:=[.I26]/[.G26]" office:value-type="percentage" office:value="0.12" calcext:value-type="percentage">
            <text:p>12,00%</text:p>
          </table:table-cell>
          <table:table-cell table:formula="of:=[.G26]-[.I26]" office:value-type="float" office:value="44000" calcext:value-type="float">
            <text:p>44000</text:p>
          </table:table-cell>
        </table:table-row>
        <table:table-row table:style-name="ro1">
          <table:table-cell table:number-columns-repeated="6"/>
          <table:table-cell office:value-type="float" office:value="52000" calcext:value-type="float">
            <text:p>52000</text:p>
          </table:table-cell>
          <table:table-cell table:formula="of:=[.I27]/[.G27]" office:value-type="percentage" office:value="0.138461538461538" calcext:value-type="percentage">
            <text:p>13,85%</text:p>
          </table:table-cell>
          <table:table-cell table:formula="of:=SUM([.J27:.M27])" office:value-type="float" office:value="7200" calcext:value-type="float">
            <text:p>7200</text:p>
          </table:table-cell>
          <table:table-cell table:formula="of:=IF([.$G27]&lt;[.B$1];0;IF([.$G27]&lt;[.C$1];([.$G27]-[.B$1])*[.C$2];[.C$3]))" office:value-type="float" office:value="0" calcext:value-type="float">
            <text:p>0</text:p>
          </table:table-cell>
          <table:table-cell table:formula="of:=IF([.$G27]&lt;[.C$1];0;IF([.$G27]&lt;[.D$1];([.$G27]-[.C$1])*[.D$2];[.D$3]))" office:value-type="float" office:value="6000" calcext:value-type="float">
            <text:p>6000</text:p>
          </table:table-cell>
          <table:table-cell table:formula="of:=IF([.$G27]&lt;[.D$1];0;IF([.$G27]&lt;[.E$1];([.$G27]-[.D$1])*[.E$2];[.E$3]))" office:value-type="float" office:value="1200" calcext:value-type="float">
            <text:p>1200</text:p>
          </table:table-cell>
          <table:table-cell table:formula="of:=IF([.$G27]&lt;[.E$1];0;([.$G27]-[.E$1])*[.F$2])" office:value-type="float" office:value="0" calcext:value-type="float">
            <text:p>0</text:p>
          </table:table-cell>
          <table:table-cell table:formula="of:=[.I27]/[.G27]" office:value-type="percentage" office:value="0.138461538461538" calcext:value-type="percentage">
            <text:p>13,85%</text:p>
          </table:table-cell>
          <table:table-cell table:formula="of:=[.G27]-[.I27]" office:value-type="float" office:value="44800" calcext:value-type="float">
            <text:p>44800</text:p>
          </table:table-cell>
        </table:table-row>
        <table:table-row table:style-name="ro1">
          <table:table-cell table:number-columns-repeated="6"/>
          <table:table-cell office:value-type="float" office:value="54000" calcext:value-type="float">
            <text:p>54000</text:p>
          </table:table-cell>
          <table:table-cell table:formula="of:=[.I28]/[.G28]" office:value-type="percentage" office:value="0.155555555555556" calcext:value-type="percentage">
            <text:p>15,56%</text:p>
          </table:table-cell>
          <table:table-cell table:formula="of:=SUM([.J28:.M28])" office:value-type="float" office:value="8400" calcext:value-type="float">
            <text:p>8400</text:p>
          </table:table-cell>
          <table:table-cell table:formula="of:=IF([.$G28]&lt;[.B$1];0;IF([.$G28]&lt;[.C$1];([.$G28]-[.B$1])*[.C$2];[.C$3]))" office:value-type="float" office:value="0" calcext:value-type="float">
            <text:p>0</text:p>
          </table:table-cell>
          <table:table-cell table:formula="of:=IF([.$G28]&lt;[.C$1];0;IF([.$G28]&lt;[.D$1];([.$G28]-[.C$1])*[.D$2];[.D$3]))" office:value-type="float" office:value="6000" calcext:value-type="float">
            <text:p>6000</text:p>
          </table:table-cell>
          <table:table-cell table:formula="of:=IF([.$G28]&lt;[.D$1];0;IF([.$G28]&lt;[.E$1];([.$G28]-[.D$1])*[.E$2];[.E$3]))" office:value-type="float" office:value="2400" calcext:value-type="float">
            <text:p>2400</text:p>
          </table:table-cell>
          <table:table-cell table:formula="of:=IF([.$G28]&lt;[.E$1];0;([.$G28]-[.E$1])*[.F$2])" office:value-type="float" office:value="0" calcext:value-type="float">
            <text:p>0</text:p>
          </table:table-cell>
          <table:table-cell table:formula="of:=[.I28]/[.G28]" office:value-type="percentage" office:value="0.155555555555556" calcext:value-type="percentage">
            <text:p>15,56%</text:p>
          </table:table-cell>
          <table:table-cell table:formula="of:=[.G28]-[.I28]" office:value-type="float" office:value="45600" calcext:value-type="float">
            <text:p>45600</text:p>
          </table:table-cell>
        </table:table-row>
        <table:table-row table:style-name="ro1">
          <table:table-cell table:number-columns-repeated="6"/>
          <table:table-cell office:value-type="float" office:value="56000" calcext:value-type="float">
            <text:p>56000</text:p>
          </table:table-cell>
          <table:table-cell table:formula="of:=[.I29]/[.G29]" office:value-type="percentage" office:value="0.171428571428571" calcext:value-type="percentage">
            <text:p>17,14%</text:p>
          </table:table-cell>
          <table:table-cell table:formula="of:=SUM([.J29:.M29])" office:value-type="float" office:value="9600" calcext:value-type="float">
            <text:p>9600</text:p>
          </table:table-cell>
          <table:table-cell table:formula="of:=IF([.$G29]&lt;[.B$1];0;IF([.$G29]&lt;[.C$1];([.$G29]-[.B$1])*[.C$2];[.C$3]))" office:value-type="float" office:value="0" calcext:value-type="float">
            <text:p>0</text:p>
          </table:table-cell>
          <table:table-cell table:formula="of:=IF([.$G29]&lt;[.C$1];0;IF([.$G29]&lt;[.D$1];([.$G29]-[.C$1])*[.D$2];[.D$3]))" office:value-type="float" office:value="6000" calcext:value-type="float">
            <text:p>6000</text:p>
          </table:table-cell>
          <table:table-cell table:formula="of:=IF([.$G29]&lt;[.D$1];0;IF([.$G29]&lt;[.E$1];([.$G29]-[.D$1])*[.E$2];[.E$3]))" office:value-type="float" office:value="3600" calcext:value-type="float">
            <text:p>3600</text:p>
          </table:table-cell>
          <table:table-cell table:formula="of:=IF([.$G29]&lt;[.E$1];0;([.$G29]-[.E$1])*[.F$2])" office:value-type="float" office:value="0" calcext:value-type="float">
            <text:p>0</text:p>
          </table:table-cell>
          <table:table-cell table:formula="of:=[.I29]/[.G29]" office:value-type="percentage" office:value="0.171428571428571" calcext:value-type="percentage">
            <text:p>17,14%</text:p>
          </table:table-cell>
          <table:table-cell table:formula="of:=[.G29]-[.I29]" office:value-type="float" office:value="46400" calcext:value-type="float">
            <text:p>46400</text:p>
          </table:table-cell>
        </table:table-row>
        <table:table-row table:style-name="ro1">
          <table:table-cell table:number-columns-repeated="6"/>
          <table:table-cell office:value-type="float" office:value="58000" calcext:value-type="float">
            <text:p>58000</text:p>
          </table:table-cell>
          <table:table-cell table:formula="of:=[.I30]/[.G30]" office:value-type="percentage" office:value="0.186206896551724" calcext:value-type="percentage">
            <text:p>18,62%</text:p>
          </table:table-cell>
          <table:table-cell table:formula="of:=SUM([.J30:.M30])" office:value-type="float" office:value="10800" calcext:value-type="float">
            <text:p>10800</text:p>
          </table:table-cell>
          <table:table-cell table:formula="of:=IF([.$G30]&lt;[.B$1];0;IF([.$G30]&lt;[.C$1];([.$G30]-[.B$1])*[.C$2];[.C$3]))" office:value-type="float" office:value="0" calcext:value-type="float">
            <text:p>0</text:p>
          </table:table-cell>
          <table:table-cell table:formula="of:=IF([.$G30]&lt;[.C$1];0;IF([.$G30]&lt;[.D$1];([.$G30]-[.C$1])*[.D$2];[.D$3]))" office:value-type="float" office:value="6000" calcext:value-type="float">
            <text:p>6000</text:p>
          </table:table-cell>
          <table:table-cell table:formula="of:=IF([.$G30]&lt;[.D$1];0;IF([.$G30]&lt;[.E$1];([.$G30]-[.D$1])*[.E$2];[.E$3]))" office:value-type="float" office:value="4800" calcext:value-type="float">
            <text:p>4800</text:p>
          </table:table-cell>
          <table:table-cell table:formula="of:=IF([.$G30]&lt;[.E$1];0;([.$G30]-[.E$1])*[.F$2])" office:value-type="float" office:value="0" calcext:value-type="float">
            <text:p>0</text:p>
          </table:table-cell>
          <table:table-cell table:formula="of:=[.I30]/[.G30]" office:value-type="percentage" office:value="0.186206896551724" calcext:value-type="percentage">
            <text:p>18,62%</text:p>
          </table:table-cell>
          <table:table-cell table:formula="of:=[.G30]-[.I30]" office:value-type="float" office:value="47200" calcext:value-type="float">
            <text:p>47200</text:p>
          </table:table-cell>
        </table:table-row>
        <table:table-row table:style-name="ro1">
          <table:table-cell table:number-columns-repeated="6"/>
          <table:table-cell office:value-type="float" office:value="60000" calcext:value-type="float">
            <text:p>60000</text:p>
          </table:table-cell>
          <table:table-cell table:formula="of:=[.I31]/[.G31]" office:value-type="percentage" office:value="0.2" calcext:value-type="percentage">
            <text:p>20,00%</text:p>
          </table:table-cell>
          <table:table-cell table:formula="of:=SUM([.J31:.M31])" office:value-type="float" office:value="12000" calcext:value-type="float">
            <text:p>12000</text:p>
          </table:table-cell>
          <table:table-cell table:formula="of:=IF([.$G31]&lt;[.B$1];0;IF([.$G31]&lt;[.C$1];([.$G31]-[.B$1])*[.C$2];[.C$3]))" office:value-type="float" office:value="0" calcext:value-type="float">
            <text:p>0</text:p>
          </table:table-cell>
          <table:table-cell table:formula="of:=IF([.$G31]&lt;[.C$1];0;IF([.$G31]&lt;[.D$1];([.$G31]-[.C$1])*[.D$2];[.D$3]))" office:value-type="float" office:value="6000" calcext:value-type="float">
            <text:p>6000</text:p>
          </table:table-cell>
          <table:table-cell table:formula="of:=IF([.$G31]&lt;[.D$1];0;IF([.$G31]&lt;[.E$1];([.$G31]-[.D$1])*[.E$2];[.E$3]))" office:value-type="float" office:value="6000" calcext:value-type="float">
            <text:p>6000</text:p>
          </table:table-cell>
          <table:table-cell table:formula="of:=IF([.$G31]&lt;[.E$1];0;([.$G31]-[.E$1])*[.F$2])" office:value-type="float" office:value="0" calcext:value-type="float">
            <text:p>0</text:p>
          </table:table-cell>
          <table:table-cell table:formula="of:=[.I31]/[.G31]" office:value-type="percentage" office:value="0.2" calcext:value-type="percentage">
            <text:p>20,00%</text:p>
          </table:table-cell>
          <table:table-cell table:formula="of:=[.G31]-[.I31]" office:value-type="float" office:value="48000" calcext:value-type="float">
            <text:p>48000</text:p>
          </table:table-cell>
        </table:table-row>
        <table:table-row table:style-name="ro1">
          <table:table-cell table:number-columns-repeated="6"/>
          <table:table-cell office:value-type="float" office:value="62000" calcext:value-type="float">
            <text:p>62000</text:p>
          </table:table-cell>
          <table:table-cell table:formula="of:=[.I32]/[.G32]" office:value-type="percentage" office:value="0.212903225806452" calcext:value-type="percentage">
            <text:p>21,29%</text:p>
          </table:table-cell>
          <table:table-cell table:formula="of:=SUM([.J32:.M32])" office:value-type="float" office:value="13200" calcext:value-type="float">
            <text:p>13200</text:p>
          </table:table-cell>
          <table:table-cell table:formula="of:=IF([.$G32]&lt;[.B$1];0;IF([.$G32]&lt;[.C$1];([.$G32]-[.B$1])*[.C$2];[.C$3]))" office:value-type="float" office:value="0" calcext:value-type="float">
            <text:p>0</text:p>
          </table:table-cell>
          <table:table-cell table:formula="of:=IF([.$G32]&lt;[.C$1];0;IF([.$G32]&lt;[.D$1];([.$G32]-[.C$1])*[.D$2];[.D$3]))" office:value-type="float" office:value="6000" calcext:value-type="float">
            <text:p>6000</text:p>
          </table:table-cell>
          <table:table-cell table:formula="of:=IF([.$G32]&lt;[.D$1];0;IF([.$G32]&lt;[.E$1];([.$G32]-[.D$1])*[.E$2];[.E$3]))" office:value-type="float" office:value="7200" calcext:value-type="float">
            <text:p>7200</text:p>
          </table:table-cell>
          <table:table-cell table:formula="of:=IF([.$G32]&lt;[.E$1];0;([.$G32]-[.E$1])*[.F$2])" office:value-type="float" office:value="0" calcext:value-type="float">
            <text:p>0</text:p>
          </table:table-cell>
          <table:table-cell table:formula="of:=[.I32]/[.G32]" office:value-type="percentage" office:value="0.212903225806452" calcext:value-type="percentage">
            <text:p>21,29%</text:p>
          </table:table-cell>
          <table:table-cell table:formula="of:=[.G32]-[.I32]" office:value-type="float" office:value="48800" calcext:value-type="float">
            <text:p>48800</text:p>
          </table:table-cell>
        </table:table-row>
        <table:table-row table:style-name="ro1">
          <table:table-cell table:number-columns-repeated="6"/>
          <table:table-cell office:value-type="float" office:value="64000" calcext:value-type="float">
            <text:p>64000</text:p>
          </table:table-cell>
          <table:table-cell table:formula="of:=[.I33]/[.G33]" office:value-type="percentage" office:value="0.225" calcext:value-type="percentage">
            <text:p>22,50%</text:p>
          </table:table-cell>
          <table:table-cell table:formula="of:=SUM([.J33:.M33])" office:value-type="float" office:value="14400" calcext:value-type="float">
            <text:p>14400</text:p>
          </table:table-cell>
          <table:table-cell table:formula="of:=IF([.$G33]&lt;[.B$1];0;IF([.$G33]&lt;[.C$1];([.$G33]-[.B$1])*[.C$2];[.C$3]))" office:value-type="float" office:value="0" calcext:value-type="float">
            <text:p>0</text:p>
          </table:table-cell>
          <table:table-cell table:formula="of:=IF([.$G33]&lt;[.C$1];0;IF([.$G33]&lt;[.D$1];([.$G33]-[.C$1])*[.D$2];[.D$3]))" office:value-type="float" office:value="6000" calcext:value-type="float">
            <text:p>6000</text:p>
          </table:table-cell>
          <table:table-cell table:formula="of:=IF([.$G33]&lt;[.D$1];0;IF([.$G33]&lt;[.E$1];([.$G33]-[.D$1])*[.E$2];[.E$3]))" office:value-type="float" office:value="8400" calcext:value-type="float">
            <text:p>8400</text:p>
          </table:table-cell>
          <table:table-cell table:formula="of:=IF([.$G33]&lt;[.E$1];0;([.$G33]-[.E$1])*[.F$2])" office:value-type="float" office:value="0" calcext:value-type="float">
            <text:p>0</text:p>
          </table:table-cell>
          <table:table-cell table:formula="of:=[.I33]/[.G33]" office:value-type="percentage" office:value="0.225" calcext:value-type="percentage">
            <text:p>22,50%</text:p>
          </table:table-cell>
          <table:table-cell table:formula="of:=[.G33]-[.I33]" office:value-type="float" office:value="49600" calcext:value-type="float">
            <text:p>49600</text:p>
          </table:table-cell>
        </table:table-row>
        <table:table-row table:style-name="ro1">
          <table:table-cell table:number-columns-repeated="6"/>
          <table:table-cell office:value-type="float" office:value="66000" calcext:value-type="float">
            <text:p>66000</text:p>
          </table:table-cell>
          <table:table-cell table:formula="of:=[.I34]/[.G34]" office:value-type="percentage" office:value="0.236363636363636" calcext:value-type="percentage">
            <text:p>23,64%</text:p>
          </table:table-cell>
          <table:table-cell table:formula="of:=SUM([.J34:.M34])" office:value-type="float" office:value="15600" calcext:value-type="float">
            <text:p>15600</text:p>
          </table:table-cell>
          <table:table-cell table:formula="of:=IF([.$G34]&lt;[.B$1];0;IF([.$G34]&lt;[.C$1];([.$G34]-[.B$1])*[.C$2];[.C$3]))" office:value-type="float" office:value="0" calcext:value-type="float">
            <text:p>0</text:p>
          </table:table-cell>
          <table:table-cell table:formula="of:=IF([.$G34]&lt;[.C$1];0;IF([.$G34]&lt;[.D$1];([.$G34]-[.C$1])*[.D$2];[.D$3]))" office:value-type="float" office:value="6000" calcext:value-type="float">
            <text:p>6000</text:p>
          </table:table-cell>
          <table:table-cell table:formula="of:=IF([.$G34]&lt;[.D$1];0;IF([.$G34]&lt;[.E$1];([.$G34]-[.D$1])*[.E$2];[.E$3]))" office:value-type="float" office:value="9600" calcext:value-type="float">
            <text:p>9600</text:p>
          </table:table-cell>
          <table:table-cell table:formula="of:=IF([.$G34]&lt;[.E$1];0;([.$G34]-[.E$1])*[.F$2])" office:value-type="float" office:value="0" calcext:value-type="float">
            <text:p>0</text:p>
          </table:table-cell>
          <table:table-cell table:formula="of:=[.I34]/[.G34]" office:value-type="percentage" office:value="0.236363636363636" calcext:value-type="percentage">
            <text:p>23,64%</text:p>
          </table:table-cell>
          <table:table-cell table:formula="of:=[.G34]-[.I34]" office:value-type="float" office:value="50400" calcext:value-type="float">
            <text:p>50400</text:p>
          </table:table-cell>
        </table:table-row>
        <table:table-row table:style-name="ro1">
          <table:table-cell table:number-columns-repeated="6"/>
          <table:table-cell office:value-type="float" office:value="68000" calcext:value-type="float">
            <text:p>68000</text:p>
          </table:table-cell>
          <table:table-cell table:formula="of:=[.I35]/[.G35]" office:value-type="percentage" office:value="0.247058823529412" calcext:value-type="percentage">
            <text:p>24,71%</text:p>
          </table:table-cell>
          <table:table-cell table:formula="of:=SUM([.J35:.M35])" office:value-type="float" office:value="16800" calcext:value-type="float">
            <text:p>16800</text:p>
          </table:table-cell>
          <table:table-cell table:formula="of:=IF([.$G35]&lt;[.B$1];0;IF([.$G35]&lt;[.C$1];([.$G35]-[.B$1])*[.C$2];[.C$3]))" office:value-type="float" office:value="0" calcext:value-type="float">
            <text:p>0</text:p>
          </table:table-cell>
          <table:table-cell table:formula="of:=IF([.$G35]&lt;[.C$1];0;IF([.$G35]&lt;[.D$1];([.$G35]-[.C$1])*[.D$2];[.D$3]))" office:value-type="float" office:value="6000" calcext:value-type="float">
            <text:p>6000</text:p>
          </table:table-cell>
          <table:table-cell table:formula="of:=IF([.$G35]&lt;[.D$1];0;IF([.$G35]&lt;[.E$1];([.$G35]-[.D$1])*[.E$2];[.E$3]))" office:value-type="float" office:value="10800" calcext:value-type="float">
            <text:p>10800</text:p>
          </table:table-cell>
          <table:table-cell table:formula="of:=IF([.$G35]&lt;[.E$1];0;([.$G35]-[.E$1])*[.F$2])" office:value-type="float" office:value="0" calcext:value-type="float">
            <text:p>0</text:p>
          </table:table-cell>
          <table:table-cell table:formula="of:=[.I35]/[.G35]" office:value-type="percentage" office:value="0.247058823529412" calcext:value-type="percentage">
            <text:p>24,71%</text:p>
          </table:table-cell>
          <table:table-cell table:formula="of:=[.G35]-[.I35]" office:value-type="float" office:value="51200" calcext:value-type="float">
            <text:p>51200</text:p>
          </table:table-cell>
        </table:table-row>
        <table:table-row table:style-name="ro1">
          <table:table-cell table:number-columns-repeated="6"/>
          <table:table-cell office:value-type="float" office:value="70000" calcext:value-type="float">
            <text:p>70000</text:p>
          </table:table-cell>
          <table:table-cell table:formula="of:=[.I36]/[.G36]" office:value-type="percentage" office:value="0.257142857142857" calcext:value-type="percentage">
            <text:p>25,71%</text:p>
          </table:table-cell>
          <table:table-cell table:formula="of:=SUM([.J36:.M36])" office:value-type="float" office:value="18000" calcext:value-type="float">
            <text:p>18000</text:p>
          </table:table-cell>
          <table:table-cell table:formula="of:=IF([.$G36]&lt;[.B$1];0;IF([.$G36]&lt;[.C$1];([.$G36]-[.B$1])*[.C$2];[.C$3]))" office:value-type="float" office:value="0" calcext:value-type="float">
            <text:p>0</text:p>
          </table:table-cell>
          <table:table-cell table:formula="of:=IF([.$G36]&lt;[.C$1];0;IF([.$G36]&lt;[.D$1];([.$G36]-[.C$1])*[.D$2];[.D$3]))" office:value-type="float" office:value="6000" calcext:value-type="float">
            <text:p>6000</text:p>
          </table:table-cell>
          <table:table-cell table:formula="of:=IF([.$G36]&lt;[.D$1];0;IF([.$G36]&lt;[.E$1];([.$G36]-[.D$1])*[.E$2];[.E$3]))" office:value-type="float" office:value="12000" calcext:value-type="float">
            <text:p>12000</text:p>
          </table:table-cell>
          <table:table-cell table:formula="of:=IF([.$G36]&lt;[.E$1];0;([.$G36]-[.E$1])*[.F$2])" office:value-type="float" office:value="0" calcext:value-type="float">
            <text:p>0</text:p>
          </table:table-cell>
          <table:table-cell table:formula="of:=[.I36]/[.G36]" office:value-type="percentage" office:value="0.257142857142857" calcext:value-type="percentage">
            <text:p>25,71%</text:p>
          </table:table-cell>
          <table:table-cell table:formula="of:=[.G36]-[.I36]" office:value-type="float" office:value="52000" calcext:value-type="float">
            <text:p>52000</text:p>
          </table:table-cell>
        </table:table-row>
        <table:table-row table:style-name="ro1">
          <table:table-cell table:number-columns-repeated="6"/>
          <table:table-cell office:value-type="float" office:value="72000" calcext:value-type="float">
            <text:p>72000</text:p>
          </table:table-cell>
          <table:table-cell table:formula="of:=[.I37]/[.G37]" office:value-type="percentage" office:value="0.266666666666667" calcext:value-type="percentage">
            <text:p>26,67%</text:p>
          </table:table-cell>
          <table:table-cell table:formula="of:=SUM([.J37:.M37])" office:value-type="float" office:value="19200" calcext:value-type="float">
            <text:p>19200</text:p>
          </table:table-cell>
          <table:table-cell table:formula="of:=IF([.$G37]&lt;[.B$1];0;IF([.$G37]&lt;[.C$1];([.$G37]-[.B$1])*[.C$2];[.C$3]))" office:value-type="float" office:value="0" calcext:value-type="float">
            <text:p>0</text:p>
          </table:table-cell>
          <table:table-cell table:formula="of:=IF([.$G37]&lt;[.C$1];0;IF([.$G37]&lt;[.D$1];([.$G37]-[.C$1])*[.D$2];[.D$3]))" office:value-type="float" office:value="6000" calcext:value-type="float">
            <text:p>6000</text:p>
          </table:table-cell>
          <table:table-cell table:formula="of:=IF([.$G37]&lt;[.D$1];0;IF([.$G37]&lt;[.E$1];([.$G37]-[.D$1])*[.E$2];[.E$3]))" office:value-type="float" office:value="13200" calcext:value-type="float">
            <text:p>13200</text:p>
          </table:table-cell>
          <table:table-cell table:formula="of:=IF([.$G37]&lt;[.E$1];0;([.$G37]-[.E$1])*[.F$2])" office:value-type="float" office:value="0" calcext:value-type="float">
            <text:p>0</text:p>
          </table:table-cell>
          <table:table-cell table:formula="of:=[.I37]/[.G37]" office:value-type="percentage" office:value="0.266666666666667" calcext:value-type="percentage">
            <text:p>26,67%</text:p>
          </table:table-cell>
          <table:table-cell table:formula="of:=[.G37]-[.I37]" office:value-type="float" office:value="52800" calcext:value-type="float">
            <text:p>52800</text:p>
          </table:table-cell>
        </table:table-row>
        <table:table-row table:style-name="ro1">
          <table:table-cell table:number-columns-repeated="6"/>
          <table:table-cell office:value-type="float" office:value="74000" calcext:value-type="float">
            <text:p>74000</text:p>
          </table:table-cell>
          <table:table-cell table:formula="of:=[.I38]/[.G38]" office:value-type="percentage" office:value="0.275675675675676" calcext:value-type="percentage">
            <text:p>27,57%</text:p>
          </table:table-cell>
          <table:table-cell table:formula="of:=SUM([.J38:.M38])" office:value-type="float" office:value="20400" calcext:value-type="float">
            <text:p>20400</text:p>
          </table:table-cell>
          <table:table-cell table:formula="of:=IF([.$G38]&lt;[.B$1];0;IF([.$G38]&lt;[.C$1];([.$G38]-[.B$1])*[.C$2];[.C$3]))" office:value-type="float" office:value="0" calcext:value-type="float">
            <text:p>0</text:p>
          </table:table-cell>
          <table:table-cell table:formula="of:=IF([.$G38]&lt;[.C$1];0;IF([.$G38]&lt;[.D$1];([.$G38]-[.C$1])*[.D$2];[.D$3]))" office:value-type="float" office:value="6000" calcext:value-type="float">
            <text:p>6000</text:p>
          </table:table-cell>
          <table:table-cell table:formula="of:=IF([.$G38]&lt;[.D$1];0;IF([.$G38]&lt;[.E$1];([.$G38]-[.D$1])*[.E$2];[.E$3]))" office:value-type="float" office:value="14400" calcext:value-type="float">
            <text:p>14400</text:p>
          </table:table-cell>
          <table:table-cell table:formula="of:=IF([.$G38]&lt;[.E$1];0;([.$G38]-[.E$1])*[.F$2])" office:value-type="float" office:value="0" calcext:value-type="float">
            <text:p>0</text:p>
          </table:table-cell>
          <table:table-cell table:formula="of:=[.I38]/[.G38]" office:value-type="percentage" office:value="0.275675675675676" calcext:value-type="percentage">
            <text:p>27,57%</text:p>
          </table:table-cell>
          <table:table-cell table:formula="of:=[.G38]-[.I38]" office:value-type="float" office:value="53600" calcext:value-type="float">
            <text:p>53600</text:p>
          </table:table-cell>
        </table:table-row>
        <table:table-row table:style-name="ro1">
          <table:table-cell table:number-columns-repeated="6"/>
          <table:table-cell office:value-type="float" office:value="76000" calcext:value-type="float">
            <text:p>76000</text:p>
          </table:table-cell>
          <table:table-cell table:formula="of:=[.I39]/[.G39]" office:value-type="percentage" office:value="0.28421052631579" calcext:value-type="percentage">
            <text:p>28,42%</text:p>
          </table:table-cell>
          <table:table-cell table:formula="of:=SUM([.J39:.M39])" office:value-type="float" office:value="21600" calcext:value-type="float">
            <text:p>21600</text:p>
          </table:table-cell>
          <table:table-cell table:formula="of:=IF([.$G39]&lt;[.B$1];0;IF([.$G39]&lt;[.C$1];([.$G39]-[.B$1])*[.C$2];[.C$3]))" office:value-type="float" office:value="0" calcext:value-type="float">
            <text:p>0</text:p>
          </table:table-cell>
          <table:table-cell table:formula="of:=IF([.$G39]&lt;[.C$1];0;IF([.$G39]&lt;[.D$1];([.$G39]-[.C$1])*[.D$2];[.D$3]))" office:value-type="float" office:value="6000" calcext:value-type="float">
            <text:p>6000</text:p>
          </table:table-cell>
          <table:table-cell table:formula="of:=IF([.$G39]&lt;[.D$1];0;IF([.$G39]&lt;[.E$1];([.$G39]-[.D$1])*[.E$2];[.E$3]))" office:value-type="float" office:value="15600" calcext:value-type="float">
            <text:p>15600</text:p>
          </table:table-cell>
          <table:table-cell table:formula="of:=IF([.$G39]&lt;[.E$1];0;([.$G39]-[.E$1])*[.F$2])" office:value-type="float" office:value="0" calcext:value-type="float">
            <text:p>0</text:p>
          </table:table-cell>
          <table:table-cell table:formula="of:=[.I39]/[.G39]" office:value-type="percentage" office:value="0.28421052631579" calcext:value-type="percentage">
            <text:p>28,42%</text:p>
          </table:table-cell>
          <table:table-cell table:formula="of:=[.G39]-[.I39]" office:value-type="float" office:value="54400" calcext:value-type="float">
            <text:p>54400</text:p>
          </table:table-cell>
        </table:table-row>
        <table:table-row table:style-name="ro1">
          <table:table-cell table:number-columns-repeated="6"/>
          <table:table-cell office:value-type="float" office:value="78000" calcext:value-type="float">
            <text:p>78000</text:p>
          </table:table-cell>
          <table:table-cell table:formula="of:=[.I40]/[.G40]" office:value-type="percentage" office:value="0.292307692307692" calcext:value-type="percentage">
            <text:p>29,23%</text:p>
          </table:table-cell>
          <table:table-cell table:formula="of:=SUM([.J40:.M40])" office:value-type="float" office:value="22800" calcext:value-type="float">
            <text:p>22800</text:p>
          </table:table-cell>
          <table:table-cell table:formula="of:=IF([.$G40]&lt;[.B$1];0;IF([.$G40]&lt;[.C$1];([.$G40]-[.B$1])*[.C$2];[.C$3]))" office:value-type="float" office:value="0" calcext:value-type="float">
            <text:p>0</text:p>
          </table:table-cell>
          <table:table-cell table:formula="of:=IF([.$G40]&lt;[.C$1];0;IF([.$G40]&lt;[.D$1];([.$G40]-[.C$1])*[.D$2];[.D$3]))" office:value-type="float" office:value="6000" calcext:value-type="float">
            <text:p>6000</text:p>
          </table:table-cell>
          <table:table-cell table:formula="of:=IF([.$G40]&lt;[.D$1];0;IF([.$G40]&lt;[.E$1];([.$G40]-[.D$1])*[.E$2];[.E$3]))" office:value-type="float" office:value="16800" calcext:value-type="float">
            <text:p>16800</text:p>
          </table:table-cell>
          <table:table-cell table:formula="of:=IF([.$G40]&lt;[.E$1];0;([.$G40]-[.E$1])*[.F$2])" office:value-type="float" office:value="0" calcext:value-type="float">
            <text:p>0</text:p>
          </table:table-cell>
          <table:table-cell table:formula="of:=[.I40]/[.G40]" office:value-type="percentage" office:value="0.292307692307692" calcext:value-type="percentage">
            <text:p>29,23%</text:p>
          </table:table-cell>
          <table:table-cell table:formula="of:=[.G40]-[.I40]" office:value-type="float" office:value="55200" calcext:value-type="float">
            <text:p>55200</text:p>
          </table:table-cell>
        </table:table-row>
        <table:table-row table:style-name="ro1">
          <table:table-cell table:number-columns-repeated="6"/>
          <table:table-cell office:value-type="float" office:value="80000" calcext:value-type="float">
            <text:p>80000</text:p>
          </table:table-cell>
          <table:table-cell table:formula="of:=[.I41]/[.G41]" office:value-type="percentage" office:value="0.3" calcext:value-type="percentage">
            <text:p>30,00%</text:p>
          </table:table-cell>
          <table:table-cell table:formula="of:=SUM([.J41:.M41])" office:value-type="float" office:value="24000" calcext:value-type="float">
            <text:p>24000</text:p>
          </table:table-cell>
          <table:table-cell table:formula="of:=IF([.$G41]&lt;[.B$1];0;IF([.$G41]&lt;[.C$1];([.$G41]-[.B$1])*[.C$2];[.C$3]))" office:value-type="float" office:value="0" calcext:value-type="float">
            <text:p>0</text:p>
          </table:table-cell>
          <table:table-cell table:formula="of:=IF([.$G41]&lt;[.C$1];0;IF([.$G41]&lt;[.D$1];([.$G41]-[.C$1])*[.D$2];[.D$3]))" office:value-type="float" office:value="6000" calcext:value-type="float">
            <text:p>6000</text:p>
          </table:table-cell>
          <table:table-cell table:formula="of:=IF([.$G41]&lt;[.D$1];0;IF([.$G41]&lt;[.E$1];([.$G41]-[.D$1])*[.E$2];[.E$3]))" office:value-type="float" office:value="18000" calcext:value-type="float">
            <text:p>18000</text:p>
          </table:table-cell>
          <table:table-cell table:formula="of:=IF([.$G41]&lt;[.E$1];0;([.$G41]-[.E$1])*[.F$2])" office:value-type="float" office:value="0" calcext:value-type="float">
            <text:p>0</text:p>
          </table:table-cell>
          <table:table-cell table:formula="of:=[.I41]/[.G41]" office:value-type="percentage" office:value="0.3" calcext:value-type="percentage">
            <text:p>30,00%</text:p>
          </table:table-cell>
          <table:table-cell table:formula="of:=[.G41]-[.I41]" office:value-type="float" office:value="56000" calcext:value-type="float">
            <text:p>56000</text:p>
          </table:table-cell>
        </table:table-row>
        <table:table-row table:style-name="ro1">
          <table:table-cell table:number-columns-repeated="6"/>
          <table:table-cell office:value-type="float" office:value="82000" calcext:value-type="float">
            <text:p>82000</text:p>
          </table:table-cell>
          <table:table-cell table:formula="of:=[.I42]/[.G42]" office:value-type="percentage" office:value="0.307317073170732" calcext:value-type="percentage">
            <text:p>30,73%</text:p>
          </table:table-cell>
          <table:table-cell table:formula="of:=SUM([.J42:.M42])" office:value-type="float" office:value="25200" calcext:value-type="float">
            <text:p>25200</text:p>
          </table:table-cell>
          <table:table-cell table:formula="of:=IF([.$G42]&lt;[.B$1];0;IF([.$G42]&lt;[.C$1];([.$G42]-[.B$1])*[.C$2];[.C$3]))" office:value-type="float" office:value="0" calcext:value-type="float">
            <text:p>0</text:p>
          </table:table-cell>
          <table:table-cell table:formula="of:=IF([.$G42]&lt;[.C$1];0;IF([.$G42]&lt;[.D$1];([.$G42]-[.C$1])*[.D$2];[.D$3]))" office:value-type="float" office:value="6000" calcext:value-type="float">
            <text:p>6000</text:p>
          </table:table-cell>
          <table:table-cell table:formula="of:=IF([.$G42]&lt;[.D$1];0;IF([.$G42]&lt;[.E$1];([.$G42]-[.D$1])*[.E$2];[.E$3]))" office:value-type="float" office:value="19200" calcext:value-type="float">
            <text:p>19200</text:p>
          </table:table-cell>
          <table:table-cell table:formula="of:=IF([.$G42]&lt;[.E$1];0;([.$G42]-[.E$1])*[.F$2])" office:value-type="float" office:value="0" calcext:value-type="float">
            <text:p>0</text:p>
          </table:table-cell>
          <table:table-cell table:formula="of:=[.I42]/[.G42]" office:value-type="percentage" office:value="0.307317073170732" calcext:value-type="percentage">
            <text:p>30,73%</text:p>
          </table:table-cell>
          <table:table-cell table:formula="of:=[.G42]-[.I42]" office:value-type="float" office:value="56800" calcext:value-type="float">
            <text:p>56800</text:p>
          </table:table-cell>
        </table:table-row>
        <table:table-row table:style-name="ro1">
          <table:table-cell table:number-columns-repeated="6"/>
          <table:table-cell office:value-type="float" office:value="84000" calcext:value-type="float">
            <text:p>84000</text:p>
          </table:table-cell>
          <table:table-cell table:formula="of:=[.I43]/[.G43]" office:value-type="percentage" office:value="0.314285714285714" calcext:value-type="percentage">
            <text:p>31,43%</text:p>
          </table:table-cell>
          <table:table-cell table:formula="of:=SUM([.J43:.M43])" office:value-type="float" office:value="26400" calcext:value-type="float">
            <text:p>26400</text:p>
          </table:table-cell>
          <table:table-cell table:formula="of:=IF([.$G43]&lt;[.B$1];0;IF([.$G43]&lt;[.C$1];([.$G43]-[.B$1])*[.C$2];[.C$3]))" office:value-type="float" office:value="0" calcext:value-type="float">
            <text:p>0</text:p>
          </table:table-cell>
          <table:table-cell table:formula="of:=IF([.$G43]&lt;[.C$1];0;IF([.$G43]&lt;[.D$1];([.$G43]-[.C$1])*[.D$2];[.D$3]))" office:value-type="float" office:value="6000" calcext:value-type="float">
            <text:p>6000</text:p>
          </table:table-cell>
          <table:table-cell table:formula="of:=IF([.$G43]&lt;[.D$1];0;IF([.$G43]&lt;[.E$1];([.$G43]-[.D$1])*[.E$2];[.E$3]))" office:value-type="float" office:value="20400" calcext:value-type="float">
            <text:p>20400</text:p>
          </table:table-cell>
          <table:table-cell table:formula="of:=IF([.$G43]&lt;[.E$1];0;([.$G43]-[.E$1])*[.F$2])" office:value-type="float" office:value="0" calcext:value-type="float">
            <text:p>0</text:p>
          </table:table-cell>
          <table:table-cell table:formula="of:=[.I43]/[.G43]" office:value-type="percentage" office:value="0.314285714285714" calcext:value-type="percentage">
            <text:p>31,43%</text:p>
          </table:table-cell>
          <table:table-cell table:formula="of:=[.G43]-[.I43]" office:value-type="float" office:value="57600" calcext:value-type="float">
            <text:p>57600</text:p>
          </table:table-cell>
        </table:table-row>
        <table:table-row table:style-name="ro1">
          <table:table-cell table:number-columns-repeated="6"/>
          <table:table-cell office:value-type="float" office:value="86000" calcext:value-type="float">
            <text:p>86000</text:p>
          </table:table-cell>
          <table:table-cell table:formula="of:=[.I44]/[.G44]" office:value-type="percentage" office:value="0.32093023255814" calcext:value-type="percentage">
            <text:p>32,09%</text:p>
          </table:table-cell>
          <table:table-cell table:formula="of:=SUM([.J44:.M44])" office:value-type="float" office:value="27600" calcext:value-type="float">
            <text:p>27600</text:p>
          </table:table-cell>
          <table:table-cell table:formula="of:=IF([.$G44]&lt;[.B$1];0;IF([.$G44]&lt;[.C$1];([.$G44]-[.B$1])*[.C$2];[.C$3]))" office:value-type="float" office:value="0" calcext:value-type="float">
            <text:p>0</text:p>
          </table:table-cell>
          <table:table-cell table:formula="of:=IF([.$G44]&lt;[.C$1];0;IF([.$G44]&lt;[.D$1];([.$G44]-[.C$1])*[.D$2];[.D$3]))" office:value-type="float" office:value="6000" calcext:value-type="float">
            <text:p>6000</text:p>
          </table:table-cell>
          <table:table-cell table:formula="of:=IF([.$G44]&lt;[.D$1];0;IF([.$G44]&lt;[.E$1];([.$G44]-[.D$1])*[.E$2];[.E$3]))" office:value-type="float" office:value="21600" calcext:value-type="float">
            <text:p>21600</text:p>
          </table:table-cell>
          <table:table-cell table:formula="of:=IF([.$G44]&lt;[.E$1];0;([.$G44]-[.E$1])*[.F$2])" office:value-type="float" office:value="0" calcext:value-type="float">
            <text:p>0</text:p>
          </table:table-cell>
          <table:table-cell table:formula="of:=[.I44]/[.G44]" office:value-type="percentage" office:value="0.32093023255814" calcext:value-type="percentage">
            <text:p>32,09%</text:p>
          </table:table-cell>
          <table:table-cell table:formula="of:=[.G44]-[.I44]" office:value-type="float" office:value="58400" calcext:value-type="float">
            <text:p>58400</text:p>
          </table:table-cell>
        </table:table-row>
        <table:table-row table:style-name="ro1">
          <table:table-cell table:number-columns-repeated="6"/>
          <table:table-cell office:value-type="float" office:value="88000" calcext:value-type="float">
            <text:p>88000</text:p>
          </table:table-cell>
          <table:table-cell table:formula="of:=[.I45]/[.G45]" office:value-type="percentage" office:value="0.327272727272727" calcext:value-type="percentage">
            <text:p>32,73%</text:p>
          </table:table-cell>
          <table:table-cell table:formula="of:=SUM([.J45:.M45])" office:value-type="float" office:value="28800" calcext:value-type="float">
            <text:p>28800</text:p>
          </table:table-cell>
          <table:table-cell table:formula="of:=IF([.$G45]&lt;[.B$1];0;IF([.$G45]&lt;[.C$1];([.$G45]-[.B$1])*[.C$2];[.C$3]))" office:value-type="float" office:value="0" calcext:value-type="float">
            <text:p>0</text:p>
          </table:table-cell>
          <table:table-cell table:formula="of:=IF([.$G45]&lt;[.C$1];0;IF([.$G45]&lt;[.D$1];([.$G45]-[.C$1])*[.D$2];[.D$3]))" office:value-type="float" office:value="6000" calcext:value-type="float">
            <text:p>6000</text:p>
          </table:table-cell>
          <table:table-cell table:formula="of:=IF([.$G45]&lt;[.D$1];0;IF([.$G45]&lt;[.E$1];([.$G45]-[.D$1])*[.E$2];[.E$3]))" office:value-type="float" office:value="22800" calcext:value-type="float">
            <text:p>22800</text:p>
          </table:table-cell>
          <table:table-cell table:formula="of:=IF([.$G45]&lt;[.E$1];0;([.$G45]-[.E$1])*[.F$2])" office:value-type="float" office:value="0" calcext:value-type="float">
            <text:p>0</text:p>
          </table:table-cell>
          <table:table-cell table:formula="of:=[.I45]/[.G45]" office:value-type="percentage" office:value="0.327272727272727" calcext:value-type="percentage">
            <text:p>32,73%</text:p>
          </table:table-cell>
          <table:table-cell table:formula="of:=[.G45]-[.I45]" office:value-type="float" office:value="59200" calcext:value-type="float">
            <text:p>59200</text:p>
          </table:table-cell>
        </table:table-row>
        <table:table-row table:style-name="ro1">
          <table:table-cell table:number-columns-repeated="6"/>
          <table:table-cell office:value-type="float" office:value="90000" calcext:value-type="float">
            <text:p>90000</text:p>
          </table:table-cell>
          <table:table-cell table:formula="of:=[.I46]/[.G46]" office:value-type="percentage" office:value="0.333333333333333" calcext:value-type="percentage">
            <text:p>33,33%</text:p>
          </table:table-cell>
          <table:table-cell table:formula="of:=SUM([.J46:.M46])" office:value-type="float" office:value="30000" calcext:value-type="float">
            <text:p>30000</text:p>
          </table:table-cell>
          <table:table-cell table:formula="of:=IF([.$G46]&lt;[.B$1];0;IF([.$G46]&lt;[.C$1];([.$G46]-[.B$1])*[.C$2];[.C$3]))" office:value-type="float" office:value="0" calcext:value-type="float">
            <text:p>0</text:p>
          </table:table-cell>
          <table:table-cell table:formula="of:=IF([.$G46]&lt;[.C$1];0;IF([.$G46]&lt;[.D$1];([.$G46]-[.C$1])*[.D$2];[.D$3]))" office:value-type="float" office:value="6000" calcext:value-type="float">
            <text:p>6000</text:p>
          </table:table-cell>
          <table:table-cell table:formula="of:=IF([.$G46]&lt;[.D$1];0;IF([.$G46]&lt;[.E$1];([.$G46]-[.D$1])*[.E$2];[.E$3]))" office:value-type="float" office:value="24000" calcext:value-type="float">
            <text:p>24000</text:p>
          </table:table-cell>
          <table:table-cell table:formula="of:=IF([.$G46]&lt;[.E$1];0;([.$G46]-[.E$1])*[.F$2])" office:value-type="float" office:value="0" calcext:value-type="float">
            <text:p>0</text:p>
          </table:table-cell>
          <table:table-cell table:formula="of:=[.I46]/[.G46]" office:value-type="percentage" office:value="0.333333333333333" calcext:value-type="percentage">
            <text:p>33,33%</text:p>
          </table:table-cell>
          <table:table-cell table:formula="of:=[.G46]-[.I46]" office:value-type="float" office:value="60000" calcext:value-type="float">
            <text:p>60000</text:p>
          </table:table-cell>
        </table:table-row>
        <table:table-row table:style-name="ro1">
          <table:table-cell table:number-columns-repeated="6"/>
          <table:table-cell office:value-type="float" office:value="92000" calcext:value-type="float">
            <text:p>92000</text:p>
          </table:table-cell>
          <table:table-cell table:formula="of:=[.I47]/[.G47]" office:value-type="percentage" office:value="0.339130434782609" calcext:value-type="percentage">
            <text:p>33,91%</text:p>
          </table:table-cell>
          <table:table-cell table:formula="of:=SUM([.J47:.M47])" office:value-type="float" office:value="31200" calcext:value-type="float">
            <text:p>31200</text:p>
          </table:table-cell>
          <table:table-cell table:formula="of:=IF([.$G47]&lt;[.B$1];0;IF([.$G47]&lt;[.C$1];([.$G47]-[.B$1])*[.C$2];[.C$3]))" office:value-type="float" office:value="0" calcext:value-type="float">
            <text:p>0</text:p>
          </table:table-cell>
          <table:table-cell table:formula="of:=IF([.$G47]&lt;[.C$1];0;IF([.$G47]&lt;[.D$1];([.$G47]-[.C$1])*[.D$2];[.D$3]))" office:value-type="float" office:value="6000" calcext:value-type="float">
            <text:p>6000</text:p>
          </table:table-cell>
          <table:table-cell table:formula="of:=IF([.$G47]&lt;[.D$1];0;IF([.$G47]&lt;[.E$1];([.$G47]-[.D$1])*[.E$2];[.E$3]))" office:value-type="float" office:value="25200" calcext:value-type="float">
            <text:p>25200</text:p>
          </table:table-cell>
          <table:table-cell table:formula="of:=IF([.$G47]&lt;[.E$1];0;([.$G47]-[.E$1])*[.F$2])" office:value-type="float" office:value="0" calcext:value-type="float">
            <text:p>0</text:p>
          </table:table-cell>
          <table:table-cell table:formula="of:=[.I47]/[.G47]" office:value-type="percentage" office:value="0.339130434782609" calcext:value-type="percentage">
            <text:p>33,91%</text:p>
          </table:table-cell>
          <table:table-cell table:formula="of:=[.G47]-[.I47]" office:value-type="float" office:value="60800" calcext:value-type="float">
            <text:p>60800</text:p>
          </table:table-cell>
        </table:table-row>
        <table:table-row table:style-name="ro1">
          <table:table-cell table:number-columns-repeated="6"/>
          <table:table-cell office:value-type="float" office:value="94000" calcext:value-type="float">
            <text:p>94000</text:p>
          </table:table-cell>
          <table:table-cell table:formula="of:=[.I48]/[.G48]" office:value-type="percentage" office:value="0.34468085106383" calcext:value-type="percentage">
            <text:p>34,47%</text:p>
          </table:table-cell>
          <table:table-cell table:formula="of:=SUM([.J48:.M48])" office:value-type="float" office:value="32400" calcext:value-type="float">
            <text:p>32400</text:p>
          </table:table-cell>
          <table:table-cell table:formula="of:=IF([.$G48]&lt;[.B$1];0;IF([.$G48]&lt;[.C$1];([.$G48]-[.B$1])*[.C$2];[.C$3]))" office:value-type="float" office:value="0" calcext:value-type="float">
            <text:p>0</text:p>
          </table:table-cell>
          <table:table-cell table:formula="of:=IF([.$G48]&lt;[.C$1];0;IF([.$G48]&lt;[.D$1];([.$G48]-[.C$1])*[.D$2];[.D$3]))" office:value-type="float" office:value="6000" calcext:value-type="float">
            <text:p>6000</text:p>
          </table:table-cell>
          <table:table-cell table:formula="of:=IF([.$G48]&lt;[.D$1];0;IF([.$G48]&lt;[.E$1];([.$G48]-[.D$1])*[.E$2];[.E$3]))" office:value-type="float" office:value="26400" calcext:value-type="float">
            <text:p>26400</text:p>
          </table:table-cell>
          <table:table-cell table:formula="of:=IF([.$G48]&lt;[.E$1];0;([.$G48]-[.E$1])*[.F$2])" office:value-type="float" office:value="0" calcext:value-type="float">
            <text:p>0</text:p>
          </table:table-cell>
          <table:table-cell table:formula="of:=[.I48]/[.G48]" office:value-type="percentage" office:value="0.34468085106383" calcext:value-type="percentage">
            <text:p>34,47%</text:p>
          </table:table-cell>
          <table:table-cell table:formula="of:=[.G48]-[.I48]" office:value-type="float" office:value="61600" calcext:value-type="float">
            <text:p>61600</text:p>
          </table:table-cell>
        </table:table-row>
        <table:table-row table:style-name="ro1">
          <table:table-cell table:number-columns-repeated="6"/>
          <table:table-cell office:value-type="float" office:value="96000" calcext:value-type="float">
            <text:p>96000</text:p>
          </table:table-cell>
          <table:table-cell table:formula="of:=[.I49]/[.G49]" office:value-type="percentage" office:value="0.35" calcext:value-type="percentage">
            <text:p>35,00%</text:p>
          </table:table-cell>
          <table:table-cell table:formula="of:=SUM([.J49:.M49])" office:value-type="float" office:value="33600" calcext:value-type="float">
            <text:p>33600</text:p>
          </table:table-cell>
          <table:table-cell table:formula="of:=IF([.$G49]&lt;[.B$1];0;IF([.$G49]&lt;[.C$1];([.$G49]-[.B$1])*[.C$2];[.C$3]))" office:value-type="float" office:value="0" calcext:value-type="float">
            <text:p>0</text:p>
          </table:table-cell>
          <table:table-cell table:formula="of:=IF([.$G49]&lt;[.C$1];0;IF([.$G49]&lt;[.D$1];([.$G49]-[.C$1])*[.D$2];[.D$3]))" office:value-type="float" office:value="6000" calcext:value-type="float">
            <text:p>6000</text:p>
          </table:table-cell>
          <table:table-cell table:formula="of:=IF([.$G49]&lt;[.D$1];0;IF([.$G49]&lt;[.E$1];([.$G49]-[.D$1])*[.E$2];[.E$3]))" office:value-type="float" office:value="27600" calcext:value-type="float">
            <text:p>27600</text:p>
          </table:table-cell>
          <table:table-cell table:formula="of:=IF([.$G49]&lt;[.E$1];0;([.$G49]-[.E$1])*[.F$2])" office:value-type="float" office:value="0" calcext:value-type="float">
            <text:p>0</text:p>
          </table:table-cell>
          <table:table-cell table:formula="of:=[.I49]/[.G49]" office:value-type="percentage" office:value="0.35" calcext:value-type="percentage">
            <text:p>35,00%</text:p>
          </table:table-cell>
          <table:table-cell table:formula="of:=[.G49]-[.I49]" office:value-type="float" office:value="62400" calcext:value-type="float">
            <text:p>62400</text:p>
          </table:table-cell>
        </table:table-row>
        <table:table-row table:style-name="ro1">
          <table:table-cell table:number-columns-repeated="6"/>
          <table:table-cell office:value-type="float" office:value="98000" calcext:value-type="float">
            <text:p>98000</text:p>
          </table:table-cell>
          <table:table-cell table:formula="of:=[.I50]/[.G50]" office:value-type="percentage" office:value="0.355102040816327" calcext:value-type="percentage">
            <text:p>35,51%</text:p>
          </table:table-cell>
          <table:table-cell table:formula="of:=SUM([.J50:.M50])" office:value-type="float" office:value="34800" calcext:value-type="float">
            <text:p>34800</text:p>
          </table:table-cell>
          <table:table-cell table:formula="of:=IF([.$G50]&lt;[.B$1];0;IF([.$G50]&lt;[.C$1];([.$G50]-[.B$1])*[.C$2];[.C$3]))" office:value-type="float" office:value="0" calcext:value-type="float">
            <text:p>0</text:p>
          </table:table-cell>
          <table:table-cell table:formula="of:=IF([.$G50]&lt;[.C$1];0;IF([.$G50]&lt;[.D$1];([.$G50]-[.C$1])*[.D$2];[.D$3]))" office:value-type="float" office:value="6000" calcext:value-type="float">
            <text:p>6000</text:p>
          </table:table-cell>
          <table:table-cell table:formula="of:=IF([.$G50]&lt;[.D$1];0;IF([.$G50]&lt;[.E$1];([.$G50]-[.D$1])*[.E$2];[.E$3]))" office:value-type="float" office:value="28800" calcext:value-type="float">
            <text:p>28800</text:p>
          </table:table-cell>
          <table:table-cell table:formula="of:=IF([.$G50]&lt;[.E$1];0;([.$G50]-[.E$1])*[.F$2])" office:value-type="float" office:value="0" calcext:value-type="float">
            <text:p>0</text:p>
          </table:table-cell>
          <table:table-cell table:formula="of:=[.I50]/[.G50]" office:value-type="percentage" office:value="0.355102040816327" calcext:value-type="percentage">
            <text:p>35,51%</text:p>
          </table:table-cell>
          <table:table-cell table:formula="of:=[.G50]-[.I50]" office:value-type="float" office:value="63200" calcext:value-type="float">
            <text:p>63200</text:p>
          </table:table-cell>
        </table:table-row>
        <table:table-row table:style-name="ro1">
          <table:table-cell table:number-columns-repeated="6"/>
          <table:table-cell office:value-type="float" office:value="100000" calcext:value-type="float">
            <text:p>100000</text:p>
          </table:table-cell>
          <table:table-cell table:formula="of:=[.I51]/[.G51]" office:value-type="percentage" office:value="0.36" calcext:value-type="percentage">
            <text:p>36,00%</text:p>
          </table:table-cell>
          <table:table-cell table:formula="of:=SUM([.J51:.M51])" office:value-type="float" office:value="36000" calcext:value-type="float">
            <text:p>36000</text:p>
          </table:table-cell>
          <table:table-cell table:formula="of:=IF([.$G51]&lt;[.B$1];0;IF([.$G51]&lt;[.C$1];([.$G51]-[.B$1])*[.C$2];[.C$3]))" office:value-type="float" office:value="0" calcext:value-type="float">
            <text:p>0</text:p>
          </table:table-cell>
          <table:table-cell table:formula="of:=IF([.$G51]&lt;[.C$1];0;IF([.$G51]&lt;[.D$1];([.$G51]-[.C$1])*[.D$2];[.D$3]))" office:value-type="float" office:value="6000" calcext:value-type="float">
            <text:p>6000</text:p>
          </table:table-cell>
          <table:table-cell table:formula="of:=IF([.$G51]&lt;[.D$1];0;IF([.$G51]&lt;[.E$1];([.$G51]-[.D$1])*[.E$2];[.E$3]))" office:value-type="float" office:value="30000" calcext:value-type="float">
            <text:p>30000</text:p>
          </table:table-cell>
          <table:table-cell table:formula="of:=IF([.$G51]&lt;[.E$1];0;([.$G51]-[.E$1])*[.F$2])" office:value-type="float" office:value="0" calcext:value-type="float">
            <text:p>0</text:p>
          </table:table-cell>
          <table:table-cell table:formula="of:=[.I51]/[.G51]" office:value-type="percentage" office:value="0.36" calcext:value-type="percentage">
            <text:p>36,00%</text:p>
          </table:table-cell>
          <table:table-cell table:formula="of:=[.G51]-[.I51]" office:value-type="float" office:value="64000" calcext:value-type="float">
            <text:p>64000</text:p>
          </table:table-cell>
        </table:table-row>
        <table:table-row table:style-name="ro1">
          <table:table-cell table:number-columns-repeated="6"/>
          <table:table-cell office:value-type="float" office:value="102000" calcext:value-type="float">
            <text:p>102000</text:p>
          </table:table-cell>
          <table:table-cell table:formula="of:=[.I52]/[.G52]" office:value-type="percentage" office:value="0.37156862745098" calcext:value-type="percentage">
            <text:p>37,16%</text:p>
          </table:table-cell>
          <table:table-cell table:formula="of:=SUM([.J52:.M52])" office:value-type="float" office:value="37900" calcext:value-type="float">
            <text:p>37900</text:p>
          </table:table-cell>
          <table:table-cell table:formula="of:=IF([.$G52]&lt;[.B$1];0;IF([.$G52]&lt;[.C$1];([.$G52]-[.B$1])*[.C$2];[.C$3]))" office:value-type="float" office:value="0" calcext:value-type="float">
            <text:p>0</text:p>
          </table:table-cell>
          <table:table-cell table:formula="of:=IF([.$G52]&lt;[.C$1];0;IF([.$G52]&lt;[.D$1];([.$G52]-[.C$1])*[.D$2];[.D$3]))" office:value-type="float" office:value="6000" calcext:value-type="float">
            <text:p>6000</text:p>
          </table:table-cell>
          <table:table-cell table:formula="of:=IF([.$G52]&lt;[.D$1];0;IF([.$G52]&lt;[.E$1];([.$G52]-[.D$1])*[.E$2];[.E$3]))" office:value-type="float" office:value="30000" calcext:value-type="float">
            <text:p>30000</text:p>
          </table:table-cell>
          <table:table-cell table:formula="of:=IF([.$G52]&lt;[.E$1];0;([.$G52]-[.E$1])*[.F$2])" office:value-type="float" office:value="1900" calcext:value-type="float">
            <text:p>1900</text:p>
          </table:table-cell>
          <table:table-cell table:formula="of:=[.I52]/[.G52]" office:value-type="percentage" office:value="0.37156862745098" calcext:value-type="percentage">
            <text:p>37,16%</text:p>
          </table:table-cell>
          <table:table-cell table:formula="of:=[.G52]-[.I52]" office:value-type="float" office:value="64100" calcext:value-type="float">
            <text:p>64100</text:p>
          </table:table-cell>
        </table:table-row>
        <table:table-row table:style-name="ro1">
          <table:table-cell table:number-columns-repeated="6"/>
          <table:table-cell office:value-type="float" office:value="104000" calcext:value-type="float">
            <text:p>104000</text:p>
          </table:table-cell>
          <table:table-cell table:formula="of:=[.I53]/[.G53]" office:value-type="percentage" office:value="0.382692307692308" calcext:value-type="percentage">
            <text:p>38,27%</text:p>
          </table:table-cell>
          <table:table-cell table:formula="of:=SUM([.J53:.M53])" office:value-type="float" office:value="39800" calcext:value-type="float">
            <text:p>39800</text:p>
          </table:table-cell>
          <table:table-cell table:formula="of:=IF([.$G53]&lt;[.B$1];0;IF([.$G53]&lt;[.C$1];([.$G53]-[.B$1])*[.C$2];[.C$3]))" office:value-type="float" office:value="0" calcext:value-type="float">
            <text:p>0</text:p>
          </table:table-cell>
          <table:table-cell table:formula="of:=IF([.$G53]&lt;[.C$1];0;IF([.$G53]&lt;[.D$1];([.$G53]-[.C$1])*[.D$2];[.D$3]))" office:value-type="float" office:value="6000" calcext:value-type="float">
            <text:p>6000</text:p>
          </table:table-cell>
          <table:table-cell table:formula="of:=IF([.$G53]&lt;[.D$1];0;IF([.$G53]&lt;[.E$1];([.$G53]-[.D$1])*[.E$2];[.E$3]))" office:value-type="float" office:value="30000" calcext:value-type="float">
            <text:p>30000</text:p>
          </table:table-cell>
          <table:table-cell table:formula="of:=IF([.$G53]&lt;[.E$1];0;([.$G53]-[.E$1])*[.F$2])" office:value-type="float" office:value="3800" calcext:value-type="float">
            <text:p>3800</text:p>
          </table:table-cell>
          <table:table-cell table:formula="of:=[.I53]/[.G53]" office:value-type="percentage" office:value="0.382692307692308" calcext:value-type="percentage">
            <text:p>38,27%</text:p>
          </table:table-cell>
          <table:table-cell table:formula="of:=[.G53]-[.I53]" office:value-type="float" office:value="64200" calcext:value-type="float">
            <text:p>64200</text:p>
          </table:table-cell>
        </table:table-row>
        <table:table-row table:style-name="ro1">
          <table:table-cell table:number-columns-repeated="6"/>
          <table:table-cell office:value-type="float" office:value="106000" calcext:value-type="float">
            <text:p>106000</text:p>
          </table:table-cell>
          <table:table-cell table:formula="of:=[.I54]/[.G54]" office:value-type="percentage" office:value="0.393396226415094" calcext:value-type="percentage">
            <text:p>39,34%</text:p>
          </table:table-cell>
          <table:table-cell table:formula="of:=SUM([.J54:.M54])" office:value-type="float" office:value="41700" calcext:value-type="float">
            <text:p>41700</text:p>
          </table:table-cell>
          <table:table-cell table:formula="of:=IF([.$G54]&lt;[.B$1];0;IF([.$G54]&lt;[.C$1];([.$G54]-[.B$1])*[.C$2];[.C$3]))" office:value-type="float" office:value="0" calcext:value-type="float">
            <text:p>0</text:p>
          </table:table-cell>
          <table:table-cell table:formula="of:=IF([.$G54]&lt;[.C$1];0;IF([.$G54]&lt;[.D$1];([.$G54]-[.C$1])*[.D$2];[.D$3]))" office:value-type="float" office:value="6000" calcext:value-type="float">
            <text:p>6000</text:p>
          </table:table-cell>
          <table:table-cell table:formula="of:=IF([.$G54]&lt;[.D$1];0;IF([.$G54]&lt;[.E$1];([.$G54]-[.D$1])*[.E$2];[.E$3]))" office:value-type="float" office:value="30000" calcext:value-type="float">
            <text:p>30000</text:p>
          </table:table-cell>
          <table:table-cell table:formula="of:=IF([.$G54]&lt;[.E$1];0;([.$G54]-[.E$1])*[.F$2])" office:value-type="float" office:value="5700" calcext:value-type="float">
            <text:p>5700</text:p>
          </table:table-cell>
          <table:table-cell table:formula="of:=[.I54]/[.G54]" office:value-type="percentage" office:value="0.393396226415094" calcext:value-type="percentage">
            <text:p>39,34%</text:p>
          </table:table-cell>
          <table:table-cell table:formula="of:=[.G54]-[.I54]" office:value-type="float" office:value="64300" calcext:value-type="float">
            <text:p>64300</text:p>
          </table:table-cell>
        </table:table-row>
        <table:table-row table:style-name="ro1">
          <table:table-cell table:number-columns-repeated="6"/>
          <table:table-cell office:value-type="float" office:value="108000" calcext:value-type="float">
            <text:p>108000</text:p>
          </table:table-cell>
          <table:table-cell table:formula="of:=[.I55]/[.G55]" office:value-type="percentage" office:value="0.403703703703704" calcext:value-type="percentage">
            <text:p>40,37%</text:p>
          </table:table-cell>
          <table:table-cell table:formula="of:=SUM([.J55:.M55])" office:value-type="float" office:value="43600" calcext:value-type="float">
            <text:p>43600</text:p>
          </table:table-cell>
          <table:table-cell table:formula="of:=IF([.$G55]&lt;[.B$1];0;IF([.$G55]&lt;[.C$1];([.$G55]-[.B$1])*[.C$2];[.C$3]))" office:value-type="float" office:value="0" calcext:value-type="float">
            <text:p>0</text:p>
          </table:table-cell>
          <table:table-cell table:formula="of:=IF([.$G55]&lt;[.C$1];0;IF([.$G55]&lt;[.D$1];([.$G55]-[.C$1])*[.D$2];[.D$3]))" office:value-type="float" office:value="6000" calcext:value-type="float">
            <text:p>6000</text:p>
          </table:table-cell>
          <table:table-cell table:formula="of:=IF([.$G55]&lt;[.D$1];0;IF([.$G55]&lt;[.E$1];([.$G55]-[.D$1])*[.E$2];[.E$3]))" office:value-type="float" office:value="30000" calcext:value-type="float">
            <text:p>30000</text:p>
          </table:table-cell>
          <table:table-cell table:formula="of:=IF([.$G55]&lt;[.E$1];0;([.$G55]-[.E$1])*[.F$2])" office:value-type="float" office:value="7600" calcext:value-type="float">
            <text:p>7600</text:p>
          </table:table-cell>
          <table:table-cell table:formula="of:=[.I55]/[.G55]" office:value-type="percentage" office:value="0.403703703703704" calcext:value-type="percentage">
            <text:p>40,37%</text:p>
          </table:table-cell>
          <table:table-cell table:formula="of:=[.G55]-[.I55]" office:value-type="float" office:value="64400" calcext:value-type="float">
            <text:p>64400</text:p>
          </table:table-cell>
        </table:table-row>
        <table:table-row table:style-name="ro1">
          <table:table-cell table:number-columns-repeated="6"/>
          <table:table-cell office:value-type="float" office:value="110000" calcext:value-type="float">
            <text:p>110000</text:p>
          </table:table-cell>
          <table:table-cell table:formula="of:=[.I56]/[.G56]" office:value-type="percentage" office:value="0.413636363636364" calcext:value-type="percentage">
            <text:p>41,36%</text:p>
          </table:table-cell>
          <table:table-cell table:formula="of:=SUM([.J56:.M56])" office:value-type="float" office:value="45500" calcext:value-type="float">
            <text:p>45500</text:p>
          </table:table-cell>
          <table:table-cell table:formula="of:=IF([.$G56]&lt;[.B$1];0;IF([.$G56]&lt;[.C$1];([.$G56]-[.B$1])*[.C$2];[.C$3]))" office:value-type="float" office:value="0" calcext:value-type="float">
            <text:p>0</text:p>
          </table:table-cell>
          <table:table-cell table:formula="of:=IF([.$G56]&lt;[.C$1];0;IF([.$G56]&lt;[.D$1];([.$G56]-[.C$1])*[.D$2];[.D$3]))" office:value-type="float" office:value="6000" calcext:value-type="float">
            <text:p>6000</text:p>
          </table:table-cell>
          <table:table-cell table:formula="of:=IF([.$G56]&lt;[.D$1];0;IF([.$G56]&lt;[.E$1];([.$G56]-[.D$1])*[.E$2];[.E$3]))" office:value-type="float" office:value="30000" calcext:value-type="float">
            <text:p>30000</text:p>
          </table:table-cell>
          <table:table-cell table:formula="of:=IF([.$G56]&lt;[.E$1];0;([.$G56]-[.E$1])*[.F$2])" office:value-type="float" office:value="9500" calcext:value-type="float">
            <text:p>9500</text:p>
          </table:table-cell>
          <table:table-cell table:formula="of:=[.I56]/[.G56]" office:value-type="percentage" office:value="0.413636363636364" calcext:value-type="percentage">
            <text:p>41,36%</text:p>
          </table:table-cell>
          <table:table-cell table:formula="of:=[.G56]-[.I56]" office:value-type="float" office:value="64500" calcext:value-type="float">
            <text:p>64500</text:p>
          </table:table-cell>
        </table:table-row>
        <table:table-row table:style-name="ro1">
          <table:table-cell table:number-columns-repeated="6"/>
          <table:table-cell office:value-type="float" office:value="112000" calcext:value-type="float">
            <text:p>112000</text:p>
          </table:table-cell>
          <table:table-cell table:formula="of:=[.I57]/[.G57]" office:value-type="percentage" office:value="0.423214285714286" calcext:value-type="percentage">
            <text:p>42,32%</text:p>
          </table:table-cell>
          <table:table-cell table:formula="of:=SUM([.J57:.M57])" office:value-type="float" office:value="47400" calcext:value-type="float">
            <text:p>47400</text:p>
          </table:table-cell>
          <table:table-cell table:formula="of:=IF([.$G57]&lt;[.B$1];0;IF([.$G57]&lt;[.C$1];([.$G57]-[.B$1])*[.C$2];[.C$3]))" office:value-type="float" office:value="0" calcext:value-type="float">
            <text:p>0</text:p>
          </table:table-cell>
          <table:table-cell table:formula="of:=IF([.$G57]&lt;[.C$1];0;IF([.$G57]&lt;[.D$1];([.$G57]-[.C$1])*[.D$2];[.D$3]))" office:value-type="float" office:value="6000" calcext:value-type="float">
            <text:p>6000</text:p>
          </table:table-cell>
          <table:table-cell table:formula="of:=IF([.$G57]&lt;[.D$1];0;IF([.$G57]&lt;[.E$1];([.$G57]-[.D$1])*[.E$2];[.E$3]))" office:value-type="float" office:value="30000" calcext:value-type="float">
            <text:p>30000</text:p>
          </table:table-cell>
          <table:table-cell table:formula="of:=IF([.$G57]&lt;[.E$1];0;([.$G57]-[.E$1])*[.F$2])" office:value-type="float" office:value="11400" calcext:value-type="float">
            <text:p>11400</text:p>
          </table:table-cell>
          <table:table-cell table:formula="of:=[.I57]/[.G57]" office:value-type="percentage" office:value="0.423214285714286" calcext:value-type="percentage">
            <text:p>42,32%</text:p>
          </table:table-cell>
          <table:table-cell table:formula="of:=[.G57]-[.I57]" office:value-type="float" office:value="64600" calcext:value-type="float">
            <text:p>64600</text:p>
          </table:table-cell>
        </table:table-row>
        <table:table-row table:style-name="ro1">
          <table:table-cell table:number-columns-repeated="6"/>
          <table:table-cell office:value-type="float" office:value="114000" calcext:value-type="float">
            <text:p>114000</text:p>
          </table:table-cell>
          <table:table-cell table:formula="of:=[.I58]/[.G58]" office:value-type="percentage" office:value="0.432456140350877" calcext:value-type="percentage">
            <text:p>43,25%</text:p>
          </table:table-cell>
          <table:table-cell table:formula="of:=SUM([.J58:.M58])" office:value-type="float" office:value="49300" calcext:value-type="float">
            <text:p>49300</text:p>
          </table:table-cell>
          <table:table-cell table:formula="of:=IF([.$G58]&lt;[.B$1];0;IF([.$G58]&lt;[.C$1];([.$G58]-[.B$1])*[.C$2];[.C$3]))" office:value-type="float" office:value="0" calcext:value-type="float">
            <text:p>0</text:p>
          </table:table-cell>
          <table:table-cell table:formula="of:=IF([.$G58]&lt;[.C$1];0;IF([.$G58]&lt;[.D$1];([.$G58]-[.C$1])*[.D$2];[.D$3]))" office:value-type="float" office:value="6000" calcext:value-type="float">
            <text:p>6000</text:p>
          </table:table-cell>
          <table:table-cell table:formula="of:=IF([.$G58]&lt;[.D$1];0;IF([.$G58]&lt;[.E$1];([.$G58]-[.D$1])*[.E$2];[.E$3]))" office:value-type="float" office:value="30000" calcext:value-type="float">
            <text:p>30000</text:p>
          </table:table-cell>
          <table:table-cell table:formula="of:=IF([.$G58]&lt;[.E$1];0;([.$G58]-[.E$1])*[.F$2])" office:value-type="float" office:value="13300" calcext:value-type="float">
            <text:p>13300</text:p>
          </table:table-cell>
          <table:table-cell table:formula="of:=[.I58]/[.G58]" office:value-type="percentage" office:value="0.432456140350877" calcext:value-type="percentage">
            <text:p>43,25%</text:p>
          </table:table-cell>
          <table:table-cell table:formula="of:=[.G58]-[.I58]" office:value-type="float" office:value="64700" calcext:value-type="float">
            <text:p>64700</text:p>
          </table:table-cell>
        </table:table-row>
        <table:table-row table:style-name="ro1">
          <table:table-cell table:number-columns-repeated="6"/>
          <table:table-cell office:value-type="float" office:value="116000" calcext:value-type="float">
            <text:p>116000</text:p>
          </table:table-cell>
          <table:table-cell table:formula="of:=[.I59]/[.G59]" office:value-type="percentage" office:value="0.441379310344828" calcext:value-type="percentage">
            <text:p>44,14%</text:p>
          </table:table-cell>
          <table:table-cell table:formula="of:=SUM([.J59:.M59])" office:value-type="float" office:value="51200" calcext:value-type="float">
            <text:p>51200</text:p>
          </table:table-cell>
          <table:table-cell table:formula="of:=IF([.$G59]&lt;[.B$1];0;IF([.$G59]&lt;[.C$1];([.$G59]-[.B$1])*[.C$2];[.C$3]))" office:value-type="float" office:value="0" calcext:value-type="float">
            <text:p>0</text:p>
          </table:table-cell>
          <table:table-cell table:formula="of:=IF([.$G59]&lt;[.C$1];0;IF([.$G59]&lt;[.D$1];([.$G59]-[.C$1])*[.D$2];[.D$3]))" office:value-type="float" office:value="6000" calcext:value-type="float">
            <text:p>6000</text:p>
          </table:table-cell>
          <table:table-cell table:formula="of:=IF([.$G59]&lt;[.D$1];0;IF([.$G59]&lt;[.E$1];([.$G59]-[.D$1])*[.E$2];[.E$3]))" office:value-type="float" office:value="30000" calcext:value-type="float">
            <text:p>30000</text:p>
          </table:table-cell>
          <table:table-cell table:formula="of:=IF([.$G59]&lt;[.E$1];0;([.$G59]-[.E$1])*[.F$2])" office:value-type="float" office:value="15200" calcext:value-type="float">
            <text:p>15200</text:p>
          </table:table-cell>
          <table:table-cell table:formula="of:=[.I59]/[.G59]" office:value-type="percentage" office:value="0.441379310344828" calcext:value-type="percentage">
            <text:p>44,14%</text:p>
          </table:table-cell>
          <table:table-cell table:formula="of:=[.G59]-[.I59]" office:value-type="float" office:value="64800" calcext:value-type="float">
            <text:p>64800</text:p>
          </table:table-cell>
        </table:table-row>
        <table:table-row table:style-name="ro1">
          <table:table-cell table:number-columns-repeated="6"/>
          <table:table-cell office:value-type="float" office:value="118000" calcext:value-type="float">
            <text:p>118000</text:p>
          </table:table-cell>
          <table:table-cell table:formula="of:=[.I60]/[.G60]" office:value-type="percentage" office:value="0.45" calcext:value-type="percentage">
            <text:p>45,00%</text:p>
          </table:table-cell>
          <table:table-cell table:formula="of:=SUM([.J60:.M60])" office:value-type="float" office:value="53100" calcext:value-type="float">
            <text:p>53100</text:p>
          </table:table-cell>
          <table:table-cell table:formula="of:=IF([.$G60]&lt;[.B$1];0;IF([.$G60]&lt;[.C$1];([.$G60]-[.B$1])*[.C$2];[.C$3]))" office:value-type="float" office:value="0" calcext:value-type="float">
            <text:p>0</text:p>
          </table:table-cell>
          <table:table-cell table:formula="of:=IF([.$G60]&lt;[.C$1];0;IF([.$G60]&lt;[.D$1];([.$G60]-[.C$1])*[.D$2];[.D$3]))" office:value-type="float" office:value="6000" calcext:value-type="float">
            <text:p>6000</text:p>
          </table:table-cell>
          <table:table-cell table:formula="of:=IF([.$G60]&lt;[.D$1];0;IF([.$G60]&lt;[.E$1];([.$G60]-[.D$1])*[.E$2];[.E$3]))" office:value-type="float" office:value="30000" calcext:value-type="float">
            <text:p>30000</text:p>
          </table:table-cell>
          <table:table-cell table:formula="of:=IF([.$G60]&lt;[.E$1];0;([.$G60]-[.E$1])*[.F$2])" office:value-type="float" office:value="17100" calcext:value-type="float">
            <text:p>17100</text:p>
          </table:table-cell>
          <table:table-cell table:formula="of:=[.I60]/[.G60]" office:value-type="percentage" office:value="0.45" calcext:value-type="percentage">
            <text:p>45,00%</text:p>
          </table:table-cell>
          <table:table-cell table:formula="of:=[.G60]-[.I60]" office:value-type="float" office:value="64900" calcext:value-type="float">
            <text:p>64900</text:p>
          </table:table-cell>
        </table:table-row>
        <table:table-row table:style-name="ro1">
          <table:table-cell table:number-columns-repeated="6"/>
          <table:table-cell office:value-type="float" office:value="120000" calcext:value-type="float">
            <text:p>120000</text:p>
          </table:table-cell>
          <table:table-cell table:formula="of:=[.I61]/[.G61]" office:value-type="percentage" office:value="0.458333333333333" calcext:value-type="percentage">
            <text:p>45,83%</text:p>
          </table:table-cell>
          <table:table-cell table:formula="of:=SUM([.J61:.M61])" office:value-type="float" office:value="55000" calcext:value-type="float">
            <text:p>55000</text:p>
          </table:table-cell>
          <table:table-cell table:formula="of:=IF([.$G61]&lt;[.B$1];0;IF([.$G61]&lt;[.C$1];([.$G61]-[.B$1])*[.C$2];[.C$3]))" office:value-type="float" office:value="0" calcext:value-type="float">
            <text:p>0</text:p>
          </table:table-cell>
          <table:table-cell table:formula="of:=IF([.$G61]&lt;[.C$1];0;IF([.$G61]&lt;[.D$1];([.$G61]-[.C$1])*[.D$2];[.D$3]))" office:value-type="float" office:value="6000" calcext:value-type="float">
            <text:p>6000</text:p>
          </table:table-cell>
          <table:table-cell table:formula="of:=IF([.$G61]&lt;[.D$1];0;IF([.$G61]&lt;[.E$1];([.$G61]-[.D$1])*[.E$2];[.E$3]))" office:value-type="float" office:value="30000" calcext:value-type="float">
            <text:p>30000</text:p>
          </table:table-cell>
          <table:table-cell table:formula="of:=IF([.$G61]&lt;[.E$1];0;([.$G61]-[.E$1])*[.F$2])" office:value-type="float" office:value="19000" calcext:value-type="float">
            <text:p>19000</text:p>
          </table:table-cell>
          <table:table-cell table:formula="of:=[.I61]/[.G61]" office:value-type="percentage" office:value="0.458333333333333" calcext:value-type="percentage">
            <text:p>45,83%</text:p>
          </table:table-cell>
          <table:table-cell table:formula="of:=[.G61]-[.I61]" office:value-type="float" office:value="65000" calcext:value-type="float">
            <text:p>65000</text:p>
          </table:table-cell>
        </table:table-row>
      </table:table>
      <table:table table:name="Brackets (3)" table:style-name="ta1">
        <table:shapes>
          <draw:frame draw:z-index="0" draw:style-name="gr1" draw:text-style-name="P1" svg:width="160.21mm" svg:height="90.04mm" svg:x="347.69mm" svg:y="27.9mm">
            <draw:object draw:notify-on-update-of-ranges="'Brackets (3)'.G2:'Brackets (3)'.G61 'Brackets (3)'.H1:'Brackets (3)'.H1 'Brackets (3)'.H2:'Brackets (3)'.H6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2" table:default-cell-style-name="ce1"/>
        <table:table-column table:style-name="co2" table:default-cell-style-name="ce2"/>
        <table:table-column table:style-name="co2" table:number-columns-repeated="4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Tax Brackets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Tax Base</text:p>
          </table:table-cell>
          <table:table-cell table:style-name="Default" office:value-type="string" calcext:value-type="string">
            <text:p>Avg Rate</text:p>
          </table:table-cell>
          <table:table-cell table:style-name="Default" office:value-type="string" calcext:value-type="string">
            <text:p>Tax Total</text:p>
          </table:table-cell>
          <table:table-cell table:style-name="ce1" table:formula="of:=[.C2]" office:value-type="percentage" office:value="0" calcext:value-type="percentage">
            <text:p>0,00%</text:p>
          </table:table-cell>
          <table:table-cell table:style-name="ce1"/>
          <table:table-cell table:style-name="ce1" table:formula="of:=[.E2]" office:value-type="percentage" office:value="0.15" calcext:value-type="percentage">
            <text:p>15,00%</text:p>
          </table:table-cell>
          <table:table-cell table:style-name="ce1" table:formula="of:=[.F2]" office:value-type="percentage" office:value="0.3" calcext:value-type="percentage">
            <text:p>30,00%</text:p>
          </table:table-cell>
          <table:table-cell table:style-name="Default" office:value-type="string" calcext:value-type="string">
            <text:p>Avg Rate</text:p>
          </table:table-cell>
        </table:table-row>
        <table:table-row table:style-name="ro1">
          <table:table-cell office:value-type="string" calcext:value-type="string">
            <text:p>Tax Rates</text:p>
          </table:table-cell>
          <table:table-cell/>
          <table:table-cell table:style-name="ce1" table:formula="of:=0" office:value-type="percentage" office:value="0" calcext:value-type="percentage">
            <text:p>0,00%</text:p>
          </table:table-cell>
          <table:table-cell table:style-name="ce1"/>
          <table:table-cell table:style-name="ce1" table:formula="of:=0.15" office:value-type="percentage" office:value="0.15" calcext:value-type="percentage">
            <text:p>15,00%</text:p>
          </table:table-cell>
          <table:table-cell table:style-name="ce1" office:value-type="percentage" office:value="0.3" calcext:value-type="percentage">
            <text:p>30,00%</text:p>
          </table:table-cell>
          <table:table-cell office:value-type="float" office:value="1000" calcext:value-type="float">
            <text:p>1000</text:p>
          </table:table-cell>
          <table:table-cell table:formula="of:=[.I2]/[.G2]" office:value-type="percentage" office:value="0" calcext:value-type="percentage">
            <text:p>0,00%</text:p>
          </table:table-cell>
          <table:table-cell table:formula="of:=SUM([.J2:.M2])" office:value-type="float" office:value="0" calcext:value-type="float">
            <text:p>0</text:p>
          </table:table-cell>
          <table:table-cell table:formula="of:=IF([.$G2]&lt;[.B$1];0;IF([.$G2]&lt;[.C$1];([.$G2]-[.B$1])*[.C$2];[.C$3]))" office:value-type="float" office:value="0" calcext:value-type="float">
            <text:p>0</text:p>
          </table:table-cell>
          <table:table-cell/>
          <table:table-cell table:formula="of:=IF([.$G2]&lt;[.C$1];0;IF([.$G2]&lt;[.E$1];([.$G2]-[.C$1])*[.E$2];[.E$3]))" office:value-type="float" office:value="0" calcext:value-type="float">
            <text:p>0</text:p>
          </table:table-cell>
          <table:table-cell table:formula="of:=IF([.$G2]&lt;[.E$1];0;([.$G2]-[.E$1])*[.F$2])" office:value-type="float" office:value="0" calcext:value-type="float">
            <text:p>0</text:p>
          </table:table-cell>
          <table:table-cell table:formula="of:=[.I2]/[.G2]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Tax/Bracket</text:p>
          </table:table-cell>
          <table:table-cell/>
          <table:table-cell table:formula="of:=([.C1]-[.B1])*[.C2]" office:value-type="float" office:value="0" calcext:value-type="float">
            <text:p>0</text:p>
          </table:table-cell>
          <table:table-cell/>
          <table:table-cell table:formula="of:=([.E1]-[.C1])*[.E2]" office:value-type="float" office:value="750" calcext:value-type="float">
            <text:p>75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I3]/[.G3]" office:value-type="percentage" office:value="0" calcext:value-type="percentage">
            <text:p>0,00%</text:p>
          </table:table-cell>
          <table:table-cell table:formula="of:=SUM([.J3:.M3])" office:value-type="float" office:value="0" calcext:value-type="float">
            <text:p>0</text:p>
          </table:table-cell>
          <table:table-cell table:formula="of:=IF([.$G3]&lt;[.B$1];0;IF([.$G3]&lt;[.C$1];([.$G3]-[.B$1])*[.C$2];[.C$3]))" office:value-type="float" office:value="0" calcext:value-type="float">
            <text:p>0</text:p>
          </table:table-cell>
          <table:table-cell/>
          <table:table-cell table:formula="of:=IF([.$G3]&lt;[.C$1];0;IF([.$G3]&lt;[.E$1];([.$G3]-[.C$1])*[.E$2];[.E$3]))" office:value-type="float" office:value="0" calcext:value-type="float">
            <text:p>0</text:p>
          </table:table-cell>
          <table:table-cell table:formula="of:=IF([.$G3]&lt;[.E$1];0;([.$G3]-[.E$1])*[.F$2])" office:value-type="float" office:value="0" calcext:value-type="float">
            <text:p>0</text:p>
          </table:table-cell>
          <table:table-cell table:formula="of:=[.I3]/[.G3]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Acc. Tax/Bracket</text:p>
          </table:table-cell>
          <table:table-cell table:number-columns-repeated="5"/>
          <table:table-cell office:value-type="float" office:value="3000" calcext:value-type="float">
            <text:p>3000</text:p>
          </table:table-cell>
          <table:table-cell table:formula="of:=[.I4]/[.G4]" office:value-type="percentage" office:value="0" calcext:value-type="percentage">
            <text:p>0,00%</text:p>
          </table:table-cell>
          <table:table-cell table:formula="of:=SUM([.J4:.M4])" office:value-type="float" office:value="0" calcext:value-type="float">
            <text:p>0</text:p>
          </table:table-cell>
          <table:table-cell table:formula="of:=IF([.$G4]&lt;[.B$1];0;IF([.$G4]&lt;[.C$1];([.$G4]-[.B$1])*[.C$2];[.C$3]))" office:value-type="float" office:value="0" calcext:value-type="float">
            <text:p>0</text:p>
          </table:table-cell>
          <table:table-cell/>
          <table:table-cell table:formula="of:=IF([.$G4]&lt;[.C$1];0;IF([.$G4]&lt;[.E$1];([.$G4]-[.C$1])*[.E$2];[.E$3]))" office:value-type="float" office:value="0" calcext:value-type="float">
            <text:p>0</text:p>
          </table:table-cell>
          <table:table-cell table:formula="of:=IF([.$G4]&lt;[.E$1];0;([.$G4]-[.E$1])*[.F$2])" office:value-type="float" office:value="0" calcext:value-type="float">
            <text:p>0</text:p>
          </table:table-cell>
          <table:table-cell table:formula="of:=[.I4]/[.G4]" office:value-type="percentage" office:value="0" calcext:value-type="percentage">
            <text:p>0,00%</text:p>
          </table:table-cell>
        </table:table-row>
        <table:table-row table:style-name="ro1">
          <table:table-cell table:number-columns-repeated="6"/>
          <table:table-cell office:value-type="float" office:value="4000" calcext:value-type="float">
            <text:p>4000</text:p>
          </table:table-cell>
          <table:table-cell table:formula="of:=[.I5]/[.G5]" office:value-type="percentage" office:value="0" calcext:value-type="percentage">
            <text:p>0,00%</text:p>
          </table:table-cell>
          <table:table-cell table:formula="of:=SUM([.J5:.M5])" office:value-type="float" office:value="0" calcext:value-type="float">
            <text:p>0</text:p>
          </table:table-cell>
          <table:table-cell table:formula="of:=IF([.$G5]&lt;[.B$1];0;IF([.$G5]&lt;[.C$1];([.$G5]-[.B$1])*[.C$2];[.C$3]))" office:value-type="float" office:value="0" calcext:value-type="float">
            <text:p>0</text:p>
          </table:table-cell>
          <table:table-cell/>
          <table:table-cell table:formula="of:=IF([.$G5]&lt;[.C$1];0;IF([.$G5]&lt;[.E$1];([.$G5]-[.C$1])*[.E$2];[.E$3]))" office:value-type="float" office:value="0" calcext:value-type="float">
            <text:p>0</text:p>
          </table:table-cell>
          <table:table-cell table:formula="of:=IF([.$G5]&lt;[.E$1];0;([.$G5]-[.E$1])*[.F$2])" office:value-type="float" office:value="0" calcext:value-type="float">
            <text:p>0</text:p>
          </table:table-cell>
          <table:table-cell table:formula="of:=[.I5]/[.G5]" office:value-type="percentage" office:value="0" calcext:value-type="percentage">
            <text:p>0,00%</text:p>
          </table:table-cell>
        </table:table-row>
        <table:table-row table:style-name="ro1">
          <table:table-cell table:number-columns-repeated="6"/>
          <table:table-cell office:value-type="float" office:value="5000" calcext:value-type="float">
            <text:p>5000</text:p>
          </table:table-cell>
          <table:table-cell table:formula="of:=[.I6]/[.G6]" office:value-type="percentage" office:value="0" calcext:value-type="percentage">
            <text:p>0,00%</text:p>
          </table:table-cell>
          <table:table-cell table:formula="of:=SUM([.J6:.M6])" office:value-type="float" office:value="0" calcext:value-type="float">
            <text:p>0</text:p>
          </table:table-cell>
          <table:table-cell table:formula="of:=IF([.$G6]&lt;[.B$1];0;IF([.$G6]&lt;[.C$1];([.$G6]-[.B$1])*[.C$2];[.C$3]))" office:value-type="float" office:value="0" calcext:value-type="float">
            <text:p>0</text:p>
          </table:table-cell>
          <table:table-cell/>
          <table:table-cell table:formula="of:=IF([.$G6]&lt;[.C$1];0;IF([.$G6]&lt;[.E$1];([.$G6]-[.C$1])*[.E$2];[.E$3]))" office:value-type="float" office:value="0" calcext:value-type="float">
            <text:p>0</text:p>
          </table:table-cell>
          <table:table-cell table:formula="of:=IF([.$G6]&lt;[.E$1];0;([.$G6]-[.E$1])*[.F$2])" office:value-type="float" office:value="0" calcext:value-type="float">
            <text:p>0</text:p>
          </table:table-cell>
          <table:table-cell table:formula="of:=[.I6]/[.G6]" office:value-type="percentage" office:value="0" calcext:value-type="percentage">
            <text:p>0,00%</text:p>
          </table:table-cell>
        </table:table-row>
        <table:table-row table:style-name="ro1">
          <table:table-cell table:number-columns-repeated="6"/>
          <table:table-cell office:value-type="float" office:value="6000" calcext:value-type="float">
            <text:p>6000</text:p>
          </table:table-cell>
          <table:table-cell table:formula="of:=[.I7]/[.G7]" office:value-type="percentage" office:value="0.025" calcext:value-type="percentage">
            <text:p>2,50%</text:p>
          </table:table-cell>
          <table:table-cell table:formula="of:=SUM([.J7:.M7])" office:value-type="float" office:value="150" calcext:value-type="float">
            <text:p>150</text:p>
          </table:table-cell>
          <table:table-cell table:formula="of:=IF([.$G7]&lt;[.B$1];0;IF([.$G7]&lt;[.C$1];([.$G7]-[.B$1])*[.C$2];[.C$3]))" office:value-type="float" office:value="0" calcext:value-type="float">
            <text:p>0</text:p>
          </table:table-cell>
          <table:table-cell/>
          <table:table-cell table:formula="of:=IF([.$G7]&lt;[.C$1];0;IF([.$G7]&lt;[.E$1];([.$G7]-[.C$1])*[.E$2];[.E$3]))" office:value-type="float" office:value="150" calcext:value-type="float">
            <text:p>150</text:p>
          </table:table-cell>
          <table:table-cell table:formula="of:=IF([.$G7]&lt;[.E$1];0;([.$G7]-[.E$1])*[.F$2])" office:value-type="float" office:value="0" calcext:value-type="float">
            <text:p>0</text:p>
          </table:table-cell>
          <table:table-cell table:formula="of:=[.I7]/[.G7]" office:value-type="percentage" office:value="0.025" calcext:value-type="percentage">
            <text:p>2,50%</text:p>
          </table:table-cell>
        </table:table-row>
        <table:table-row table:style-name="ro1">
          <table:table-cell table:number-columns-repeated="6"/>
          <table:table-cell office:value-type="float" office:value="7000" calcext:value-type="float">
            <text:p>7000</text:p>
          </table:table-cell>
          <table:table-cell table:formula="of:=[.I8]/[.G8]" office:value-type="percentage" office:value="0.0428571428571429" calcext:value-type="percentage">
            <text:p>4,29%</text:p>
          </table:table-cell>
          <table:table-cell table:formula="of:=SUM([.J8:.M8])" office:value-type="float" office:value="300" calcext:value-type="float">
            <text:p>300</text:p>
          </table:table-cell>
          <table:table-cell table:formula="of:=IF([.$G8]&lt;[.B$1];0;IF([.$G8]&lt;[.C$1];([.$G8]-[.B$1])*[.C$2];[.C$3]))" office:value-type="float" office:value="0" calcext:value-type="float">
            <text:p>0</text:p>
          </table:table-cell>
          <table:table-cell/>
          <table:table-cell table:formula="of:=IF([.$G8]&lt;[.C$1];0;IF([.$G8]&lt;[.E$1];([.$G8]-[.C$1])*[.E$2];[.E$3]))" office:value-type="float" office:value="300" calcext:value-type="float">
            <text:p>300</text:p>
          </table:table-cell>
          <table:table-cell table:formula="of:=IF([.$G8]&lt;[.E$1];0;([.$G8]-[.E$1])*[.F$2])" office:value-type="float" office:value="0" calcext:value-type="float">
            <text:p>0</text:p>
          </table:table-cell>
          <table:table-cell table:formula="of:=[.I8]/[.G8]" office:value-type="percentage" office:value="0.0428571428571429" calcext:value-type="percentage">
            <text:p>4,29%</text:p>
          </table:table-cell>
        </table:table-row>
        <table:table-row table:style-name="ro1">
          <table:table-cell table:number-columns-repeated="6"/>
          <table:table-cell office:value-type="float" office:value="8000" calcext:value-type="float">
            <text:p>8000</text:p>
          </table:table-cell>
          <table:table-cell table:formula="of:=[.I9]/[.G9]" office:value-type="percentage" office:value="0.05625" calcext:value-type="percentage">
            <text:p>5,63%</text:p>
          </table:table-cell>
          <table:table-cell table:formula="of:=SUM([.J9:.M9])" office:value-type="float" office:value="450" calcext:value-type="float">
            <text:p>450</text:p>
          </table:table-cell>
          <table:table-cell table:formula="of:=IF([.$G9]&lt;[.B$1];0;IF([.$G9]&lt;[.C$1];([.$G9]-[.B$1])*[.C$2];[.C$3]))" office:value-type="float" office:value="0" calcext:value-type="float">
            <text:p>0</text:p>
          </table:table-cell>
          <table:table-cell/>
          <table:table-cell table:formula="of:=IF([.$G9]&lt;[.C$1];0;IF([.$G9]&lt;[.E$1];([.$G9]-[.C$1])*[.E$2];[.E$3]))" office:value-type="float" office:value="450" calcext:value-type="float">
            <text:p>450</text:p>
          </table:table-cell>
          <table:table-cell table:formula="of:=IF([.$G9]&lt;[.E$1];0;([.$G9]-[.E$1])*[.F$2])" office:value-type="float" office:value="0" calcext:value-type="float">
            <text:p>0</text:p>
          </table:table-cell>
          <table:table-cell table:formula="of:=[.I9]/[.G9]" office:value-type="percentage" office:value="0.05625" calcext:value-type="percentage">
            <text:p>5,63%</text:p>
          </table:table-cell>
        </table:table-row>
        <table:table-row table:style-name="ro1">
          <table:table-cell table:number-columns-repeated="6"/>
          <table:table-cell office:value-type="float" office:value="9000" calcext:value-type="float">
            <text:p>9000</text:p>
          </table:table-cell>
          <table:table-cell table:formula="of:=[.I10]/[.G10]" office:value-type="percentage" office:value="0.0666666666666667" calcext:value-type="percentage">
            <text:p>6,67%</text:p>
          </table:table-cell>
          <table:table-cell table:formula="of:=SUM([.J10:.M10])" office:value-type="float" office:value="600" calcext:value-type="float">
            <text:p>600</text:p>
          </table:table-cell>
          <table:table-cell table:formula="of:=IF([.$G10]&lt;[.B$1];0;IF([.$G10]&lt;[.C$1];([.$G10]-[.B$1])*[.C$2];[.C$3]))" office:value-type="float" office:value="0" calcext:value-type="float">
            <text:p>0</text:p>
          </table:table-cell>
          <table:table-cell/>
          <table:table-cell table:formula="of:=IF([.$G10]&lt;[.C$1];0;IF([.$G10]&lt;[.E$1];([.$G10]-[.C$1])*[.E$2];[.E$3]))" office:value-type="float" office:value="600" calcext:value-type="float">
            <text:p>600</text:p>
          </table:table-cell>
          <table:table-cell table:formula="of:=IF([.$G10]&lt;[.E$1];0;([.$G10]-[.E$1])*[.F$2])" office:value-type="float" office:value="0" calcext:value-type="float">
            <text:p>0</text:p>
          </table:table-cell>
          <table:table-cell table:formula="of:=[.I10]/[.G10]" office:value-type="percentage" office:value="0.0666666666666667" calcext:value-type="percentage">
            <text:p>6,67%</text:p>
          </table:table-cell>
        </table:table-row>
        <table:table-row table:style-name="ro1">
          <table:table-cell table:number-columns-repeated="6"/>
          <table:table-cell office:value-type="float" office:value="10000" calcext:value-type="float">
            <text:p>10000</text:p>
          </table:table-cell>
          <table:table-cell table:formula="of:=[.I11]/[.G11]" office:value-type="percentage" office:value="0.075" calcext:value-type="percentage">
            <text:p>7,50%</text:p>
          </table:table-cell>
          <table:table-cell table:formula="of:=SUM([.J11:.M11])" office:value-type="float" office:value="750" calcext:value-type="float">
            <text:p>750</text:p>
          </table:table-cell>
          <table:table-cell table:formula="of:=IF([.$G11]&lt;[.B$1];0;IF([.$G11]&lt;[.C$1];([.$G11]-[.B$1])*[.C$2];[.C$3]))" office:value-type="float" office:value="0" calcext:value-type="float">
            <text:p>0</text:p>
          </table:table-cell>
          <table:table-cell/>
          <table:table-cell table:formula="of:=IF([.$G11]&lt;[.C$1];0;IF([.$G11]&lt;[.E$1];([.$G11]-[.C$1])*[.E$2];[.E$3]))" office:value-type="float" office:value="750" calcext:value-type="float">
            <text:p>750</text:p>
          </table:table-cell>
          <table:table-cell table:formula="of:=IF([.$G11]&lt;[.E$1];0;([.$G11]-[.E$1])*[.F$2])" office:value-type="float" office:value="0" calcext:value-type="float">
            <text:p>0</text:p>
          </table:table-cell>
          <table:table-cell table:formula="of:=[.I11]/[.G11]" office:value-type="percentage" office:value="0.075" calcext:value-type="percentage">
            <text:p>7,50%</text:p>
          </table:table-cell>
        </table:table-row>
        <table:table-row table:style-name="ro1">
          <table:table-cell table:number-columns-repeated="6"/>
          <table:table-cell office:value-type="float" office:value="11000" calcext:value-type="float">
            <text:p>11000</text:p>
          </table:table-cell>
          <table:table-cell table:formula="of:=[.I12]/[.G12]" office:value-type="percentage" office:value="0.0954545454545455" calcext:value-type="percentage">
            <text:p>9,55%</text:p>
          </table:table-cell>
          <table:table-cell table:formula="of:=SUM([.J12:.M12])" office:value-type="float" office:value="1050" calcext:value-type="float">
            <text:p>1050</text:p>
          </table:table-cell>
          <table:table-cell table:formula="of:=IF([.$G12]&lt;[.B$1];0;IF([.$G12]&lt;[.C$1];([.$G12]-[.B$1])*[.C$2];[.C$3]))" office:value-type="float" office:value="0" calcext:value-type="float">
            <text:p>0</text:p>
          </table:table-cell>
          <table:table-cell/>
          <table:table-cell table:formula="of:=IF([.$G12]&lt;[.C$1];0;IF([.$G12]&lt;[.E$1];([.$G12]-[.C$1])*[.E$2];[.E$3]))" office:value-type="float" office:value="750" calcext:value-type="float">
            <text:p>750</text:p>
          </table:table-cell>
          <table:table-cell table:formula="of:=IF([.$G12]&lt;[.E$1];0;([.$G12]-[.E$1])*[.F$2])" office:value-type="float" office:value="300" calcext:value-type="float">
            <text:p>300</text:p>
          </table:table-cell>
          <table:table-cell table:formula="of:=[.I12]/[.G12]" office:value-type="percentage" office:value="0.0954545454545455" calcext:value-type="percentage">
            <text:p>9,55%</text:p>
          </table:table-cell>
        </table:table-row>
        <table:table-row table:style-name="ro1">
          <table:table-cell table:number-columns-repeated="6"/>
          <table:table-cell office:value-type="float" office:value="12000" calcext:value-type="float">
            <text:p>12000</text:p>
          </table:table-cell>
          <table:table-cell table:formula="of:=[.I13]/[.G13]" office:value-type="percentage" office:value="0.1125" calcext:value-type="percentage">
            <text:p>11,25%</text:p>
          </table:table-cell>
          <table:table-cell table:formula="of:=SUM([.J13:.M13])" office:value-type="float" office:value="1350" calcext:value-type="float">
            <text:p>1350</text:p>
          </table:table-cell>
          <table:table-cell table:formula="of:=IF([.$G13]&lt;[.B$1];0;IF([.$G13]&lt;[.C$1];([.$G13]-[.B$1])*[.C$2];[.C$3]))" office:value-type="float" office:value="0" calcext:value-type="float">
            <text:p>0</text:p>
          </table:table-cell>
          <table:table-cell/>
          <table:table-cell table:formula="of:=IF([.$G13]&lt;[.C$1];0;IF([.$G13]&lt;[.E$1];([.$G13]-[.C$1])*[.E$2];[.E$3]))" office:value-type="float" office:value="750" calcext:value-type="float">
            <text:p>750</text:p>
          </table:table-cell>
          <table:table-cell table:formula="of:=IF([.$G13]&lt;[.E$1];0;([.$G13]-[.E$1])*[.F$2])" office:value-type="float" office:value="600" calcext:value-type="float">
            <text:p>600</text:p>
          </table:table-cell>
          <table:table-cell table:formula="of:=[.I13]/[.G13]" office:value-type="percentage" office:value="0.1125" calcext:value-type="percentage">
            <text:p>11,25%</text:p>
          </table:table-cell>
        </table:table-row>
        <table:table-row table:style-name="ro1">
          <table:table-cell table:number-columns-repeated="6"/>
          <table:table-cell office:value-type="float" office:value="13000" calcext:value-type="float">
            <text:p>13000</text:p>
          </table:table-cell>
          <table:table-cell table:formula="of:=[.I14]/[.G14]" office:value-type="percentage" office:value="0.126923076923077" calcext:value-type="percentage">
            <text:p>12,69%</text:p>
          </table:table-cell>
          <table:table-cell table:formula="of:=SUM([.J14:.M14])" office:value-type="float" office:value="1650" calcext:value-type="float">
            <text:p>1650</text:p>
          </table:table-cell>
          <table:table-cell table:formula="of:=IF([.$G14]&lt;[.B$1];0;IF([.$G14]&lt;[.C$1];([.$G14]-[.B$1])*[.C$2];[.C$3]))" office:value-type="float" office:value="0" calcext:value-type="float">
            <text:p>0</text:p>
          </table:table-cell>
          <table:table-cell/>
          <table:table-cell table:formula="of:=IF([.$G14]&lt;[.C$1];0;IF([.$G14]&lt;[.E$1];([.$G14]-[.C$1])*[.E$2];[.E$3]))" office:value-type="float" office:value="750" calcext:value-type="float">
            <text:p>750</text:p>
          </table:table-cell>
          <table:table-cell table:formula="of:=IF([.$G14]&lt;[.E$1];0;([.$G14]-[.E$1])*[.F$2])" office:value-type="float" office:value="900" calcext:value-type="float">
            <text:p>900</text:p>
          </table:table-cell>
          <table:table-cell table:formula="of:=[.I14]/[.G14]" office:value-type="percentage" office:value="0.126923076923077" calcext:value-type="percentage">
            <text:p>12,69%</text:p>
          </table:table-cell>
        </table:table-row>
        <table:table-row table:style-name="ro1">
          <table:table-cell table:number-columns-repeated="6"/>
          <table:table-cell office:value-type="float" office:value="14000" calcext:value-type="float">
            <text:p>14000</text:p>
          </table:table-cell>
          <table:table-cell table:formula="of:=[.I15]/[.G15]" office:value-type="percentage" office:value="0.139285714285714" calcext:value-type="percentage">
            <text:p>13,93%</text:p>
          </table:table-cell>
          <table:table-cell table:formula="of:=SUM([.J15:.M15])" office:value-type="float" office:value="1950" calcext:value-type="float">
            <text:p>1950</text:p>
          </table:table-cell>
          <table:table-cell table:formula="of:=IF([.$G15]&lt;[.B$1];0;IF([.$G15]&lt;[.C$1];([.$G15]-[.B$1])*[.C$2];[.C$3]))" office:value-type="float" office:value="0" calcext:value-type="float">
            <text:p>0</text:p>
          </table:table-cell>
          <table:table-cell/>
          <table:table-cell table:formula="of:=IF([.$G15]&lt;[.C$1];0;IF([.$G15]&lt;[.E$1];([.$G15]-[.C$1])*[.E$2];[.E$3]))" office:value-type="float" office:value="750" calcext:value-type="float">
            <text:p>750</text:p>
          </table:table-cell>
          <table:table-cell table:formula="of:=IF([.$G15]&lt;[.E$1];0;([.$G15]-[.E$1])*[.F$2])" office:value-type="float" office:value="1200" calcext:value-type="float">
            <text:p>1200</text:p>
          </table:table-cell>
          <table:table-cell table:formula="of:=[.I15]/[.G15]" office:value-type="percentage" office:value="0.139285714285714" calcext:value-type="percentage">
            <text:p>13,93%</text:p>
          </table:table-cell>
        </table:table-row>
        <table:table-row table:style-name="ro1">
          <table:table-cell table:number-columns-repeated="6"/>
          <table:table-cell office:value-type="float" office:value="15000" calcext:value-type="float">
            <text:p>15000</text:p>
          </table:table-cell>
          <table:table-cell table:formula="of:=[.I16]/[.G16]" office:value-type="percentage" office:value="0.15" calcext:value-type="percentage">
            <text:p>15,00%</text:p>
          </table:table-cell>
          <table:table-cell table:formula="of:=SUM([.J16:.M16])" office:value-type="float" office:value="2250" calcext:value-type="float">
            <text:p>2250</text:p>
          </table:table-cell>
          <table:table-cell table:formula="of:=IF([.$G16]&lt;[.B$1];0;IF([.$G16]&lt;[.C$1];([.$G16]-[.B$1])*[.C$2];[.C$3]))" office:value-type="float" office:value="0" calcext:value-type="float">
            <text:p>0</text:p>
          </table:table-cell>
          <table:table-cell/>
          <table:table-cell table:formula="of:=IF([.$G16]&lt;[.C$1];0;IF([.$G16]&lt;[.E$1];([.$G16]-[.C$1])*[.E$2];[.E$3]))" office:value-type="float" office:value="750" calcext:value-type="float">
            <text:p>750</text:p>
          </table:table-cell>
          <table:table-cell table:formula="of:=IF([.$G16]&lt;[.E$1];0;([.$G16]-[.E$1])*[.F$2])" office:value-type="float" office:value="1500" calcext:value-type="float">
            <text:p>1500</text:p>
          </table:table-cell>
          <table:table-cell table:formula="of:=[.I16]/[.G16]" office:value-type="percentage" office:value="0.15" calcext:value-type="percentage">
            <text:p>15,00%</text:p>
          </table:table-cell>
        </table:table-row>
        <table:table-row table:style-name="ro1">
          <table:table-cell table:number-columns-repeated="6"/>
          <table:table-cell office:value-type="float" office:value="16000" calcext:value-type="float">
            <text:p>16000</text:p>
          </table:table-cell>
          <table:table-cell table:formula="of:=[.I17]/[.G17]" office:value-type="percentage" office:value="0.159375" calcext:value-type="percentage">
            <text:p>15,94%</text:p>
          </table:table-cell>
          <table:table-cell table:formula="of:=SUM([.J17:.M17])" office:value-type="float" office:value="2550" calcext:value-type="float">
            <text:p>2550</text:p>
          </table:table-cell>
          <table:table-cell table:formula="of:=IF([.$G17]&lt;[.B$1];0;IF([.$G17]&lt;[.C$1];([.$G17]-[.B$1])*[.C$2];[.C$3]))" office:value-type="float" office:value="0" calcext:value-type="float">
            <text:p>0</text:p>
          </table:table-cell>
          <table:table-cell/>
          <table:table-cell table:formula="of:=IF([.$G17]&lt;[.C$1];0;IF([.$G17]&lt;[.E$1];([.$G17]-[.C$1])*[.E$2];[.E$3]))" office:value-type="float" office:value="750" calcext:value-type="float">
            <text:p>750</text:p>
          </table:table-cell>
          <table:table-cell table:formula="of:=IF([.$G17]&lt;[.E$1];0;([.$G17]-[.E$1])*[.F$2])" office:value-type="float" office:value="1800" calcext:value-type="float">
            <text:p>1800</text:p>
          </table:table-cell>
          <table:table-cell table:formula="of:=[.I17]/[.G17]" office:value-type="percentage" office:value="0.159375" calcext:value-type="percentage">
            <text:p>15,94%</text:p>
          </table:table-cell>
        </table:table-row>
        <table:table-row table:style-name="ro1">
          <table:table-cell table:number-columns-repeated="6"/>
          <table:table-cell office:value-type="float" office:value="17000" calcext:value-type="float">
            <text:p>17000</text:p>
          </table:table-cell>
          <table:table-cell table:formula="of:=[.I18]/[.G18]" office:value-type="percentage" office:value="0.167647058823529" calcext:value-type="percentage">
            <text:p>16,76%</text:p>
          </table:table-cell>
          <table:table-cell table:formula="of:=SUM([.J18:.M18])" office:value-type="float" office:value="2850" calcext:value-type="float">
            <text:p>2850</text:p>
          </table:table-cell>
          <table:table-cell table:formula="of:=IF([.$G18]&lt;[.B$1];0;IF([.$G18]&lt;[.C$1];([.$G18]-[.B$1])*[.C$2];[.C$3]))" office:value-type="float" office:value="0" calcext:value-type="float">
            <text:p>0</text:p>
          </table:table-cell>
          <table:table-cell/>
          <table:table-cell table:formula="of:=IF([.$G18]&lt;[.C$1];0;IF([.$G18]&lt;[.E$1];([.$G18]-[.C$1])*[.E$2];[.E$3]))" office:value-type="float" office:value="750" calcext:value-type="float">
            <text:p>750</text:p>
          </table:table-cell>
          <table:table-cell table:formula="of:=IF([.$G18]&lt;[.E$1];0;([.$G18]-[.E$1])*[.F$2])" office:value-type="float" office:value="2100" calcext:value-type="float">
            <text:p>2100</text:p>
          </table:table-cell>
          <table:table-cell table:formula="of:=[.I18]/[.G18]" office:value-type="percentage" office:value="0.167647058823529" calcext:value-type="percentage">
            <text:p>16,76%</text:p>
          </table:table-cell>
        </table:table-row>
        <table:table-row table:style-name="ro1">
          <table:table-cell table:number-columns-repeated="6"/>
          <table:table-cell office:value-type="float" office:value="18000" calcext:value-type="float">
            <text:p>18000</text:p>
          </table:table-cell>
          <table:table-cell table:formula="of:=[.I19]/[.G19]" office:value-type="percentage" office:value="0.175" calcext:value-type="percentage">
            <text:p>17,50%</text:p>
          </table:table-cell>
          <table:table-cell table:formula="of:=SUM([.J19:.M19])" office:value-type="float" office:value="3150" calcext:value-type="float">
            <text:p>3150</text:p>
          </table:table-cell>
          <table:table-cell table:formula="of:=IF([.$G19]&lt;[.B$1];0;IF([.$G19]&lt;[.C$1];([.$G19]-[.B$1])*[.C$2];[.C$3]))" office:value-type="float" office:value="0" calcext:value-type="float">
            <text:p>0</text:p>
          </table:table-cell>
          <table:table-cell/>
          <table:table-cell table:formula="of:=IF([.$G19]&lt;[.C$1];0;IF([.$G19]&lt;[.E$1];([.$G19]-[.C$1])*[.E$2];[.E$3]))" office:value-type="float" office:value="750" calcext:value-type="float">
            <text:p>750</text:p>
          </table:table-cell>
          <table:table-cell table:formula="of:=IF([.$G19]&lt;[.E$1];0;([.$G19]-[.E$1])*[.F$2])" office:value-type="float" office:value="2400" calcext:value-type="float">
            <text:p>2400</text:p>
          </table:table-cell>
          <table:table-cell table:formula="of:=[.I19]/[.G19]" office:value-type="percentage" office:value="0.175" calcext:value-type="percentage">
            <text:p>17,50%</text:p>
          </table:table-cell>
        </table:table-row>
        <table:table-row table:style-name="ro1">
          <table:table-cell table:number-columns-repeated="6"/>
          <table:table-cell office:value-type="float" office:value="19000" calcext:value-type="float">
            <text:p>19000</text:p>
          </table:table-cell>
          <table:table-cell table:formula="of:=[.I20]/[.G20]" office:value-type="percentage" office:value="0.181578947368421" calcext:value-type="percentage">
            <text:p>18,16%</text:p>
          </table:table-cell>
          <table:table-cell table:formula="of:=SUM([.J20:.M20])" office:value-type="float" office:value="3450" calcext:value-type="float">
            <text:p>3450</text:p>
          </table:table-cell>
          <table:table-cell table:formula="of:=IF([.$G20]&lt;[.B$1];0;IF([.$G20]&lt;[.C$1];([.$G20]-[.B$1])*[.C$2];[.C$3]))" office:value-type="float" office:value="0" calcext:value-type="float">
            <text:p>0</text:p>
          </table:table-cell>
          <table:table-cell/>
          <table:table-cell table:formula="of:=IF([.$G20]&lt;[.C$1];0;IF([.$G20]&lt;[.E$1];([.$G20]-[.C$1])*[.E$2];[.E$3]))" office:value-type="float" office:value="750" calcext:value-type="float">
            <text:p>750</text:p>
          </table:table-cell>
          <table:table-cell table:formula="of:=IF([.$G20]&lt;[.E$1];0;([.$G20]-[.E$1])*[.F$2])" office:value-type="float" office:value="2700" calcext:value-type="float">
            <text:p>2700</text:p>
          </table:table-cell>
          <table:table-cell table:formula="of:=[.I20]/[.G20]" office:value-type="percentage" office:value="0.181578947368421" calcext:value-type="percentage">
            <text:p>18,16%</text:p>
          </table:table-cell>
        </table:table-row>
        <table:table-row table:style-name="ro1">
          <table:table-cell table:number-columns-repeated="6"/>
          <table:table-cell office:value-type="float" office:value="20000" calcext:value-type="float">
            <text:p>20000</text:p>
          </table:table-cell>
          <table:table-cell table:formula="of:=[.I21]/[.G21]" office:value-type="percentage" office:value="0.1875" calcext:value-type="percentage">
            <text:p>18,75%</text:p>
          </table:table-cell>
          <table:table-cell table:formula="of:=SUM([.J21:.M21])" office:value-type="float" office:value="3750" calcext:value-type="float">
            <text:p>3750</text:p>
          </table:table-cell>
          <table:table-cell table:formula="of:=IF([.$G21]&lt;[.B$1];0;IF([.$G21]&lt;[.C$1];([.$G21]-[.B$1])*[.C$2];[.C$3]))" office:value-type="float" office:value="0" calcext:value-type="float">
            <text:p>0</text:p>
          </table:table-cell>
          <table:table-cell/>
          <table:table-cell table:formula="of:=IF([.$G21]&lt;[.C$1];0;IF([.$G21]&lt;[.E$1];([.$G21]-[.C$1])*[.E$2];[.E$3]))" office:value-type="float" office:value="750" calcext:value-type="float">
            <text:p>750</text:p>
          </table:table-cell>
          <table:table-cell table:formula="of:=IF([.$G21]&lt;[.E$1];0;([.$G21]-[.E$1])*[.F$2])" office:value-type="float" office:value="3000" calcext:value-type="float">
            <text:p>3000</text:p>
          </table:table-cell>
          <table:table-cell table:formula="of:=[.I21]/[.G21]" office:value-type="percentage" office:value="0.1875" calcext:value-type="percentage">
            <text:p>18,75%</text:p>
          </table:table-cell>
        </table:table-row>
        <table:table-row table:style-name="ro1">
          <table:table-cell table:number-columns-repeated="6"/>
          <table:table-cell office:value-type="float" office:value="21000" calcext:value-type="float">
            <text:p>21000</text:p>
          </table:table-cell>
          <table:table-cell table:formula="of:=[.I22]/[.G22]" office:value-type="percentage" office:value="0.192857142857143" calcext:value-type="percentage">
            <text:p>19,29%</text:p>
          </table:table-cell>
          <table:table-cell table:formula="of:=SUM([.J22:.M22])" office:value-type="float" office:value="4050" calcext:value-type="float">
            <text:p>4050</text:p>
          </table:table-cell>
          <table:table-cell table:formula="of:=IF([.$G22]&lt;[.B$1];0;IF([.$G22]&lt;[.C$1];([.$G22]-[.B$1])*[.C$2];[.C$3]))" office:value-type="float" office:value="0" calcext:value-type="float">
            <text:p>0</text:p>
          </table:table-cell>
          <table:table-cell/>
          <table:table-cell table:formula="of:=IF([.$G22]&lt;[.C$1];0;IF([.$G22]&lt;[.E$1];([.$G22]-[.C$1])*[.E$2];[.E$3]))" office:value-type="float" office:value="750" calcext:value-type="float">
            <text:p>750</text:p>
          </table:table-cell>
          <table:table-cell table:formula="of:=IF([.$G22]&lt;[.E$1];0;([.$G22]-[.E$1])*[.F$2])" office:value-type="float" office:value="3300" calcext:value-type="float">
            <text:p>3300</text:p>
          </table:table-cell>
          <table:table-cell table:formula="of:=[.I22]/[.G22]" office:value-type="percentage" office:value="0.192857142857143" calcext:value-type="percentage">
            <text:p>19,29%</text:p>
          </table:table-cell>
        </table:table-row>
        <table:table-row table:style-name="ro1">
          <table:table-cell table:number-columns-repeated="6"/>
          <table:table-cell office:value-type="float" office:value="22000" calcext:value-type="float">
            <text:p>22000</text:p>
          </table:table-cell>
          <table:table-cell table:formula="of:=[.I23]/[.G23]" office:value-type="percentage" office:value="0.197727272727273" calcext:value-type="percentage">
            <text:p>19,77%</text:p>
          </table:table-cell>
          <table:table-cell table:formula="of:=SUM([.J23:.M23])" office:value-type="float" office:value="4350" calcext:value-type="float">
            <text:p>4350</text:p>
          </table:table-cell>
          <table:table-cell table:formula="of:=IF([.$G23]&lt;[.B$1];0;IF([.$G23]&lt;[.C$1];([.$G23]-[.B$1])*[.C$2];[.C$3]))" office:value-type="float" office:value="0" calcext:value-type="float">
            <text:p>0</text:p>
          </table:table-cell>
          <table:table-cell/>
          <table:table-cell table:formula="of:=IF([.$G23]&lt;[.C$1];0;IF([.$G23]&lt;[.E$1];([.$G23]-[.C$1])*[.E$2];[.E$3]))" office:value-type="float" office:value="750" calcext:value-type="float">
            <text:p>750</text:p>
          </table:table-cell>
          <table:table-cell table:formula="of:=IF([.$G23]&lt;[.E$1];0;([.$G23]-[.E$1])*[.F$2])" office:value-type="float" office:value="3600" calcext:value-type="float">
            <text:p>3600</text:p>
          </table:table-cell>
          <table:table-cell table:formula="of:=[.I23]/[.G23]" office:value-type="percentage" office:value="0.197727272727273" calcext:value-type="percentage">
            <text:p>19,77%</text:p>
          </table:table-cell>
        </table:table-row>
        <table:table-row table:style-name="ro1">
          <table:table-cell table:number-columns-repeated="6"/>
          <table:table-cell office:value-type="float" office:value="23000" calcext:value-type="float">
            <text:p>23000</text:p>
          </table:table-cell>
          <table:table-cell table:formula="of:=[.I24]/[.G24]" office:value-type="percentage" office:value="0.202173913043478" calcext:value-type="percentage">
            <text:p>20,22%</text:p>
          </table:table-cell>
          <table:table-cell table:formula="of:=SUM([.J24:.M24])" office:value-type="float" office:value="4650" calcext:value-type="float">
            <text:p>4650</text:p>
          </table:table-cell>
          <table:table-cell table:formula="of:=IF([.$G24]&lt;[.B$1];0;IF([.$G24]&lt;[.C$1];([.$G24]-[.B$1])*[.C$2];[.C$3]))" office:value-type="float" office:value="0" calcext:value-type="float">
            <text:p>0</text:p>
          </table:table-cell>
          <table:table-cell/>
          <table:table-cell table:formula="of:=IF([.$G24]&lt;[.C$1];0;IF([.$G24]&lt;[.E$1];([.$G24]-[.C$1])*[.E$2];[.E$3]))" office:value-type="float" office:value="750" calcext:value-type="float">
            <text:p>750</text:p>
          </table:table-cell>
          <table:table-cell table:formula="of:=IF([.$G24]&lt;[.E$1];0;([.$G24]-[.E$1])*[.F$2])" office:value-type="float" office:value="3900" calcext:value-type="float">
            <text:p>3900</text:p>
          </table:table-cell>
          <table:table-cell table:formula="of:=[.I24]/[.G24]" office:value-type="percentage" office:value="0.202173913043478" calcext:value-type="percentage">
            <text:p>20,22%</text:p>
          </table:table-cell>
        </table:table-row>
        <table:table-row table:style-name="ro1">
          <table:table-cell table:number-columns-repeated="6"/>
          <table:table-cell office:value-type="float" office:value="24000" calcext:value-type="float">
            <text:p>24000</text:p>
          </table:table-cell>
          <table:table-cell table:formula="of:=[.I25]/[.G25]" office:value-type="percentage" office:value="0.20625" calcext:value-type="percentage">
            <text:p>20,63%</text:p>
          </table:table-cell>
          <table:table-cell table:formula="of:=SUM([.J25:.M25])" office:value-type="float" office:value="4950" calcext:value-type="float">
            <text:p>4950</text:p>
          </table:table-cell>
          <table:table-cell table:formula="of:=IF([.$G25]&lt;[.B$1];0;IF([.$G25]&lt;[.C$1];([.$G25]-[.B$1])*[.C$2];[.C$3]))" office:value-type="float" office:value="0" calcext:value-type="float">
            <text:p>0</text:p>
          </table:table-cell>
          <table:table-cell/>
          <table:table-cell table:formula="of:=IF([.$G25]&lt;[.C$1];0;IF([.$G25]&lt;[.E$1];([.$G25]-[.C$1])*[.E$2];[.E$3]))" office:value-type="float" office:value="750" calcext:value-type="float">
            <text:p>750</text:p>
          </table:table-cell>
          <table:table-cell table:formula="of:=IF([.$G25]&lt;[.E$1];0;([.$G25]-[.E$1])*[.F$2])" office:value-type="float" office:value="4200" calcext:value-type="float">
            <text:p>4200</text:p>
          </table:table-cell>
          <table:table-cell table:formula="of:=[.I25]/[.G25]" office:value-type="percentage" office:value="0.20625" calcext:value-type="percentage">
            <text:p>20,63%</text:p>
          </table:table-cell>
        </table:table-row>
        <table:table-row table:style-name="ro1">
          <table:table-cell table:number-columns-repeated="6"/>
          <table:table-cell office:value-type="float" office:value="25000" calcext:value-type="float">
            <text:p>25000</text:p>
          </table:table-cell>
          <table:table-cell table:formula="of:=[.I26]/[.G26]" office:value-type="percentage" office:value="0.21" calcext:value-type="percentage">
            <text:p>21,00%</text:p>
          </table:table-cell>
          <table:table-cell table:formula="of:=SUM([.J26:.M26])" office:value-type="float" office:value="5250" calcext:value-type="float">
            <text:p>5250</text:p>
          </table:table-cell>
          <table:table-cell table:formula="of:=IF([.$G26]&lt;[.B$1];0;IF([.$G26]&lt;[.C$1];([.$G26]-[.B$1])*[.C$2];[.C$3]))" office:value-type="float" office:value="0" calcext:value-type="float">
            <text:p>0</text:p>
          </table:table-cell>
          <table:table-cell/>
          <table:table-cell table:formula="of:=IF([.$G26]&lt;[.C$1];0;IF([.$G26]&lt;[.E$1];([.$G26]-[.C$1])*[.E$2];[.E$3]))" office:value-type="float" office:value="750" calcext:value-type="float">
            <text:p>750</text:p>
          </table:table-cell>
          <table:table-cell table:formula="of:=IF([.$G26]&lt;[.E$1];0;([.$G26]-[.E$1])*[.F$2])" office:value-type="float" office:value="4500" calcext:value-type="float">
            <text:p>4500</text:p>
          </table:table-cell>
          <table:table-cell table:formula="of:=[.I26]/[.G26]" office:value-type="percentage" office:value="0.21" calcext:value-type="percentage">
            <text:p>21,00%</text:p>
          </table:table-cell>
        </table:table-row>
        <table:table-row table:style-name="ro1">
          <table:table-cell table:number-columns-repeated="6"/>
          <table:table-cell office:value-type="float" office:value="26000" calcext:value-type="float">
            <text:p>26000</text:p>
          </table:table-cell>
          <table:table-cell table:formula="of:=[.I27]/[.G27]" office:value-type="percentage" office:value="0.213461538461538" calcext:value-type="percentage">
            <text:p>21,35%</text:p>
          </table:table-cell>
          <table:table-cell table:formula="of:=SUM([.J27:.M27])" office:value-type="float" office:value="5550" calcext:value-type="float">
            <text:p>5550</text:p>
          </table:table-cell>
          <table:table-cell table:formula="of:=IF([.$G27]&lt;[.B$1];0;IF([.$G27]&lt;[.C$1];([.$G27]-[.B$1])*[.C$2];[.C$3]))" office:value-type="float" office:value="0" calcext:value-type="float">
            <text:p>0</text:p>
          </table:table-cell>
          <table:table-cell/>
          <table:table-cell table:formula="of:=IF([.$G27]&lt;[.C$1];0;IF([.$G27]&lt;[.E$1];([.$G27]-[.C$1])*[.E$2];[.E$3]))" office:value-type="float" office:value="750" calcext:value-type="float">
            <text:p>750</text:p>
          </table:table-cell>
          <table:table-cell table:formula="of:=IF([.$G27]&lt;[.E$1];0;([.$G27]-[.E$1])*[.F$2])" office:value-type="float" office:value="4800" calcext:value-type="float">
            <text:p>4800</text:p>
          </table:table-cell>
          <table:table-cell table:formula="of:=[.I27]/[.G27]" office:value-type="percentage" office:value="0.213461538461538" calcext:value-type="percentage">
            <text:p>21,35%</text:p>
          </table:table-cell>
        </table:table-row>
        <table:table-row table:style-name="ro1">
          <table:table-cell table:number-columns-repeated="6"/>
          <table:table-cell office:value-type="float" office:value="27000" calcext:value-type="float">
            <text:p>27000</text:p>
          </table:table-cell>
          <table:table-cell table:formula="of:=[.I28]/[.G28]" office:value-type="percentage" office:value="0.216666666666667" calcext:value-type="percentage">
            <text:p>21,67%</text:p>
          </table:table-cell>
          <table:table-cell table:formula="of:=SUM([.J28:.M28])" office:value-type="float" office:value="5850" calcext:value-type="float">
            <text:p>5850</text:p>
          </table:table-cell>
          <table:table-cell table:formula="of:=IF([.$G28]&lt;[.B$1];0;IF([.$G28]&lt;[.C$1];([.$G28]-[.B$1])*[.C$2];[.C$3]))" office:value-type="float" office:value="0" calcext:value-type="float">
            <text:p>0</text:p>
          </table:table-cell>
          <table:table-cell/>
          <table:table-cell table:formula="of:=IF([.$G28]&lt;[.C$1];0;IF([.$G28]&lt;[.E$1];([.$G28]-[.C$1])*[.E$2];[.E$3]))" office:value-type="float" office:value="750" calcext:value-type="float">
            <text:p>750</text:p>
          </table:table-cell>
          <table:table-cell table:formula="of:=IF([.$G28]&lt;[.E$1];0;([.$G28]-[.E$1])*[.F$2])" office:value-type="float" office:value="5100" calcext:value-type="float">
            <text:p>5100</text:p>
          </table:table-cell>
          <table:table-cell table:formula="of:=[.I28]/[.G28]" office:value-type="percentage" office:value="0.216666666666667" calcext:value-type="percentage">
            <text:p>21,67%</text:p>
          </table:table-cell>
        </table:table-row>
        <table:table-row table:style-name="ro1">
          <table:table-cell table:number-columns-repeated="6"/>
          <table:table-cell office:value-type="float" office:value="28000" calcext:value-type="float">
            <text:p>28000</text:p>
          </table:table-cell>
          <table:table-cell table:formula="of:=[.I29]/[.G29]" office:value-type="percentage" office:value="0.219642857142857" calcext:value-type="percentage">
            <text:p>21,96%</text:p>
          </table:table-cell>
          <table:table-cell table:formula="of:=SUM([.J29:.M29])" office:value-type="float" office:value="6150" calcext:value-type="float">
            <text:p>6150</text:p>
          </table:table-cell>
          <table:table-cell table:formula="of:=IF([.$G29]&lt;[.B$1];0;IF([.$G29]&lt;[.C$1];([.$G29]-[.B$1])*[.C$2];[.C$3]))" office:value-type="float" office:value="0" calcext:value-type="float">
            <text:p>0</text:p>
          </table:table-cell>
          <table:table-cell/>
          <table:table-cell table:formula="of:=IF([.$G29]&lt;[.C$1];0;IF([.$G29]&lt;[.E$1];([.$G29]-[.C$1])*[.E$2];[.E$3]))" office:value-type="float" office:value="750" calcext:value-type="float">
            <text:p>750</text:p>
          </table:table-cell>
          <table:table-cell table:formula="of:=IF([.$G29]&lt;[.E$1];0;([.$G29]-[.E$1])*[.F$2])" office:value-type="float" office:value="5400" calcext:value-type="float">
            <text:p>5400</text:p>
          </table:table-cell>
          <table:table-cell table:formula="of:=[.I29]/[.G29]" office:value-type="percentage" office:value="0.219642857142857" calcext:value-type="percentage">
            <text:p>21,96%</text:p>
          </table:table-cell>
        </table:table-row>
        <table:table-row table:style-name="ro1">
          <table:table-cell table:number-columns-repeated="6"/>
          <table:table-cell office:value-type="float" office:value="29000" calcext:value-type="float">
            <text:p>29000</text:p>
          </table:table-cell>
          <table:table-cell table:formula="of:=[.I30]/[.G30]" office:value-type="percentage" office:value="0.222413793103448" calcext:value-type="percentage">
            <text:p>22,24%</text:p>
          </table:table-cell>
          <table:table-cell table:formula="of:=SUM([.J30:.M30])" office:value-type="float" office:value="6450" calcext:value-type="float">
            <text:p>6450</text:p>
          </table:table-cell>
          <table:table-cell table:formula="of:=IF([.$G30]&lt;[.B$1];0;IF([.$G30]&lt;[.C$1];([.$G30]-[.B$1])*[.C$2];[.C$3]))" office:value-type="float" office:value="0" calcext:value-type="float">
            <text:p>0</text:p>
          </table:table-cell>
          <table:table-cell/>
          <table:table-cell table:formula="of:=IF([.$G30]&lt;[.C$1];0;IF([.$G30]&lt;[.E$1];([.$G30]-[.C$1])*[.E$2];[.E$3]))" office:value-type="float" office:value="750" calcext:value-type="float">
            <text:p>750</text:p>
          </table:table-cell>
          <table:table-cell table:formula="of:=IF([.$G30]&lt;[.E$1];0;([.$G30]-[.E$1])*[.F$2])" office:value-type="float" office:value="5700" calcext:value-type="float">
            <text:p>5700</text:p>
          </table:table-cell>
          <table:table-cell table:formula="of:=[.I30]/[.G30]" office:value-type="percentage" office:value="0.222413793103448" calcext:value-type="percentage">
            <text:p>22,24%</text:p>
          </table:table-cell>
        </table:table-row>
        <table:table-row table:style-name="ro1">
          <table:table-cell table:number-columns-repeated="6"/>
          <table:table-cell office:value-type="float" office:value="30000" calcext:value-type="float">
            <text:p>30000</text:p>
          </table:table-cell>
          <table:table-cell table:formula="of:=[.I31]/[.G31]" office:value-type="percentage" office:value="0.225" calcext:value-type="percentage">
            <text:p>22,50%</text:p>
          </table:table-cell>
          <table:table-cell table:formula="of:=SUM([.J31:.M31])" office:value-type="float" office:value="6750" calcext:value-type="float">
            <text:p>6750</text:p>
          </table:table-cell>
          <table:table-cell table:formula="of:=IF([.$G31]&lt;[.B$1];0;IF([.$G31]&lt;[.C$1];([.$G31]-[.B$1])*[.C$2];[.C$3]))" office:value-type="float" office:value="0" calcext:value-type="float">
            <text:p>0</text:p>
          </table:table-cell>
          <table:table-cell/>
          <table:table-cell table:formula="of:=IF([.$G31]&lt;[.C$1];0;IF([.$G31]&lt;[.E$1];([.$G31]-[.C$1])*[.E$2];[.E$3]))" office:value-type="float" office:value="750" calcext:value-type="float">
            <text:p>750</text:p>
          </table:table-cell>
          <table:table-cell table:formula="of:=IF([.$G31]&lt;[.E$1];0;([.$G31]-[.E$1])*[.F$2])" office:value-type="float" office:value="6000" calcext:value-type="float">
            <text:p>6000</text:p>
          </table:table-cell>
          <table:table-cell table:formula="of:=[.I31]/[.G31]" office:value-type="percentage" office:value="0.225" calcext:value-type="percentage">
            <text:p>22,50%</text:p>
          </table:table-cell>
        </table:table-row>
        <table:table-row table:style-name="ro1">
          <table:table-cell table:number-columns-repeated="6"/>
          <table:table-cell office:value-type="float" office:value="31000" calcext:value-type="float">
            <text:p>31000</text:p>
          </table:table-cell>
          <table:table-cell table:formula="of:=[.I32]/[.G32]" office:value-type="percentage" office:value="0.22741935483871" calcext:value-type="percentage">
            <text:p>22,74%</text:p>
          </table:table-cell>
          <table:table-cell table:formula="of:=SUM([.J32:.M32])" office:value-type="float" office:value="7050" calcext:value-type="float">
            <text:p>7050</text:p>
          </table:table-cell>
          <table:table-cell table:formula="of:=IF([.$G32]&lt;[.B$1];0;IF([.$G32]&lt;[.C$1];([.$G32]-[.B$1])*[.C$2];[.C$3]))" office:value-type="float" office:value="0" calcext:value-type="float">
            <text:p>0</text:p>
          </table:table-cell>
          <table:table-cell/>
          <table:table-cell table:formula="of:=IF([.$G32]&lt;[.C$1];0;IF([.$G32]&lt;[.E$1];([.$G32]-[.C$1])*[.E$2];[.E$3]))" office:value-type="float" office:value="750" calcext:value-type="float">
            <text:p>750</text:p>
          </table:table-cell>
          <table:table-cell table:formula="of:=IF([.$G32]&lt;[.E$1];0;([.$G32]-[.E$1])*[.F$2])" office:value-type="float" office:value="6300" calcext:value-type="float">
            <text:p>6300</text:p>
          </table:table-cell>
          <table:table-cell table:formula="of:=[.I32]/[.G32]" office:value-type="percentage" office:value="0.22741935483871" calcext:value-type="percentage">
            <text:p>22,74%</text:p>
          </table:table-cell>
        </table:table-row>
        <table:table-row table:style-name="ro1">
          <table:table-cell table:number-columns-repeated="6"/>
          <table:table-cell office:value-type="float" office:value="32000" calcext:value-type="float">
            <text:p>32000</text:p>
          </table:table-cell>
          <table:table-cell table:formula="of:=[.I33]/[.G33]" office:value-type="percentage" office:value="0.2296875" calcext:value-type="percentage">
            <text:p>22,97%</text:p>
          </table:table-cell>
          <table:table-cell table:formula="of:=SUM([.J33:.M33])" office:value-type="float" office:value="7350" calcext:value-type="float">
            <text:p>7350</text:p>
          </table:table-cell>
          <table:table-cell table:formula="of:=IF([.$G33]&lt;[.B$1];0;IF([.$G33]&lt;[.C$1];([.$G33]-[.B$1])*[.C$2];[.C$3]))" office:value-type="float" office:value="0" calcext:value-type="float">
            <text:p>0</text:p>
          </table:table-cell>
          <table:table-cell/>
          <table:table-cell table:formula="of:=IF([.$G33]&lt;[.C$1];0;IF([.$G33]&lt;[.E$1];([.$G33]-[.C$1])*[.E$2];[.E$3]))" office:value-type="float" office:value="750" calcext:value-type="float">
            <text:p>750</text:p>
          </table:table-cell>
          <table:table-cell table:formula="of:=IF([.$G33]&lt;[.E$1];0;([.$G33]-[.E$1])*[.F$2])" office:value-type="float" office:value="6600" calcext:value-type="float">
            <text:p>6600</text:p>
          </table:table-cell>
          <table:table-cell table:formula="of:=[.I33]/[.G33]" office:value-type="percentage" office:value="0.2296875" calcext:value-type="percentage">
            <text:p>22,97%</text:p>
          </table:table-cell>
        </table:table-row>
        <table:table-row table:style-name="ro1">
          <table:table-cell table:number-columns-repeated="6"/>
          <table:table-cell office:value-type="float" office:value="33000" calcext:value-type="float">
            <text:p>33000</text:p>
          </table:table-cell>
          <table:table-cell table:formula="of:=[.I34]/[.G34]" office:value-type="percentage" office:value="0.231818181818182" calcext:value-type="percentage">
            <text:p>23,18%</text:p>
          </table:table-cell>
          <table:table-cell table:formula="of:=SUM([.J34:.M34])" office:value-type="float" office:value="7650" calcext:value-type="float">
            <text:p>7650</text:p>
          </table:table-cell>
          <table:table-cell table:formula="of:=IF([.$G34]&lt;[.B$1];0;IF([.$G34]&lt;[.C$1];([.$G34]-[.B$1])*[.C$2];[.C$3]))" office:value-type="float" office:value="0" calcext:value-type="float">
            <text:p>0</text:p>
          </table:table-cell>
          <table:table-cell/>
          <table:table-cell table:formula="of:=IF([.$G34]&lt;[.C$1];0;IF([.$G34]&lt;[.E$1];([.$G34]-[.C$1])*[.E$2];[.E$3]))" office:value-type="float" office:value="750" calcext:value-type="float">
            <text:p>750</text:p>
          </table:table-cell>
          <table:table-cell table:formula="of:=IF([.$G34]&lt;[.E$1];0;([.$G34]-[.E$1])*[.F$2])" office:value-type="float" office:value="6900" calcext:value-type="float">
            <text:p>6900</text:p>
          </table:table-cell>
          <table:table-cell table:formula="of:=[.I34]/[.G34]" office:value-type="percentage" office:value="0.231818181818182" calcext:value-type="percentage">
            <text:p>23,18%</text:p>
          </table:table-cell>
        </table:table-row>
        <table:table-row table:style-name="ro1">
          <table:table-cell table:number-columns-repeated="6"/>
          <table:table-cell office:value-type="float" office:value="34000" calcext:value-type="float">
            <text:p>34000</text:p>
          </table:table-cell>
          <table:table-cell table:formula="of:=[.I35]/[.G35]" office:value-type="percentage" office:value="0.233823529411765" calcext:value-type="percentage">
            <text:p>23,38%</text:p>
          </table:table-cell>
          <table:table-cell table:formula="of:=SUM([.J35:.M35])" office:value-type="float" office:value="7950" calcext:value-type="float">
            <text:p>7950</text:p>
          </table:table-cell>
          <table:table-cell table:formula="of:=IF([.$G35]&lt;[.B$1];0;IF([.$G35]&lt;[.C$1];([.$G35]-[.B$1])*[.C$2];[.C$3]))" office:value-type="float" office:value="0" calcext:value-type="float">
            <text:p>0</text:p>
          </table:table-cell>
          <table:table-cell/>
          <table:table-cell table:formula="of:=IF([.$G35]&lt;[.C$1];0;IF([.$G35]&lt;[.E$1];([.$G35]-[.C$1])*[.E$2];[.E$3]))" office:value-type="float" office:value="750" calcext:value-type="float">
            <text:p>750</text:p>
          </table:table-cell>
          <table:table-cell table:formula="of:=IF([.$G35]&lt;[.E$1];0;([.$G35]-[.E$1])*[.F$2])" office:value-type="float" office:value="7200" calcext:value-type="float">
            <text:p>7200</text:p>
          </table:table-cell>
          <table:table-cell table:formula="of:=[.I35]/[.G35]" office:value-type="percentage" office:value="0.233823529411765" calcext:value-type="percentage">
            <text:p>23,38%</text:p>
          </table:table-cell>
        </table:table-row>
        <table:table-row table:style-name="ro1">
          <table:table-cell table:number-columns-repeated="6"/>
          <table:table-cell office:value-type="float" office:value="35000" calcext:value-type="float">
            <text:p>35000</text:p>
          </table:table-cell>
          <table:table-cell table:formula="of:=[.I36]/[.G36]" office:value-type="percentage" office:value="0.235714285714286" calcext:value-type="percentage">
            <text:p>23,57%</text:p>
          </table:table-cell>
          <table:table-cell table:formula="of:=SUM([.J36:.M36])" office:value-type="float" office:value="8250" calcext:value-type="float">
            <text:p>8250</text:p>
          </table:table-cell>
          <table:table-cell table:formula="of:=IF([.$G36]&lt;[.B$1];0;IF([.$G36]&lt;[.C$1];([.$G36]-[.B$1])*[.C$2];[.C$3]))" office:value-type="float" office:value="0" calcext:value-type="float">
            <text:p>0</text:p>
          </table:table-cell>
          <table:table-cell/>
          <table:table-cell table:formula="of:=IF([.$G36]&lt;[.C$1];0;IF([.$G36]&lt;[.E$1];([.$G36]-[.C$1])*[.E$2];[.E$3]))" office:value-type="float" office:value="750" calcext:value-type="float">
            <text:p>750</text:p>
          </table:table-cell>
          <table:table-cell table:formula="of:=IF([.$G36]&lt;[.E$1];0;([.$G36]-[.E$1])*[.F$2])" office:value-type="float" office:value="7500" calcext:value-type="float">
            <text:p>7500</text:p>
          </table:table-cell>
          <table:table-cell table:formula="of:=[.I36]/[.G36]" office:value-type="percentage" office:value="0.235714285714286" calcext:value-type="percentage">
            <text:p>23,57%</text:p>
          </table:table-cell>
        </table:table-row>
        <table:table-row table:style-name="ro1">
          <table:table-cell table:number-columns-repeated="6"/>
          <table:table-cell office:value-type="float" office:value="36000" calcext:value-type="float">
            <text:p>36000</text:p>
          </table:table-cell>
          <table:table-cell table:formula="of:=[.I37]/[.G37]" office:value-type="percentage" office:value="0.2375" calcext:value-type="percentage">
            <text:p>23,75%</text:p>
          </table:table-cell>
          <table:table-cell table:formula="of:=SUM([.J37:.M37])" office:value-type="float" office:value="8550" calcext:value-type="float">
            <text:p>8550</text:p>
          </table:table-cell>
          <table:table-cell table:formula="of:=IF([.$G37]&lt;[.B$1];0;IF([.$G37]&lt;[.C$1];([.$G37]-[.B$1])*[.C$2];[.C$3]))" office:value-type="float" office:value="0" calcext:value-type="float">
            <text:p>0</text:p>
          </table:table-cell>
          <table:table-cell/>
          <table:table-cell table:formula="of:=IF([.$G37]&lt;[.C$1];0;IF([.$G37]&lt;[.E$1];([.$G37]-[.C$1])*[.E$2];[.E$3]))" office:value-type="float" office:value="750" calcext:value-type="float">
            <text:p>750</text:p>
          </table:table-cell>
          <table:table-cell table:formula="of:=IF([.$G37]&lt;[.E$1];0;([.$G37]-[.E$1])*[.F$2])" office:value-type="float" office:value="7800" calcext:value-type="float">
            <text:p>7800</text:p>
          </table:table-cell>
          <table:table-cell table:formula="of:=[.I37]/[.G37]" office:value-type="percentage" office:value="0.2375" calcext:value-type="percentage">
            <text:p>23,75%</text:p>
          </table:table-cell>
        </table:table-row>
        <table:table-row table:style-name="ro1">
          <table:table-cell table:number-columns-repeated="6"/>
          <table:table-cell office:value-type="float" office:value="37000" calcext:value-type="float">
            <text:p>37000</text:p>
          </table:table-cell>
          <table:table-cell table:formula="of:=[.I38]/[.G38]" office:value-type="percentage" office:value="0.239189189189189" calcext:value-type="percentage">
            <text:p>23,92%</text:p>
          </table:table-cell>
          <table:table-cell table:formula="of:=SUM([.J38:.M38])" office:value-type="float" office:value="8850" calcext:value-type="float">
            <text:p>8850</text:p>
          </table:table-cell>
          <table:table-cell table:formula="of:=IF([.$G38]&lt;[.B$1];0;IF([.$G38]&lt;[.C$1];([.$G38]-[.B$1])*[.C$2];[.C$3]))" office:value-type="float" office:value="0" calcext:value-type="float">
            <text:p>0</text:p>
          </table:table-cell>
          <table:table-cell/>
          <table:table-cell table:formula="of:=IF([.$G38]&lt;[.C$1];0;IF([.$G38]&lt;[.E$1];([.$G38]-[.C$1])*[.E$2];[.E$3]))" office:value-type="float" office:value="750" calcext:value-type="float">
            <text:p>750</text:p>
          </table:table-cell>
          <table:table-cell table:formula="of:=IF([.$G38]&lt;[.E$1];0;([.$G38]-[.E$1])*[.F$2])" office:value-type="float" office:value="8100" calcext:value-type="float">
            <text:p>8100</text:p>
          </table:table-cell>
          <table:table-cell table:formula="of:=[.I38]/[.G38]" office:value-type="percentage" office:value="0.239189189189189" calcext:value-type="percentage">
            <text:p>23,92%</text:p>
          </table:table-cell>
        </table:table-row>
        <table:table-row table:style-name="ro1">
          <table:table-cell table:number-columns-repeated="6"/>
          <table:table-cell office:value-type="float" office:value="38000" calcext:value-type="float">
            <text:p>38000</text:p>
          </table:table-cell>
          <table:table-cell table:formula="of:=[.I39]/[.G39]" office:value-type="percentage" office:value="0.240789473684211" calcext:value-type="percentage">
            <text:p>24,08%</text:p>
          </table:table-cell>
          <table:table-cell table:formula="of:=SUM([.J39:.M39])" office:value-type="float" office:value="9150" calcext:value-type="float">
            <text:p>9150</text:p>
          </table:table-cell>
          <table:table-cell table:formula="of:=IF([.$G39]&lt;[.B$1];0;IF([.$G39]&lt;[.C$1];([.$G39]-[.B$1])*[.C$2];[.C$3]))" office:value-type="float" office:value="0" calcext:value-type="float">
            <text:p>0</text:p>
          </table:table-cell>
          <table:table-cell/>
          <table:table-cell table:formula="of:=IF([.$G39]&lt;[.C$1];0;IF([.$G39]&lt;[.E$1];([.$G39]-[.C$1])*[.E$2];[.E$3]))" office:value-type="float" office:value="750" calcext:value-type="float">
            <text:p>750</text:p>
          </table:table-cell>
          <table:table-cell table:formula="of:=IF([.$G39]&lt;[.E$1];0;([.$G39]-[.E$1])*[.F$2])" office:value-type="float" office:value="8400" calcext:value-type="float">
            <text:p>8400</text:p>
          </table:table-cell>
          <table:table-cell table:formula="of:=[.I39]/[.G39]" office:value-type="percentage" office:value="0.240789473684211" calcext:value-type="percentage">
            <text:p>24,08%</text:p>
          </table:table-cell>
        </table:table-row>
        <table:table-row table:style-name="ro1">
          <table:table-cell table:number-columns-repeated="6"/>
          <table:table-cell office:value-type="float" office:value="39000" calcext:value-type="float">
            <text:p>39000</text:p>
          </table:table-cell>
          <table:table-cell table:formula="of:=[.I40]/[.G40]" office:value-type="percentage" office:value="0.242307692307692" calcext:value-type="percentage">
            <text:p>24,23%</text:p>
          </table:table-cell>
          <table:table-cell table:formula="of:=SUM([.J40:.M40])" office:value-type="float" office:value="9450" calcext:value-type="float">
            <text:p>9450</text:p>
          </table:table-cell>
          <table:table-cell table:formula="of:=IF([.$G40]&lt;[.B$1];0;IF([.$G40]&lt;[.C$1];([.$G40]-[.B$1])*[.C$2];[.C$3]))" office:value-type="float" office:value="0" calcext:value-type="float">
            <text:p>0</text:p>
          </table:table-cell>
          <table:table-cell/>
          <table:table-cell table:formula="of:=IF([.$G40]&lt;[.C$1];0;IF([.$G40]&lt;[.E$1];([.$G40]-[.C$1])*[.E$2];[.E$3]))" office:value-type="float" office:value="750" calcext:value-type="float">
            <text:p>750</text:p>
          </table:table-cell>
          <table:table-cell table:formula="of:=IF([.$G40]&lt;[.E$1];0;([.$G40]-[.E$1])*[.F$2])" office:value-type="float" office:value="8700" calcext:value-type="float">
            <text:p>8700</text:p>
          </table:table-cell>
          <table:table-cell table:formula="of:=[.I40]/[.G40]" office:value-type="percentage" office:value="0.242307692307692" calcext:value-type="percentage">
            <text:p>24,23%</text:p>
          </table:table-cell>
        </table:table-row>
        <table:table-row table:style-name="ro1">
          <table:table-cell table:number-columns-repeated="6"/>
          <table:table-cell office:value-type="float" office:value="40000" calcext:value-type="float">
            <text:p>40000</text:p>
          </table:table-cell>
          <table:table-cell table:formula="of:=[.I41]/[.G41]" office:value-type="percentage" office:value="0.24375" calcext:value-type="percentage">
            <text:p>24,38%</text:p>
          </table:table-cell>
          <table:table-cell table:formula="of:=SUM([.J41:.M41])" office:value-type="float" office:value="9750" calcext:value-type="float">
            <text:p>9750</text:p>
          </table:table-cell>
          <table:table-cell table:formula="of:=IF([.$G41]&lt;[.B$1];0;IF([.$G41]&lt;[.C$1];([.$G41]-[.B$1])*[.C$2];[.C$3]))" office:value-type="float" office:value="0" calcext:value-type="float">
            <text:p>0</text:p>
          </table:table-cell>
          <table:table-cell/>
          <table:table-cell table:formula="of:=IF([.$G41]&lt;[.C$1];0;IF([.$G41]&lt;[.E$1];([.$G41]-[.C$1])*[.E$2];[.E$3]))" office:value-type="float" office:value="750" calcext:value-type="float">
            <text:p>750</text:p>
          </table:table-cell>
          <table:table-cell table:formula="of:=IF([.$G41]&lt;[.E$1];0;([.$G41]-[.E$1])*[.F$2])" office:value-type="float" office:value="9000" calcext:value-type="float">
            <text:p>9000</text:p>
          </table:table-cell>
          <table:table-cell table:formula="of:=[.I41]/[.G41]" office:value-type="percentage" office:value="0.24375" calcext:value-type="percentage">
            <text:p>24,38%</text:p>
          </table:table-cell>
        </table:table-row>
        <table:table-row table:style-name="ro1">
          <table:table-cell table:number-columns-repeated="6"/>
          <table:table-cell office:value-type="float" office:value="41000" calcext:value-type="float">
            <text:p>41000</text:p>
          </table:table-cell>
          <table:table-cell table:formula="of:=[.I42]/[.G42]" office:value-type="percentage" office:value="0.245121951219512" calcext:value-type="percentage">
            <text:p>24,51%</text:p>
          </table:table-cell>
          <table:table-cell table:formula="of:=SUM([.J42:.M42])" office:value-type="float" office:value="10050" calcext:value-type="float">
            <text:p>10050</text:p>
          </table:table-cell>
          <table:table-cell table:formula="of:=IF([.$G42]&lt;[.B$1];0;IF([.$G42]&lt;[.C$1];([.$G42]-[.B$1])*[.C$2];[.C$3]))" office:value-type="float" office:value="0" calcext:value-type="float">
            <text:p>0</text:p>
          </table:table-cell>
          <table:table-cell/>
          <table:table-cell table:formula="of:=IF([.$G42]&lt;[.C$1];0;IF([.$G42]&lt;[.E$1];([.$G42]-[.C$1])*[.E$2];[.E$3]))" office:value-type="float" office:value="750" calcext:value-type="float">
            <text:p>750</text:p>
          </table:table-cell>
          <table:table-cell table:formula="of:=IF([.$G42]&lt;[.E$1];0;([.$G42]-[.E$1])*[.F$2])" office:value-type="float" office:value="9300" calcext:value-type="float">
            <text:p>9300</text:p>
          </table:table-cell>
          <table:table-cell table:formula="of:=[.I42]/[.G42]" office:value-type="percentage" office:value="0.245121951219512" calcext:value-type="percentage">
            <text:p>24,51%</text:p>
          </table:table-cell>
        </table:table-row>
        <table:table-row table:style-name="ro1">
          <table:table-cell table:number-columns-repeated="6"/>
          <table:table-cell office:value-type="float" office:value="42000" calcext:value-type="float">
            <text:p>42000</text:p>
          </table:table-cell>
          <table:table-cell table:formula="of:=[.I43]/[.G43]" office:value-type="percentage" office:value="0.246428571428571" calcext:value-type="percentage">
            <text:p>24,64%</text:p>
          </table:table-cell>
          <table:table-cell table:formula="of:=SUM([.J43:.M43])" office:value-type="float" office:value="10350" calcext:value-type="float">
            <text:p>10350</text:p>
          </table:table-cell>
          <table:table-cell table:formula="of:=IF([.$G43]&lt;[.B$1];0;IF([.$G43]&lt;[.C$1];([.$G43]-[.B$1])*[.C$2];[.C$3]))" office:value-type="float" office:value="0" calcext:value-type="float">
            <text:p>0</text:p>
          </table:table-cell>
          <table:table-cell/>
          <table:table-cell table:formula="of:=IF([.$G43]&lt;[.C$1];0;IF([.$G43]&lt;[.E$1];([.$G43]-[.C$1])*[.E$2];[.E$3]))" office:value-type="float" office:value="750" calcext:value-type="float">
            <text:p>750</text:p>
          </table:table-cell>
          <table:table-cell table:formula="of:=IF([.$G43]&lt;[.E$1];0;([.$G43]-[.E$1])*[.F$2])" office:value-type="float" office:value="9600" calcext:value-type="float">
            <text:p>9600</text:p>
          </table:table-cell>
          <table:table-cell table:formula="of:=[.I43]/[.G43]" office:value-type="percentage" office:value="0.246428571428571" calcext:value-type="percentage">
            <text:p>24,64%</text:p>
          </table:table-cell>
        </table:table-row>
        <table:table-row table:style-name="ro1">
          <table:table-cell table:number-columns-repeated="6"/>
          <table:table-cell office:value-type="float" office:value="43000" calcext:value-type="float">
            <text:p>43000</text:p>
          </table:table-cell>
          <table:table-cell table:formula="of:=[.I44]/[.G44]" office:value-type="percentage" office:value="0.247674418604651" calcext:value-type="percentage">
            <text:p>24,77%</text:p>
          </table:table-cell>
          <table:table-cell table:formula="of:=SUM([.J44:.M44])" office:value-type="float" office:value="10650" calcext:value-type="float">
            <text:p>10650</text:p>
          </table:table-cell>
          <table:table-cell table:formula="of:=IF([.$G44]&lt;[.B$1];0;IF([.$G44]&lt;[.C$1];([.$G44]-[.B$1])*[.C$2];[.C$3]))" office:value-type="float" office:value="0" calcext:value-type="float">
            <text:p>0</text:p>
          </table:table-cell>
          <table:table-cell/>
          <table:table-cell table:formula="of:=IF([.$G44]&lt;[.C$1];0;IF([.$G44]&lt;[.E$1];([.$G44]-[.C$1])*[.E$2];[.E$3]))" office:value-type="float" office:value="750" calcext:value-type="float">
            <text:p>750</text:p>
          </table:table-cell>
          <table:table-cell table:formula="of:=IF([.$G44]&lt;[.E$1];0;([.$G44]-[.E$1])*[.F$2])" office:value-type="float" office:value="9900" calcext:value-type="float">
            <text:p>9900</text:p>
          </table:table-cell>
          <table:table-cell table:formula="of:=[.I44]/[.G44]" office:value-type="percentage" office:value="0.247674418604651" calcext:value-type="percentage">
            <text:p>24,77%</text:p>
          </table:table-cell>
        </table:table-row>
        <table:table-row table:style-name="ro1">
          <table:table-cell table:number-columns-repeated="6"/>
          <table:table-cell office:value-type="float" office:value="44000" calcext:value-type="float">
            <text:p>44000</text:p>
          </table:table-cell>
          <table:table-cell table:formula="of:=[.I45]/[.G45]" office:value-type="percentage" office:value="0.248863636363636" calcext:value-type="percentage">
            <text:p>24,89%</text:p>
          </table:table-cell>
          <table:table-cell table:formula="of:=SUM([.J45:.M45])" office:value-type="float" office:value="10950" calcext:value-type="float">
            <text:p>10950</text:p>
          </table:table-cell>
          <table:table-cell table:formula="of:=IF([.$G45]&lt;[.B$1];0;IF([.$G45]&lt;[.C$1];([.$G45]-[.B$1])*[.C$2];[.C$3]))" office:value-type="float" office:value="0" calcext:value-type="float">
            <text:p>0</text:p>
          </table:table-cell>
          <table:table-cell/>
          <table:table-cell table:formula="of:=IF([.$G45]&lt;[.C$1];0;IF([.$G45]&lt;[.E$1];([.$G45]-[.C$1])*[.E$2];[.E$3]))" office:value-type="float" office:value="750" calcext:value-type="float">
            <text:p>750</text:p>
          </table:table-cell>
          <table:table-cell table:formula="of:=IF([.$G45]&lt;[.E$1];0;([.$G45]-[.E$1])*[.F$2])" office:value-type="float" office:value="10200" calcext:value-type="float">
            <text:p>10200</text:p>
          </table:table-cell>
          <table:table-cell table:formula="of:=[.I45]/[.G45]" office:value-type="percentage" office:value="0.248863636363636" calcext:value-type="percentage">
            <text:p>24,89%</text:p>
          </table:table-cell>
        </table:table-row>
        <table:table-row table:style-name="ro1">
          <table:table-cell table:number-columns-repeated="6"/>
          <table:table-cell office:value-type="float" office:value="45000" calcext:value-type="float">
            <text:p>45000</text:p>
          </table:table-cell>
          <table:table-cell table:formula="of:=[.I46]/[.G46]" office:value-type="percentage" office:value="0.25" calcext:value-type="percentage">
            <text:p>25,00%</text:p>
          </table:table-cell>
          <table:table-cell table:formula="of:=SUM([.J46:.M46])" office:value-type="float" office:value="11250" calcext:value-type="float">
            <text:p>11250</text:p>
          </table:table-cell>
          <table:table-cell table:formula="of:=IF([.$G46]&lt;[.B$1];0;IF([.$G46]&lt;[.C$1];([.$G46]-[.B$1])*[.C$2];[.C$3]))" office:value-type="float" office:value="0" calcext:value-type="float">
            <text:p>0</text:p>
          </table:table-cell>
          <table:table-cell/>
          <table:table-cell table:formula="of:=IF([.$G46]&lt;[.C$1];0;IF([.$G46]&lt;[.E$1];([.$G46]-[.C$1])*[.E$2];[.E$3]))" office:value-type="float" office:value="750" calcext:value-type="float">
            <text:p>750</text:p>
          </table:table-cell>
          <table:table-cell table:formula="of:=IF([.$G46]&lt;[.E$1];0;([.$G46]-[.E$1])*[.F$2])" office:value-type="float" office:value="10500" calcext:value-type="float">
            <text:p>10500</text:p>
          </table:table-cell>
          <table:table-cell table:formula="of:=[.I46]/[.G46]" office:value-type="percentage" office:value="0.25" calcext:value-type="percentage">
            <text:p>25,00%</text:p>
          </table:table-cell>
        </table:table-row>
        <table:table-row table:style-name="ro1">
          <table:table-cell table:number-columns-repeated="6"/>
          <table:table-cell office:value-type="float" office:value="46000" calcext:value-type="float">
            <text:p>46000</text:p>
          </table:table-cell>
          <table:table-cell table:formula="of:=[.I47]/[.G47]" office:value-type="percentage" office:value="0.251086956521739" calcext:value-type="percentage">
            <text:p>25,11%</text:p>
          </table:table-cell>
          <table:table-cell table:formula="of:=SUM([.J47:.M47])" office:value-type="float" office:value="11550" calcext:value-type="float">
            <text:p>11550</text:p>
          </table:table-cell>
          <table:table-cell table:formula="of:=IF([.$G47]&lt;[.B$1];0;IF([.$G47]&lt;[.C$1];([.$G47]-[.B$1])*[.C$2];[.C$3]))" office:value-type="float" office:value="0" calcext:value-type="float">
            <text:p>0</text:p>
          </table:table-cell>
          <table:table-cell/>
          <table:table-cell table:formula="of:=IF([.$G47]&lt;[.C$1];0;IF([.$G47]&lt;[.E$1];([.$G47]-[.C$1])*[.E$2];[.E$3]))" office:value-type="float" office:value="750" calcext:value-type="float">
            <text:p>750</text:p>
          </table:table-cell>
          <table:table-cell table:formula="of:=IF([.$G47]&lt;[.E$1];0;([.$G47]-[.E$1])*[.F$2])" office:value-type="float" office:value="10800" calcext:value-type="float">
            <text:p>10800</text:p>
          </table:table-cell>
          <table:table-cell table:formula="of:=[.I47]/[.G47]" office:value-type="percentage" office:value="0.251086956521739" calcext:value-type="percentage">
            <text:p>25,11%</text:p>
          </table:table-cell>
        </table:table-row>
        <table:table-row table:style-name="ro1">
          <table:table-cell table:number-columns-repeated="6"/>
          <table:table-cell office:value-type="float" office:value="47000" calcext:value-type="float">
            <text:p>47000</text:p>
          </table:table-cell>
          <table:table-cell table:formula="of:=[.I48]/[.G48]" office:value-type="percentage" office:value="0.252127659574468" calcext:value-type="percentage">
            <text:p>25,21%</text:p>
          </table:table-cell>
          <table:table-cell table:formula="of:=SUM([.J48:.M48])" office:value-type="float" office:value="11850" calcext:value-type="float">
            <text:p>11850</text:p>
          </table:table-cell>
          <table:table-cell table:formula="of:=IF([.$G48]&lt;[.B$1];0;IF([.$G48]&lt;[.C$1];([.$G48]-[.B$1])*[.C$2];[.C$3]))" office:value-type="float" office:value="0" calcext:value-type="float">
            <text:p>0</text:p>
          </table:table-cell>
          <table:table-cell/>
          <table:table-cell table:formula="of:=IF([.$G48]&lt;[.C$1];0;IF([.$G48]&lt;[.E$1];([.$G48]-[.C$1])*[.E$2];[.E$3]))" office:value-type="float" office:value="750" calcext:value-type="float">
            <text:p>750</text:p>
          </table:table-cell>
          <table:table-cell table:formula="of:=IF([.$G48]&lt;[.E$1];0;([.$G48]-[.E$1])*[.F$2])" office:value-type="float" office:value="11100" calcext:value-type="float">
            <text:p>11100</text:p>
          </table:table-cell>
          <table:table-cell table:formula="of:=[.I48]/[.G48]" office:value-type="percentage" office:value="0.252127659574468" calcext:value-type="percentage">
            <text:p>25,21%</text:p>
          </table:table-cell>
        </table:table-row>
        <table:table-row table:style-name="ro1">
          <table:table-cell table:number-columns-repeated="6"/>
          <table:table-cell office:value-type="float" office:value="48000" calcext:value-type="float">
            <text:p>48000</text:p>
          </table:table-cell>
          <table:table-cell table:formula="of:=[.I49]/[.G49]" office:value-type="percentage" office:value="0.253125" calcext:value-type="percentage">
            <text:p>25,31%</text:p>
          </table:table-cell>
          <table:table-cell table:formula="of:=SUM([.J49:.M49])" office:value-type="float" office:value="12150" calcext:value-type="float">
            <text:p>12150</text:p>
          </table:table-cell>
          <table:table-cell table:formula="of:=IF([.$G49]&lt;[.B$1];0;IF([.$G49]&lt;[.C$1];([.$G49]-[.B$1])*[.C$2];[.C$3]))" office:value-type="float" office:value="0" calcext:value-type="float">
            <text:p>0</text:p>
          </table:table-cell>
          <table:table-cell/>
          <table:table-cell table:formula="of:=IF([.$G49]&lt;[.C$1];0;IF([.$G49]&lt;[.E$1];([.$G49]-[.C$1])*[.E$2];[.E$3]))" office:value-type="float" office:value="750" calcext:value-type="float">
            <text:p>750</text:p>
          </table:table-cell>
          <table:table-cell table:formula="of:=IF([.$G49]&lt;[.E$1];0;([.$G49]-[.E$1])*[.F$2])" office:value-type="float" office:value="11400" calcext:value-type="float">
            <text:p>11400</text:p>
          </table:table-cell>
          <table:table-cell table:formula="of:=[.I49]/[.G49]" office:value-type="percentage" office:value="0.253125" calcext:value-type="percentage">
            <text:p>25,31%</text:p>
          </table:table-cell>
        </table:table-row>
        <table:table-row table:style-name="ro1">
          <table:table-cell table:number-columns-repeated="6"/>
          <table:table-cell office:value-type="float" office:value="49000" calcext:value-type="float">
            <text:p>49000</text:p>
          </table:table-cell>
          <table:table-cell table:formula="of:=[.I50]/[.G50]" office:value-type="percentage" office:value="0.254081632653061" calcext:value-type="percentage">
            <text:p>25,41%</text:p>
          </table:table-cell>
          <table:table-cell table:formula="of:=SUM([.J50:.M50])" office:value-type="float" office:value="12450" calcext:value-type="float">
            <text:p>12450</text:p>
          </table:table-cell>
          <table:table-cell table:formula="of:=IF([.$G50]&lt;[.B$1];0;IF([.$G50]&lt;[.C$1];([.$G50]-[.B$1])*[.C$2];[.C$3]))" office:value-type="float" office:value="0" calcext:value-type="float">
            <text:p>0</text:p>
          </table:table-cell>
          <table:table-cell/>
          <table:table-cell table:formula="of:=IF([.$G50]&lt;[.C$1];0;IF([.$G50]&lt;[.E$1];([.$G50]-[.C$1])*[.E$2];[.E$3]))" office:value-type="float" office:value="750" calcext:value-type="float">
            <text:p>750</text:p>
          </table:table-cell>
          <table:table-cell table:formula="of:=IF([.$G50]&lt;[.E$1];0;([.$G50]-[.E$1])*[.F$2])" office:value-type="float" office:value="11700" calcext:value-type="float">
            <text:p>11700</text:p>
          </table:table-cell>
          <table:table-cell table:formula="of:=[.I50]/[.G50]" office:value-type="percentage" office:value="0.254081632653061" calcext:value-type="percentage">
            <text:p>25,41%</text:p>
          </table:table-cell>
        </table:table-row>
        <table:table-row table:style-name="ro1">
          <table:table-cell table:number-columns-repeated="6"/>
          <table:table-cell office:value-type="float" office:value="50000" calcext:value-type="float">
            <text:p>50000</text:p>
          </table:table-cell>
          <table:table-cell table:formula="of:=[.I51]/[.G51]" office:value-type="percentage" office:value="0.255" calcext:value-type="percentage">
            <text:p>25,50%</text:p>
          </table:table-cell>
          <table:table-cell table:formula="of:=SUM([.J51:.M51])" office:value-type="float" office:value="12750" calcext:value-type="float">
            <text:p>12750</text:p>
          </table:table-cell>
          <table:table-cell table:formula="of:=IF([.$G51]&lt;[.B$1];0;IF([.$G51]&lt;[.C$1];([.$G51]-[.B$1])*[.C$2];[.C$3]))" office:value-type="float" office:value="0" calcext:value-type="float">
            <text:p>0</text:p>
          </table:table-cell>
          <table:table-cell/>
          <table:table-cell table:formula="of:=IF([.$G51]&lt;[.C$1];0;IF([.$G51]&lt;[.E$1];([.$G51]-[.C$1])*[.E$2];[.E$3]))" office:value-type="float" office:value="750" calcext:value-type="float">
            <text:p>750</text:p>
          </table:table-cell>
          <table:table-cell table:formula="of:=IF([.$G51]&lt;[.E$1];0;([.$G51]-[.E$1])*[.F$2])" office:value-type="float" office:value="12000" calcext:value-type="float">
            <text:p>12000</text:p>
          </table:table-cell>
          <table:table-cell table:formula="of:=[.I51]/[.G51]" office:value-type="percentage" office:value="0.255" calcext:value-type="percentage">
            <text:p>25,50%</text:p>
          </table:table-cell>
        </table:table-row>
        <table:table-row table:style-name="ro1">
          <table:table-cell table:number-columns-repeated="6"/>
          <table:table-cell office:value-type="float" office:value="51000" calcext:value-type="float">
            <text:p>51000</text:p>
          </table:table-cell>
          <table:table-cell table:formula="of:=[.I52]/[.G52]" office:value-type="percentage" office:value="0.255882352941176" calcext:value-type="percentage">
            <text:p>25,59%</text:p>
          </table:table-cell>
          <table:table-cell table:formula="of:=SUM([.J52:.M52])" office:value-type="float" office:value="13050" calcext:value-type="float">
            <text:p>13050</text:p>
          </table:table-cell>
          <table:table-cell table:formula="of:=IF([.$G52]&lt;[.B$1];0;IF([.$G52]&lt;[.C$1];([.$G52]-[.B$1])*[.C$2];[.C$3]))" office:value-type="float" office:value="0" calcext:value-type="float">
            <text:p>0</text:p>
          </table:table-cell>
          <table:table-cell/>
          <table:table-cell table:formula="of:=IF([.$G52]&lt;[.C$1];0;IF([.$G52]&lt;[.E$1];([.$G52]-[.C$1])*[.E$2];[.E$3]))" office:value-type="float" office:value="750" calcext:value-type="float">
            <text:p>750</text:p>
          </table:table-cell>
          <table:table-cell table:formula="of:=IF([.$G52]&lt;[.E$1];0;([.$G52]-[.E$1])*[.F$2])" office:value-type="float" office:value="12300" calcext:value-type="float">
            <text:p>12300</text:p>
          </table:table-cell>
          <table:table-cell table:formula="of:=[.I52]/[.G52]" office:value-type="percentage" office:value="0.255882352941176" calcext:value-type="percentage">
            <text:p>25,59%</text:p>
          </table:table-cell>
        </table:table-row>
        <table:table-row table:style-name="ro1">
          <table:table-cell table:number-columns-repeated="6"/>
          <table:table-cell office:value-type="float" office:value="52000" calcext:value-type="float">
            <text:p>52000</text:p>
          </table:table-cell>
          <table:table-cell table:formula="of:=[.I53]/[.G53]" office:value-type="percentage" office:value="0.256730769230769" calcext:value-type="percentage">
            <text:p>25,67%</text:p>
          </table:table-cell>
          <table:table-cell table:formula="of:=SUM([.J53:.M53])" office:value-type="float" office:value="13350" calcext:value-type="float">
            <text:p>13350</text:p>
          </table:table-cell>
          <table:table-cell table:formula="of:=IF([.$G53]&lt;[.B$1];0;IF([.$G53]&lt;[.C$1];([.$G53]-[.B$1])*[.C$2];[.C$3]))" office:value-type="float" office:value="0" calcext:value-type="float">
            <text:p>0</text:p>
          </table:table-cell>
          <table:table-cell/>
          <table:table-cell table:formula="of:=IF([.$G53]&lt;[.C$1];0;IF([.$G53]&lt;[.E$1];([.$G53]-[.C$1])*[.E$2];[.E$3]))" office:value-type="float" office:value="750" calcext:value-type="float">
            <text:p>750</text:p>
          </table:table-cell>
          <table:table-cell table:formula="of:=IF([.$G53]&lt;[.E$1];0;([.$G53]-[.E$1])*[.F$2])" office:value-type="float" office:value="12600" calcext:value-type="float">
            <text:p>12600</text:p>
          </table:table-cell>
          <table:table-cell table:formula="of:=[.I53]/[.G53]" office:value-type="percentage" office:value="0.256730769230769" calcext:value-type="percentage">
            <text:p>25,67%</text:p>
          </table:table-cell>
        </table:table-row>
        <table:table-row table:style-name="ro1">
          <table:table-cell table:number-columns-repeated="6"/>
          <table:table-cell office:value-type="float" office:value="53000" calcext:value-type="float">
            <text:p>53000</text:p>
          </table:table-cell>
          <table:table-cell table:formula="of:=[.I54]/[.G54]" office:value-type="percentage" office:value="0.257547169811321" calcext:value-type="percentage">
            <text:p>25,75%</text:p>
          </table:table-cell>
          <table:table-cell table:formula="of:=SUM([.J54:.M54])" office:value-type="float" office:value="13650" calcext:value-type="float">
            <text:p>13650</text:p>
          </table:table-cell>
          <table:table-cell table:formula="of:=IF([.$G54]&lt;[.B$1];0;IF([.$G54]&lt;[.C$1];([.$G54]-[.B$1])*[.C$2];[.C$3]))" office:value-type="float" office:value="0" calcext:value-type="float">
            <text:p>0</text:p>
          </table:table-cell>
          <table:table-cell/>
          <table:table-cell table:formula="of:=IF([.$G54]&lt;[.C$1];0;IF([.$G54]&lt;[.E$1];([.$G54]-[.C$1])*[.E$2];[.E$3]))" office:value-type="float" office:value="750" calcext:value-type="float">
            <text:p>750</text:p>
          </table:table-cell>
          <table:table-cell table:formula="of:=IF([.$G54]&lt;[.E$1];0;([.$G54]-[.E$1])*[.F$2])" office:value-type="float" office:value="12900" calcext:value-type="float">
            <text:p>12900</text:p>
          </table:table-cell>
          <table:table-cell table:formula="of:=[.I54]/[.G54]" office:value-type="percentage" office:value="0.257547169811321" calcext:value-type="percentage">
            <text:p>25,75%</text:p>
          </table:table-cell>
        </table:table-row>
        <table:table-row table:style-name="ro1">
          <table:table-cell table:number-columns-repeated="6"/>
          <table:table-cell office:value-type="float" office:value="54000" calcext:value-type="float">
            <text:p>54000</text:p>
          </table:table-cell>
          <table:table-cell table:formula="of:=[.I55]/[.G55]" office:value-type="percentage" office:value="0.258333333333333" calcext:value-type="percentage">
            <text:p>25,83%</text:p>
          </table:table-cell>
          <table:table-cell table:formula="of:=SUM([.J55:.M55])" office:value-type="float" office:value="13950" calcext:value-type="float">
            <text:p>13950</text:p>
          </table:table-cell>
          <table:table-cell table:formula="of:=IF([.$G55]&lt;[.B$1];0;IF([.$G55]&lt;[.C$1];([.$G55]-[.B$1])*[.C$2];[.C$3]))" office:value-type="float" office:value="0" calcext:value-type="float">
            <text:p>0</text:p>
          </table:table-cell>
          <table:table-cell/>
          <table:table-cell table:formula="of:=IF([.$G55]&lt;[.C$1];0;IF([.$G55]&lt;[.E$1];([.$G55]-[.C$1])*[.E$2];[.E$3]))" office:value-type="float" office:value="750" calcext:value-type="float">
            <text:p>750</text:p>
          </table:table-cell>
          <table:table-cell table:formula="of:=IF([.$G55]&lt;[.E$1];0;([.$G55]-[.E$1])*[.F$2])" office:value-type="float" office:value="13200" calcext:value-type="float">
            <text:p>13200</text:p>
          </table:table-cell>
          <table:table-cell table:formula="of:=[.I55]/[.G55]" office:value-type="percentage" office:value="0.258333333333333" calcext:value-type="percentage">
            <text:p>25,83%</text:p>
          </table:table-cell>
        </table:table-row>
        <table:table-row table:style-name="ro1">
          <table:table-cell table:number-columns-repeated="6"/>
          <table:table-cell office:value-type="float" office:value="55000" calcext:value-type="float">
            <text:p>55000</text:p>
          </table:table-cell>
          <table:table-cell table:formula="of:=[.I56]/[.G56]" office:value-type="percentage" office:value="0.259090909090909" calcext:value-type="percentage">
            <text:p>25,91%</text:p>
          </table:table-cell>
          <table:table-cell table:formula="of:=SUM([.J56:.M56])" office:value-type="float" office:value="14250" calcext:value-type="float">
            <text:p>14250</text:p>
          </table:table-cell>
          <table:table-cell table:formula="of:=IF([.$G56]&lt;[.B$1];0;IF([.$G56]&lt;[.C$1];([.$G56]-[.B$1])*[.C$2];[.C$3]))" office:value-type="float" office:value="0" calcext:value-type="float">
            <text:p>0</text:p>
          </table:table-cell>
          <table:table-cell/>
          <table:table-cell table:formula="of:=IF([.$G56]&lt;[.C$1];0;IF([.$G56]&lt;[.E$1];([.$G56]-[.C$1])*[.E$2];[.E$3]))" office:value-type="float" office:value="750" calcext:value-type="float">
            <text:p>750</text:p>
          </table:table-cell>
          <table:table-cell table:formula="of:=IF([.$G56]&lt;[.E$1];0;([.$G56]-[.E$1])*[.F$2])" office:value-type="float" office:value="13500" calcext:value-type="float">
            <text:p>13500</text:p>
          </table:table-cell>
          <table:table-cell table:formula="of:=[.I56]/[.G56]" office:value-type="percentage" office:value="0.259090909090909" calcext:value-type="percentage">
            <text:p>25,91%</text:p>
          </table:table-cell>
        </table:table-row>
        <table:table-row table:style-name="ro1">
          <table:table-cell table:number-columns-repeated="6"/>
          <table:table-cell office:value-type="float" office:value="56000" calcext:value-type="float">
            <text:p>56000</text:p>
          </table:table-cell>
          <table:table-cell table:formula="of:=[.I57]/[.G57]" office:value-type="percentage" office:value="0.259821428571429" calcext:value-type="percentage">
            <text:p>25,98%</text:p>
          </table:table-cell>
          <table:table-cell table:formula="of:=SUM([.J57:.M57])" office:value-type="float" office:value="14550" calcext:value-type="float">
            <text:p>14550</text:p>
          </table:table-cell>
          <table:table-cell table:formula="of:=IF([.$G57]&lt;[.B$1];0;IF([.$G57]&lt;[.C$1];([.$G57]-[.B$1])*[.C$2];[.C$3]))" office:value-type="float" office:value="0" calcext:value-type="float">
            <text:p>0</text:p>
          </table:table-cell>
          <table:table-cell/>
          <table:table-cell table:formula="of:=IF([.$G57]&lt;[.C$1];0;IF([.$G57]&lt;[.E$1];([.$G57]-[.C$1])*[.E$2];[.E$3]))" office:value-type="float" office:value="750" calcext:value-type="float">
            <text:p>750</text:p>
          </table:table-cell>
          <table:table-cell table:formula="of:=IF([.$G57]&lt;[.E$1];0;([.$G57]-[.E$1])*[.F$2])" office:value-type="float" office:value="13800" calcext:value-type="float">
            <text:p>13800</text:p>
          </table:table-cell>
          <table:table-cell table:formula="of:=[.I57]/[.G57]" office:value-type="percentage" office:value="0.259821428571429" calcext:value-type="percentage">
            <text:p>25,98%</text:p>
          </table:table-cell>
        </table:table-row>
        <table:table-row table:style-name="ro1">
          <table:table-cell table:number-columns-repeated="6"/>
          <table:table-cell office:value-type="float" office:value="57000" calcext:value-type="float">
            <text:p>57000</text:p>
          </table:table-cell>
          <table:table-cell table:formula="of:=[.I58]/[.G58]" office:value-type="percentage" office:value="0.260526315789474" calcext:value-type="percentage">
            <text:p>26,05%</text:p>
          </table:table-cell>
          <table:table-cell table:formula="of:=SUM([.J58:.M58])" office:value-type="float" office:value="14850" calcext:value-type="float">
            <text:p>14850</text:p>
          </table:table-cell>
          <table:table-cell table:formula="of:=IF([.$G58]&lt;[.B$1];0;IF([.$G58]&lt;[.C$1];([.$G58]-[.B$1])*[.C$2];[.C$3]))" office:value-type="float" office:value="0" calcext:value-type="float">
            <text:p>0</text:p>
          </table:table-cell>
          <table:table-cell/>
          <table:table-cell table:formula="of:=IF([.$G58]&lt;[.C$1];0;IF([.$G58]&lt;[.E$1];([.$G58]-[.C$1])*[.E$2];[.E$3]))" office:value-type="float" office:value="750" calcext:value-type="float">
            <text:p>750</text:p>
          </table:table-cell>
          <table:table-cell table:formula="of:=IF([.$G58]&lt;[.E$1];0;([.$G58]-[.E$1])*[.F$2])" office:value-type="float" office:value="14100" calcext:value-type="float">
            <text:p>14100</text:p>
          </table:table-cell>
          <table:table-cell table:formula="of:=[.I58]/[.G58]" office:value-type="percentage" office:value="0.260526315789474" calcext:value-type="percentage">
            <text:p>26,05%</text:p>
          </table:table-cell>
        </table:table-row>
        <table:table-row table:style-name="ro1">
          <table:table-cell table:number-columns-repeated="6"/>
          <table:table-cell office:value-type="float" office:value="58000" calcext:value-type="float">
            <text:p>58000</text:p>
          </table:table-cell>
          <table:table-cell table:formula="of:=[.I59]/[.G59]" office:value-type="percentage" office:value="0.261206896551724" calcext:value-type="percentage">
            <text:p>26,12%</text:p>
          </table:table-cell>
          <table:table-cell table:formula="of:=SUM([.J59:.M59])" office:value-type="float" office:value="15150" calcext:value-type="float">
            <text:p>15150</text:p>
          </table:table-cell>
          <table:table-cell table:formula="of:=IF([.$G59]&lt;[.B$1];0;IF([.$G59]&lt;[.C$1];([.$G59]-[.B$1])*[.C$2];[.C$3]))" office:value-type="float" office:value="0" calcext:value-type="float">
            <text:p>0</text:p>
          </table:table-cell>
          <table:table-cell/>
          <table:table-cell table:formula="of:=IF([.$G59]&lt;[.C$1];0;IF([.$G59]&lt;[.E$1];([.$G59]-[.C$1])*[.E$2];[.E$3]))" office:value-type="float" office:value="750" calcext:value-type="float">
            <text:p>750</text:p>
          </table:table-cell>
          <table:table-cell table:formula="of:=IF([.$G59]&lt;[.E$1];0;([.$G59]-[.E$1])*[.F$2])" office:value-type="float" office:value="14400" calcext:value-type="float">
            <text:p>14400</text:p>
          </table:table-cell>
          <table:table-cell table:formula="of:=[.I59]/[.G59]" office:value-type="percentage" office:value="0.261206896551724" calcext:value-type="percentage">
            <text:p>26,12%</text:p>
          </table:table-cell>
        </table:table-row>
        <table:table-row table:style-name="ro1">
          <table:table-cell table:number-columns-repeated="6"/>
          <table:table-cell office:value-type="float" office:value="59000" calcext:value-type="float">
            <text:p>59000</text:p>
          </table:table-cell>
          <table:table-cell table:formula="of:=[.I60]/[.G60]" office:value-type="percentage" office:value="0.261864406779661" calcext:value-type="percentage">
            <text:p>26,19%</text:p>
          </table:table-cell>
          <table:table-cell table:formula="of:=SUM([.J60:.M60])" office:value-type="float" office:value="15450" calcext:value-type="float">
            <text:p>15450</text:p>
          </table:table-cell>
          <table:table-cell table:formula="of:=IF([.$G60]&lt;[.B$1];0;IF([.$G60]&lt;[.C$1];([.$G60]-[.B$1])*[.C$2];[.C$3]))" office:value-type="float" office:value="0" calcext:value-type="float">
            <text:p>0</text:p>
          </table:table-cell>
          <table:table-cell/>
          <table:table-cell table:formula="of:=IF([.$G60]&lt;[.C$1];0;IF([.$G60]&lt;[.E$1];([.$G60]-[.C$1])*[.E$2];[.E$3]))" office:value-type="float" office:value="750" calcext:value-type="float">
            <text:p>750</text:p>
          </table:table-cell>
          <table:table-cell table:formula="of:=IF([.$G60]&lt;[.E$1];0;([.$G60]-[.E$1])*[.F$2])" office:value-type="float" office:value="14700" calcext:value-type="float">
            <text:p>14700</text:p>
          </table:table-cell>
          <table:table-cell table:formula="of:=[.I60]/[.G60]" office:value-type="percentage" office:value="0.261864406779661" calcext:value-type="percentage">
            <text:p>26,19%</text:p>
          </table:table-cell>
        </table:table-row>
        <table:table-row table:style-name="ro1">
          <table:table-cell table:number-columns-repeated="6"/>
          <table:table-cell office:value-type="float" office:value="60000" calcext:value-type="float">
            <text:p>60000</text:p>
          </table:table-cell>
          <table:table-cell table:formula="of:=[.I61]/[.G61]" office:value-type="percentage" office:value="0.2625" calcext:value-type="percentage">
            <text:p>26,25%</text:p>
          </table:table-cell>
          <table:table-cell table:formula="of:=SUM([.J61:.M61])" office:value-type="float" office:value="15750" calcext:value-type="float">
            <text:p>15750</text:p>
          </table:table-cell>
          <table:table-cell table:formula="of:=IF([.$G61]&lt;[.B$1];0;IF([.$G61]&lt;[.C$1];([.$G61]-[.B$1])*[.C$2];[.C$3]))" office:value-type="float" office:value="0" calcext:value-type="float">
            <text:p>0</text:p>
          </table:table-cell>
          <table:table-cell/>
          <table:table-cell table:formula="of:=IF([.$G61]&lt;[.C$1];0;IF([.$G61]&lt;[.E$1];([.$G61]-[.C$1])*[.E$2];[.E$3]))" office:value-type="float" office:value="750" calcext:value-type="float">
            <text:p>750</text:p>
          </table:table-cell>
          <table:table-cell table:formula="of:=IF([.$G61]&lt;[.E$1];0;([.$G61]-[.E$1])*[.F$2])" office:value-type="float" office:value="15000" calcext:value-type="float">
            <text:p>15000</text:p>
          </table:table-cell>
          <table:table-cell table:formula="of:=[.I61]/[.G61]" office:value-type="percentage" office:value="0.2625" calcext:value-type="percentage">
            <text:p>26,25%</text:p>
          </table:table-cell>
        </table:table-row>
      </table:table>
      <table:table table:name="Linear fn" table:style-name="ta1">
        <table:shapes>
          <draw:frame draw:z-index="0" draw:style-name="gr1" draw:text-style-name="P1" svg:width="161.6mm" svg:height="90.82mm" svg:x="383.2mm" svg:y="17.26mm">
            <draw:object draw:notify-on-update-of-ranges="'Linear fn'.C2:'Linear fn'.C61 'Linear fn'.D1:'Linear fn'.D1 'Linear fn'.D2:'Linear fn'.D6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60.22mm" svg:height="90.05mm" svg:x="382.09mm" svg:y="115.28mm">
            <draw:object draw:notify-on-update-of-ranges="'Linear fn'.C2:'Linear fn'.C61 'Linear fn'.E1:'Linear fn'.E1 'Linear fn'.E2:'Linear fn'.E61 'Linear fn'.F1:'Linear fn'.F1 'Linear fn'.F2:'Linear fn'.F6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Tax Brackets</text:p>
          </table:table-cell>
          <table:table-cell/>
          <table:table-cell office:value-type="string" calcext:value-type="string">
            <text:p>Tax Base</text:p>
          </table:table-cell>
          <table:table-cell table:style-name="Default" office:value-type="string" calcext:value-type="string">
            <text:p>Rate</text:p>
          </table:table-cell>
          <table:table-cell table:style-name="Default" office:value-type="string" calcext:value-type="string">
            <text:p>Tax Total</text:p>
          </table:table-cell>
          <table:table-cell office:value-type="string" calcext:value-type="string">
            <text:p>Net Income</text:p>
          </table:table-cell>
        </table:table-row>
        <table:table-row table:style-name="ro1">
          <table:table-cell office:value-type="string" calcext:value-type="string">
            <text:p>Tax Rates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MEDIAN(0;([.C2]-10000)/50000;0.4)" office:value-type="percentage" office:value="0" calcext:value-type="percentage">
            <text:p>0,00%</text:p>
          </table:table-cell>
          <table:table-cell table:formula="of:=[.C2]*[.D2]" office:value-type="float" office:value="0" calcext:value-type="float">
            <text:p>0</text:p>
          </table:table-cell>
          <table:table-cell table:formula="of:=[.C2]-[.E2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ax/Bracket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MEDIAN(0;([.C3]-10000)/50000;0.4)" office:value-type="percentage" office:value="0" calcext:value-type="percentage">
            <text:p>0,00%</text:p>
          </table:table-cell>
          <table:table-cell table:formula="of:=[.C3]*[.D3]" office:value-type="float" office:value="0" calcext:value-type="float">
            <text:p>0</text:p>
          </table:table-cell>
          <table:table-cell table:formula="of:=[.C3]-[.E3]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Acc. Tax/Bracket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MEDIAN(0;([.C4]-10000)/50000;0.4)" office:value-type="percentage" office:value="0" calcext:value-type="percentage">
            <text:p>0,00%</text:p>
          </table:table-cell>
          <table:table-cell table:formula="of:=[.C4]*[.D4]" office:value-type="float" office:value="0" calcext:value-type="float">
            <text:p>0</text:p>
          </table:table-cell>
          <table:table-cell table:formula="of:=[.C4]-[.E4]" office:value-type="float" office:value="3000" calcext:value-type="float">
            <text:p>3000</text:p>
          </table:table-cell>
        </table:table-row>
        <table:table-row table:style-name="ro1">
          <table:table-cell table:number-columns-repeated="2"/>
          <table:table-cell office:value-type="float" office:value="4000" calcext:value-type="float">
            <text:p>4000</text:p>
          </table:table-cell>
          <table:table-cell table:formula="of:=MEDIAN(0;([.C5]-10000)/50000;0.4)" office:value-type="percentage" office:value="0" calcext:value-type="percentage">
            <text:p>0,00%</text:p>
          </table:table-cell>
          <table:table-cell table:formula="of:=[.C5]*[.D5]" office:value-type="float" office:value="0" calcext:value-type="float">
            <text:p>0</text:p>
          </table:table-cell>
          <table:table-cell table:formula="of:=[.C5]-[.E5]" office:value-type="float" office:value="4000" calcext:value-type="float">
            <text:p>4000</text:p>
          </table:table-cell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table:formula="of:=MEDIAN(0;([.C6]-10000)/50000;0.4)" office:value-type="percentage" office:value="0" calcext:value-type="percentage">
            <text:p>0,00%</text:p>
          </table:table-cell>
          <table:table-cell table:formula="of:=[.C6]*[.D6]" office:value-type="float" office:value="0" calcext:value-type="float">
            <text:p>0</text:p>
          </table:table-cell>
          <table:table-cell table:formula="of:=[.C6]-[.E6]" office:value-type="float" office:value="5000" calcext:value-type="float">
            <text:p>5000</text:p>
          </table:table-cell>
        </table:table-row>
        <table:table-row table:style-name="ro1">
          <table:table-cell table:number-columns-repeated="2"/>
          <table:table-cell office:value-type="float" office:value="6000" calcext:value-type="float">
            <text:p>6000</text:p>
          </table:table-cell>
          <table:table-cell table:formula="of:=MEDIAN(0;([.C7]-10000)/50000;0.4)" office:value-type="percentage" office:value="0" calcext:value-type="percentage">
            <text:p>0,00%</text:p>
          </table:table-cell>
          <table:table-cell table:formula="of:=[.C7]*[.D7]" office:value-type="float" office:value="0" calcext:value-type="float">
            <text:p>0</text:p>
          </table:table-cell>
          <table:table-cell table:formula="of:=[.C7]-[.E7]" office:value-type="float" office:value="6000" calcext:value-type="float">
            <text:p>6000</text:p>
          </table:table-cell>
        </table:table-row>
        <table:table-row table:style-name="ro1">
          <table:table-cell table:number-columns-repeated="2"/>
          <table:table-cell office:value-type="float" office:value="7000" calcext:value-type="float">
            <text:p>7000</text:p>
          </table:table-cell>
          <table:table-cell table:formula="of:=MEDIAN(0;([.C8]-10000)/50000;0.4)" office:value-type="percentage" office:value="0" calcext:value-type="percentage">
            <text:p>0,00%</text:p>
          </table:table-cell>
          <table:table-cell table:formula="of:=[.C8]*[.D8]" office:value-type="float" office:value="0" calcext:value-type="float">
            <text:p>0</text:p>
          </table:table-cell>
          <table:table-cell table:formula="of:=[.C8]-[.E8]" office:value-type="float" office:value="7000" calcext:value-type="float">
            <text:p>7000</text:p>
          </table:table-cell>
        </table:table-row>
        <table:table-row table:style-name="ro1">
          <table:table-cell table:number-columns-repeated="2"/>
          <table:table-cell office:value-type="float" office:value="8000" calcext:value-type="float">
            <text:p>8000</text:p>
          </table:table-cell>
          <table:table-cell table:formula="of:=MEDIAN(0;([.C9]-10000)/50000;0.4)" office:value-type="percentage" office:value="0" calcext:value-type="percentage">
            <text:p>0,00%</text:p>
          </table:table-cell>
          <table:table-cell table:formula="of:=[.C9]*[.D9]" office:value-type="float" office:value="0" calcext:value-type="float">
            <text:p>0</text:p>
          </table:table-cell>
          <table:table-cell table:formula="of:=[.C9]-[.E9]" office:value-type="float" office:value="8000" calcext:value-type="float">
            <text:p>8000</text:p>
          </table:table-cell>
        </table:table-row>
        <table:table-row table:style-name="ro1">
          <table:table-cell table:number-columns-repeated="2"/>
          <table:table-cell office:value-type="float" office:value="9000" calcext:value-type="float">
            <text:p>9000</text:p>
          </table:table-cell>
          <table:table-cell table:formula="of:=MEDIAN(0;([.C10]-10000)/50000;0.4)" office:value-type="percentage" office:value="0" calcext:value-type="percentage">
            <text:p>0,00%</text:p>
          </table:table-cell>
          <table:table-cell table:formula="of:=[.C10]*[.D10]" office:value-type="float" office:value="0" calcext:value-type="float">
            <text:p>0</text:p>
          </table:table-cell>
          <table:table-cell table:formula="of:=[.C10]-[.E10]" office:value-type="float" office:value="9000" calcext:value-type="float">
            <text:p>9000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MEDIAN(0;([.C11]-10000)/50000;0.4)" office:value-type="percentage" office:value="0" calcext:value-type="percentage">
            <text:p>0,00%</text:p>
          </table:table-cell>
          <table:table-cell table:formula="of:=[.C11]*[.D11]" office:value-type="float" office:value="0" calcext:value-type="float">
            <text:p>0</text:p>
          </table:table-cell>
          <table:table-cell table:formula="of:=[.C11]-[.E11]" office:value-type="float" office:value="10000" calcext:value-type="float">
            <text:p>10000</text:p>
          </table:table-cell>
        </table:table-row>
        <table:table-row table:style-name="ro1">
          <table:table-cell table:number-columns-repeated="2"/>
          <table:table-cell office:value-type="float" office:value="11000" calcext:value-type="float">
            <text:p>11000</text:p>
          </table:table-cell>
          <table:table-cell table:formula="of:=MEDIAN(0;([.C12]-10000)/50000;0.4)" office:value-type="percentage" office:value="0.02" calcext:value-type="percentage">
            <text:p>2,00%</text:p>
          </table:table-cell>
          <table:table-cell table:formula="of:=[.C12]*[.D12]" office:value-type="float" office:value="220" calcext:value-type="float">
            <text:p>220</text:p>
          </table:table-cell>
          <table:table-cell table:formula="of:=[.C12]-[.E12]" office:value-type="float" office:value="10780" calcext:value-type="float">
            <text:p>10780</text:p>
          </table:table-cell>
        </table:table-row>
        <table:table-row table:style-name="ro1">
          <table:table-cell table:number-columns-repeated="2"/>
          <table:table-cell office:value-type="float" office:value="12000" calcext:value-type="float">
            <text:p>12000</text:p>
          </table:table-cell>
          <table:table-cell table:formula="of:=MEDIAN(0;([.C13]-10000)/50000;0.4)" office:value-type="percentage" office:value="0.04" calcext:value-type="percentage">
            <text:p>4,00%</text:p>
          </table:table-cell>
          <table:table-cell table:formula="of:=[.C13]*[.D13]" office:value-type="float" office:value="480" calcext:value-type="float">
            <text:p>480</text:p>
          </table:table-cell>
          <table:table-cell table:formula="of:=[.C13]-[.E13]" office:value-type="float" office:value="11520" calcext:value-type="float">
            <text:p>11520</text:p>
          </table:table-cell>
        </table:table-row>
        <table:table-row table:style-name="ro1">
          <table:table-cell table:number-columns-repeated="2"/>
          <table:table-cell office:value-type="float" office:value="13000" calcext:value-type="float">
            <text:p>13000</text:p>
          </table:table-cell>
          <table:table-cell table:formula="of:=MEDIAN(0;([.C14]-10000)/50000;0.4)" office:value-type="percentage" office:value="0.06" calcext:value-type="percentage">
            <text:p>6,00%</text:p>
          </table:table-cell>
          <table:table-cell table:formula="of:=[.C14]*[.D14]" office:value-type="float" office:value="780" calcext:value-type="float">
            <text:p>780</text:p>
          </table:table-cell>
          <table:table-cell table:formula="of:=[.C14]-[.E14]" office:value-type="float" office:value="12220" calcext:value-type="float">
            <text:p>12220</text:p>
          </table:table-cell>
        </table:table-row>
        <table:table-row table:style-name="ro1">
          <table:table-cell table:number-columns-repeated="2"/>
          <table:table-cell office:value-type="float" office:value="14000" calcext:value-type="float">
            <text:p>14000</text:p>
          </table:table-cell>
          <table:table-cell table:formula="of:=MEDIAN(0;([.C15]-10000)/50000;0.4)" office:value-type="percentage" office:value="0.08" calcext:value-type="percentage">
            <text:p>8,00%</text:p>
          </table:table-cell>
          <table:table-cell table:formula="of:=[.C15]*[.D15]" office:value-type="float" office:value="1120" calcext:value-type="float">
            <text:p>1120</text:p>
          </table:table-cell>
          <table:table-cell table:formula="of:=[.C15]-[.E15]" office:value-type="float" office:value="12880" calcext:value-type="float">
            <text:p>12880</text:p>
          </table:table-cell>
        </table:table-row>
        <table:table-row table:style-name="ro1">
          <table:table-cell table:number-columns-repeated="2"/>
          <table:table-cell office:value-type="float" office:value="15000" calcext:value-type="float">
            <text:p>15000</text:p>
          </table:table-cell>
          <table:table-cell table:formula="of:=MEDIAN(0;([.C16]-10000)/50000;0.4)" office:value-type="percentage" office:value="0.1" calcext:value-type="percentage">
            <text:p>10,00%</text:p>
          </table:table-cell>
          <table:table-cell table:formula="of:=[.C16]*[.D16]" office:value-type="float" office:value="1500" calcext:value-type="float">
            <text:p>1500</text:p>
          </table:table-cell>
          <table:table-cell table:formula="of:=[.C16]-[.E16]" office:value-type="float" office:value="13500" calcext:value-type="float">
            <text:p>13500</text:p>
          </table:table-cell>
        </table:table-row>
        <table:table-row table:style-name="ro1">
          <table:table-cell table:number-columns-repeated="2"/>
          <table:table-cell office:value-type="float" office:value="16000" calcext:value-type="float">
            <text:p>16000</text:p>
          </table:table-cell>
          <table:table-cell table:formula="of:=MEDIAN(0;([.C17]-10000)/50000;0.4)" office:value-type="percentage" office:value="0.12" calcext:value-type="percentage">
            <text:p>12,00%</text:p>
          </table:table-cell>
          <table:table-cell table:formula="of:=[.C17]*[.D17]" office:value-type="float" office:value="1920" calcext:value-type="float">
            <text:p>1920</text:p>
          </table:table-cell>
          <table:table-cell table:formula="of:=[.C17]-[.E17]" office:value-type="float" office:value="14080" calcext:value-type="float">
            <text:p>14080</text:p>
          </table:table-cell>
        </table:table-row>
        <table:table-row table:style-name="ro1">
          <table:table-cell table:number-columns-repeated="2"/>
          <table:table-cell office:value-type="float" office:value="17000" calcext:value-type="float">
            <text:p>17000</text:p>
          </table:table-cell>
          <table:table-cell table:formula="of:=MEDIAN(0;([.C18]-10000)/50000;0.4)" office:value-type="percentage" office:value="0.14" calcext:value-type="percentage">
            <text:p>14,00%</text:p>
          </table:table-cell>
          <table:table-cell table:formula="of:=[.C18]*[.D18]" office:value-type="float" office:value="2380" calcext:value-type="float">
            <text:p>2380</text:p>
          </table:table-cell>
          <table:table-cell table:formula="of:=[.C18]-[.E18]" office:value-type="float" office:value="14620" calcext:value-type="float">
            <text:p>14620</text:p>
          </table:table-cell>
        </table:table-row>
        <table:table-row table:style-name="ro1">
          <table:table-cell table:number-columns-repeated="2"/>
          <table:table-cell office:value-type="float" office:value="18000" calcext:value-type="float">
            <text:p>18000</text:p>
          </table:table-cell>
          <table:table-cell table:formula="of:=MEDIAN(0;([.C19]-10000)/50000;0.4)" office:value-type="percentage" office:value="0.16" calcext:value-type="percentage">
            <text:p>16,00%</text:p>
          </table:table-cell>
          <table:table-cell table:formula="of:=[.C19]*[.D19]" office:value-type="float" office:value="2880" calcext:value-type="float">
            <text:p>2880</text:p>
          </table:table-cell>
          <table:table-cell table:formula="of:=[.C19]-[.E19]" office:value-type="float" office:value="15120" calcext:value-type="float">
            <text:p>15120</text:p>
          </table:table-cell>
        </table:table-row>
        <table:table-row table:style-name="ro1">
          <table:table-cell table:number-columns-repeated="2"/>
          <table:table-cell office:value-type="float" office:value="19000" calcext:value-type="float">
            <text:p>19000</text:p>
          </table:table-cell>
          <table:table-cell table:formula="of:=MEDIAN(0;([.C20]-10000)/50000;0.4)" office:value-type="percentage" office:value="0.18" calcext:value-type="percentage">
            <text:p>18,00%</text:p>
          </table:table-cell>
          <table:table-cell table:formula="of:=[.C20]*[.D20]" office:value-type="float" office:value="3420" calcext:value-type="float">
            <text:p>3420</text:p>
          </table:table-cell>
          <table:table-cell table:formula="of:=[.C20]-[.E20]" office:value-type="float" office:value="15580" calcext:value-type="float">
            <text:p>15580</text:p>
          </table:table-cell>
        </table:table-row>
        <table:table-row table:style-name="ro1">
          <table:table-cell table:number-columns-repeated="2"/>
          <table:table-cell office:value-type="float" office:value="20000" calcext:value-type="float">
            <text:p>20000</text:p>
          </table:table-cell>
          <table:table-cell table:formula="of:=MEDIAN(0;([.C21]-10000)/50000;0.4)" office:value-type="percentage" office:value="0.2" calcext:value-type="percentage">
            <text:p>20,00%</text:p>
          </table:table-cell>
          <table:table-cell table:formula="of:=[.C21]*[.D21]" office:value-type="float" office:value="4000" calcext:value-type="float">
            <text:p>4000</text:p>
          </table:table-cell>
          <table:table-cell table:formula="of:=[.C21]-[.E21]" office:value-type="float" office:value="16000" calcext:value-type="float">
            <text:p>16000</text:p>
          </table:table-cell>
        </table:table-row>
        <table:table-row table:style-name="ro1">
          <table:table-cell table:number-columns-repeated="2"/>
          <table:table-cell office:value-type="float" office:value="21000" calcext:value-type="float">
            <text:p>21000</text:p>
          </table:table-cell>
          <table:table-cell table:formula="of:=MEDIAN(0;([.C22]-10000)/50000;0.4)" office:value-type="percentage" office:value="0.22" calcext:value-type="percentage">
            <text:p>22,00%</text:p>
          </table:table-cell>
          <table:table-cell table:formula="of:=[.C22]*[.D22]" office:value-type="float" office:value="4620" calcext:value-type="float">
            <text:p>4620</text:p>
          </table:table-cell>
          <table:table-cell table:formula="of:=[.C22]-[.E22]" office:value-type="float" office:value="16380" calcext:value-type="float">
            <text:p>16380</text:p>
          </table:table-cell>
        </table:table-row>
        <table:table-row table:style-name="ro1">
          <table:table-cell table:number-columns-repeated="2"/>
          <table:table-cell office:value-type="float" office:value="22000" calcext:value-type="float">
            <text:p>22000</text:p>
          </table:table-cell>
          <table:table-cell table:formula="of:=MEDIAN(0;([.C23]-10000)/50000;0.4)" office:value-type="percentage" office:value="0.24" calcext:value-type="percentage">
            <text:p>24,00%</text:p>
          </table:table-cell>
          <table:table-cell table:formula="of:=[.C23]*[.D23]" office:value-type="float" office:value="5280" calcext:value-type="float">
            <text:p>5280</text:p>
          </table:table-cell>
          <table:table-cell table:formula="of:=[.C23]-[.E23]" office:value-type="float" office:value="16720" calcext:value-type="float">
            <text:p>16720</text:p>
          </table:table-cell>
        </table:table-row>
        <table:table-row table:style-name="ro1">
          <table:table-cell table:number-columns-repeated="2"/>
          <table:table-cell office:value-type="float" office:value="23000" calcext:value-type="float">
            <text:p>23000</text:p>
          </table:table-cell>
          <table:table-cell table:formula="of:=MEDIAN(0;([.C24]-10000)/50000;0.4)" office:value-type="percentage" office:value="0.26" calcext:value-type="percentage">
            <text:p>26,00%</text:p>
          </table:table-cell>
          <table:table-cell table:formula="of:=[.C24]*[.D24]" office:value-type="float" office:value="5980" calcext:value-type="float">
            <text:p>5980</text:p>
          </table:table-cell>
          <table:table-cell table:formula="of:=[.C24]-[.E24]" office:value-type="float" office:value="17020" calcext:value-type="float">
            <text:p>17020</text:p>
          </table:table-cell>
        </table:table-row>
        <table:table-row table:style-name="ro1">
          <table:table-cell table:number-columns-repeated="2"/>
          <table:table-cell office:value-type="float" office:value="24000" calcext:value-type="float">
            <text:p>24000</text:p>
          </table:table-cell>
          <table:table-cell table:formula="of:=MEDIAN(0;([.C25]-10000)/50000;0.4)" office:value-type="percentage" office:value="0.28" calcext:value-type="percentage">
            <text:p>28,00%</text:p>
          </table:table-cell>
          <table:table-cell table:formula="of:=[.C25]*[.D25]" office:value-type="float" office:value="6720" calcext:value-type="float">
            <text:p>6720</text:p>
          </table:table-cell>
          <table:table-cell table:formula="of:=[.C25]-[.E25]" office:value-type="float" office:value="17280" calcext:value-type="float">
            <text:p>17280</text:p>
          </table:table-cell>
        </table:table-row>
        <table:table-row table:style-name="ro1">
          <table:table-cell table:number-columns-repeated="2"/>
          <table:table-cell office:value-type="float" office:value="25000" calcext:value-type="float">
            <text:p>25000</text:p>
          </table:table-cell>
          <table:table-cell table:formula="of:=MEDIAN(0;([.C26]-10000)/50000;0.4)" office:value-type="percentage" office:value="0.3" calcext:value-type="percentage">
            <text:p>30,00%</text:p>
          </table:table-cell>
          <table:table-cell table:formula="of:=[.C26]*[.D26]" office:value-type="float" office:value="7500" calcext:value-type="float">
            <text:p>7500</text:p>
          </table:table-cell>
          <table:table-cell table:formula="of:=[.C26]-[.E26]" office:value-type="float" office:value="17500" calcext:value-type="float">
            <text:p>17500</text:p>
          </table:table-cell>
        </table:table-row>
        <table:table-row table:style-name="ro1">
          <table:table-cell table:number-columns-repeated="2"/>
          <table:table-cell office:value-type="float" office:value="26000" calcext:value-type="float">
            <text:p>26000</text:p>
          </table:table-cell>
          <table:table-cell table:formula="of:=MEDIAN(0;([.C27]-10000)/50000;0.4)" office:value-type="percentage" office:value="0.32" calcext:value-type="percentage">
            <text:p>32,00%</text:p>
          </table:table-cell>
          <table:table-cell table:formula="of:=[.C27]*[.D27]" office:value-type="float" office:value="8320" calcext:value-type="float">
            <text:p>8320</text:p>
          </table:table-cell>
          <table:table-cell table:formula="of:=[.C27]-[.E27]" office:value-type="float" office:value="17680" calcext:value-type="float">
            <text:p>17680</text:p>
          </table:table-cell>
        </table:table-row>
        <table:table-row table:style-name="ro1">
          <table:table-cell table:number-columns-repeated="2"/>
          <table:table-cell office:value-type="float" office:value="27000" calcext:value-type="float">
            <text:p>27000</text:p>
          </table:table-cell>
          <table:table-cell table:formula="of:=MEDIAN(0;([.C28]-10000)/50000;0.4)" office:value-type="percentage" office:value="0.34" calcext:value-type="percentage">
            <text:p>34,00%</text:p>
          </table:table-cell>
          <table:table-cell table:formula="of:=[.C28]*[.D28]" office:value-type="float" office:value="9180" calcext:value-type="float">
            <text:p>9180</text:p>
          </table:table-cell>
          <table:table-cell table:formula="of:=[.C28]-[.E28]" office:value-type="float" office:value="17820" calcext:value-type="float">
            <text:p>17820</text:p>
          </table:table-cell>
        </table:table-row>
        <table:table-row table:style-name="ro1">
          <table:table-cell table:number-columns-repeated="2"/>
          <table:table-cell office:value-type="float" office:value="28000" calcext:value-type="float">
            <text:p>28000</text:p>
          </table:table-cell>
          <table:table-cell table:formula="of:=MEDIAN(0;([.C29]-10000)/50000;0.4)" office:value-type="percentage" office:value="0.36" calcext:value-type="percentage">
            <text:p>36,00%</text:p>
          </table:table-cell>
          <table:table-cell table:formula="of:=[.C29]*[.D29]" office:value-type="float" office:value="10080" calcext:value-type="float">
            <text:p>10080</text:p>
          </table:table-cell>
          <table:table-cell table:formula="of:=[.C29]-[.E29]" office:value-type="float" office:value="17920" calcext:value-type="float">
            <text:p>17920</text:p>
          </table:table-cell>
        </table:table-row>
        <table:table-row table:style-name="ro1">
          <table:table-cell table:number-columns-repeated="2"/>
          <table:table-cell office:value-type="float" office:value="29000" calcext:value-type="float">
            <text:p>29000</text:p>
          </table:table-cell>
          <table:table-cell table:formula="of:=MEDIAN(0;([.C30]-10000)/50000;0.4)" office:value-type="percentage" office:value="0.38" calcext:value-type="percentage">
            <text:p>38,00%</text:p>
          </table:table-cell>
          <table:table-cell table:formula="of:=[.C30]*[.D30]" office:value-type="float" office:value="11020" calcext:value-type="float">
            <text:p>11020</text:p>
          </table:table-cell>
          <table:table-cell table:formula="of:=[.C30]-[.E30]" office:value-type="float" office:value="17980" calcext:value-type="float">
            <text:p>17980</text:p>
          </table:table-cell>
        </table:table-row>
        <table:table-row table:style-name="ro1">
          <table:table-cell table:number-columns-repeated="2"/>
          <table:table-cell office:value-type="float" office:value="30000" calcext:value-type="float">
            <text:p>30000</text:p>
          </table:table-cell>
          <table:table-cell table:formula="of:=MEDIAN(0;([.C31]-10000)/50000;0.4)" office:value-type="percentage" office:value="0.4" calcext:value-type="percentage">
            <text:p>40,00%</text:p>
          </table:table-cell>
          <table:table-cell table:formula="of:=[.C31]*[.D31]" office:value-type="float" office:value="12000" calcext:value-type="float">
            <text:p>12000</text:p>
          </table:table-cell>
          <table:table-cell table:formula="of:=[.C31]-[.E31]" office:value-type="float" office:value="18000" calcext:value-type="float">
            <text:p>18000</text:p>
          </table:table-cell>
        </table:table-row>
        <table:table-row table:style-name="ro1">
          <table:table-cell table:number-columns-repeated="2"/>
          <table:table-cell office:value-type="float" office:value="31000" calcext:value-type="float">
            <text:p>31000</text:p>
          </table:table-cell>
          <table:table-cell table:formula="of:=MEDIAN(0;([.C32]-10000)/50000;0.4)" office:value-type="percentage" office:value="0.4" calcext:value-type="percentage">
            <text:p>40,00%</text:p>
          </table:table-cell>
          <table:table-cell table:formula="of:=[.C32]*[.D32]" office:value-type="float" office:value="12400" calcext:value-type="float">
            <text:p>12400</text:p>
          </table:table-cell>
          <table:table-cell table:formula="of:=[.C32]-[.E32]" office:value-type="float" office:value="18600" calcext:value-type="float">
            <text:p>18600</text:p>
          </table:table-cell>
        </table:table-row>
        <table:table-row table:style-name="ro1">
          <table:table-cell table:number-columns-repeated="2"/>
          <table:table-cell office:value-type="float" office:value="32000" calcext:value-type="float">
            <text:p>32000</text:p>
          </table:table-cell>
          <table:table-cell table:formula="of:=MEDIAN(0;([.C33]-10000)/50000;0.4)" office:value-type="percentage" office:value="0.4" calcext:value-type="percentage">
            <text:p>40,00%</text:p>
          </table:table-cell>
          <table:table-cell table:formula="of:=[.C33]*[.D33]" office:value-type="float" office:value="12800" calcext:value-type="float">
            <text:p>12800</text:p>
          </table:table-cell>
          <table:table-cell table:formula="of:=[.C33]-[.E33]" office:value-type="float" office:value="19200" calcext:value-type="float">
            <text:p>19200</text:p>
          </table:table-cell>
        </table:table-row>
        <table:table-row table:style-name="ro1">
          <table:table-cell table:number-columns-repeated="2"/>
          <table:table-cell office:value-type="float" office:value="33000" calcext:value-type="float">
            <text:p>33000</text:p>
          </table:table-cell>
          <table:table-cell table:formula="of:=MEDIAN(0;([.C34]-10000)/50000;0.4)" office:value-type="percentage" office:value="0.4" calcext:value-type="percentage">
            <text:p>40,00%</text:p>
          </table:table-cell>
          <table:table-cell table:formula="of:=[.C34]*[.D34]" office:value-type="float" office:value="13200" calcext:value-type="float">
            <text:p>13200</text:p>
          </table:table-cell>
          <table:table-cell table:formula="of:=[.C34]-[.E34]" office:value-type="float" office:value="19800" calcext:value-type="float">
            <text:p>19800</text:p>
          </table:table-cell>
        </table:table-row>
        <table:table-row table:style-name="ro1">
          <table:table-cell table:number-columns-repeated="2"/>
          <table:table-cell office:value-type="float" office:value="34000" calcext:value-type="float">
            <text:p>34000</text:p>
          </table:table-cell>
          <table:table-cell table:formula="of:=MEDIAN(0;([.C35]-10000)/50000;0.4)" office:value-type="percentage" office:value="0.4" calcext:value-type="percentage">
            <text:p>40,00%</text:p>
          </table:table-cell>
          <table:table-cell table:formula="of:=[.C35]*[.D35]" office:value-type="float" office:value="13600" calcext:value-type="float">
            <text:p>13600</text:p>
          </table:table-cell>
          <table:table-cell table:formula="of:=[.C35]-[.E35]" office:value-type="float" office:value="20400" calcext:value-type="float">
            <text:p>20400</text:p>
          </table:table-cell>
        </table:table-row>
        <table:table-row table:style-name="ro1">
          <table:table-cell table:number-columns-repeated="2"/>
          <table:table-cell office:value-type="float" office:value="35000" calcext:value-type="float">
            <text:p>35000</text:p>
          </table:table-cell>
          <table:table-cell table:formula="of:=MEDIAN(0;([.C36]-10000)/50000;0.4)" office:value-type="percentage" office:value="0.4" calcext:value-type="percentage">
            <text:p>40,00%</text:p>
          </table:table-cell>
          <table:table-cell table:formula="of:=[.C36]*[.D36]" office:value-type="float" office:value="14000" calcext:value-type="float">
            <text:p>14000</text:p>
          </table:table-cell>
          <table:table-cell table:formula="of:=[.C36]-[.E36]" office:value-type="float" office:value="21000" calcext:value-type="float">
            <text:p>21000</text:p>
          </table:table-cell>
        </table:table-row>
        <table:table-row table:style-name="ro1">
          <table:table-cell table:number-columns-repeated="2"/>
          <table:table-cell office:value-type="float" office:value="36000" calcext:value-type="float">
            <text:p>36000</text:p>
          </table:table-cell>
          <table:table-cell table:formula="of:=MEDIAN(0;([.C37]-10000)/50000;0.4)" office:value-type="percentage" office:value="0.4" calcext:value-type="percentage">
            <text:p>40,00%</text:p>
          </table:table-cell>
          <table:table-cell table:formula="of:=[.C37]*[.D37]" office:value-type="float" office:value="14400" calcext:value-type="float">
            <text:p>14400</text:p>
          </table:table-cell>
          <table:table-cell table:formula="of:=[.C37]-[.E37]" office:value-type="float" office:value="21600" calcext:value-type="float">
            <text:p>21600</text:p>
          </table:table-cell>
        </table:table-row>
        <table:table-row table:style-name="ro1">
          <table:table-cell table:number-columns-repeated="2"/>
          <table:table-cell office:value-type="float" office:value="37000" calcext:value-type="float">
            <text:p>37000</text:p>
          </table:table-cell>
          <table:table-cell table:formula="of:=MEDIAN(0;([.C38]-10000)/50000;0.4)" office:value-type="percentage" office:value="0.4" calcext:value-type="percentage">
            <text:p>40,00%</text:p>
          </table:table-cell>
          <table:table-cell table:formula="of:=[.C38]*[.D38]" office:value-type="float" office:value="14800" calcext:value-type="float">
            <text:p>14800</text:p>
          </table:table-cell>
          <table:table-cell table:formula="of:=[.C38]-[.E38]" office:value-type="float" office:value="22200" calcext:value-type="float">
            <text:p>22200</text:p>
          </table:table-cell>
        </table:table-row>
        <table:table-row table:style-name="ro1">
          <table:table-cell table:number-columns-repeated="2"/>
          <table:table-cell office:value-type="float" office:value="38000" calcext:value-type="float">
            <text:p>38000</text:p>
          </table:table-cell>
          <table:table-cell table:formula="of:=MEDIAN(0;([.C39]-10000)/50000;0.4)" office:value-type="percentage" office:value="0.4" calcext:value-type="percentage">
            <text:p>40,00%</text:p>
          </table:table-cell>
          <table:table-cell table:formula="of:=[.C39]*[.D39]" office:value-type="float" office:value="15200" calcext:value-type="float">
            <text:p>15200</text:p>
          </table:table-cell>
          <table:table-cell table:formula="of:=[.C39]-[.E39]" office:value-type="float" office:value="22800" calcext:value-type="float">
            <text:p>22800</text:p>
          </table:table-cell>
        </table:table-row>
        <table:table-row table:style-name="ro1">
          <table:table-cell table:number-columns-repeated="2"/>
          <table:table-cell office:value-type="float" office:value="39000" calcext:value-type="float">
            <text:p>39000</text:p>
          </table:table-cell>
          <table:table-cell table:formula="of:=MEDIAN(0;([.C40]-10000)/50000;0.4)" office:value-type="percentage" office:value="0.4" calcext:value-type="percentage">
            <text:p>40,00%</text:p>
          </table:table-cell>
          <table:table-cell table:formula="of:=[.C40]*[.D40]" office:value-type="float" office:value="15600" calcext:value-type="float">
            <text:p>15600</text:p>
          </table:table-cell>
          <table:table-cell table:formula="of:=[.C40]-[.E40]" office:value-type="float" office:value="23400" calcext:value-type="float">
            <text:p>23400</text:p>
          </table:table-cell>
        </table:table-row>
        <table:table-row table:style-name="ro1">
          <table:table-cell table:number-columns-repeated="2"/>
          <table:table-cell office:value-type="float" office:value="40000" calcext:value-type="float">
            <text:p>40000</text:p>
          </table:table-cell>
          <table:table-cell table:formula="of:=MEDIAN(0;([.C41]-10000)/50000;0.4)" office:value-type="percentage" office:value="0.4" calcext:value-type="percentage">
            <text:p>40,00%</text:p>
          </table:table-cell>
          <table:table-cell table:formula="of:=[.C41]*[.D41]" office:value-type="float" office:value="16000" calcext:value-type="float">
            <text:p>16000</text:p>
          </table:table-cell>
          <table:table-cell table:formula="of:=[.C41]-[.E41]" office:value-type="float" office:value="24000" calcext:value-type="float">
            <text:p>24000</text:p>
          </table:table-cell>
        </table:table-row>
        <table:table-row table:style-name="ro1">
          <table:table-cell table:number-columns-repeated="2"/>
          <table:table-cell office:value-type="float" office:value="41000" calcext:value-type="float">
            <text:p>41000</text:p>
          </table:table-cell>
          <table:table-cell table:formula="of:=MEDIAN(0;([.C42]-10000)/50000;0.4)" office:value-type="percentage" office:value="0.4" calcext:value-type="percentage">
            <text:p>40,00%</text:p>
          </table:table-cell>
          <table:table-cell table:formula="of:=[.C42]*[.D42]" office:value-type="float" office:value="16400" calcext:value-type="float">
            <text:p>16400</text:p>
          </table:table-cell>
          <table:table-cell table:formula="of:=[.C42]-[.E42]" office:value-type="float" office:value="24600" calcext:value-type="float">
            <text:p>24600</text:p>
          </table:table-cell>
        </table:table-row>
        <table:table-row table:style-name="ro1">
          <table:table-cell table:number-columns-repeated="2"/>
          <table:table-cell office:value-type="float" office:value="42000" calcext:value-type="float">
            <text:p>42000</text:p>
          </table:table-cell>
          <table:table-cell table:formula="of:=MEDIAN(0;([.C43]-10000)/50000;0.4)" office:value-type="percentage" office:value="0.4" calcext:value-type="percentage">
            <text:p>40,00%</text:p>
          </table:table-cell>
          <table:table-cell table:formula="of:=[.C43]*[.D43]" office:value-type="float" office:value="16800" calcext:value-type="float">
            <text:p>16800</text:p>
          </table:table-cell>
          <table:table-cell table:formula="of:=[.C43]-[.E43]" office:value-type="float" office:value="25200" calcext:value-type="float">
            <text:p>25200</text:p>
          </table:table-cell>
        </table:table-row>
        <table:table-row table:style-name="ro1">
          <table:table-cell table:number-columns-repeated="2"/>
          <table:table-cell office:value-type="float" office:value="43000" calcext:value-type="float">
            <text:p>43000</text:p>
          </table:table-cell>
          <table:table-cell table:formula="of:=MEDIAN(0;([.C44]-10000)/50000;0.4)" office:value-type="percentage" office:value="0.4" calcext:value-type="percentage">
            <text:p>40,00%</text:p>
          </table:table-cell>
          <table:table-cell table:formula="of:=[.C44]*[.D44]" office:value-type="float" office:value="17200" calcext:value-type="float">
            <text:p>17200</text:p>
          </table:table-cell>
          <table:table-cell table:formula="of:=[.C44]-[.E44]" office:value-type="float" office:value="25800" calcext:value-type="float">
            <text:p>25800</text:p>
          </table:table-cell>
        </table:table-row>
        <table:table-row table:style-name="ro1">
          <table:table-cell table:number-columns-repeated="2"/>
          <table:table-cell office:value-type="float" office:value="44000" calcext:value-type="float">
            <text:p>44000</text:p>
          </table:table-cell>
          <table:table-cell table:formula="of:=MEDIAN(0;([.C45]-10000)/50000;0.4)" office:value-type="percentage" office:value="0.4" calcext:value-type="percentage">
            <text:p>40,00%</text:p>
          </table:table-cell>
          <table:table-cell table:formula="of:=[.C45]*[.D45]" office:value-type="float" office:value="17600" calcext:value-type="float">
            <text:p>17600</text:p>
          </table:table-cell>
          <table:table-cell table:formula="of:=[.C45]-[.E45]" office:value-type="float" office:value="26400" calcext:value-type="float">
            <text:p>26400</text:p>
          </table:table-cell>
        </table:table-row>
        <table:table-row table:style-name="ro1">
          <table:table-cell table:number-columns-repeated="2"/>
          <table:table-cell office:value-type="float" office:value="45000" calcext:value-type="float">
            <text:p>45000</text:p>
          </table:table-cell>
          <table:table-cell table:formula="of:=MEDIAN(0;([.C46]-10000)/50000;0.4)" office:value-type="percentage" office:value="0.4" calcext:value-type="percentage">
            <text:p>40,00%</text:p>
          </table:table-cell>
          <table:table-cell table:formula="of:=[.C46]*[.D46]" office:value-type="float" office:value="18000" calcext:value-type="float">
            <text:p>18000</text:p>
          </table:table-cell>
          <table:table-cell table:formula="of:=[.C46]-[.E46]" office:value-type="float" office:value="27000" calcext:value-type="float">
            <text:p>27000</text:p>
          </table:table-cell>
        </table:table-row>
        <table:table-row table:style-name="ro1">
          <table:table-cell table:number-columns-repeated="2"/>
          <table:table-cell office:value-type="float" office:value="46000" calcext:value-type="float">
            <text:p>46000</text:p>
          </table:table-cell>
          <table:table-cell table:formula="of:=MEDIAN(0;([.C47]-10000)/50000;0.4)" office:value-type="percentage" office:value="0.4" calcext:value-type="percentage">
            <text:p>40,00%</text:p>
          </table:table-cell>
          <table:table-cell table:formula="of:=[.C47]*[.D47]" office:value-type="float" office:value="18400" calcext:value-type="float">
            <text:p>18400</text:p>
          </table:table-cell>
          <table:table-cell table:formula="of:=[.C47]-[.E47]" office:value-type="float" office:value="27600" calcext:value-type="float">
            <text:p>27600</text:p>
          </table:table-cell>
        </table:table-row>
        <table:table-row table:style-name="ro1">
          <table:table-cell table:number-columns-repeated="2"/>
          <table:table-cell office:value-type="float" office:value="47000" calcext:value-type="float">
            <text:p>47000</text:p>
          </table:table-cell>
          <table:table-cell table:formula="of:=MEDIAN(0;([.C48]-10000)/50000;0.4)" office:value-type="percentage" office:value="0.4" calcext:value-type="percentage">
            <text:p>40,00%</text:p>
          </table:table-cell>
          <table:table-cell table:formula="of:=[.C48]*[.D48]" office:value-type="float" office:value="18800" calcext:value-type="float">
            <text:p>18800</text:p>
          </table:table-cell>
          <table:table-cell table:formula="of:=[.C48]-[.E48]" office:value-type="float" office:value="28200" calcext:value-type="float">
            <text:p>28200</text:p>
          </table:table-cell>
        </table:table-row>
        <table:table-row table:style-name="ro1">
          <table:table-cell table:number-columns-repeated="2"/>
          <table:table-cell office:value-type="float" office:value="48000" calcext:value-type="float">
            <text:p>48000</text:p>
          </table:table-cell>
          <table:table-cell table:formula="of:=MEDIAN(0;([.C49]-10000)/50000;0.4)" office:value-type="percentage" office:value="0.4" calcext:value-type="percentage">
            <text:p>40,00%</text:p>
          </table:table-cell>
          <table:table-cell table:formula="of:=[.C49]*[.D49]" office:value-type="float" office:value="19200" calcext:value-type="float">
            <text:p>19200</text:p>
          </table:table-cell>
          <table:table-cell table:formula="of:=[.C49]-[.E49]" office:value-type="float" office:value="28800" calcext:value-type="float">
            <text:p>28800</text:p>
          </table:table-cell>
        </table:table-row>
        <table:table-row table:style-name="ro1">
          <table:table-cell table:number-columns-repeated="2"/>
          <table:table-cell office:value-type="float" office:value="49000" calcext:value-type="float">
            <text:p>49000</text:p>
          </table:table-cell>
          <table:table-cell table:formula="of:=MEDIAN(0;([.C50]-10000)/50000;0.4)" office:value-type="percentage" office:value="0.4" calcext:value-type="percentage">
            <text:p>40,00%</text:p>
          </table:table-cell>
          <table:table-cell table:formula="of:=[.C50]*[.D50]" office:value-type="float" office:value="19600" calcext:value-type="float">
            <text:p>19600</text:p>
          </table:table-cell>
          <table:table-cell table:formula="of:=[.C50]-[.E50]" office:value-type="float" office:value="29400" calcext:value-type="float">
            <text:p>29400</text:p>
          </table:table-cell>
        </table:table-row>
        <table:table-row table:style-name="ro1">
          <table:table-cell table:number-columns-repeated="2"/>
          <table:table-cell office:value-type="float" office:value="50000" calcext:value-type="float">
            <text:p>50000</text:p>
          </table:table-cell>
          <table:table-cell table:formula="of:=MEDIAN(0;([.C51]-10000)/50000;0.4)" office:value-type="percentage" office:value="0.4" calcext:value-type="percentage">
            <text:p>40,00%</text:p>
          </table:table-cell>
          <table:table-cell table:formula="of:=[.C51]*[.D51]" office:value-type="float" office:value="20000" calcext:value-type="float">
            <text:p>20000</text:p>
          </table:table-cell>
          <table:table-cell table:formula="of:=[.C51]-[.E51]" office:value-type="float" office:value="30000" calcext:value-type="float">
            <text:p>30000</text:p>
          </table:table-cell>
        </table:table-row>
        <table:table-row table:style-name="ro1">
          <table:table-cell table:number-columns-repeated="2"/>
          <table:table-cell office:value-type="float" office:value="51000" calcext:value-type="float">
            <text:p>51000</text:p>
          </table:table-cell>
          <table:table-cell table:formula="of:=MEDIAN(0;([.C52]-10000)/50000;0.4)" office:value-type="percentage" office:value="0.4" calcext:value-type="percentage">
            <text:p>40,00%</text:p>
          </table:table-cell>
          <table:table-cell table:formula="of:=[.C52]*[.D52]" office:value-type="float" office:value="20400" calcext:value-type="float">
            <text:p>20400</text:p>
          </table:table-cell>
          <table:table-cell table:formula="of:=[.C52]-[.E52]" office:value-type="float" office:value="30600" calcext:value-type="float">
            <text:p>30600</text:p>
          </table:table-cell>
        </table:table-row>
        <table:table-row table:style-name="ro1">
          <table:table-cell table:number-columns-repeated="2"/>
          <table:table-cell office:value-type="float" office:value="52000" calcext:value-type="float">
            <text:p>52000</text:p>
          </table:table-cell>
          <table:table-cell table:formula="of:=MEDIAN(0;([.C53]-10000)/50000;0.4)" office:value-type="percentage" office:value="0.4" calcext:value-type="percentage">
            <text:p>40,00%</text:p>
          </table:table-cell>
          <table:table-cell table:formula="of:=[.C53]*[.D53]" office:value-type="float" office:value="20800" calcext:value-type="float">
            <text:p>20800</text:p>
          </table:table-cell>
          <table:table-cell table:formula="of:=[.C53]-[.E53]" office:value-type="float" office:value="31200" calcext:value-type="float">
            <text:p>31200</text:p>
          </table:table-cell>
        </table:table-row>
        <table:table-row table:style-name="ro1">
          <table:table-cell table:number-columns-repeated="2"/>
          <table:table-cell office:value-type="float" office:value="53000" calcext:value-type="float">
            <text:p>53000</text:p>
          </table:table-cell>
          <table:table-cell table:formula="of:=MEDIAN(0;([.C54]-10000)/50000;0.4)" office:value-type="percentage" office:value="0.4" calcext:value-type="percentage">
            <text:p>40,00%</text:p>
          </table:table-cell>
          <table:table-cell table:formula="of:=[.C54]*[.D54]" office:value-type="float" office:value="21200" calcext:value-type="float">
            <text:p>21200</text:p>
          </table:table-cell>
          <table:table-cell table:formula="of:=[.C54]-[.E54]" office:value-type="float" office:value="31800" calcext:value-type="float">
            <text:p>31800</text:p>
          </table:table-cell>
        </table:table-row>
        <table:table-row table:style-name="ro1">
          <table:table-cell table:number-columns-repeated="2"/>
          <table:table-cell office:value-type="float" office:value="54000" calcext:value-type="float">
            <text:p>54000</text:p>
          </table:table-cell>
          <table:table-cell table:formula="of:=MEDIAN(0;([.C55]-10000)/50000;0.4)" office:value-type="percentage" office:value="0.4" calcext:value-type="percentage">
            <text:p>40,00%</text:p>
          </table:table-cell>
          <table:table-cell table:formula="of:=[.C55]*[.D55]" office:value-type="float" office:value="21600" calcext:value-type="float">
            <text:p>21600</text:p>
          </table:table-cell>
          <table:table-cell table:formula="of:=[.C55]-[.E55]" office:value-type="float" office:value="32400" calcext:value-type="float">
            <text:p>32400</text:p>
          </table:table-cell>
        </table:table-row>
        <table:table-row table:style-name="ro1">
          <table:table-cell table:number-columns-repeated="2"/>
          <table:table-cell office:value-type="float" office:value="55000" calcext:value-type="float">
            <text:p>55000</text:p>
          </table:table-cell>
          <table:table-cell table:formula="of:=MEDIAN(0;([.C56]-10000)/50000;0.4)" office:value-type="percentage" office:value="0.4" calcext:value-type="percentage">
            <text:p>40,00%</text:p>
          </table:table-cell>
          <table:table-cell table:formula="of:=[.C56]*[.D56]" office:value-type="float" office:value="22000" calcext:value-type="float">
            <text:p>22000</text:p>
          </table:table-cell>
          <table:table-cell table:formula="of:=[.C56]-[.E56]" office:value-type="float" office:value="33000" calcext:value-type="float">
            <text:p>33000</text:p>
          </table:table-cell>
        </table:table-row>
        <table:table-row table:style-name="ro1">
          <table:table-cell table:number-columns-repeated="2"/>
          <table:table-cell office:value-type="float" office:value="56000" calcext:value-type="float">
            <text:p>56000</text:p>
          </table:table-cell>
          <table:table-cell table:formula="of:=MEDIAN(0;([.C57]-10000)/50000;0.4)" office:value-type="percentage" office:value="0.4" calcext:value-type="percentage">
            <text:p>40,00%</text:p>
          </table:table-cell>
          <table:table-cell table:formula="of:=[.C57]*[.D57]" office:value-type="float" office:value="22400" calcext:value-type="float">
            <text:p>22400</text:p>
          </table:table-cell>
          <table:table-cell table:formula="of:=[.C57]-[.E57]" office:value-type="float" office:value="33600" calcext:value-type="float">
            <text:p>33600</text:p>
          </table:table-cell>
        </table:table-row>
        <table:table-row table:style-name="ro1">
          <table:table-cell table:number-columns-repeated="2"/>
          <table:table-cell office:value-type="float" office:value="57000" calcext:value-type="float">
            <text:p>57000</text:p>
          </table:table-cell>
          <table:table-cell table:formula="of:=MEDIAN(0;([.C58]-10000)/50000;0.4)" office:value-type="percentage" office:value="0.4" calcext:value-type="percentage">
            <text:p>40,00%</text:p>
          </table:table-cell>
          <table:table-cell table:formula="of:=[.C58]*[.D58]" office:value-type="float" office:value="22800" calcext:value-type="float">
            <text:p>22800</text:p>
          </table:table-cell>
          <table:table-cell table:formula="of:=[.C58]-[.E58]" office:value-type="float" office:value="34200" calcext:value-type="float">
            <text:p>34200</text:p>
          </table:table-cell>
        </table:table-row>
        <table:table-row table:style-name="ro1">
          <table:table-cell table:number-columns-repeated="2"/>
          <table:table-cell office:value-type="float" office:value="58000" calcext:value-type="float">
            <text:p>58000</text:p>
          </table:table-cell>
          <table:table-cell table:formula="of:=MEDIAN(0;([.C59]-10000)/50000;0.4)" office:value-type="percentage" office:value="0.4" calcext:value-type="percentage">
            <text:p>40,00%</text:p>
          </table:table-cell>
          <table:table-cell table:formula="of:=[.C59]*[.D59]" office:value-type="float" office:value="23200" calcext:value-type="float">
            <text:p>23200</text:p>
          </table:table-cell>
          <table:table-cell table:formula="of:=[.C59]-[.E59]" office:value-type="float" office:value="34800" calcext:value-type="float">
            <text:p>34800</text:p>
          </table:table-cell>
        </table:table-row>
        <table:table-row table:style-name="ro1">
          <table:table-cell table:number-columns-repeated="2"/>
          <table:table-cell office:value-type="float" office:value="59000" calcext:value-type="float">
            <text:p>59000</text:p>
          </table:table-cell>
          <table:table-cell table:formula="of:=MEDIAN(0;([.C60]-10000)/50000;0.4)" office:value-type="percentage" office:value="0.4" calcext:value-type="percentage">
            <text:p>40,00%</text:p>
          </table:table-cell>
          <table:table-cell table:formula="of:=[.C60]*[.D60]" office:value-type="float" office:value="23600" calcext:value-type="float">
            <text:p>23600</text:p>
          </table:table-cell>
          <table:table-cell table:formula="of:=[.C60]-[.E60]" office:value-type="float" office:value="35400" calcext:value-type="float">
            <text:p>35400</text:p>
          </table:table-cell>
        </table:table-row>
        <table:table-row table:style-name="ro1">
          <table:table-cell table:number-columns-repeated="2"/>
          <table:table-cell office:value-type="float" office:value="60000" calcext:value-type="float">
            <text:p>60000</text:p>
          </table:table-cell>
          <table:table-cell table:formula="of:=MEDIAN(0;([.C61]-10000)/50000;0.4)" office:value-type="percentage" office:value="0.4" calcext:value-type="percentage">
            <text:p>40,00%</text:p>
          </table:table-cell>
          <table:table-cell table:formula="of:=[.C61]*[.D61]" office:value-type="float" office:value="24000" calcext:value-type="float">
            <text:p>24000</text:p>
          </table:table-cell>
          <table:table-cell table:formula="of:=[.C61]-[.E61]" office:value-type="float" office:value="36000" calcext:value-type="float">
            <text:p>36000</text:p>
          </table:table-cell>
        </table:table-row>
      </table:table>
      <table:table table:name="Arctan" table:style-name="ta1">
        <table:shapes>
          <draw:frame draw:z-index="0" draw:style-name="gr1" draw:text-style-name="P1" svg:width="161.6mm" svg:height="90.82mm" svg:x="383.2mm" svg:y="17.26mm">
            <draw:object draw:notify-on-update-of-ranges="Arctan.C2:Arctan.C61 Arctan.D1:Arctan.D1 Arctan.D2:Arctan.D6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60.22mm" svg:height="90.05mm" svg:x="403.56mm" svg:y="113.69mm">
            <draw:object draw:notify-on-update-of-ranges="Arctan.C2:Arctan.C61 Arctan.E1:Arctan.E1 Arctan.E2:Arctan.E61 Arctan.F1:Arctan.F1 Arctan.F2:Arctan.F6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163.01mm" svg:height="91.62mm" svg:x="230.12mm" svg:y="114.76mm">
            <draw:object draw:notify-on-update-of-ranges="Arctan.C2:Arctan.C61 Arctan.F1:Arctan.F1 Arctan.F2:Arctan.F6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Atan Cur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 Base</text:p>
          </table:table-cell>
          <table:table-cell table:style-name="Default" office:value-type="string" calcext:value-type="string">
            <text:p>Rate</text:p>
          </table:table-cell>
          <table:table-cell table:style-name="Default" office:value-type="string" calcext:value-type="string">
            <text:p>Tax Total</text:p>
          </table:table-cell>
          <table:table-cell office:value-type="string" calcext:value-type="string">
            <text:p>Net Income</text:p>
          </table:table-cell>
        </table:table-row>
        <table:table-row table:style-name="ro1">
          <table:table-cell office:value-type="string" calcext:value-type="string">
            <text:p>Taxable min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MAX(ATAN(([.$C2]-[.$B$2])/([.$B$3]-[.$B$2]))*2/PI()*([.$B$5]-[.$B$4])+[.$B$4];[.$B$4])" office:value-type="percentage" office:value="0.0176793363466065" calcext:value-type="percentage">
            <text:p>1,77%</text:p>
          </table:table-cell>
          <table:table-cell table:formula="of:=[.C2]*[.D2]" office:value-type="float" office:value="17.6793363466065" calcext:value-type="float">
            <text:p>17,6793363466065</text:p>
          </table:table-cell>
          <table:table-cell table:formula="of:=[.C2]-[.E2]" office:value-type="float" office:value="982.320663653393" calcext:value-type="float">
            <text:p>982,320663653393</text:p>
          </table:table-cell>
        </table:table-row>
        <table:table-row table:style-name="ro1">
          <table:table-cell office:value-type="string" calcext:value-type="string">
            <text:p>Half rate base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table:formula="of:=MAX(ATAN(([.$C3]-[.$B$2])/([.$B$3]-[.$B$2]))*2/PI()*([.$B$5]-[.$B$4])+[.$B$4];[.$B$4])" office:value-type="percentage" office:value="0.105136913422507" calcext:value-type="percentage">
            <text:p>10,51%</text:p>
          </table:table-cell>
          <table:table-cell table:formula="of:=[.C3]*[.D3]" office:value-type="float" office:value="210.273826845014" calcext:value-type="float">
            <text:p>210,273826845014</text:p>
          </table:table-cell>
          <table:table-cell table:formula="of:=[.C3]-[.E3]" office:value-type="float" office:value="1789.72617315499" calcext:value-type="float">
            <text:p>1789,72617315499</text:p>
          </table:table-cell>
        </table:table-row>
        <table:table-row table:style-name="ro1">
          <table:table-cell office:value-type="string" calcext:value-type="string">
            <text:p>Min Rat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formula="of:=MAX(ATAN(([.$C4]-[.$B$2])/([.$B$3]-[.$B$2]))*2/PI()*([.$B$5]-[.$B$4])+[.$B$4];[.$B$4])" office:value-type="percentage" office:value="0.188786925466513" calcext:value-type="percentage">
            <text:p>18,88%</text:p>
          </table:table-cell>
          <table:table-cell table:formula="of:=[.C4]*[.D4]" office:value-type="float" office:value="566.360776399539" calcext:value-type="float">
            <text:p>566,360776399539</text:p>
          </table:table-cell>
          <table:table-cell table:formula="of:=[.C4]-[.E4]" office:value-type="float" office:value="2433.63922360046" calcext:value-type="float">
            <text:p>2433,63922360046</text:p>
          </table:table-cell>
        </table:table-row>
        <table:table-row table:style-name="ro1">
          <table:table-cell office:value-type="string" calcext:value-type="string">
            <text:p>Max Rate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MAX(ATAN(([.$C5]-[.$B$2])/([.$B$3]-[.$B$2]))*2/PI()*([.$B$5]-[.$B$4])+[.$B$4];[.$B$4])" office:value-type="percentage" office:value="0.266249877495313" calcext:value-type="percentage">
            <text:p>26,62%</text:p>
          </table:table-cell>
          <table:table-cell table:formula="of:=[.C5]*[.D5]" office:value-type="float" office:value="1064.99950998125" calcext:value-type="float">
            <text:p>1064,99950998125</text:p>
          </table:table-cell>
          <table:table-cell table:formula="of:=[.C5]-[.E5]" office:value-type="float" office:value="2935.00049001875" calcext:value-type="float">
            <text:p>2935,00049001875</text:p>
          </table:table-cell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table:formula="of:=MAX(ATAN(([.$C6]-[.$B$2])/([.$B$3]-[.$B$2]))*2/PI()*([.$B$5]-[.$B$4])+[.$B$4];[.$B$4])" office:value-type="percentage" office:value="0.336182635150325" calcext:value-type="percentage">
            <text:p>33,62%</text:p>
          </table:table-cell>
          <table:table-cell table:formula="of:=[.C6]*[.D6]" office:value-type="float" office:value="1680.91317575163" calcext:value-type="float">
            <text:p>1680,91317575163</text:p>
          </table:table-cell>
          <table:table-cell table:formula="of:=[.C6]-[.E6]" office:value-type="float" office:value="3319.08682424837" calcext:value-type="float">
            <text:p>3319,08682424837</text:p>
          </table:table-cell>
        </table:table-row>
        <table:table-row table:style-name="ro1">
          <table:table-cell table:number-columns-repeated="2"/>
          <table:table-cell office:value-type="float" office:value="6000" calcext:value-type="float">
            <text:p>6000</text:p>
          </table:table-cell>
          <table:table-cell table:formula="of:=MAX(ATAN(([.$C7]-[.$B$2])/([.$B$3]-[.$B$2]))*2/PI()*([.$B$5]-[.$B$4])+[.$B$4];[.$B$4])" office:value-type="percentage" office:value="0.398196143936425" calcext:value-type="percentage">
            <text:p>39,82%</text:p>
          </table:table-cell>
          <table:table-cell table:formula="of:=[.C7]*[.D7]" office:value-type="float" office:value="2389.17686361855" calcext:value-type="float">
            <text:p>2389,17686361855</text:p>
          </table:table-cell>
          <table:table-cell table:formula="of:=[.C7]-[.E7]" office:value-type="float" office:value="3610.82313638145" calcext:value-type="float">
            <text:p>3610,82313638145</text:p>
          </table:table-cell>
        </table:table-row>
        <table:table-row table:style-name="ro1">
          <table:table-cell table:number-columns-repeated="2"/>
          <table:table-cell office:value-type="float" office:value="7000" calcext:value-type="float">
            <text:p>7000</text:p>
          </table:table-cell>
          <table:table-cell table:formula="of:=MAX(ATAN(([.$C8]-[.$B$2])/([.$B$3]-[.$B$2]))*2/PI()*([.$B$5]-[.$B$4])+[.$B$4];[.$B$4])" office:value-type="percentage" office:value="0.452578963330102" calcext:value-type="percentage">
            <text:p>45,26%</text:p>
          </table:table-cell>
          <table:table-cell table:formula="of:=[.C8]*[.D8]" office:value-type="float" office:value="3168.05274331071" calcext:value-type="float">
            <text:p>3168,05274331071</text:p>
          </table:table-cell>
          <table:table-cell table:formula="of:=[.C8]-[.E8]" office:value-type="float" office:value="3831.94725668928" calcext:value-type="float">
            <text:p>3831,94725668928</text:p>
          </table:table-cell>
        </table:table-row>
        <table:table-row table:style-name="ro1">
          <table:table-cell table:number-columns-repeated="2"/>
          <table:table-cell office:value-type="float" office:value="8000" calcext:value-type="float">
            <text:p>8000</text:p>
          </table:table-cell>
          <table:table-cell table:formula="of:=MAX(ATAN(([.$C9]-[.$B$2])/([.$B$3]-[.$B$2]))*2/PI()*([.$B$5]-[.$B$4])+[.$B$4];[.$B$4])" office:value-type="percentage" office:value="0.5" calcext:value-type="percentage">
            <text:p>50,00%</text:p>
          </table:table-cell>
          <table:table-cell table:formula="of:=[.C9]*[.D9]" office:value-type="float" office:value="4000" calcext:value-type="float">
            <text:p>4000</text:p>
          </table:table-cell>
          <table:table-cell table:formula="of:=[.C9]-[.E9]" office:value-type="float" office:value="4000" calcext:value-type="float">
            <text:p>4000</text:p>
          </table:table-cell>
        </table:table-row>
        <table:table-row table:style-name="ro1">
          <table:table-cell table:number-columns-repeated="2"/>
          <table:table-cell office:value-type="float" office:value="9000" calcext:value-type="float">
            <text:p>9000</text:p>
          </table:table-cell>
          <table:table-cell table:formula="of:=MAX(ATAN(([.$C10]-[.$B$2])/([.$B$3]-[.$B$2]))*2/PI()*([.$B$5]-[.$B$4])+[.$B$4];[.$B$4])" office:value-type="percentage" office:value="0.54128099006032" calcext:value-type="percentage">
            <text:p>54,13%</text:p>
          </table:table-cell>
          <table:table-cell table:formula="of:=[.C10]*[.D10]" office:value-type="float" office:value="4871.52891054288" calcext:value-type="float">
            <text:p>4871,52891054288</text:p>
          </table:table-cell>
          <table:table-cell table:formula="of:=[.C10]-[.E10]" office:value-type="float" office:value="4128.47108945712" calcext:value-type="float">
            <text:p>4128,47108945712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MAX(ATAN(([.$C11]-[.$B$2])/([.$B$3]-[.$B$2]))*2/PI()*([.$B$5]-[.$B$4])+[.$B$4];[.$B$4])" office:value-type="percentage" office:value="0.57725508297971" calcext:value-type="percentage">
            <text:p>57,73%</text:p>
          </table:table-cell>
          <table:table-cell table:formula="of:=[.C11]*[.D11]" office:value-type="float" office:value="5772.5508297971" calcext:value-type="float">
            <text:p>5772,5508297971</text:p>
          </table:table-cell>
          <table:table-cell table:formula="of:=[.C11]-[.E11]" office:value-type="float" office:value="4227.4491702029" calcext:value-type="float">
            <text:p>4227,4491702029</text:p>
          </table:table-cell>
        </table:table-row>
        <table:table-row table:style-name="ro1">
          <table:table-cell table:number-columns-repeated="2"/>
          <table:table-cell office:value-type="float" office:value="11000" calcext:value-type="float">
            <text:p>11000</text:p>
          </table:table-cell>
          <table:table-cell table:formula="of:=MAX(ATAN(([.$C12]-[.$B$2])/([.$B$3]-[.$B$2]))*2/PI()*([.$B$5]-[.$B$4])+[.$B$4];[.$B$4])" office:value-type="percentage" office:value="0.608693411464525" calcext:value-type="percentage">
            <text:p>60,87%</text:p>
          </table:table-cell>
          <table:table-cell table:formula="of:=[.C12]*[.D12]" office:value-type="float" office:value="6695.62752610978" calcext:value-type="float">
            <text:p>6695,62752610978</text:p>
          </table:table-cell>
          <table:table-cell table:formula="of:=[.C12]-[.E12]" office:value-type="float" office:value="4304.37247389022" calcext:value-type="float">
            <text:p>4304,37247389022</text:p>
          </table:table-cell>
        </table:table-row>
        <table:table-row table:style-name="ro1">
          <table:table-cell table:number-columns-repeated="2"/>
          <table:table-cell office:value-type="float" office:value="12000" calcext:value-type="float">
            <text:p>12000</text:p>
          </table:table-cell>
          <table:table-cell table:formula="of:=MAX(ATAN(([.$C13]-[.$B$2])/([.$B$3]-[.$B$2]))*2/PI()*([.$B$5]-[.$B$4])+[.$B$4];[.$B$4])" office:value-type="percentage" office:value="0.636275263643249" calcext:value-type="percentage">
            <text:p>63,63%</text:p>
          </table:table-cell>
          <table:table-cell table:formula="of:=[.C13]*[.D13]" office:value-type="float" office:value="7635.30316371899" calcext:value-type="float">
            <text:p>7635,30316371899</text:p>
          </table:table-cell>
          <table:table-cell table:formula="of:=[.C13]-[.E13]" office:value-type="float" office:value="4364.69683628101" calcext:value-type="float">
            <text:p>4364,69683628101</text:p>
          </table:table-cell>
        </table:table-row>
        <table:table-row table:style-name="ro1">
          <table:table-cell table:number-columns-repeated="2"/>
          <table:table-cell office:value-type="float" office:value="13000" calcext:value-type="float">
            <text:p>13000</text:p>
          </table:table-cell>
          <table:table-cell table:formula="of:=MAX(ATAN(([.$C14]-[.$B$2])/([.$B$3]-[.$B$2]))*2/PI()*([.$B$5]-[.$B$4])+[.$B$4];[.$B$4])" office:value-type="percentage" office:value="0.660582536123255" calcext:value-type="percentage">
            <text:p>66,06%</text:p>
          </table:table-cell>
          <table:table-cell table:formula="of:=[.C14]*[.D14]" office:value-type="float" office:value="8587.57296960232" calcext:value-type="float">
            <text:p>8587,57296960232</text:p>
          </table:table-cell>
          <table:table-cell table:formula="of:=[.C14]-[.E14]" office:value-type="float" office:value="4412.42703039768" calcext:value-type="float">
            <text:p>4412,42703039768</text:p>
          </table:table-cell>
        </table:table-row>
        <table:table-row table:style-name="ro1">
          <table:table-cell table:number-columns-repeated="2"/>
          <table:table-cell office:value-type="float" office:value="14000" calcext:value-type="float">
            <text:p>14000</text:p>
          </table:table-cell>
          <table:table-cell table:formula="of:=MAX(ATAN(([.$C15]-[.$B$2])/([.$B$3]-[.$B$2]))*2/PI()*([.$B$5]-[.$B$4])+[.$B$4];[.$B$4])" office:value-type="percentage" office:value="0.682106003711498" calcext:value-type="percentage">
            <text:p>68,21%</text:p>
          </table:table-cell>
          <table:table-cell table:formula="of:=[.C15]*[.D15]" office:value-type="float" office:value="9549.48405196097" calcext:value-type="float">
            <text:p>9549,48405196097</text:p>
          </table:table-cell>
          <table:table-cell table:formula="of:=[.C15]-[.E15]" office:value-type="float" office:value="4450.51594803903" calcext:value-type="float">
            <text:p>4450,51594803903</text:p>
          </table:table-cell>
        </table:table-row>
        <table:table-row table:style-name="ro1">
          <table:table-cell table:number-columns-repeated="2"/>
          <table:table-cell office:value-type="float" office:value="15000" calcext:value-type="float">
            <text:p>15000</text:p>
          </table:table-cell>
          <table:table-cell table:formula="of:=MAX(ATAN(([.$C16]-[.$B$2])/([.$B$3]-[.$B$2]))*2/PI()*([.$B$5]-[.$B$4])+[.$B$4];[.$B$4])" office:value-type="percentage" office:value="0.701256286750259" calcext:value-type="percentage">
            <text:p>70,13%</text:p>
          </table:table-cell>
          <table:table-cell table:formula="of:=[.C16]*[.D16]" office:value-type="float" office:value="10518.8443012539" calcext:value-type="float">
            <text:p>10518,8443012539</text:p>
          </table:table-cell>
          <table:table-cell table:formula="of:=[.C16]-[.E16]" office:value-type="float" office:value="4481.15569874612" calcext:value-type="float">
            <text:p>4481,15569874612</text:p>
          </table:table-cell>
        </table:table-row>
        <table:table-row table:style-name="ro1">
          <table:table-cell table:number-columns-repeated="2"/>
          <table:table-cell office:value-type="float" office:value="16000" calcext:value-type="float">
            <text:p>16000</text:p>
          </table:table-cell>
          <table:table-cell table:formula="of:=MAX(ATAN(([.$C17]-[.$B$2])/([.$B$3]-[.$B$2]))*2/PI()*([.$B$5]-[.$B$4])+[.$B$4];[.$B$4])" office:value-type="percentage" office:value="0.718375822867259" calcext:value-type="percentage">
            <text:p>71,84%</text:p>
          </table:table-cell>
          <table:table-cell table:formula="of:=[.C17]*[.D17]" office:value-type="float" office:value="11494.0131658761" calcext:value-type="float">
            <text:p>11494,0131658761</text:p>
          </table:table-cell>
          <table:table-cell table:formula="of:=[.C17]-[.E17]" office:value-type="float" office:value="4505.98683412386" calcext:value-type="float">
            <text:p>4505,98683412386</text:p>
          </table:table-cell>
        </table:table-row>
        <table:table-row table:style-name="ro1">
          <table:table-cell table:number-columns-repeated="2"/>
          <table:table-cell office:value-type="float" office:value="17000" calcext:value-type="float">
            <text:p>17000</text:p>
          </table:table-cell>
          <table:table-cell table:formula="of:=MAX(ATAN(([.$C18]-[.$B$2])/([.$B$3]-[.$B$2]))*2/PI()*([.$B$5]-[.$B$4])+[.$B$4];[.$B$4])" office:value-type="percentage" office:value="0.733750122504687" calcext:value-type="percentage">
            <text:p>73,38%</text:p>
          </table:table-cell>
          <table:table-cell table:formula="of:=[.C18]*[.D18]" office:value-type="float" office:value="12473.7520825797" calcext:value-type="float">
            <text:p>12473,7520825797</text:p>
          </table:table-cell>
          <table:table-cell table:formula="of:=[.C18]-[.E18]" office:value-type="float" office:value="4526.24791742032" calcext:value-type="float">
            <text:p>4526,24791742032</text:p>
          </table:table-cell>
        </table:table-row>
        <table:table-row table:style-name="ro1">
          <table:table-cell table:number-columns-repeated="2"/>
          <table:table-cell office:value-type="float" office:value="18000" calcext:value-type="float">
            <text:p>18000</text:p>
          </table:table-cell>
          <table:table-cell table:formula="of:=MAX(ATAN(([.$C19]-[.$B$2])/([.$B$3]-[.$B$2]))*2/PI()*([.$B$5]-[.$B$4])+[.$B$4];[.$B$4])" office:value-type="percentage" office:value="0.747617640520364" calcext:value-type="percentage">
            <text:p>74,76%</text:p>
          </table:table-cell>
          <table:table-cell table:formula="of:=[.C19]*[.D19]" office:value-type="float" office:value="13457.1175293666" calcext:value-type="float">
            <text:p>13457,1175293666</text:p>
          </table:table-cell>
          <table:table-cell table:formula="of:=[.C19]-[.E19]" office:value-type="float" office:value="4542.88247063345" calcext:value-type="float">
            <text:p>4542,88247063345</text:p>
          </table:table-cell>
        </table:table-row>
        <table:table-row table:style-name="ro1">
          <table:table-cell table:number-columns-repeated="2"/>
          <table:table-cell office:value-type="float" office:value="19000" calcext:value-type="float">
            <text:p>19000</text:p>
          </table:table-cell>
          <table:table-cell table:formula="of:=MAX(ATAN(([.$C20]-[.$B$2])/([.$B$3]-[.$B$2]))*2/PI()*([.$B$5]-[.$B$4])+[.$B$4];[.$B$4])" office:value-type="percentage" office:value="0.760178119535894" calcext:value-type="percentage">
            <text:p>76,02%</text:p>
          </table:table-cell>
          <table:table-cell table:formula="of:=[.C20]*[.D20]" office:value-type="float" office:value="14443.384271182" calcext:value-type="float">
            <text:p>14443,384271182</text:p>
          </table:table-cell>
          <table:table-cell table:formula="of:=[.C20]-[.E20]" office:value-type="float" office:value="4556.61572881802" calcext:value-type="float">
            <text:p>4556,61572881802</text:p>
          </table:table-cell>
        </table:table-row>
        <table:table-row table:style-name="ro1">
          <table:table-cell table:number-columns-repeated="2"/>
          <table:table-cell office:value-type="float" office:value="20000" calcext:value-type="float">
            <text:p>20000</text:p>
          </table:table-cell>
          <table:table-cell table:formula="of:=MAX(ATAN(([.$C21]-[.$B$2])/([.$B$3]-[.$B$2]))*2/PI()*([.$B$5]-[.$B$4])+[.$B$4];[.$B$4])" office:value-type="percentage" office:value="0.771599497560184" calcext:value-type="percentage">
            <text:p>77,16%</text:p>
          </table:table-cell>
          <table:table-cell table:formula="of:=[.C21]*[.D21]" office:value-type="float" office:value="15431.9899512037" calcext:value-type="float">
            <text:p>15431,9899512037</text:p>
          </table:table-cell>
          <table:table-cell table:formula="of:=[.C21]-[.E21]" office:value-type="float" office:value="4568.01004879632" calcext:value-type="float">
            <text:p>4568,01004879632</text:p>
          </table:table-cell>
        </table:table-row>
        <table:table-row table:style-name="ro1">
          <table:table-cell table:number-columns-repeated="2"/>
          <table:table-cell office:value-type="float" office:value="21000" calcext:value-type="float">
            <text:p>21000</text:p>
          </table:table-cell>
          <table:table-cell table:formula="of:=MAX(ATAN(([.$C22]-[.$B$2])/([.$B$3]-[.$B$2]))*2/PI()*([.$B$5]-[.$B$4])+[.$B$4];[.$B$4])" office:value-type="percentage" office:value="0.782023562132019" calcext:value-type="percentage">
            <text:p>78,20%</text:p>
          </table:table-cell>
          <table:table-cell table:formula="of:=[.C22]*[.D22]" office:value-type="float" office:value="16422.4948047724" calcext:value-type="float">
            <text:p>16422,4948047724</text:p>
          </table:table-cell>
          <table:table-cell table:formula="of:=[.C22]-[.E22]" office:value-type="float" office:value="4577.5051952276" calcext:value-type="float">
            <text:p>4577,5051952276</text:p>
          </table:table-cell>
        </table:table-row>
        <table:table-row table:style-name="ro1">
          <table:table-cell table:number-columns-repeated="2"/>
          <table:table-cell office:value-type="float" office:value="22000" calcext:value-type="float">
            <text:p>22000</text:p>
          </table:table-cell>
          <table:table-cell table:formula="of:=MAX(ATAN(([.$C23]-[.$B$2])/([.$B$3]-[.$B$2]))*2/PI()*([.$B$5]-[.$B$4])+[.$B$4];[.$B$4])" office:value-type="percentage" office:value="0.791570551690642" calcext:value-type="percentage">
            <text:p>79,16%</text:p>
          </table:table-cell>
          <table:table-cell table:formula="of:=[.C23]*[.D23]" office:value-type="float" office:value="17414.5521371941" calcext:value-type="float">
            <text:p>17414,5521371941</text:p>
          </table:table-cell>
          <table:table-cell table:formula="of:=[.C23]-[.E23]" office:value-type="float" office:value="4585.44786280588" calcext:value-type="float">
            <text:p>4585,44786280588</text:p>
          </table:table-cell>
        </table:table-row>
        <table:table-row table:style-name="ro1">
          <table:table-cell table:number-columns-repeated="2"/>
          <table:table-cell office:value-type="float" office:value="23000" calcext:value-type="float">
            <text:p>23000</text:p>
          </table:table-cell>
          <table:table-cell table:formula="of:=MAX(ATAN(([.$C24]-[.$B$2])/([.$B$3]-[.$B$2]))*2/PI()*([.$B$5]-[.$B$4])+[.$B$4];[.$B$4])" office:value-type="percentage" office:value="0.800342891776033" calcext:value-type="percentage">
            <text:p>80,03%</text:p>
          </table:table-cell>
          <table:table-cell table:formula="of:=[.C24]*[.D24]" office:value-type="float" office:value="18407.8865108488" calcext:value-type="float">
            <text:p>18407,8865108488</text:p>
          </table:table-cell>
          <table:table-cell table:formula="of:=[.C24]-[.E24]" office:value-type="float" office:value="4592.11348915124" calcext:value-type="float">
            <text:p>4592,11348915124</text:p>
          </table:table-cell>
        </table:table-row>
        <table:table-row table:style-name="ro1">
          <table:table-cell table:number-columns-repeated="2"/>
          <table:table-cell office:value-type="float" office:value="24000" calcext:value-type="float">
            <text:p>24000</text:p>
          </table:table-cell>
          <table:table-cell table:formula="of:=MAX(ATAN(([.$C25]-[.$B$2])/([.$B$3]-[.$B$2]))*2/PI()*([.$B$5]-[.$B$4])+[.$B$4];[.$B$4])" office:value-type="percentage" office:value="0.808428228900667" calcext:value-type="percentage">
            <text:p>80,84%</text:p>
          </table:table-cell>
          <table:table-cell table:formula="of:=[.C25]*[.D25]" office:value-type="float" office:value="19402.277493616" calcext:value-type="float">
            <text:p>19402,277493616</text:p>
          </table:table-cell>
          <table:table-cell table:formula="of:=[.C25]-[.E25]" office:value-type="float" office:value="4597.72250638399" calcext:value-type="float">
            <text:p>4597,72250638399</text:p>
          </table:table-cell>
        </table:table-row>
        <table:table-row table:style-name="ro1">
          <table:table-cell table:number-columns-repeated="2"/>
          <table:table-cell office:value-type="float" office:value="25000" calcext:value-type="float">
            <text:p>25000</text:p>
          </table:table-cell>
          <table:table-cell table:formula="of:=MAX(ATAN(([.$C26]-[.$B$2])/([.$B$3]-[.$B$2]))*2/PI()*([.$B$5]-[.$B$4])+[.$B$4];[.$B$4])" office:value-type="percentage" office:value="0.815901898004455" calcext:value-type="percentage">
            <text:p>81,59%</text:p>
          </table:table-cell>
          <table:table-cell table:formula="of:=[.C26]*[.D26]" office:value-type="float" office:value="20397.5474501114" calcext:value-type="float">
            <text:p>20397,5474501114</text:p>
          </table:table-cell>
          <table:table-cell table:formula="of:=[.C26]-[.E26]" office:value-type="float" office:value="4602.45254988863" calcext:value-type="float">
            <text:p>4602,45254988863</text:p>
          </table:table-cell>
        </table:table-row>
        <table:table-row table:style-name="ro1">
          <table:table-cell table:number-columns-repeated="2"/>
          <table:table-cell office:value-type="float" office:value="26000" calcext:value-type="float">
            <text:p>26000</text:p>
          </table:table-cell>
          <table:table-cell table:formula="of:=MAX(ATAN(([.$C27]-[.$B$2])/([.$B$3]-[.$B$2]))*2/PI()*([.$B$5]-[.$B$4])+[.$B$4];[.$B$4])" office:value-type="percentage" office:value="0.82282893443419" calcext:value-type="percentage">
            <text:p>82,28%</text:p>
          </table:table-cell>
          <table:table-cell table:formula="of:=[.C27]*[.D27]" office:value-type="float" office:value="21393.552295289" calcext:value-type="float">
            <text:p>21393,552295289</text:p>
          </table:table-cell>
          <table:table-cell table:formula="of:=[.C27]-[.E27]" office:value-type="float" office:value="4606.44770471105" calcext:value-type="float">
            <text:p>4606,44770471105</text:p>
          </table:table-cell>
        </table:table-row>
        <table:table-row table:style-name="ro1">
          <table:table-cell table:number-columns-repeated="2"/>
          <table:table-cell office:value-type="float" office:value="27000" calcext:value-type="float">
            <text:p>27000</text:p>
          </table:table-cell>
          <table:table-cell table:formula="of:=MAX(ATAN(([.$C28]-[.$B$2])/([.$B$3]-[.$B$2]))*2/PI()*([.$B$5]-[.$B$4])+[.$B$4];[.$B$4])" office:value-type="percentage" office:value="0.829265719857518" calcext:value-type="percentage">
            <text:p>82,93%</text:p>
          </table:table-cell>
          <table:table-cell table:formula="of:=[.C28]*[.D28]" office:value-type="float" office:value="22390.174436153" calcext:value-type="float">
            <text:p>22390,174436153</text:p>
          </table:table-cell>
          <table:table-cell table:formula="of:=[.C28]-[.E28]" office:value-type="float" office:value="4609.82556384701" calcext:value-type="float">
            <text:p>4609,82556384701</text:p>
          </table:table-cell>
        </table:table-row>
        <table:table-row table:style-name="ro1">
          <table:table-cell table:number-columns-repeated="2"/>
          <table:table-cell office:value-type="float" office:value="28000" calcext:value-type="float">
            <text:p>28000</text:p>
          </table:table-cell>
          <table:table-cell table:formula="of:=MAX(ATAN(([.$C29]-[.$B$2])/([.$B$3]-[.$B$2]))*2/PI()*([.$B$5]-[.$B$4])+[.$B$4];[.$B$4])" office:value-type="percentage" office:value="0.835261333662715" calcext:value-type="percentage">
            <text:p>83,53%</text:p>
          </table:table-cell>
          <table:table-cell table:formula="of:=[.C29]*[.D29]" office:value-type="float" office:value="23387.317342556" calcext:value-type="float">
            <text:p>23387,317342556</text:p>
          </table:table-cell>
          <table:table-cell table:formula="of:=[.C29]-[.E29]" office:value-type="float" office:value="4612.68265744398" calcext:value-type="float">
            <text:p>4612,68265744398</text:p>
          </table:table-cell>
        </table:table-row>
        <table:table-row table:style-name="ro1">
          <table:table-cell table:number-columns-repeated="2"/>
          <table:table-cell office:value-type="float" office:value="29000" calcext:value-type="float">
            <text:p>29000</text:p>
          </table:table-cell>
          <table:table-cell table:formula="of:=MAX(ATAN(([.$C30]-[.$B$2])/([.$B$3]-[.$B$2]))*2/PI()*([.$B$5]-[.$B$4])+[.$B$4];[.$B$4])" office:value-type="percentage" office:value="0.840858666908849" calcext:value-type="percentage">
            <text:p>84,09%</text:p>
          </table:table-cell>
          <table:table-cell table:formula="of:=[.C30]*[.D30]" office:value-type="float" office:value="24384.9013403566" calcext:value-type="float">
            <text:p>24384,9013403566</text:p>
          </table:table-cell>
          <table:table-cell table:formula="of:=[.C30]-[.E30]" office:value-type="float" office:value="4615.09865964336" calcext:value-type="float">
            <text:p>4615,09865964336</text:p>
          </table:table-cell>
        </table:table-row>
        <table:table-row table:style-name="ro1">
          <table:table-cell table:number-columns-repeated="2"/>
          <table:table-cell office:value-type="float" office:value="30000" calcext:value-type="float">
            <text:p>30000</text:p>
          </table:table-cell>
          <table:table-cell table:formula="of:=MAX(ATAN(([.$C31]-[.$B$2])/([.$B$3]-[.$B$2]))*2/PI()*([.$B$5]-[.$B$4])+[.$B$4];[.$B$4])" office:value-type="percentage" office:value="0.846095344291056" calcext:value-type="percentage">
            <text:p>84,61%</text:p>
          </table:table-cell>
          <table:table-cell table:formula="of:=[.C31]*[.D31]" office:value-type="float" office:value="25382.8603287317" calcext:value-type="float">
            <text:p>25382,8603287317</text:p>
          </table:table-cell>
          <table:table-cell table:formula="of:=[.C31]-[.E31]" office:value-type="float" office:value="4617.13967126833" calcext:value-type="float">
            <text:p>4617,13967126833</text:p>
          </table:table-cell>
        </table:table-row>
        <table:table-row table:style-name="ro1">
          <table:table-cell table:number-columns-repeated="2"/>
          <table:table-cell office:value-type="float" office:value="31000" calcext:value-type="float">
            <text:p>31000</text:p>
          </table:table-cell>
          <table:table-cell table:formula="of:=MAX(ATAN(([.$C32]-[.$B$2])/([.$B$3]-[.$B$2]))*2/PI()*([.$B$5]-[.$B$4])+[.$B$4];[.$B$4])" office:value-type="percentage" office:value="0.851004490365622" calcext:value-type="percentage">
            <text:p>85,10%</text:p>
          </table:table-cell>
          <table:table-cell table:formula="of:=[.C32]*[.D32]" office:value-type="float" office:value="26381.1392013343" calcext:value-type="float">
            <text:p>26381,1392013343</text:p>
          </table:table-cell>
          <table:table-cell table:formula="of:=[.C32]-[.E32]" office:value-type="float" office:value="4618.86079866573" calcext:value-type="float">
            <text:p>4618,86079866573</text:p>
          </table:table-cell>
        </table:table-row>
        <table:table-row table:style-name="ro1">
          <table:table-cell table:number-columns-repeated="2"/>
          <table:table-cell office:value-type="float" office:value="32000" calcext:value-type="float">
            <text:p>32000</text:p>
          </table:table-cell>
          <table:table-cell table:formula="of:=MAX(ATAN(([.$C33]-[.$B$2])/([.$B$3]-[.$B$2]))*2/PI()*([.$B$5]-[.$B$4])+[.$B$4];[.$B$4])" office:value-type="percentage" office:value="0.855615368978705" calcext:value-type="percentage">
            <text:p>85,56%</text:p>
          </table:table-cell>
          <table:table-cell table:formula="of:=[.C33]*[.D33]" office:value-type="float" office:value="27379.6918073186" calcext:value-type="float">
            <text:p>27379,6918073186</text:p>
          </table:table-cell>
          <table:table-cell table:formula="of:=[.C33]-[.E33]" office:value-type="float" office:value="4620.30819268142" calcext:value-type="float">
            <text:p>4620,30819268142</text:p>
          </table:table-cell>
        </table:table-row>
        <table:table-row table:style-name="ro1">
          <table:table-cell table:number-columns-repeated="2"/>
          <table:table-cell office:value-type="float" office:value="33000" calcext:value-type="float">
            <text:p>33000</text:p>
          </table:table-cell>
          <table:table-cell table:formula="of:=MAX(ATAN(([.$C34]-[.$B$2])/([.$B$3]-[.$B$2]))*2/PI()*([.$B$5]-[.$B$4])+[.$B$4];[.$B$4])" office:value-type="percentage" office:value="0.859953919069313" calcext:value-type="percentage">
            <text:p>86,00%</text:p>
          </table:table-cell>
          <table:table-cell table:formula="of:=[.C34]*[.D34]" office:value-type="float" office:value="28378.4793292873" calcext:value-type="float">
            <text:p>28378,4793292873</text:p>
          </table:table-cell>
          <table:table-cell table:formula="of:=[.C34]-[.E34]" office:value-type="float" office:value="4621.52067071267" calcext:value-type="float">
            <text:p>4621,52067071267</text:p>
          </table:table-cell>
        </table:table-row>
        <table:table-row table:style-name="ro1">
          <table:table-cell table:number-columns-repeated="2"/>
          <table:table-cell office:value-type="float" office:value="34000" calcext:value-type="float">
            <text:p>34000</text:p>
          </table:table-cell>
          <table:table-cell table:formula="of:=MAX(ATAN(([.$C35]-[.$B$2])/([.$B$3]-[.$B$2]))*2/PI()*([.$B$5]-[.$B$4])+[.$B$4];[.$B$4])" office:value-type="percentage" office:value="0.86404320545093" calcext:value-type="percentage">
            <text:p>86,40%</text:p>
          </table:table-cell>
          <table:table-cell table:formula="of:=[.C35]*[.D35]" office:value-type="float" office:value="29377.4689853316" calcext:value-type="float">
            <text:p>29377,4689853316</text:p>
          </table:table-cell>
          <table:table-cell table:formula="of:=[.C35]-[.E35]" office:value-type="float" office:value="4622.5310146684" calcext:value-type="float">
            <text:p>4622,5310146684</text:p>
          </table:table-cell>
        </table:table-row>
        <table:table-row table:style-name="ro1">
          <table:table-cell table:number-columns-repeated="2"/>
          <table:table-cell office:value-type="float" office:value="35000" calcext:value-type="float">
            <text:p>35000</text:p>
          </table:table-cell>
          <table:table-cell table:formula="of:=MAX(ATAN(([.$C36]-[.$B$2])/([.$B$3]-[.$B$2]))*2/PI()*([.$B$5]-[.$B$4])+[.$B$4];[.$B$4])" office:value-type="percentage" office:value="0.867903799559689" calcext:value-type="percentage">
            <text:p>86,79%</text:p>
          </table:table-cell>
          <table:table-cell table:formula="of:=[.C36]*[.D36]" office:value-type="float" office:value="30376.6329845891" calcext:value-type="float">
            <text:p>30376,6329845891</text:p>
          </table:table-cell>
          <table:table-cell table:formula="of:=[.C36]-[.E36]" office:value-type="float" office:value="4623.36701541088" calcext:value-type="float">
            <text:p>4623,36701541088</text:p>
          </table:table-cell>
        </table:table-row>
        <table:table-row table:style-name="ro1">
          <table:table-cell table:number-columns-repeated="2"/>
          <table:table-cell office:value-type="float" office:value="36000" calcext:value-type="float">
            <text:p>36000</text:p>
          </table:table-cell>
          <table:table-cell table:formula="of:=MAX(ATAN(([.$C37]-[.$B$2])/([.$B$3]-[.$B$2]))*2/PI()*([.$B$5]-[.$B$4])+[.$B$4];[.$B$4])" office:value-type="percentage" office:value="0.871554102286469" calcext:value-type="percentage">
            <text:p>87,16%</text:p>
          </table:table-cell>
          <table:table-cell table:formula="of:=[.C37]*[.D37]" office:value-type="float" office:value="31375.9476823129" calcext:value-type="float">
            <text:p>31375,9476823129</text:p>
          </table:table-cell>
          <table:table-cell table:formula="of:=[.C37]-[.E37]" office:value-type="float" office:value="4624.0523176871" calcext:value-type="float">
            <text:p>4624,0523176871</text:p>
          </table:table-cell>
        </table:table-row>
        <table:table-row table:style-name="ro1">
          <table:table-cell table:number-columns-repeated="2"/>
          <table:table-cell office:value-type="float" office:value="37000" calcext:value-type="float">
            <text:p>37000</text:p>
          </table:table-cell>
          <table:table-cell table:formula="of:=MAX(ATAN(([.$C38]-[.$B$2])/([.$B$3]-[.$B$2]))*2/PI()*([.$B$5]-[.$B$4])+[.$B$4];[.$B$4])" office:value-type="percentage" office:value="0.875010618725841" calcext:value-type="percentage">
            <text:p>87,50%</text:p>
          </table:table-cell>
          <table:table-cell table:formula="of:=[.C38]*[.D38]" office:value-type="float" office:value="32375.3928928561" calcext:value-type="float">
            <text:p>32375,3928928561</text:p>
          </table:table-cell>
          <table:table-cell table:formula="of:=[.C38]-[.E38]" office:value-type="float" office:value="4624.60710714388" calcext:value-type="float">
            <text:p>4624,60710714388</text:p>
          </table:table-cell>
        </table:table-row>
        <table:table-row table:style-name="ro1">
          <table:table-cell table:number-columns-repeated="2"/>
          <table:table-cell office:value-type="float" office:value="38000" calcext:value-type="float">
            <text:p>38000</text:p>
          </table:table-cell>
          <table:table-cell table:formula="of:=MAX(ATAN(([.$C39]-[.$B$2])/([.$B$3]-[.$B$2]))*2/PI()*([.$B$5]-[.$B$4])+[.$B$4];[.$B$4])" office:value-type="percentage" office:value="0.87828819285113" calcext:value-type="percentage">
            <text:p>87,83%</text:p>
          </table:table-cell>
          <table:table-cell table:formula="of:=[.C39]*[.D39]" office:value-type="float" office:value="33374.9513283429" calcext:value-type="float">
            <text:p>33374,9513283429</text:p>
          </table:table-cell>
          <table:table-cell table:formula="of:=[.C39]-[.E39]" office:value-type="float" office:value="4625.04867165707" calcext:value-type="float">
            <text:p>4625,04867165707</text:p>
          </table:table-cell>
        </table:table-row>
        <table:table-row table:style-name="ro1">
          <table:table-cell table:number-columns-repeated="2"/>
          <table:table-cell office:value-type="float" office:value="39000" calcext:value-type="float">
            <text:p>39000</text:p>
          </table:table-cell>
          <table:table-cell table:formula="of:=MAX(ATAN(([.$C40]-[.$B$2])/([.$B$3]-[.$B$2]))*2/PI()*([.$B$5]-[.$B$4])+[.$B$4];[.$B$4])" office:value-type="percentage" office:value="0.881400208664194" calcext:value-type="percentage">
            <text:p>88,14%</text:p>
          </table:table-cell>
          <table:table-cell table:formula="of:=[.C40]*[.D40]" office:value-type="float" office:value="34374.6081379036" calcext:value-type="float">
            <text:p>34374,6081379036</text:p>
          </table:table-cell>
          <table:table-cell table:formula="of:=[.C40]-[.E40]" office:value-type="float" office:value="4625.39186209642" calcext:value-type="float">
            <text:p>4625,39186209642</text:p>
          </table:table-cell>
        </table:table-row>
        <table:table-row table:style-name="ro1">
          <table:table-cell table:number-columns-repeated="2"/>
          <table:table-cell office:value-type="float" office:value="40000" calcext:value-type="float">
            <text:p>40000</text:p>
          </table:table-cell>
          <table:table-cell table:formula="of:=MAX(ATAN(([.$C41]-[.$B$2])/([.$B$3]-[.$B$2]))*2/PI()*([.$B$5]-[.$B$4])+[.$B$4];[.$B$4])" office:value-type="percentage" office:value="0.884358763194555" calcext:value-type="percentage">
            <text:p>88,44%</text:p>
          </table:table-cell>
          <table:table-cell table:formula="of:=[.C41]*[.D41]" office:value-type="float" office:value="35374.3505277822" calcext:value-type="float">
            <text:p>35374,3505277822</text:p>
          </table:table-cell>
          <table:table-cell table:formula="of:=[.C41]-[.E41]" office:value-type="float" office:value="4625.6494722178" calcext:value-type="float">
            <text:p>4625,6494722178</text:p>
          </table:table-cell>
        </table:table-row>
        <table:table-row table:style-name="ro1">
          <table:table-cell table:number-columns-repeated="2"/>
          <table:table-cell office:value-type="float" office:value="41000" calcext:value-type="float">
            <text:p>41000</text:p>
          </table:table-cell>
          <table:table-cell table:formula="of:=MAX(ATAN(([.$C42]-[.$B$2])/([.$B$3]-[.$B$2]))*2/PI()*([.$B$5]-[.$B$4])+[.$B$4];[.$B$4])" office:value-type="percentage" office:value="0.887174815775553" calcext:value-type="percentage">
            <text:p>88,72%</text:p>
          </table:table-cell>
          <table:table-cell table:formula="of:=[.C42]*[.D42]" office:value-type="float" office:value="36374.1674467977" calcext:value-type="float">
            <text:p>36374,1674467977</text:p>
          </table:table-cell>
          <table:table-cell table:formula="of:=[.C42]-[.E42]" office:value-type="float" office:value="4625.83255320234" calcext:value-type="float">
            <text:p>4625,83255320234</text:p>
          </table:table-cell>
        </table:table-row>
        <table:table-row table:style-name="ro1">
          <table:table-cell table:number-columns-repeated="2"/>
          <table:table-cell office:value-type="float" office:value="42000" calcext:value-type="float">
            <text:p>42000</text:p>
          </table:table-cell>
          <table:table-cell table:formula="of:=MAX(ATAN(([.$C43]-[.$B$2])/([.$B$3]-[.$B$2]))*2/PI()*([.$B$5]-[.$B$4])+[.$B$4];[.$B$4])" office:value-type="percentage" office:value="0.889858317258624" calcext:value-type="percentage">
            <text:p>88,99%</text:p>
          </table:table-cell>
          <table:table-cell table:formula="of:=[.C43]*[.D43]" office:value-type="float" office:value="37374.0493248622" calcext:value-type="float">
            <text:p>37374,0493248622</text:p>
          </table:table-cell>
          <table:table-cell table:formula="of:=[.C43]-[.E43]" office:value-type="float" office:value="4625.95067513779" calcext:value-type="float">
            <text:p>4625,95067513779</text:p>
          </table:table-cell>
        </table:table-row>
        <table:table-row table:style-name="ro1">
          <table:table-cell table:number-columns-repeated="2"/>
          <table:table-cell office:value-type="float" office:value="43000" calcext:value-type="float">
            <text:p>43000</text:p>
          </table:table-cell>
          <table:table-cell table:formula="of:=MAX(ATAN(([.$C44]-[.$B$2])/([.$B$3]-[.$B$2]))*2/PI()*([.$B$5]-[.$B$4])+[.$B$4];[.$B$4])" office:value-type="percentage" office:value="0.892418322203909" calcext:value-type="percentage">
            <text:p>89,24%</text:p>
          </table:table-cell>
          <table:table-cell table:formula="of:=[.C44]*[.D44]" office:value-type="float" office:value="38373.9878547681" calcext:value-type="float">
            <text:p>38373,9878547681</text:p>
          </table:table-cell>
          <table:table-cell table:formula="of:=[.C44]-[.E44]" office:value-type="float" office:value="4626.0121452319" calcext:value-type="float">
            <text:p>4626,0121452319</text:p>
          </table:table-cell>
        </table:table-row>
        <table:table-row table:style-name="ro1">
          <table:table-cell table:number-columns-repeated="2"/>
          <table:table-cell office:value-type="float" office:value="44000" calcext:value-type="float">
            <text:p>44000</text:p>
          </table:table-cell>
          <table:table-cell table:formula="of:=MAX(ATAN(([.$C45]-[.$B$2])/([.$B$3]-[.$B$2]))*2/PI()*([.$B$5]-[.$B$4])+[.$B$4];[.$B$4])" office:value-type="percentage" office:value="0.894863086577493" calcext:value-type="percentage">
            <text:p>89,49%</text:p>
          </table:table-cell>
          <table:table-cell table:formula="of:=[.C45]*[.D45]" office:value-type="float" office:value="39373.9758094097" calcext:value-type="float">
            <text:p>39373,9758094097</text:p>
          </table:table-cell>
          <table:table-cell table:formula="of:=[.C45]-[.E45]" office:value-type="float" office:value="4626.0241905903" calcext:value-type="float">
            <text:p>4626,0241905903</text:p>
          </table:table-cell>
        </table:table-row>
        <table:table-row table:style-name="ro1">
          <table:table-cell table:number-columns-repeated="2"/>
          <table:table-cell office:value-type="float" office:value="45000" calcext:value-type="float">
            <text:p>45000</text:p>
          </table:table-cell>
          <table:table-cell table:formula="of:=MAX(ATAN(([.$C46]-[.$B$2])/([.$B$3]-[.$B$2]))*2/PI()*([.$B$5]-[.$B$4])+[.$B$4];[.$B$4])" office:value-type="percentage" office:value="0.897200153069899" calcext:value-type="percentage">
            <text:p>89,72%</text:p>
          </table:table-cell>
          <table:table-cell table:formula="of:=[.C46]*[.D46]" office:value-type="float" office:value="40374.0068881455" calcext:value-type="float">
            <text:p>40374,0068881455</text:p>
          </table:table-cell>
          <table:table-cell table:formula="of:=[.C46]-[.E46]" office:value-type="float" office:value="4625.99311185453" calcext:value-type="float">
            <text:p>4625,99311185453</text:p>
          </table:table-cell>
        </table:table-row>
        <table:table-row table:style-name="ro1">
          <table:table-cell table:number-columns-repeated="2"/>
          <table:table-cell office:value-type="float" office:value="46000" calcext:value-type="float">
            <text:p>46000</text:p>
          </table:table-cell>
          <table:table-cell table:formula="of:=MAX(ATAN(([.$C47]-[.$B$2])/([.$B$3]-[.$B$2]))*2/PI()*([.$B$5]-[.$B$4])+[.$B$4];[.$B$4])" office:value-type="percentage" office:value="0.89943642580907" calcext:value-type="percentage">
            <text:p>89,94%</text:p>
          </table:table-cell>
          <table:table-cell table:formula="of:=[.C47]*[.D47]" office:value-type="float" office:value="41374.0755872172" calcext:value-type="float">
            <text:p>41374,0755872172</text:p>
          </table:table-cell>
          <table:table-cell table:formula="of:=[.C47]-[.E47]" office:value-type="float" office:value="4625.92441278279" calcext:value-type="float">
            <text:p>4625,92441278279</text:p>
          </table:table-cell>
        </table:table-row>
        <table:table-row table:style-name="ro1">
          <table:table-cell table:number-columns-repeated="2"/>
          <table:table-cell office:value-type="float" office:value="47000" calcext:value-type="float">
            <text:p>47000</text:p>
          </table:table-cell>
          <table:table-cell table:formula="of:=MAX(ATAN(([.$C48]-[.$B$2])/([.$B$3]-[.$B$2]))*2/PI()*([.$B$5]-[.$B$4])+[.$B$4];[.$B$4])" office:value-type="percentage" office:value="0.901578235959685" calcext:value-type="percentage">
            <text:p>90,16%</text:p>
          </table:table-cell>
          <table:table-cell table:formula="of:=[.C48]*[.D48]" office:value-type="float" office:value="42374.1770901052" calcext:value-type="float">
            <text:p>42374,1770901052</text:p>
          </table:table-cell>
          <table:table-cell table:formula="of:=[.C48]-[.E48]" office:value-type="float" office:value="4625.8229098948" calcext:value-type="float">
            <text:p>4625,8229098948</text:p>
          </table:table-cell>
        </table:table-row>
        <table:table-row table:style-name="ro1">
          <table:table-cell table:number-columns-repeated="2"/>
          <table:table-cell office:value-type="float" office:value="48000" calcext:value-type="float">
            <text:p>48000</text:p>
          </table:table-cell>
          <table:table-cell table:formula="of:=MAX(ATAN(([.$C49]-[.$B$2])/([.$B$3]-[.$B$2]))*2/PI()*([.$B$5]-[.$B$4])+[.$B$4];[.$B$4])" office:value-type="percentage" office:value="0.903631399468003" calcext:value-type="percentage">
            <text:p>90,36%</text:p>
          </table:table-cell>
          <table:table-cell table:formula="of:=[.C49]*[.D49]" office:value-type="float" office:value="43374.3071744641" calcext:value-type="float">
            <text:p>43374,3071744641</text:p>
          </table:table-cell>
          <table:table-cell table:formula="of:=[.C49]-[.E49]" office:value-type="float" office:value="4625.69282553587" calcext:value-type="float">
            <text:p>4625,69282553587</text:p>
          </table:table-cell>
        </table:table-row>
        <table:table-row table:style-name="ro1">
          <table:table-cell table:number-columns-repeated="2"/>
          <table:table-cell office:value-type="float" office:value="49000" calcext:value-type="float">
            <text:p>49000</text:p>
          </table:table-cell>
          <table:table-cell table:formula="of:=MAX(ATAN(([.$C50]-[.$B$2])/([.$B$3]-[.$B$2]))*2/PI()*([.$B$5]-[.$B$4])+[.$B$4];[.$B$4])" office:value-type="percentage" office:value="0.905601268018311" calcext:value-type="percentage">
            <text:p>90,56%</text:p>
          </table:table-cell>
          <table:table-cell table:formula="of:=[.C50]*[.D50]" office:value-type="float" office:value="44374.4621328972" calcext:value-type="float">
            <text:p>44374,4621328972</text:p>
          </table:table-cell>
          <table:table-cell table:formula="of:=[.C50]-[.E50]" office:value-type="float" office:value="4625.53786710277" calcext:value-type="float">
            <text:p>4625,53786710277</text:p>
          </table:table-cell>
        </table:table-row>
        <table:table-row table:style-name="ro1">
          <table:table-cell table:number-columns-repeated="2"/>
          <table:table-cell office:value-type="float" office:value="50000" calcext:value-type="float">
            <text:p>50000</text:p>
          </table:table-cell>
          <table:table-cell table:formula="of:=MAX(ATAN(([.$C51]-[.$B$2])/([.$B$3]-[.$B$2]))*2/PI()*([.$B$5]-[.$B$4])+[.$B$4];[.$B$4])" office:value-type="percentage" office:value="0.907492774106368" calcext:value-type="percentage">
            <text:p>90,75%</text:p>
          </table:table-cell>
          <table:table-cell table:formula="of:=[.C51]*[.D51]" office:value-type="float" office:value="45374.6387053184" calcext:value-type="float">
            <text:p>45374,6387053184</text:p>
          </table:table-cell>
          <table:table-cell table:formula="of:=[.C51]-[.E51]" office:value-type="float" office:value="4625.36129468158" calcext:value-type="float">
            <text:p>4625,36129468158</text:p>
          </table:table-cell>
        </table:table-row>
        <table:table-row table:style-name="ro1">
          <table:table-cell table:number-columns-repeated="2"/>
          <table:table-cell office:value-type="float" office:value="51000" calcext:value-type="float">
            <text:p>51000</text:p>
          </table:table-cell>
          <table:table-cell table:formula="of:=MAX(ATAN(([.$C52]-[.$B$2])/([.$B$3]-[.$B$2]))*2/PI()*([.$B$5]-[.$B$4])+[.$B$4];[.$B$4])" office:value-type="percentage" office:value="0.909310471000967" calcext:value-type="percentage">
            <text:p>90,93%</text:p>
          </table:table-cell>
          <table:table-cell table:formula="of:=[.C52]*[.D52]" office:value-type="float" office:value="46374.8340210493" calcext:value-type="float">
            <text:p>46374,8340210493</text:p>
          </table:table-cell>
          <table:table-cell table:formula="of:=[.C52]-[.E52]" office:value-type="float" office:value="4625.1659789507" calcext:value-type="float">
            <text:p>4625,1659789507</text:p>
          </table:table-cell>
        </table:table-row>
        <table:table-row table:style-name="ro1">
          <table:table-cell table:number-columns-repeated="2"/>
          <table:table-cell office:value-type="float" office:value="52000" calcext:value-type="float">
            <text:p>52000</text:p>
          </table:table-cell>
          <table:table-cell table:formula="of:=MAX(ATAN(([.$C53]-[.$B$2])/([.$B$3]-[.$B$2]))*2/PI()*([.$B$5]-[.$B$4])+[.$B$4];[.$B$4])" office:value-type="percentage" office:value="0.911058568252301" calcext:value-type="percentage">
            <text:p>91,11%</text:p>
          </table:table-cell>
          <table:table-cell table:formula="of:=[.C53]*[.D53]" office:value-type="float" office:value="47375.0455491197" calcext:value-type="float">
            <text:p>47375,0455491197</text:p>
          </table:table-cell>
          <table:table-cell table:formula="of:=[.C53]-[.E53]" office:value-type="float" office:value="4624.95445088032" calcext:value-type="float">
            <text:p>4624,95445088032</text:p>
          </table:table-cell>
        </table:table-row>
        <table:table-row table:style-name="ro1">
          <table:table-cell table:number-columns-repeated="2"/>
          <table:table-cell office:value-type="float" office:value="53000" calcext:value-type="float">
            <text:p>53000</text:p>
          </table:table-cell>
          <table:table-cell table:formula="of:=MAX(ATAN(([.$C54]-[.$B$2])/([.$B$3]-[.$B$2]))*2/PI()*([.$B$5]-[.$B$4])+[.$B$4];[.$B$4])" office:value-type="percentage" office:value="0.912740963311353" calcext:value-type="percentage">
            <text:p>91,27%</text:p>
          </table:table-cell>
          <table:table-cell table:formula="of:=[.C54]*[.D54]" office:value-type="float" office:value="48375.2710555017" calcext:value-type="float">
            <text:p>48375,2710555017</text:p>
          </table:table-cell>
          <table:table-cell table:formula="of:=[.C54]-[.E54]" office:value-type="float" office:value="4624.72894449828" calcext:value-type="float">
            <text:p>4624,72894449828</text:p>
          </table:table-cell>
        </table:table-row>
        <table:table-row table:style-name="ro1">
          <table:table-cell table:number-columns-repeated="2"/>
          <table:table-cell office:value-type="float" office:value="54000" calcext:value-type="float">
            <text:p>54000</text:p>
          </table:table-cell>
          <table:table-cell table:formula="of:=MAX(ATAN(([.$C55]-[.$B$2])/([.$B$3]-[.$B$2]))*2/PI()*([.$B$5]-[.$B$4])+[.$B$4];[.$B$4])" office:value-type="percentage" office:value="0.914361269744834" calcext:value-type="percentage">
            <text:p>91,44%</text:p>
          </table:table-cell>
          <table:table-cell table:formula="of:=[.C55]*[.D55]" office:value-type="float" office:value="49375.508566221" calcext:value-type="float">
            <text:p>49375,508566221</text:p>
          </table:table-cell>
          <table:table-cell table:formula="of:=[.C55]-[.E55]" office:value-type="float" office:value="4624.49143377898" calcext:value-type="float">
            <text:p>4624,49143377898</text:p>
          </table:table-cell>
        </table:table-row>
        <table:table-row table:style-name="ro1">
          <table:table-cell table:number-columns-repeated="2"/>
          <table:table-cell office:value-type="float" office:value="55000" calcext:value-type="float">
            <text:p>55000</text:p>
          </table:table-cell>
          <table:table-cell table:formula="of:=MAX(ATAN(([.$C56]-[.$B$2])/([.$B$3]-[.$B$2]))*2/PI()*([.$B$5]-[.$B$4])+[.$B$4];[.$B$4])" office:value-type="percentage" office:value="0.915922842462966" calcext:value-type="percentage">
            <text:p>91,59%</text:p>
          </table:table-cell>
          <table:table-cell table:formula="of:=[.C56]*[.D56]" office:value-type="float" office:value="50375.7563354631" calcext:value-type="float">
            <text:p>50375,7563354631</text:p>
          </table:table-cell>
          <table:table-cell table:formula="of:=[.C56]-[.E56]" office:value-type="float" office:value="4624.24366453689" calcext:value-type="float">
            <text:p>4624,24366453689</text:p>
          </table:table-cell>
        </table:table-row>
        <table:table-row table:style-name="ro1">
          <table:table-cell table:number-columns-repeated="2"/>
          <table:table-cell office:value-type="float" office:value="56000" calcext:value-type="float">
            <text:p>56000</text:p>
          </table:table-cell>
          <table:table-cell table:formula="of:=MAX(ATAN(([.$C57]-[.$B$2])/([.$B$3]-[.$B$2]))*2/PI()*([.$B$5]-[.$B$4])+[.$B$4];[.$B$4])" office:value-type="percentage" office:value="0.917428800320306" calcext:value-type="percentage">
            <text:p>91,74%</text:p>
          </table:table-cell>
          <table:table-cell table:formula="of:=[.C57]*[.D57]" office:value-type="float" office:value="51376.0128179371" calcext:value-type="float">
            <text:p>51376,0128179371</text:p>
          </table:table-cell>
          <table:table-cell table:formula="of:=[.C57]-[.E57]" office:value-type="float" office:value="4623.98718206288" calcext:value-type="float">
            <text:p>4623,98718206288</text:p>
          </table:table-cell>
        </table:table-row>
        <table:table-row table:style-name="ro1">
          <table:table-cell table:number-columns-repeated="2"/>
          <table:table-cell office:value-type="float" office:value="57000" calcext:value-type="float">
            <text:p>57000</text:p>
          </table:table-cell>
          <table:table-cell table:formula="of:=MAX(ATAN(([.$C58]-[.$B$2])/([.$B$3]-[.$B$2]))*2/PI()*([.$B$5]-[.$B$4])+[.$B$4];[.$B$4])" office:value-type="percentage" office:value="0.918882046401343" calcext:value-type="percentage">
            <text:p>91,89%</text:p>
          </table:table-cell>
          <table:table-cell table:formula="of:=[.C58]*[.D58]" office:value-type="float" office:value="52376.2766448765" calcext:value-type="float">
            <text:p>52376,2766448765</text:p>
          </table:table-cell>
          <table:table-cell table:formula="of:=[.C58]-[.E58]" office:value-type="float" office:value="4623.72335512347" calcext:value-type="float">
            <text:p>4623,72335512347</text:p>
          </table:table-cell>
        </table:table-row>
        <table:table-row table:style-name="ro1">
          <table:table-cell table:number-columns-repeated="2"/>
          <table:table-cell office:value-type="float" office:value="58000" calcext:value-type="float">
            <text:p>58000</text:p>
          </table:table-cell>
          <table:table-cell table:formula="of:=MAX(ATAN(([.$C59]-[.$B$2])/([.$B$3]-[.$B$2]))*2/PI()*([.$B$5]-[.$B$4])+[.$B$4];[.$B$4])" office:value-type="percentage" office:value="0.920285286261308" calcext:value-type="percentage">
            <text:p>92,03%</text:p>
          </table:table-cell>
          <table:table-cell table:formula="of:=[.C59]*[.D59]" office:value-type="float" office:value="53376.5466031559" calcext:value-type="float">
            <text:p>53376,5466031559</text:p>
          </table:table-cell>
          <table:table-cell table:formula="of:=[.C59]-[.E59]" office:value-type="float" office:value="4623.45339684414" calcext:value-type="float">
            <text:p>4623,45339684414</text:p>
          </table:table-cell>
        </table:table-row>
        <table:table-row table:style-name="ro1">
          <table:table-cell table:number-columns-repeated="2"/>
          <table:table-cell office:value-type="float" office:value="59000" calcext:value-type="float">
            <text:p>59000</text:p>
          </table:table-cell>
          <table:table-cell table:formula="of:=MAX(ATAN(([.$C60]-[.$B$2])/([.$B$3]-[.$B$2]))*2/PI()*([.$B$5]-[.$B$4])+[.$B$4];[.$B$4])" office:value-type="percentage" office:value="0.92164104435732" calcext:value-type="percentage">
            <text:p>92,16%</text:p>
          </table:table-cell>
          <table:table-cell table:formula="of:=[.C60]*[.D60]" office:value-type="float" office:value="54376.8216170819" calcext:value-type="float">
            <text:p>54376,8216170819</text:p>
          </table:table-cell>
          <table:table-cell table:formula="of:=[.C60]-[.E60]" office:value-type="float" office:value="4623.17838291812" calcext:value-type="float">
            <text:p>4623,17838291812</text:p>
          </table:table-cell>
        </table:table-row>
        <table:table-row table:style-name="ro1">
          <table:table-cell table:number-columns-repeated="2"/>
          <table:table-cell office:value-type="float" office:value="60000" calcext:value-type="float">
            <text:p>60000</text:p>
          </table:table-cell>
          <table:table-cell table:formula="of:=MAX(ATAN(([.$C61]-[.$B$2])/([.$B$3]-[.$B$2]))*2/PI()*([.$B$5]-[.$B$4])+[.$B$4];[.$B$4])" office:value-type="percentage" office:value="0.922951678874783" calcext:value-type="percentage">
            <text:p>92,30%</text:p>
          </table:table-cell>
          <table:table-cell table:formula="of:=[.C61]*[.D61]" office:value-type="float" office:value="55377.100732487" calcext:value-type="float">
            <text:p>55377,100732487</text:p>
          </table:table-cell>
          <table:table-cell table:formula="of:=[.C61]-[.E61]" office:value-type="float" office:value="4622.89926751304" calcext:value-type="float">
            <text:p>4622,89926751304</text:p>
          </table:table-cell>
        </table:table-row>
      </table:table>
      <table:named-expressions>
        <table:named-range table:name="MinRate" table:base-cell-address="$Arctan.$B$3" table:cell-range-address="$Arctan.$B$4"/>
        <table:named-range table:name="TaxMin" table:base-cell-address="$Arctan.$B$2" table:cell-range-address="$Arctan.$B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.00.0000</text:date>, <text:time style:data-style-name="N2" text:time-value="21:14:45.6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30T20:01:42.748000000</meta:creation-date>
    <dc:date>2022-05-01T00:51:32.412000000</dc:date>
    <meta:editing-duration>PT1H14M58S</meta:editing-duration>
    <meta:editing-cycles>14</meta:editing-cycles>
    <meta:generator>LibreOffice/6.3.2.2$Windows_X86_64 LibreOffice_project/98b30e735bda24bc04ab42594c85f7fd8be07b9c</meta:generator>
    <meta:document-statistic meta:table-count="4" meta:cell-count="1505" meta:object-count="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161cm" svg:height="9.083cm" xlink:href=".." xlink:type="simple" chart:class="chart:line" chart:style-name="ch1">
        <chart:legend chart:legend-position="end" svg:x="13.388cm" svg:y="4.242cm" style:legend-expansion="high" chart:style-name="ch2"/>
        <chart:plot-area chart:style-name="ch3" table:cell-range-address="'Brackets (4)'.G1:'Brackets (4)'.H61" chart:data-source-has-labels="both" svg:x="0.323cm" svg:y="0.181cm" svg:width="12.742cm" svg:height="8.721cm">
          <chartooo:coordinate-region svg:x="1.738cm" svg:y="0.181cm" svg:width="11.327cm" svg:height="7.206cm"/>
          <chart:axis chart:dimension="x" chart:name="primary-x" chart:style-name="ch4" chartooo:axis-type="auto">
            <chartooo:date-scale/>
            <chart:categories table:cell-range-address="'Brackets (4)'.G2:'Brackets (4)'.G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Brackets (4)'.H2:'Brackets (4)'.H61" chart:label-cell-address="'Brackets (4)'.H1:'Brackets (4)'.H1" chart:class="chart:line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Rate</text:p>
                <draw:g>
                  <svg:desc>'Brackets (4)'.H1:'Brackets (4)'.H1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'Brackets (4)'.G2:'Brackets (4)'.G61</svg:desc>
                </draw:g>
              </table:table-cell>
              <table:table-cell office:value-type="float" office:value="0">
                <text:p>0</text:p>
                <draw:g>
                  <svg:desc>'Brackets (4)'.H2:'Brackets (4)'.H61</svg:desc>
                </draw:g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01875">
                <text:p>0.01875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0.0352941176470588">
                <text:p>0.0352941176470588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0.0631578947368421">
                <text:p>0.063157894736842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0.0857142857142857">
                <text:p>0.085714285714285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954545454545455">
                <text:p>0.0954545454545455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0.104347826086957">
                <text:p>0.104347826086957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0.1125">
                <text:p>0.112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0.138461538461538">
                <text:p>0.138461538461538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0.155555555555556">
                <text:p>0.155555555555556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0.171428571428571">
                <text:p>0.171428571428571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0.186206896551724">
                <text:p>0.186206896551724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62000">
                <text:p>62000</text:p>
              </table:table-cell>
              <table:table-cell office:value-type="float" office:value="0.212903225806452">
                <text:p>0.212903225806452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float" office:value="66000">
                <text:p>66000</text:p>
              </table:table-cell>
              <table:table-cell office:value-type="float" office:value="0.236363636363636">
                <text:p>0.236363636363636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0.247058823529412">
                <text:p>0.247058823529412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257142857142857">
                <text:p>0.257142857142857</text:p>
              </table:table-cell>
            </table:table-row>
            <table:table-row>
              <table:table-cell office:value-type="float" office:value="72000">
                <text:p>72000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float" office:value="74000">
                <text:p>74000</text:p>
              </table:table-cell>
              <table:table-cell office:value-type="float" office:value="0.275675675675676">
                <text:p>0.275675675675676</text:p>
              </table:table-cell>
            </table:table-row>
            <table:table-row>
              <table:table-cell office:value-type="float" office:value="76000">
                <text:p>76000</text:p>
              </table:table-cell>
              <table:table-cell office:value-type="float" office:value="0.28421052631579">
                <text:p>0.28421052631579</text:p>
              </table:table-cell>
            </table:table-row>
            <table:table-row>
              <table:table-cell office:value-type="float" office:value="78000">
                <text:p>78000</text:p>
              </table:table-cell>
              <table:table-cell office:value-type="float" office:value="0.292307692307692">
                <text:p>0.292307692307692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82000">
                <text:p>82000</text:p>
              </table:table-cell>
              <table:table-cell office:value-type="float" office:value="0.307317073170732">
                <text:p>0.307317073170732</text:p>
              </table:table-cell>
            </table:table-row>
            <table:table-row>
              <table:table-cell office:value-type="float" office:value="84000">
                <text:p>84000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86000">
                <text:p>86000</text:p>
              </table:table-cell>
              <table:table-cell office:value-type="float" office:value="0.32093023255814">
                <text:p>0.32093023255814</text:p>
              </table:table-cell>
            </table:table-row>
            <table:table-row>
              <table:table-cell office:value-type="float" office:value="88000">
                <text:p>88000</text:p>
              </table:table-cell>
              <table:table-cell office:value-type="float" office:value="0.327272727272727">
                <text:p>0.327272727272727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92000">
                <text:p>92000</text:p>
              </table:table-cell>
              <table:table-cell office:value-type="float" office:value="0.339130434782609">
                <text:p>0.339130434782609</text:p>
              </table:table-cell>
            </table:table-row>
            <table:table-row>
              <table:table-cell office:value-type="float" office:value="94000">
                <text:p>94000</text:p>
              </table:table-cell>
              <table:table-cell office:value-type="float" office:value="0.34468085106383">
                <text:p>0.34468085106383</text:p>
              </table:table-cell>
            </table:table-row>
            <table:table-row>
              <table:table-cell office:value-type="float" office:value="96000">
                <text:p>9600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98000">
                <text:p>98000</text:p>
              </table:table-cell>
              <table:table-cell office:value-type="float" office:value="0.355102040816327">
                <text:p>0.35510204081632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102000">
                <text:p>102000</text:p>
              </table:table-cell>
              <table:table-cell office:value-type="float" office:value="0.37156862745098">
                <text:p>0.37156862745098</text:p>
              </table:table-cell>
            </table:table-row>
            <table:table-row>
              <table:table-cell office:value-type="float" office:value="104000">
                <text:p>104000</text:p>
              </table:table-cell>
              <table:table-cell office:value-type="float" office:value="0.382692307692308">
                <text:p>0.382692307692308</text:p>
              </table:table-cell>
            </table:table-row>
            <table:table-row>
              <table:table-cell office:value-type="float" office:value="106000">
                <text:p>106000</text:p>
              </table:table-cell>
              <table:table-cell office:value-type="float" office:value="0.393396226415094">
                <text:p>0.393396226415094</text:p>
              </table:table-cell>
            </table:table-row>
            <table:table-row>
              <table:table-cell office:value-type="float" office:value="108000">
                <text:p>108000</text:p>
              </table:table-cell>
              <table:table-cell office:value-type="float" office:value="0.403703703703704">
                <text:p>0.403703703703704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0.413636363636364">
                <text:p>0.413636363636364</text:p>
              </table:table-cell>
            </table:table-row>
            <table:table-row>
              <table:table-cell office:value-type="float" office:value="112000">
                <text:p>112000</text:p>
              </table:table-cell>
              <table:table-cell office:value-type="float" office:value="0.423214285714286">
                <text:p>0.423214285714286</text:p>
              </table:table-cell>
            </table:table-row>
            <table:table-row>
              <table:table-cell office:value-type="float" office:value="114000">
                <text:p>114000</text:p>
              </table:table-cell>
              <table:table-cell office:value-type="float" office:value="0.432456140350877">
                <text:p>0.432456140350877</text:p>
              </table:table-cell>
            </table:table-row>
            <table:table-row>
              <table:table-cell office:value-type="float" office:value="116000">
                <text:p>116000</text:p>
              </table:table-cell>
              <table:table-cell office:value-type="float" office:value="0.441379310344828">
                <text:p>0.441379310344828</text:p>
              </table:table-cell>
            </table:table-row>
            <table:table-row>
              <table:table-cell office:value-type="float" office:value="118000">
                <text:p>11800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0.458333333333333">
                <text:p>0.458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2cm" svg:height="9.005cm" xlink:href=".." xlink:type="simple" chart:class="chart:line" chart:style-name="ch1">
        <chart:legend chart:legend-position="end" svg:x="13.249cm" svg:y="4.203cm" style:legend-expansion="high" chart:style-name="ch2"/>
        <chart:plot-area chart:style-name="ch3" table:cell-range-address="'Brackets (3)'.G1:'Brackets (3)'.H61" chart:data-source-has-labels="both" svg:x="0.32cm" svg:y="0.18cm" svg:width="12.609cm" svg:height="8.645cm">
          <chartooo:coordinate-region svg:x="1.735cm" svg:y="0.18cm" svg:width="11.194cm" svg:height="7.26cm"/>
          <chart:axis chart:dimension="x" chart:name="primary-x" chart:style-name="ch4" chartooo:axis-type="auto">
            <chartooo:date-scale/>
            <chart:categories table:cell-range-address="'Brackets (3)'.G2:'Brackets (3)'.G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Brackets (3)'.H2:'Brackets (3)'.H61" chart:label-cell-address="'Brackets (3)'.H1:'Brackets (3)'.H1" chart:class="chart:line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Rate</text:p>
                <draw:g>
                  <svg:desc>'Brackets (3)'.H1:'Brackets (3)'.H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Brackets (3)'.G2:'Brackets (3)'.G61</svg:desc>
                </draw:g>
              </table:table-cell>
              <table:table-cell office:value-type="float" office:value="0">
                <text:p>0</text:p>
                <draw:g>
                  <svg:desc>'Brackets (3)'.H2:'Brackets (3)'.H6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428571428571429">
                <text:p>0.042857142857142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5625">
                <text:p>0.0562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0954545454545455">
                <text:p>0.095454545454545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1125">
                <text:p>0.112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126923076923077">
                <text:p>0.126923076923077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139285714285714">
                <text:p>0.13928571428571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159375">
                <text:p>0.159375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0.167647058823529">
                <text:p>0.167647058823529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0.181578947368421">
                <text:p>0.18157894736842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0.192857142857143">
                <text:p>0.192857142857143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.197727272727273">
                <text:p>0.197727272727273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0.202173913043478">
                <text:p>0.202173913043478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20625">
                <text:p>0.20625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.213461538461538">
                <text:p>0.213461538461538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.216666666666667">
                <text:p>0.216666666666667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.219642857142857">
                <text:p>0.219642857142857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0.222413793103448">
                <text:p>0.222413793103448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0.22741935483871">
                <text:p>0.22741935483871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2296875">
                <text:p>0.2296875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0.231818181818182">
                <text:p>0.231818181818182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0.233823529411765">
                <text:p>0.233823529411765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235714285714286">
                <text:p>0.235714285714286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0.2375">
                <text:p>0.2375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0.239189189189189">
                <text:p>0.239189189189189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0.240789473684211">
                <text:p>0.240789473684211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0.242307692307692">
                <text:p>0.242307692307692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24375">
                <text:p>0.24375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0.245121951219512">
                <text:p>0.245121951219512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0.246428571428571">
                <text:p>0.246428571428571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0.247674418604651">
                <text:p>0.2476744186046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248863636363636">
                <text:p>0.248863636363636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0.251086956521739">
                <text:p>0.251086956521739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0.252127659574468">
                <text:p>0.252127659574468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0.253125">
                <text:p>0.253125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0.254081632653061">
                <text:p>0.25408163265306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0.255882352941176">
                <text:p>0.255882352941176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0.256730769230769">
                <text:p>0.256730769230769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0.257547169811321">
                <text:p>0.257547169811321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0.258333333333333">
                <text:p>0.258333333333333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0.259090909090909">
                <text:p>0.259090909090909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0.259821428571429">
                <text:p>0.259821428571429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0.260526315789474">
                <text:p>0.260526315789474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0.261206896551724">
                <text:p>0.261206896551724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0.261864406779661">
                <text:p>0.261864406779661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2625">
                <text:p>0.2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6cm" xlink:href=".." xlink:type="simple" chart:class="chart:line" chart:column-mapping="1 0" chart:style-name="ch1">
        <chart:legend chart:legend-position="end" svg:x="12.906cm" svg:y="3.955cm" style:legend-expansion="high" chart:style-name="ch2"/>
        <chart:plot-area chart:style-name="ch3" table:cell-range-address="'Brackets (4)'.G1:'Brackets (4)'.G61 'Brackets (4)'.O1:'Brackets (4)'.O61 'Brackets (4)'.I1:'Brackets (4)'.I61" chart:data-source-has-labels="both" svg:x="0.32cm" svg:y="0.18cm" svg:width="12.266cm" svg:height="8.646cm">
          <chartooo:coordinate-region svg:x="1.497cm" svg:y="0.18cm" svg:width="11.089cm" svg:height="7.131cm"/>
          <chart:axis chart:dimension="x" chart:name="primary-x" chart:style-name="ch4" chartooo:axis-type="auto">
            <chartooo:date-scale/>
            <chart:categories table:cell-range-address="'Brackets (4)'.G2:'Brackets (4)'.G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Brackets (4)'.O2:'Brackets (4)'.O61" chart:label-cell-address="'Brackets (4)'.O1:'Brackets (4)'.O1" chart:class="chart:line">
            <chart:data-point chart:repeated="60"/>
          </chart:series>
          <chart:series chart:style-name="ch8" chart:values-cell-range-address="'Brackets (4)'.I2:'Brackets (4)'.I61" chart:label-cell-address="'Brackets (4)'.I1:'Brackets (4)'.I1" chart:class="chart:line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 Income</text:p>
                <draw:g>
                  <svg:desc>'Brackets (4)'.O1:'Brackets (4)'.O1</svg:desc>
                </draw:g>
              </table:table-cell>
              <table:table-cell office:value-type="string">
                <text:p>Tax Total</text:p>
                <draw:g>
                  <svg:desc>'Brackets (4)'.I1:'Brackets (4)'.I1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'Brackets (4)'.G2:'Brackets (4)'.G61</svg:desc>
                </draw:g>
              </table:table-cell>
              <table:table-cell office:value-type="float" office:value="2000">
                <text:p>2000</text:p>
                <draw:g>
                  <svg:desc>'Brackets (4)'.O2:'Brackets (4)'.O61</svg:desc>
                </draw:g>
              </table:table-cell>
              <table:table-cell office:value-type="float" office:value="0">
                <text:p>0</text:p>
                <draw:g>
                  <svg:desc>'Brackets (4)'.I2:'Brackets (4)'.I61</svg:desc>
                </draw:g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2000">
                <text:p>1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4000">
                <text:p>1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6000">
                <text:p>16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18000">
                <text:p>1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22000">
                <text:p>2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24000">
                <text:p>2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26000">
                <text:p>26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28000">
                <text:p>2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31400">
                <text:p>314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32800">
                <text:p>328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34200">
                <text:p>3420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35600">
                <text:p>3560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37000">
                <text:p>37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38400">
                <text:p>3840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9800">
                <text:p>39800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41200">
                <text:p>41200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42600">
                <text:p>42600</text:p>
              </table:table-cell>
              <table:table-cell office:value-type="float" office:value="5400">
                <text:p>540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44000">
                <text:p>4400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44800">
                <text:p>44800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45600">
                <text:p>45600</text:p>
              </table:table-cell>
              <table:table-cell office:value-type="float" office:value="8400">
                <text:p>8400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46400">
                <text:p>46400</text:p>
              </table:table-cell>
              <table:table-cell office:value-type="float" office:value="9600">
                <text:p>9600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47200">
                <text:p>47200</text:p>
              </table:table-cell>
              <table:table-cell office:value-type="float" office:value="10800">
                <text:p>10800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48000">
                <text:p>48000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float" office:value="62000">
                <text:p>62000</text:p>
              </table:table-cell>
              <table:table-cell office:value-type="float" office:value="48800">
                <text:p>48800</text:p>
              </table:table-cell>
              <table:table-cell office:value-type="float" office:value="13200">
                <text:p>13200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49600">
                <text:p>49600</text:p>
              </table:table-cell>
              <table:table-cell office:value-type="float" office:value="14400">
                <text:p>14400</text:p>
              </table:table-cell>
            </table:table-row>
            <table:table-row>
              <table:table-cell office:value-type="float" office:value="66000">
                <text:p>66000</text:p>
              </table:table-cell>
              <table:table-cell office:value-type="float" office:value="50400">
                <text:p>50400</text:p>
              </table:table-cell>
              <table:table-cell office:value-type="float" office:value="15600">
                <text:p>15600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51200">
                <text:p>51200</text:p>
              </table:table-cell>
              <table:table-cell office:value-type="float" office:value="16800">
                <text:p>16800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52000">
                <text:p>52000</text:p>
              </table:table-cell>
              <table:table-cell office:value-type="float" office:value="18000">
                <text:p>18000</text:p>
              </table:table-cell>
            </table:table-row>
            <table:table-row>
              <table:table-cell office:value-type="float" office:value="72000">
                <text:p>72000</text:p>
              </table:table-cell>
              <table:table-cell office:value-type="float" office:value="52800">
                <text:p>52800</text:p>
              </table:table-cell>
              <table:table-cell office:value-type="float" office:value="19200">
                <text:p>19200</text:p>
              </table:table-cell>
            </table:table-row>
            <table:table-row>
              <table:table-cell office:value-type="float" office:value="74000">
                <text:p>74000</text:p>
              </table:table-cell>
              <table:table-cell office:value-type="float" office:value="53600">
                <text:p>53600</text:p>
              </table:table-cell>
              <table:table-cell office:value-type="float" office:value="20400">
                <text:p>20400</text:p>
              </table:table-cell>
            </table:table-row>
            <table:table-row>
              <table:table-cell office:value-type="float" office:value="76000">
                <text:p>76000</text:p>
              </table:table-cell>
              <table:table-cell office:value-type="float" office:value="54400">
                <text:p>54400</text:p>
              </table:table-cell>
              <table:table-cell office:value-type="float" office:value="21600">
                <text:p>21600</text:p>
              </table:table-cell>
            </table:table-row>
            <table:table-row>
              <table:table-cell office:value-type="float" office:value="78000">
                <text:p>78000</text:p>
              </table:table-cell>
              <table:table-cell office:value-type="float" office:value="55200">
                <text:p>55200</text:p>
              </table:table-cell>
              <table:table-cell office:value-type="float" office:value="22800">
                <text:p>22800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56000">
                <text:p>56000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float" office:value="82000">
                <text:p>82000</text:p>
              </table:table-cell>
              <table:table-cell office:value-type="float" office:value="56800">
                <text:p>56800</text:p>
              </table:table-cell>
              <table:table-cell office:value-type="float" office:value="25200">
                <text:p>25200</text:p>
              </table:table-cell>
            </table:table-row>
            <table:table-row>
              <table:table-cell office:value-type="float" office:value="84000">
                <text:p>84000</text:p>
              </table:table-cell>
              <table:table-cell office:value-type="float" office:value="57600">
                <text:p>57600</text:p>
              </table:table-cell>
              <table:table-cell office:value-type="float" office:value="26400">
                <text:p>26400</text:p>
              </table:table-cell>
            </table:table-row>
            <table:table-row>
              <table:table-cell office:value-type="float" office:value="86000">
                <text:p>86000</text:p>
              </table:table-cell>
              <table:table-cell office:value-type="float" office:value="58400">
                <text:p>58400</text:p>
              </table:table-cell>
              <table:table-cell office:value-type="float" office:value="27600">
                <text:p>27600</text:p>
              </table:table-cell>
            </table:table-row>
            <table:table-row>
              <table:table-cell office:value-type="float" office:value="88000">
                <text:p>88000</text:p>
              </table:table-cell>
              <table:table-cell office:value-type="float" office:value="59200">
                <text:p>59200</text:p>
              </table:table-cell>
              <table:table-cell office:value-type="float" office:value="28800">
                <text:p>28800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60000">
                <text:p>60000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float" office:value="92000">
                <text:p>92000</text:p>
              </table:table-cell>
              <table:table-cell office:value-type="float" office:value="60800">
                <text:p>60800</text:p>
              </table:table-cell>
              <table:table-cell office:value-type="float" office:value="31200">
                <text:p>31200</text:p>
              </table:table-cell>
            </table:table-row>
            <table:table-row>
              <table:table-cell office:value-type="float" office:value="94000">
                <text:p>94000</text:p>
              </table:table-cell>
              <table:table-cell office:value-type="float" office:value="61600">
                <text:p>61600</text:p>
              </table:table-cell>
              <table:table-cell office:value-type="float" office:value="32400">
                <text:p>32400</text:p>
              </table:table-cell>
            </table:table-row>
            <table:table-row>
              <table:table-cell office:value-type="float" office:value="96000">
                <text:p>96000</text:p>
              </table:table-cell>
              <table:table-cell office:value-type="float" office:value="62400">
                <text:p>62400</text:p>
              </table:table-cell>
              <table:table-cell office:value-type="float" office:value="33600">
                <text:p>33600</text:p>
              </table:table-cell>
            </table:table-row>
            <table:table-row>
              <table:table-cell office:value-type="float" office:value="98000">
                <text:p>98000</text:p>
              </table:table-cell>
              <table:table-cell office:value-type="float" office:value="63200">
                <text:p>63200</text:p>
              </table:table-cell>
              <table:table-cell office:value-type="float" office:value="34800">
                <text:p>3480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64000">
                <text:p>64000</text:p>
              </table:table-cell>
              <table:table-cell office:value-type="float" office:value="36000">
                <text:p>36000</text:p>
              </table:table-cell>
            </table:table-row>
            <table:table-row>
              <table:table-cell office:value-type="float" office:value="102000">
                <text:p>102000</text:p>
              </table:table-cell>
              <table:table-cell office:value-type="float" office:value="64100">
                <text:p>64100</text:p>
              </table:table-cell>
              <table:table-cell office:value-type="float" office:value="37900">
                <text:p>37900</text:p>
              </table:table-cell>
            </table:table-row>
            <table:table-row>
              <table:table-cell office:value-type="float" office:value="104000">
                <text:p>104000</text:p>
              </table:table-cell>
              <table:table-cell office:value-type="float" office:value="64200">
                <text:p>64200</text:p>
              </table:table-cell>
              <table:table-cell office:value-type="float" office:value="39800">
                <text:p>39800</text:p>
              </table:table-cell>
            </table:table-row>
            <table:table-row>
              <table:table-cell office:value-type="float" office:value="106000">
                <text:p>106000</text:p>
              </table:table-cell>
              <table:table-cell office:value-type="float" office:value="64300">
                <text:p>64300</text:p>
              </table:table-cell>
              <table:table-cell office:value-type="float" office:value="41700">
                <text:p>41700</text:p>
              </table:table-cell>
            </table:table-row>
            <table:table-row>
              <table:table-cell office:value-type="float" office:value="108000">
                <text:p>108000</text:p>
              </table:table-cell>
              <table:table-cell office:value-type="float" office:value="64400">
                <text:p>64400</text:p>
              </table:table-cell>
              <table:table-cell office:value-type="float" office:value="43600">
                <text:p>43600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64500">
                <text:p>64500</text:p>
              </table:table-cell>
              <table:table-cell office:value-type="float" office:value="45500">
                <text:p>45500</text:p>
              </table:table-cell>
            </table:table-row>
            <table:table-row>
              <table:table-cell office:value-type="float" office:value="112000">
                <text:p>112000</text:p>
              </table:table-cell>
              <table:table-cell office:value-type="float" office:value="64600">
                <text:p>64600</text:p>
              </table:table-cell>
              <table:table-cell office:value-type="float" office:value="47400">
                <text:p>47400</text:p>
              </table:table-cell>
            </table:table-row>
            <table:table-row>
              <table:table-cell office:value-type="float" office:value="114000">
                <text:p>114000</text:p>
              </table:table-cell>
              <table:table-cell office:value-type="float" office:value="64700">
                <text:p>64700</text:p>
              </table:table-cell>
              <table:table-cell office:value-type="float" office:value="49300">
                <text:p>49300</text:p>
              </table:table-cell>
            </table:table-row>
            <table:table-row>
              <table:table-cell office:value-type="float" office:value="116000">
                <text:p>116000</text:p>
              </table:table-cell>
              <table:table-cell office:value-type="float" office:value="64800">
                <text:p>64800</text:p>
              </table:table-cell>
              <table:table-cell office:value-type="float" office:value="51200">
                <text:p>51200</text:p>
              </table:table-cell>
            </table:table-row>
            <table:table-row>
              <table:table-cell office:value-type="float" office:value="118000">
                <text:p>118000</text:p>
              </table:table-cell>
              <table:table-cell office:value-type="float" office:value="64900">
                <text:p>64900</text:p>
              </table:table-cell>
              <table:table-cell office:value-type="float" office:value="53100">
                <text:p>53100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65000">
                <text:p>65000</text:p>
              </table:table-cell>
              <table:table-cell office:value-type="float" office:value="55000">
                <text:p>55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161cm" svg:height="9.083cm" xlink:href=".." xlink:type="simple" chart:class="chart:line" chart:style-name="ch1">
        <chart:legend chart:legend-position="end" svg:x="14.103cm" svg:y="4.242cm" style:legend-expansion="high" chart:style-name="ch2"/>
        <chart:plot-area chart:style-name="ch3" table:cell-range-address="'Linear fn'.C1:'Linear fn'.D61" chart:data-source-has-labels="both" svg:x="0.323cm" svg:y="0.181cm" svg:width="13.457cm" svg:height="8.721cm">
          <chartooo:coordinate-region svg:x="1.738cm" svg:y="0.181cm" svg:width="12.042cm" svg:height="7.337cm"/>
          <chart:axis chart:dimension="x" chart:name="primary-x" chart:style-name="ch4" chartooo:axis-type="auto">
            <chartooo:date-scale/>
            <chart:categories table:cell-range-address="'Linear fn'.C2:'Linear fn'.C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inear fn'.D2:'Linear fn'.D61" chart:label-cell-address="'Linear fn'.D1:'Linear fn'.D1" chart:class="chart:line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e</text:p>
                <draw:g>
                  <svg:desc>'Linear fn'.D1:'Linear fn'.D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Linear fn'.C2:'Linear fn'.C61</svg:desc>
                </draw:g>
              </table:table-cell>
              <table:table-cell office:value-type="float" office:value="0">
                <text:p>0</text:p>
                <draw:g>
                  <svg:desc>'Linear fn'.D2:'Linear fn'.D6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6cm" xlink:href=".." xlink:type="simple" chart:class="chart:line" chart:style-name="ch1">
        <chart:legend chart:legend-position="end" svg:x="12.906cm" svg:y="3.955cm" style:legend-expansion="high" chart:style-name="ch2"/>
        <chart:plot-area chart:style-name="ch3" table:cell-range-address="'Linear fn'.C2:'Linear fn'.C61 'Linear fn'.E1:'Linear fn'.F61" chart:data-source-has-labels="both" svg:x="0.32cm" svg:y="0.18cm" svg:width="12.266cm" svg:height="8.646cm">
          <chartooo:coordinate-region svg:x="1.497cm" svg:y="0.18cm" svg:width="11.089cm" svg:height="7.262cm"/>
          <chart:axis chart:dimension="x" chart:name="primary-x" chart:style-name="ch4" chartooo:axis-type="auto">
            <chartooo:date-scale/>
            <chart:categories table:cell-range-address="'Linear fn'.C2:'Linear fn'.C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inear fn'.E2:'Linear fn'.E61" chart:label-cell-address="'Linear fn'.E1:'Linear fn'.E1" chart:class="chart:line">
            <chart:data-point chart:repeated="60"/>
          </chart:series>
          <chart:series chart:style-name="ch8" chart:values-cell-range-address="'Linear fn'.F2:'Linear fn'.F61" chart:label-cell-address="'Linear fn'.F1:'Linear fn'.F1" chart:class="chart:line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x Total</text:p>
                <draw:g>
                  <svg:desc>'Linear fn'.E1:'Linear fn'.E1</svg:desc>
                </draw:g>
              </table:table-cell>
              <table:table-cell office:value-type="string">
                <text:p>Net Income</text:p>
                <draw:g>
                  <svg:desc>'Linear fn'.F1:'Linear fn'.F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Linear fn'.C2:'Linear fn'.C61</svg:desc>
                </draw:g>
              </table:table-cell>
              <table:table-cell office:value-type="float" office:value="0">
                <text:p>0</text:p>
                <draw:g>
                  <svg:desc>'Linear fn'.E2:'Linear fn'.E61</svg:desc>
                </draw:g>
              </table:table-cell>
              <table:table-cell office:value-type="float" office:value="1000">
                <text:p>1000</text:p>
                <draw:g>
                  <svg:desc>'Linear fn'.F2:'Linear fn'.F6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">
                <text:p>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220">
                <text:p>220</text:p>
              </table:table-cell>
              <table:table-cell office:value-type="float" office:value="10780">
                <text:p>10780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480">
                <text:p>480</text:p>
              </table:table-cell>
              <table:table-cell office:value-type="float" office:value="11520">
                <text:p>11520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780">
                <text:p>780</text:p>
              </table:table-cell>
              <table:table-cell office:value-type="float" office:value="12220">
                <text:p>12220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120">
                <text:p>1120</text:p>
              </table:table-cell>
              <table:table-cell office:value-type="float" office:value="12880">
                <text:p>12880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500">
                <text:p>1500</text:p>
              </table:table-cell>
              <table:table-cell office:value-type="float" office:value="13500">
                <text:p>13500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920">
                <text:p>1920</text:p>
              </table:table-cell>
              <table:table-cell office:value-type="float" office:value="14080">
                <text:p>14080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2380">
                <text:p>2380</text:p>
              </table:table-cell>
              <table:table-cell office:value-type="float" office:value="14620">
                <text:p>14620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2880">
                <text:p>2880</text:p>
              </table:table-cell>
              <table:table-cell office:value-type="float" office:value="15120">
                <text:p>15120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3420">
                <text:p>3420</text:p>
              </table:table-cell>
              <table:table-cell office:value-type="float" office:value="15580">
                <text:p>15580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4000">
                <text:p>4000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4620">
                <text:p>4620</text:p>
              </table:table-cell>
              <table:table-cell office:value-type="float" office:value="16380">
                <text:p>16380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5280">
                <text:p>5280</text:p>
              </table:table-cell>
              <table:table-cell office:value-type="float" office:value="16720">
                <text:p>16720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5980">
                <text:p>5980</text:p>
              </table:table-cell>
              <table:table-cell office:value-type="float" office:value="17020">
                <text:p>17020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6720">
                <text:p>6720</text:p>
              </table:table-cell>
              <table:table-cell office:value-type="float" office:value="17280">
                <text:p>17280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7500">
                <text:p>7500</text:p>
              </table:table-cell>
              <table:table-cell office:value-type="float" office:value="17500">
                <text:p>17500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8320">
                <text:p>8320</text:p>
              </table:table-cell>
              <table:table-cell office:value-type="float" office:value="17680">
                <text:p>17680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9180">
                <text:p>9180</text:p>
              </table:table-cell>
              <table:table-cell office:value-type="float" office:value="17820">
                <text:p>17820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10080">
                <text:p>10080</text:p>
              </table:table-cell>
              <table:table-cell office:value-type="float" office:value="17920">
                <text:p>17920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11020">
                <text:p>11020</text:p>
              </table:table-cell>
              <table:table-cell office:value-type="float" office:value="17980">
                <text:p>1798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2000">
                <text:p>12000</text:p>
              </table:table-cell>
              <table:table-cell office:value-type="float" office:value="18000">
                <text:p>18000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12400">
                <text:p>12400</text:p>
              </table:table-cell>
              <table:table-cell office:value-type="float" office:value="18600">
                <text:p>18600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12800">
                <text:p>12800</text:p>
              </table:table-cell>
              <table:table-cell office:value-type="float" office:value="19200">
                <text:p>19200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13200">
                <text:p>13200</text:p>
              </table:table-cell>
              <table:table-cell office:value-type="float" office:value="19800">
                <text:p>19800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13600">
                <text:p>13600</text:p>
              </table:table-cell>
              <table:table-cell office:value-type="float" office:value="20400">
                <text:p>20400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14000">
                <text:p>14000</text:p>
              </table:table-cell>
              <table:table-cell office:value-type="float" office:value="21000">
                <text:p>21000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14400">
                <text:p>14400</text:p>
              </table:table-cell>
              <table:table-cell office:value-type="float" office:value="21600">
                <text:p>21600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14800">
                <text:p>14800</text:p>
              </table:table-cell>
              <table:table-cell office:value-type="float" office:value="22200">
                <text:p>22200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15200">
                <text:p>15200</text:p>
              </table:table-cell>
              <table:table-cell office:value-type="float" office:value="22800">
                <text:p>22800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15600">
                <text:p>15600</text:p>
              </table:table-cell>
              <table:table-cell office:value-type="float" office:value="23400">
                <text:p>23400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6000">
                <text:p>16000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6400">
                <text:p>16400</text:p>
              </table:table-cell>
              <table:table-cell office:value-type="float" office:value="24600">
                <text:p>24600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16800">
                <text:p>16800</text:p>
              </table:table-cell>
              <table:table-cell office:value-type="float" office:value="25200">
                <text:p>25200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7200">
                <text:p>17200</text:p>
              </table:table-cell>
              <table:table-cell office:value-type="float" office:value="25800">
                <text:p>25800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7600">
                <text:p>17600</text:p>
              </table:table-cell>
              <table:table-cell office:value-type="float" office:value="26400">
                <text:p>26400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18000">
                <text:p>18000</text:p>
              </table:table-cell>
              <table:table-cell office:value-type="float" office:value="27000">
                <text:p>27000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18400">
                <text:p>18400</text:p>
              </table:table-cell>
              <table:table-cell office:value-type="float" office:value="27600">
                <text:p>27600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18800">
                <text:p>18800</text:p>
              </table:table-cell>
              <table:table-cell office:value-type="float" office:value="28200">
                <text:p>28200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19200">
                <text:p>19200</text:p>
              </table:table-cell>
              <table:table-cell office:value-type="float" office:value="28800">
                <text:p>28800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19600">
                <text:p>19600</text:p>
              </table:table-cell>
              <table:table-cell office:value-type="float" office:value="29400">
                <text:p>2940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0000">
                <text:p>20000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20400">
                <text:p>20400</text:p>
              </table:table-cell>
              <table:table-cell office:value-type="float" office:value="30600">
                <text:p>30600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20800">
                <text:p>20800</text:p>
              </table:table-cell>
              <table:table-cell office:value-type="float" office:value="31200">
                <text:p>31200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21200">
                <text:p>21200</text:p>
              </table:table-cell>
              <table:table-cell office:value-type="float" office:value="31800">
                <text:p>31800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21600">
                <text:p>21600</text:p>
              </table:table-cell>
              <table:table-cell office:value-type="float" office:value="32400">
                <text:p>32400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22000">
                <text:p>22000</text:p>
              </table:table-cell>
              <table:table-cell office:value-type="float" office:value="33000">
                <text:p>33000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22400">
                <text:p>22400</text:p>
              </table:table-cell>
              <table:table-cell office:value-type="float" office:value="33600">
                <text:p>33600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22800">
                <text:p>22800</text:p>
              </table:table-cell>
              <table:table-cell office:value-type="float" office:value="34200">
                <text:p>34200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23200">
                <text:p>23200</text:p>
              </table:table-cell>
              <table:table-cell office:value-type="float" office:value="34800">
                <text:p>34800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23600">
                <text:p>23600</text:p>
              </table:table-cell>
              <table:table-cell office:value-type="float" office:value="35400">
                <text:p>35400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4000">
                <text:p>24000</text:p>
              </table:table-cell>
              <table:table-cell office:value-type="float" office:value="36000">
                <text:p>360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161cm" svg:height="9.083cm" xlink:href=".." xlink:type="simple" chart:class="chart:line" chart:style-name="ch1">
        <chart:legend chart:legend-position="end" svg:x="14.103cm" svg:y="4.242cm" style:legend-expansion="high" chart:style-name="ch2"/>
        <chart:plot-area chart:style-name="ch3" table:cell-range-address="Arctan.C1:Arctan.D61" chart:data-source-has-labels="both" svg:x="0.323cm" svg:y="0.181cm" svg:width="13.457cm" svg:height="8.721cm">
          <chartooo:coordinate-region svg:x="1.923cm" svg:y="0.181cm" svg:width="11.857cm" svg:height="7.337cm"/>
          <chart:axis chart:dimension="x" chart:name="primary-x" chart:style-name="ch4" chartooo:axis-type="auto">
            <chartooo:date-scale/>
            <chart:categories table:cell-range-address="Arctan.C2:Arctan.C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ctan.D2:Arctan.D61" chart:label-cell-address="Arctan.D1:Arctan.D1" chart:class="chart:line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e</text:p>
                <draw:g>
                  <svg:desc>Arctan.D1:Arctan.D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Arctan.C2:Arctan.C61</svg:desc>
                </draw:g>
              </table:table-cell>
              <table:table-cell office:value-type="float" office:value="0.0176793363466065">
                <text:p>0.0176793363466065</text:p>
                <draw:g>
                  <svg:desc>Arctan.D2:Arctan.D6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105136913422507">
                <text:p>0.10513691342250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188786925466513">
                <text:p>0.18878692546651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266249877495313">
                <text:p>0.26624987749531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336182635150325">
                <text:p>0.33618263515032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398196143936425">
                <text:p>0.39819614393642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452578963330102">
                <text:p>0.45257896333010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54128099006032">
                <text:p>0.5412809900603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57725508297971">
                <text:p>0.57725508297971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608693411464525">
                <text:p>0.60869341146452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636275263643249">
                <text:p>0.636275263643249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660582536123255">
                <text:p>0.66058253612325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682106003711498">
                <text:p>0.682106003711498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701256286750259">
                <text:p>0.701256286750259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718375822867259">
                <text:p>0.718375822867259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0.733750122504687">
                <text:p>0.733750122504687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747617640520364">
                <text:p>0.747617640520364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0.760178119535894">
                <text:p>0.76017811953589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771599497560184">
                <text:p>0.771599497560184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0.782023562132019">
                <text:p>0.782023562132019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.791570551690642">
                <text:p>0.791570551690642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0.800342891776033">
                <text:p>0.800342891776033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808428228900667">
                <text:p>0.808428228900667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815901898004455">
                <text:p>0.815901898004455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.82282893443419">
                <text:p>0.82282893443419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.829265719857518">
                <text:p>0.829265719857518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.835261333662715">
                <text:p>0.835261333662715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0.840858666908849">
                <text:p>0.840858666908849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846095344291056">
                <text:p>0.846095344291056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0.851004490365622">
                <text:p>0.851004490365622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855615368978705">
                <text:p>0.855615368978705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0.859953919069313">
                <text:p>0.859953919069313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0.86404320545093">
                <text:p>0.86404320545093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867903799559689">
                <text:p>0.867903799559689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0.871554102286469">
                <text:p>0.871554102286469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0.875010618725841">
                <text:p>0.875010618725841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0.87828819285113">
                <text:p>0.87828819285113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0.881400208664194">
                <text:p>0.881400208664194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884358763194555">
                <text:p>0.884358763194555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0.887174815775553">
                <text:p>0.887174815775553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0.889858317258624">
                <text:p>0.889858317258624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0.892418322203909">
                <text:p>0.892418322203909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94863086577493">
                <text:p>0.894863086577493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.897200153069899">
                <text:p>0.897200153069899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0.89943642580907">
                <text:p>0.89943642580907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0.901578235959685">
                <text:p>0.901578235959685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0.903631399468003">
                <text:p>0.903631399468003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0.905601268018311">
                <text:p>0.90560126801831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907492774106368">
                <text:p>0.907492774106368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0.909310471000967">
                <text:p>0.909310471000967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0.911058568252301">
                <text:p>0.911058568252301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0.912740963311353">
                <text:p>0.912740963311353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0.914361269744834">
                <text:p>0.914361269744834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0.915922842462966">
                <text:p>0.915922842462966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0.917428800320306">
                <text:p>0.917428800320306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0.918882046401343">
                <text:p>0.918882046401343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0.920285286261308">
                <text:p>0.920285286261308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0.92164104435732">
                <text:p>0.92164104435732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922951678874783">
                <text:p>0.92295167887478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6cm" xlink:href=".." xlink:type="simple" chart:class="chart:line" chart:style-name="ch1">
        <chart:legend chart:legend-position="end" svg:x="12.906cm" svg:y="3.955cm" style:legend-expansion="high" chart:style-name="ch2"/>
        <chart:plot-area chart:style-name="ch3" table:cell-range-address="Arctan.C2:Arctan.C61 Arctan.E1:Arctan.F61" chart:data-source-has-labels="both" svg:x="0.32cm" svg:y="0.18cm" svg:width="12.266cm" svg:height="8.646cm">
          <chartooo:coordinate-region svg:x="1.497cm" svg:y="0.18cm" svg:width="11.089cm" svg:height="7.262cm"/>
          <chart:axis chart:dimension="x" chart:name="primary-x" chart:style-name="ch4" chartooo:axis-type="auto">
            <chartooo:date-scale/>
            <chart:categories table:cell-range-address="Arctan.C2:Arctan.C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ctan.E2:Arctan.E61" chart:label-cell-address="Arctan.E1:Arctan.E1" chart:class="chart:line">
            <chart:data-point chart:repeated="60"/>
          </chart:series>
          <chart:series chart:style-name="ch8" chart:values-cell-range-address="Arctan.F2:Arctan.F61" chart:label-cell-address="Arctan.F1:Arctan.F1" chart:class="chart:line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x Total</text:p>
                <draw:g>
                  <svg:desc>Arctan.E1:Arctan.E1</svg:desc>
                </draw:g>
              </table:table-cell>
              <table:table-cell office:value-type="string">
                <text:p>Net Income</text:p>
                <draw:g>
                  <svg:desc>Arctan.F1:Arctan.F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Arctan.C2:Arctan.C61</svg:desc>
                </draw:g>
              </table:table-cell>
              <table:table-cell office:value-type="float" office:value="17.6793363466065">
                <text:p>17.6793363466065</text:p>
                <draw:g>
                  <svg:desc>Arctan.E2:Arctan.E61</svg:desc>
                </draw:g>
              </table:table-cell>
              <table:table-cell office:value-type="float" office:value="982.320663653393">
                <text:p>982.320663653393</text:p>
                <draw:g>
                  <svg:desc>Arctan.F2:Arctan.F6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10.273826845014">
                <text:p>210.273826845014</text:p>
              </table:table-cell>
              <table:table-cell office:value-type="float" office:value="1789.72617315499">
                <text:p>1789.7261731549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66.360776399539">
                <text:p>566.360776399539</text:p>
              </table:table-cell>
              <table:table-cell office:value-type="float" office:value="2433.63922360046">
                <text:p>2433.6392236004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064.99950998125">
                <text:p>1064.99950998125</text:p>
              </table:table-cell>
              <table:table-cell office:value-type="float" office:value="2935.00049001875">
                <text:p>2935.0004900187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680.91317575163">
                <text:p>1680.91317575163</text:p>
              </table:table-cell>
              <table:table-cell office:value-type="float" office:value="3319.08682424837">
                <text:p>3319.08682424837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389.17686361855">
                <text:p>2389.17686361855</text:p>
              </table:table-cell>
              <table:table-cell office:value-type="float" office:value="3610.82313638145">
                <text:p>3610.8231363814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168.05274331071">
                <text:p>3168.05274331071</text:p>
              </table:table-cell>
              <table:table-cell office:value-type="float" office:value="3831.94725668928">
                <text:p>3831.9472566892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4871.52891054288">
                <text:p>4871.52891054288</text:p>
              </table:table-cell>
              <table:table-cell office:value-type="float" office:value="4128.47108945712">
                <text:p>4128.4710894571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772.5508297971">
                <text:p>5772.5508297971</text:p>
              </table:table-cell>
              <table:table-cell office:value-type="float" office:value="4227.4491702029">
                <text:p>4227.4491702029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6695.62752610978">
                <text:p>6695.62752610978</text:p>
              </table:table-cell>
              <table:table-cell office:value-type="float" office:value="4304.37247389022">
                <text:p>4304.37247389022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7635.30316371899">
                <text:p>7635.30316371899</text:p>
              </table:table-cell>
              <table:table-cell office:value-type="float" office:value="4364.69683628101">
                <text:p>4364.69683628101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8587.57296960232">
                <text:p>8587.57296960232</text:p>
              </table:table-cell>
              <table:table-cell office:value-type="float" office:value="4412.42703039768">
                <text:p>4412.4270303976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9549.48405196097">
                <text:p>9549.48405196097</text:p>
              </table:table-cell>
              <table:table-cell office:value-type="float" office:value="4450.51594803903">
                <text:p>4450.51594803903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0518.8443012539">
                <text:p>10518.8443012539</text:p>
              </table:table-cell>
              <table:table-cell office:value-type="float" office:value="4481.15569874612">
                <text:p>4481.15569874612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1494.0131658761">
                <text:p>11494.0131658761</text:p>
              </table:table-cell>
              <table:table-cell office:value-type="float" office:value="4505.98683412386">
                <text:p>4505.98683412386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12473.7520825797">
                <text:p>12473.7520825797</text:p>
              </table:table-cell>
              <table:table-cell office:value-type="float" office:value="4526.24791742032">
                <text:p>4526.24791742032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13457.1175293666">
                <text:p>13457.1175293666</text:p>
              </table:table-cell>
              <table:table-cell office:value-type="float" office:value="4542.88247063345">
                <text:p>4542.88247063345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14443.384271182">
                <text:p>14443.384271182</text:p>
              </table:table-cell>
              <table:table-cell office:value-type="float" office:value="4556.61572881802">
                <text:p>4556.6157288180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5431.9899512037">
                <text:p>15431.9899512037</text:p>
              </table:table-cell>
              <table:table-cell office:value-type="float" office:value="4568.01004879632">
                <text:p>4568.01004879632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16422.4948047724">
                <text:p>16422.4948047724</text:p>
              </table:table-cell>
              <table:table-cell office:value-type="float" office:value="4577.5051952276">
                <text:p>4577.5051952276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17414.5521371941">
                <text:p>17414.5521371941</text:p>
              </table:table-cell>
              <table:table-cell office:value-type="float" office:value="4585.44786280588">
                <text:p>4585.44786280588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18407.8865108488">
                <text:p>18407.8865108488</text:p>
              </table:table-cell>
              <table:table-cell office:value-type="float" office:value="4592.11348915124">
                <text:p>4592.11348915124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19402.277493616">
                <text:p>19402.277493616</text:p>
              </table:table-cell>
              <table:table-cell office:value-type="float" office:value="4597.72250638399">
                <text:p>4597.72250638399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20397.5474501114">
                <text:p>20397.5474501114</text:p>
              </table:table-cell>
              <table:table-cell office:value-type="float" office:value="4602.45254988863">
                <text:p>4602.45254988863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21393.552295289">
                <text:p>21393.552295289</text:p>
              </table:table-cell>
              <table:table-cell office:value-type="float" office:value="4606.44770471105">
                <text:p>4606.44770471105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22390.174436153">
                <text:p>22390.174436153</text:p>
              </table:table-cell>
              <table:table-cell office:value-type="float" office:value="4609.82556384701">
                <text:p>4609.82556384701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23387.317342556">
                <text:p>23387.317342556</text:p>
              </table:table-cell>
              <table:table-cell office:value-type="float" office:value="4612.68265744398">
                <text:p>4612.68265744398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24384.9013403566">
                <text:p>24384.9013403566</text:p>
              </table:table-cell>
              <table:table-cell office:value-type="float" office:value="4615.09865964336">
                <text:p>4615.0986596433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5382.8603287317">
                <text:p>25382.8603287317</text:p>
              </table:table-cell>
              <table:table-cell office:value-type="float" office:value="4617.13967126833">
                <text:p>4617.13967126833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26381.1392013343">
                <text:p>26381.1392013343</text:p>
              </table:table-cell>
              <table:table-cell office:value-type="float" office:value="4618.86079866573">
                <text:p>4618.86079866573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27379.6918073186">
                <text:p>27379.6918073186</text:p>
              </table:table-cell>
              <table:table-cell office:value-type="float" office:value="4620.30819268142">
                <text:p>4620.30819268142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28378.4793292873">
                <text:p>28378.4793292873</text:p>
              </table:table-cell>
              <table:table-cell office:value-type="float" office:value="4621.52067071267">
                <text:p>4621.52067071267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29377.4689853316">
                <text:p>29377.4689853316</text:p>
              </table:table-cell>
              <table:table-cell office:value-type="float" office:value="4622.5310146684">
                <text:p>4622.5310146684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30376.6329845891">
                <text:p>30376.6329845891</text:p>
              </table:table-cell>
              <table:table-cell office:value-type="float" office:value="4623.36701541088">
                <text:p>4623.36701541088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31375.9476823129">
                <text:p>31375.9476823129</text:p>
              </table:table-cell>
              <table:table-cell office:value-type="float" office:value="4624.0523176871">
                <text:p>4624.0523176871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32375.3928928561">
                <text:p>32375.3928928561</text:p>
              </table:table-cell>
              <table:table-cell office:value-type="float" office:value="4624.60710714388">
                <text:p>4624.60710714388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33374.9513283429">
                <text:p>33374.9513283429</text:p>
              </table:table-cell>
              <table:table-cell office:value-type="float" office:value="4625.04867165707">
                <text:p>4625.04867165707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34374.6081379036">
                <text:p>34374.6081379036</text:p>
              </table:table-cell>
              <table:table-cell office:value-type="float" office:value="4625.39186209642">
                <text:p>4625.39186209642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35374.3505277822">
                <text:p>35374.3505277822</text:p>
              </table:table-cell>
              <table:table-cell office:value-type="float" office:value="4625.6494722178">
                <text:p>4625.6494722178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36374.1674467977">
                <text:p>36374.1674467977</text:p>
              </table:table-cell>
              <table:table-cell office:value-type="float" office:value="4625.83255320234">
                <text:p>4625.83255320234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37374.0493248622">
                <text:p>37374.0493248622</text:p>
              </table:table-cell>
              <table:table-cell office:value-type="float" office:value="4625.95067513779">
                <text:p>4625.95067513779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38373.9878547681">
                <text:p>38373.9878547681</text:p>
              </table:table-cell>
              <table:table-cell office:value-type="float" office:value="4626.0121452319">
                <text:p>4626.0121452319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9373.9758094097">
                <text:p>39373.9758094097</text:p>
              </table:table-cell>
              <table:table-cell office:value-type="float" office:value="4626.0241905903">
                <text:p>4626.0241905903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40374.0068881455">
                <text:p>40374.0068881455</text:p>
              </table:table-cell>
              <table:table-cell office:value-type="float" office:value="4625.99311185453">
                <text:p>4625.99311185453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41374.0755872172">
                <text:p>41374.0755872172</text:p>
              </table:table-cell>
              <table:table-cell office:value-type="float" office:value="4625.92441278279">
                <text:p>4625.92441278279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42374.1770901052">
                <text:p>42374.1770901052</text:p>
              </table:table-cell>
              <table:table-cell office:value-type="float" office:value="4625.8229098948">
                <text:p>4625.8229098948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43374.3071744641">
                <text:p>43374.3071744641</text:p>
              </table:table-cell>
              <table:table-cell office:value-type="float" office:value="4625.69282553587">
                <text:p>4625.69282553587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44374.4621328972">
                <text:p>44374.4621328972</text:p>
              </table:table-cell>
              <table:table-cell office:value-type="float" office:value="4625.53786710277">
                <text:p>4625.53786710277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45374.6387053184">
                <text:p>45374.6387053184</text:p>
              </table:table-cell>
              <table:table-cell office:value-type="float" office:value="4625.36129468158">
                <text:p>4625.36129468158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46374.8340210493">
                <text:p>46374.8340210493</text:p>
              </table:table-cell>
              <table:table-cell office:value-type="float" office:value="4625.1659789507">
                <text:p>4625.1659789507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47375.0455491197">
                <text:p>47375.0455491197</text:p>
              </table:table-cell>
              <table:table-cell office:value-type="float" office:value="4624.95445088032">
                <text:p>4624.95445088032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48375.2710555017">
                <text:p>48375.2710555017</text:p>
              </table:table-cell>
              <table:table-cell office:value-type="float" office:value="4624.72894449828">
                <text:p>4624.72894449828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49375.508566221">
                <text:p>49375.508566221</text:p>
              </table:table-cell>
              <table:table-cell office:value-type="float" office:value="4624.49143377898">
                <text:p>4624.49143377898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50375.7563354631">
                <text:p>50375.7563354631</text:p>
              </table:table-cell>
              <table:table-cell office:value-type="float" office:value="4624.24366453689">
                <text:p>4624.24366453689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51376.0128179371">
                <text:p>51376.0128179371</text:p>
              </table:table-cell>
              <table:table-cell office:value-type="float" office:value="4623.98718206288">
                <text:p>4623.98718206288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52376.2766448765">
                <text:p>52376.2766448765</text:p>
              </table:table-cell>
              <table:table-cell office:value-type="float" office:value="4623.72335512347">
                <text:p>4623.72335512347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53376.5466031559">
                <text:p>53376.5466031559</text:p>
              </table:table-cell>
              <table:table-cell office:value-type="float" office:value="4623.45339684414">
                <text:p>4623.45339684414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54376.8216170819">
                <text:p>54376.8216170819</text:p>
              </table:table-cell>
              <table:table-cell office:value-type="float" office:value="4623.17838291812">
                <text:p>4623.17838291812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55377.100732487">
                <text:p>55377.100732487</text:p>
              </table:table-cell>
              <table:table-cell office:value-type="float" office:value="4622.89926751304">
                <text:p>4622.8992675130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302cm" svg:height="9.163cm" xlink:href=".." xlink:type="simple" chart:class="chart:line" chart:style-name="ch1">
        <chart:legend chart:legend-position="end" svg:x="13.185cm" svg:y="4.282cm" style:legend-expansion="high" chart:style-name="ch2"/>
        <chart:plot-area chart:style-name="ch3" table:cell-range-address="Arctan.C2:Arctan.C61 Arctan.F1:Arctan.F61" chart:data-source-has-labels="both" svg:x="0.326cm" svg:y="0.183cm" svg:width="12.533cm" svg:height="8.797cm">
          <chartooo:coordinate-region svg:x="1.318cm" svg:y="0.183cm" svg:width="11.541cm" svg:height="7.413cm"/>
          <chart:axis chart:dimension="x" chart:name="primary-x" chart:style-name="ch4" chartooo:axis-type="auto">
            <chartooo:date-scale/>
            <chart:categories table:cell-range-address="Arctan.C2:Arctan.C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ctan.F2:Arctan.F61" chart:label-cell-address="Arctan.F1:Arctan.F1" chart:class="chart:line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 Income</text:p>
                <draw:g>
                  <svg:desc>Arctan.F1:Arctan.F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Arctan.C2:Arctan.C61</svg:desc>
                </draw:g>
              </table:table-cell>
              <table:table-cell office:value-type="float" office:value="982.320663653393">
                <text:p>982.320663653393</text:p>
                <draw:g>
                  <svg:desc>Arctan.F2:Arctan.F6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89.72617315499">
                <text:p>1789.7261731549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433.63922360046">
                <text:p>2433.6392236004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935.00049001875">
                <text:p>2935.0004900187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319.08682424837">
                <text:p>3319.08682424837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3610.82313638145">
                <text:p>3610.8231363814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831.94725668928">
                <text:p>3831.9472566892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4128.47108945712">
                <text:p>4128.4710894571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227.4491702029">
                <text:p>4227.4491702029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4304.37247389022">
                <text:p>4304.37247389022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4364.69683628101">
                <text:p>4364.69683628101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4412.42703039768">
                <text:p>4412.4270303976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4450.51594803903">
                <text:p>4450.51594803903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4481.15569874612">
                <text:p>4481.15569874612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4505.98683412386">
                <text:p>4505.98683412386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4526.24791742032">
                <text:p>4526.24791742032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4542.88247063345">
                <text:p>4542.88247063345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4556.61572881802">
                <text:p>4556.6157288180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4568.01004879632">
                <text:p>4568.01004879632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4577.5051952276">
                <text:p>4577.5051952276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4585.44786280588">
                <text:p>4585.44786280588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4592.11348915124">
                <text:p>4592.11348915124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4597.72250638399">
                <text:p>4597.72250638399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4602.45254988863">
                <text:p>4602.45254988863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4606.44770471105">
                <text:p>4606.44770471105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4609.82556384701">
                <text:p>4609.82556384701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4612.68265744398">
                <text:p>4612.68265744398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4615.09865964336">
                <text:p>4615.0986596433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4617.13967126833">
                <text:p>4617.13967126833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4618.86079866573">
                <text:p>4618.86079866573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4620.30819268142">
                <text:p>4620.30819268142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4621.52067071267">
                <text:p>4621.52067071267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4622.5310146684">
                <text:p>4622.5310146684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4623.36701541088">
                <text:p>4623.36701541088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4624.0523176871">
                <text:p>4624.0523176871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4624.60710714388">
                <text:p>4624.60710714388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4625.04867165707">
                <text:p>4625.04867165707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4625.39186209642">
                <text:p>4625.39186209642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625.6494722178">
                <text:p>4625.6494722178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4625.83255320234">
                <text:p>4625.83255320234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4625.95067513779">
                <text:p>4625.95067513779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4626.0121452319">
                <text:p>4626.0121452319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4626.0241905903">
                <text:p>4626.0241905903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4625.99311185453">
                <text:p>4625.99311185453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4625.92441278279">
                <text:p>4625.92441278279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4625.8229098948">
                <text:p>4625.8229098948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4625.69282553587">
                <text:p>4625.69282553587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4625.53786710277">
                <text:p>4625.53786710277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4625.36129468158">
                <text:p>4625.36129468158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4625.1659789507">
                <text:p>4625.1659789507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4624.95445088032">
                <text:p>4624.95445088032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4624.72894449828">
                <text:p>4624.72894449828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4624.49143377898">
                <text:p>4624.49143377898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4624.24366453689">
                <text:p>4624.24366453689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4623.98718206288">
                <text:p>4623.98718206288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4623.72335512347">
                <text:p>4623.72335512347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4623.45339684414">
                <text:p>4623.45339684414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4623.17838291812">
                <text:p>4623.17838291812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4622.89926751304">
                <text:p>4622.8992675130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